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T1_10" style:family="text">
      <style:text-properties fo:font-size="14pt" style:font-size-asian="14pt" style:font-size-complex="14pt" fo:font-weight="bold" style:font-weight-asian="bold" style:font-weight-complex="bold"/>
    </style:style>
    <style:style style:name="T1_11" style:family="text">
      <style:text-properties fo:font-size="14pt" style:font-size-asian="14pt" style:font-size-complex="14pt" fo:font-weight="bold" style:font-weight-asian="bold" style:font-weight-complex="bold"/>
    </style:style>
    <style:style style:name="T1_12" style:family="text">
      <style:text-properties fo:font-size="14pt" style:font-size-asian="14pt" style:font-size-complex="14pt" fo:font-weight="bold" style:font-weight-asian="bold" style:font-weight-complex="bold"/>
    </style:style>
    <style:style style:name="T1_13" style:family="text">
      <style:text-properties fo:font-size="14pt" style:font-size-asian="14pt" style:font-size-complex="14pt" fo:font-weight="bold" style:font-weight-asian="bold" style:font-weight-complex="bold"/>
    </style:style>
    <style:style style:name="T1_14" style:family="text">
      <style:text-properties fo:font-size="14pt" style:font-size-asian="14pt" style:font-size-complex="14pt" fo:font-weight="bold" style:font-weight-asian="bold" style:font-weight-complex="bold"/>
    </style:style>
    <style:style style:name="T1_15" style:family="text">
      <style:text-properties fo:font-size="14pt" style:font-size-asian="14pt" style:font-size-complex="14pt" fo:font-weight="bold" style:font-weight-asian="bold" style:font-weight-complex="bold"/>
    </style:style>
    <style:style style:name="T1_16" style:family="text">
      <style:text-properties fo:font-size="14pt" style:font-size-asian="14pt" style:font-size-complex="14pt" fo:font-weight="bold" style:font-weight-asian="bold" style:font-weight-complex="bold"/>
    </style:style>
    <style:style style:name="T1_17" style:family="text">
      <style:text-properties fo:font-size="14pt" style:font-size-asian="14pt" style:font-size-complex="14pt" fo:font-weight="bold" style:font-weight-asian="bold" style:font-weight-complex="bold"/>
    </style:style>
    <style:style style:name="T1_18" style:family="text">
      <style:text-properties fo:font-size="14pt" style:font-size-asian="14pt" style:font-size-complex="14pt" fo:font-weight="bold" style:font-weight-asian="bold" style:font-weight-complex="bold"/>
    </style:style>
    <style:style style:name="T1_19" style:family="text">
      <style:text-properties fo:font-size="14pt" style:font-size-asian="14pt" style:font-size-complex="14pt" fo:font-weight="bold" style:font-weight-asian="bold" style:font-weight-complex="bold"/>
    </style:style>
    <style:style style:name="T1_20" style:family="text">
      <style:text-properties fo:font-size="14pt" style:font-size-asian="14pt" style:font-size-complex="14pt" fo:font-weight="bold" style:font-weight-asian="bold" style:font-weight-complex="bold"/>
    </style:style>
    <style:style style:name="T1_21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3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T3_225" style:family="text"/>
    <style:style style:name="T3_226" style:family="text"/>
    <style:style style:name="T3_227" style:family="text"/>
    <style:style style:name="T3_228" style:family="text"/>
    <style:style style:name="T3_229" style:family="text"/>
    <style:style style:name="T3_230" style:family="text"/>
    <style:style style:name="T3_231" style:family="text"/>
    <style:style style:name="T3_232" style:family="text"/>
    <style:style style:name="T3_233" style:family="text"/>
    <style:style style:name="T3_234" style:family="text"/>
    <style:style style:name="T3_235" style:family="text"/>
    <style:style style:name="T3_236" style:family="text"/>
    <style:style style:name="T3_237" style:family="text"/>
    <style:style style:name="T3_238" style:family="text"/>
    <style:style style:name="T3_239" style:family="text"/>
    <style:style style:name="T3_240" style:family="text"/>
    <style:style style:name="T3_241" style:family="text"/>
    <style:style style:name="T3_242" style:family="text"/>
    <style:style style:name="T3_243" style:family="text"/>
    <style:style style:name="T3_244" style:family="text"/>
    <style:style style:name="T3_245" style:family="text"/>
    <style:style style:name="T3_246" style:family="text"/>
    <style:style style:name="T3_247" style:family="text"/>
    <style:style style:name="T3_248" style:family="text"/>
    <style:style style:name="T3_249" style:family="text"/>
    <style:style style:name="T3_250" style:family="text"/>
    <style:style style:name="T3_251" style:family="text"/>
    <style:style style:name="T3_252" style:family="text"/>
    <style:style style:name="T3_253" style:family="text"/>
    <style:style style:name="T3_254" style:family="text"/>
    <style:style style:name="T3_255" style:family="text"/>
    <style:style style:name="T3_256" style:family="text"/>
    <style:style style:name="T3_257" style:family="text"/>
    <style:style style:name="T3_258" style:family="text"/>
    <style:style style:name="T3_259" style:family="text"/>
    <style:style style:name="T3_260" style:family="text"/>
    <style:style style:name="T3_261" style:family="text"/>
    <style:style style:name="T3_262" style:family="text"/>
    <style:style style:name="T3_263" style:family="text"/>
    <style:style style:name="T3_264" style:family="text"/>
    <style:style style:name="T3_265" style:family="text"/>
    <style:style style:name="T3_266" style:family="text"/>
    <style:style style:name="T3_267" style:family="text"/>
    <style:style style:name="T3_268" style:family="text"/>
    <style:style style:name="T3_269" style:family="text"/>
    <style:style style:name="T3_270" style:family="text"/>
    <style:style style:name="T3_271" style:family="text"/>
    <style:style style:name="T3_272" style:family="text"/>
    <style:style style:name="T3_273" style:family="text"/>
    <style:style style:name="T3_274" style:family="text"/>
    <style:style style:name="T3_275" style:family="text"/>
    <style:style style:name="T3_276" style:family="text"/>
    <style:style style:name="T3_277" style:family="text"/>
    <style:style style:name="T3_278" style:family="text"/>
    <style:style style:name="T3_279" style:family="text"/>
    <style:style style:name="T3_280" style:family="text"/>
    <style:style style:name="T3_281" style:family="text"/>
    <style:style style:name="T3_282" style:family="text"/>
    <style:style style:name="T3_283" style:family="text"/>
    <style:style style:name="T3_284" style:family="text"/>
    <style:style style:name="T3_285" style:family="text"/>
    <style:style style:name="T3_286" style:family="text"/>
    <style:style style:name="T3_287" style:family="text"/>
    <style:style style:name="T3_288" style:family="text"/>
    <style:style style:name="T3_289" style:family="text"/>
    <style:style style:name="T3_290" style:family="text"/>
    <style:style style:name="T3_291" style:family="text"/>
    <style:style style:name="T3_292" style:family="text"/>
    <style:style style:name="T3_293" style:family="text"/>
    <style:style style:name="T3_294" style:family="text"/>
    <style:style style:name="T3_295" style:family="text"/>
    <style:style style:name="T3_296" style:family="text"/>
    <style:style style:name="T3_297" style:family="text"/>
    <style:style style:name="T3_298" style:family="text"/>
    <style:style style:name="T3_299" style:family="text"/>
    <style:style style:name="T3_300" style:family="text"/>
    <style:style style:name="T3_301" style:family="text"/>
    <style:style style:name="T3_302" style:family="text"/>
    <style:style style:name="T3_303" style:family="text"/>
    <style:style style:name="T3_304" style:family="text"/>
    <style:style style:name="T3_305" style:family="text"/>
    <style:style style:name="T3_306" style:family="text"/>
    <style:style style:name="T3_307" style:family="text"/>
    <style:style style:name="T3_308" style:family="text"/>
    <style:style style:name="T3_309" style:family="text"/>
    <style:style style:name="T3_310" style:family="text"/>
    <style:style style:name="T3_311" style:family="text"/>
    <style:style style:name="T3_312" style:family="text"/>
    <style:style style:name="T3_313" style:family="text"/>
    <style:style style:name="T3_314" style:family="text"/>
    <style:style style:name="T3_315" style:family="text"/>
    <style:style style:name="T3_316" style:family="text"/>
    <style:style style:name="T3_317" style:family="text"/>
    <style:style style:name="T3_318" style:family="text"/>
    <style:style style:name="T3_319" style:family="text"/>
    <style:style style:name="T3_320" style:family="text"/>
    <style:style style:name="T3_321" style:family="text"/>
    <style:style style:name="T3_322" style:family="text"/>
    <style:style style:name="T3_323" style:family="text"/>
    <style:style style:name="T3_324" style:family="text"/>
    <style:style style:name="T3_325" style:family="text"/>
    <style:style style:name="T3_326" style:family="text"/>
    <style:style style:name="T3_327" style:family="text"/>
    <style:style style:name="T3_328" style:family="text"/>
    <style:style style:name="T3_329" style:family="text"/>
    <style:style style:name="T3_330" style:family="text"/>
    <style:style style:name="T3_331" style:family="text"/>
    <style:style style:name="T3_332" style:family="text"/>
    <style:style style:name="T3_333" style:family="text"/>
    <style:style style:name="T3_334" style:family="text"/>
    <style:style style:name="T3_335" style:family="text"/>
    <style:style style:name="T3_336" style:family="text"/>
    <style:style style:name="T3_337" style:family="text"/>
    <style:style style:name="T3_338" style:family="text"/>
    <style:style style:name="T3_339" style:family="text"/>
    <style:style style:name="T3_340" style:family="text"/>
    <style:style style:name="T3_341" style:family="text"/>
    <style:style style:name="T3_342" style:family="text"/>
    <style:style style:name="T3_343" style:family="text"/>
    <style:style style:name="T3_344" style:family="text"/>
    <style:style style:name="T3_345" style:family="text"/>
    <style:style style:name="T3_346" style:family="text"/>
    <style:style style:name="T3_347" style:family="text"/>
    <style:style style:name="T3_348" style:family="text"/>
    <style:style style:name="T3_349" style:family="text"/>
    <style:style style:name="T3_350" style:family="text"/>
    <style:style style:name="T3_351" style:family="text"/>
    <style:style style:name="T3_352" style:family="text"/>
    <style:style style:name="T3_353" style:family="text"/>
    <style:style style:name="T3_354" style:family="text"/>
    <style:style style:name="T3_355" style:family="text"/>
    <style:style style:name="T3_356" style:family="text"/>
    <style:style style:name="T3_357" style:family="text"/>
    <style:style style:name="T3_358" style:family="text"/>
    <style:style style:name="T3_359" style:family="text"/>
    <style:style style:name="T3_360" style:family="text"/>
    <style:style style:name="T3_361" style:family="text"/>
    <style:style style:name="T3_362" style:family="text"/>
    <style:style style:name="T3_363" style:family="text"/>
    <style:style style:name="T3_364" style:family="text"/>
    <style:style style:name="T3_365" style:family="text"/>
    <style:style style:name="T3_366" style:family="text"/>
    <style:style style:name="T3_367" style:family="text"/>
    <style:style style:name="T3_368" style:family="text"/>
    <style:style style:name="T3_369" style:family="text"/>
    <style:style style:name="T3_370" style:family="text"/>
    <style:style style:name="T3_371" style:family="text"/>
    <style:style style:name="T3_372" style:family="text"/>
    <style:style style:name="T3_373" style:family="text"/>
    <style:style style:name="T3_374" style:family="text"/>
    <style:style style:name="T3_375" style:family="text"/>
    <style:style style:name="T3_376" style:family="text"/>
    <style:style style:name="T3_377" style:family="text"/>
    <style:style style:name="T3_378" style:family="text"/>
    <style:style style:name="T3_379" style:family="text"/>
    <style:style style:name="T3_380" style:family="text"/>
    <style:style style:name="T3_381" style:family="text"/>
    <style:style style:name="T3_382" style:family="text"/>
    <style:style style:name="T3_383" style:family="text"/>
    <style:style style:name="T3_384" style:family="text"/>
    <style:style style:name="T3_385" style:family="text"/>
    <style:style style:name="T3_386" style:family="text"/>
    <style:style style:name="T3_387" style:family="text"/>
    <style:style style:name="T3_388" style:family="text"/>
    <style:style style:name="T3_389" style:family="text"/>
    <style:style style:name="T3_390" style:family="text"/>
    <style:style style:name="T3_391" style:family="text"/>
    <style:style style:name="T3_392" style:family="text"/>
    <style:style style:name="T3_393" style:family="text"/>
    <style:style style:name="T3_394" style:family="text"/>
    <style:style style:name="T3_395" style:family="text"/>
    <style:style style:name="T3_396" style:family="text"/>
    <style:style style:name="T3_397" style:family="text"/>
    <style:style style:name="T3_398" style:family="text"/>
    <style:style style:name="T3_399" style:family="text"/>
    <style:style style:name="T3_400" style:family="text"/>
    <style:style style:name="T3_401" style:family="text"/>
    <style:style style:name="T3_402" style:family="text"/>
    <style:style style:name="T3_403" style:family="text"/>
    <style:style style:name="T3_404" style:family="text"/>
    <style:style style:name="T3_405" style:family="text"/>
    <style:style style:name="T3_406" style:family="text"/>
    <style:style style:name="T3_407" style:family="text"/>
    <style:style style:name="T3_408" style:family="text"/>
    <style:style style:name="T3_409" style:family="text"/>
    <style:style style:name="T3_410" style:family="text"/>
    <style:style style:name="T3_411" style:family="text"/>
    <style:style style:name="T3_412" style:family="text"/>
    <style:style style:name="T3_413" style:family="text"/>
    <style:style style:name="T3_414" style:family="text"/>
    <style:style style:name="T3_415" style:family="text"/>
    <style:style style:name="T3_416" style:family="text"/>
    <style:style style:name="T3_417" style:family="text"/>
    <style:style style:name="T3_418" style:family="text"/>
    <style:style style:name="T3_419" style:family="text"/>
    <style:style style:name="T3_420" style:family="text"/>
    <style:style style:name="T3_421" style:family="text"/>
    <style:style style:name="T3_422" style:family="text"/>
    <style:style style:name="T3_423" style:family="text"/>
    <style:style style:name="T3_424" style:family="text"/>
    <style:style style:name="T3_425" style:family="text"/>
    <style:style style:name="T3_426" style:family="text"/>
    <style:style style:name="T3_427" style:family="text"/>
    <style:style style:name="T3_428" style:family="text"/>
    <style:style style:name="T3_429" style:family="text"/>
    <style:style style:name="T3_430" style:family="text"/>
    <style:style style:name="T3_431" style:family="text"/>
    <style:style style:name="T3_432" style:family="text"/>
    <style:style style:name="T3_433" style:family="text"/>
    <style:style style:name="T3_434" style:family="text"/>
    <style:style style:name="P4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/>
    <style:style style:name="T4_244" style:family="text"/>
    <style:style style:name="T4_245" style:family="text"/>
    <style:style style:name="T4_246" style:family="text"/>
    <style:style style:name="T4_247" style:family="text"/>
    <style:style style:name="T4_248" style:family="text"/>
    <style:style style:name="T4_249" style:family="text"/>
    <style:style style:name="T4_250" style:family="text"/>
    <style:style style:name="T4_251" style:family="text"/>
    <style:style style:name="T4_252" style:family="text"/>
    <style:style style:name="T4_253" style:family="text"/>
    <style:style style:name="T4_254" style:family="text"/>
    <style:style style:name="T4_255" style:family="text"/>
    <style:style style:name="T4_256" style:family="text"/>
    <style:style style:name="T4_257" style:family="text"/>
    <style:style style:name="T4_258" style:family="text"/>
    <style:style style:name="T4_259" style:family="text"/>
    <style:style style:name="T4_260" style:family="text"/>
    <style:style style:name="T4_261" style:family="text"/>
    <style:style style:name="T4_262" style:family="text"/>
    <style:style style:name="T4_263" style:family="text"/>
    <style:style style:name="T4_264" style:family="text"/>
    <style:style style:name="T4_265" style:family="text"/>
    <style:style style:name="T4_266" style:family="text"/>
    <style:style style:name="T4_267" style:family="text"/>
    <style:style style:name="T4_268" style:family="text"/>
    <style:style style:name="T4_269" style:family="text"/>
    <style:style style:name="T4_270" style:family="text"/>
    <style:style style:name="T4_271" style:family="text"/>
    <style:style style:name="T4_272" style:family="text"/>
    <style:style style:name="T4_273" style:family="text"/>
    <style:style style:name="T4_274" style:family="text"/>
    <style:style style:name="T4_275" style:family="text"/>
    <style:style style:name="T4_276" style:family="text"/>
    <style:style style:name="T4_277" style:family="text"/>
    <style:style style:name="T4_278" style:family="text"/>
    <style:style style:name="T4_279" style:family="text"/>
    <style:style style:name="T4_280" style:family="text"/>
    <style:style style:name="T4_281" style:family="text"/>
    <style:style style:name="T4_282" style:family="text"/>
    <style:style style:name="T4_283" style:family="text"/>
    <style:style style:name="T4_284" style:family="text"/>
    <style:style style:name="T4_285" style:family="text"/>
    <style:style style:name="T4_286" style:family="text"/>
    <style:style style:name="T4_287" style:family="text"/>
    <style:style style:name="T4_288" style:family="text"/>
    <style:style style:name="T4_289" style:family="text"/>
    <style:style style:name="T4_290" style:family="text"/>
    <style:style style:name="T4_291" style:family="text"/>
    <style:style style:name="T4_292" style:family="text"/>
    <style:style style:name="T4_293" style:family="text"/>
    <style:style style:name="T4_294" style:family="text"/>
    <style:style style:name="T4_295" style:family="text"/>
    <style:style style:name="T4_296" style:family="text"/>
    <style:style style:name="T4_297" style:family="text"/>
    <style:style style:name="T4_298" style:family="text"/>
    <style:style style:name="T4_299" style:family="text"/>
    <style:style style:name="T4_300" style:family="text"/>
    <style:style style:name="T4_301" style:family="text"/>
    <style:style style:name="T4_302" style:family="text"/>
    <style:style style:name="T4_303" style:family="text"/>
    <style:style style:name="T4_304" style:family="text"/>
    <style:style style:name="T4_305" style:family="text"/>
    <style:style style:name="T4_306" style:family="text"/>
    <style:style style:name="T4_307" style:family="text"/>
    <style:style style:name="T4_308" style:family="text"/>
    <style:style style:name="T4_309" style:family="text"/>
    <style:style style:name="T4_310" style:family="text"/>
    <style:style style:name="T4_311" style:family="text"/>
    <style:style style:name="T4_312" style:family="text"/>
    <style:style style:name="T4_313" style:family="text"/>
    <style:style style:name="T4_314" style:family="text"/>
    <style:style style:name="T4_315" style:family="text"/>
    <style:style style:name="T4_316" style:family="text"/>
    <style:style style:name="T4_317" style:family="text"/>
    <style:style style:name="T4_318" style:family="text"/>
    <style:style style:name="T4_319" style:family="text"/>
    <style:style style:name="T4_320" style:family="text"/>
    <style:style style:name="T4_321" style:family="text"/>
    <style:style style:name="T4_322" style:family="text"/>
    <style:style style:name="T4_323" style:family="text"/>
    <style:style style:name="T4_324" style:family="text"/>
    <style:style style:name="T4_325" style:family="text"/>
    <style:style style:name="T4_326" style:family="text"/>
    <style:style style:name="T4_327" style:family="text"/>
    <style:style style:name="T4_328" style:family="text"/>
    <style:style style:name="T4_329" style:family="text"/>
    <style:style style:name="T4_330" style:family="text"/>
    <style:style style:name="T4_331" style:family="text"/>
    <style:style style:name="T4_332" style:family="text"/>
    <style:style style:name="T4_333" style:family="text"/>
    <style:style style:name="T4_334" style:family="text"/>
    <style:style style:name="T4_335" style:family="text"/>
    <style:style style:name="T4_336" style:family="text"/>
    <style:style style:name="T4_337" style:family="text"/>
    <style:style style:name="T4_338" style:family="text"/>
    <style:style style:name="T4_339" style:family="text"/>
    <style:style style:name="T4_340" style:family="text"/>
    <style:style style:name="T4_341" style:family="text"/>
    <style:style style:name="T4_342" style:family="text"/>
    <style:style style:name="T4_343" style:family="text"/>
    <style:style style:name="T4_344" style:family="text"/>
    <style:style style:name="T4_345" style:family="text"/>
    <style:style style:name="T4_346" style:family="text"/>
    <style:style style:name="T4_347" style:family="text"/>
    <style:style style:name="T4_348" style:family="text"/>
    <style:style style:name="T4_349" style:family="text"/>
    <style:style style:name="T4_350" style:family="text"/>
    <style:style style:name="T4_351" style:family="text"/>
    <style:style style:name="T4_352" style:family="text"/>
    <style:style style:name="T4_353" style:family="text"/>
    <style:style style:name="T4_354" style:family="text"/>
    <style:style style:name="T4_355" style:family="text"/>
    <style:style style:name="T4_356" style:family="text"/>
    <style:style style:name="T4_357" style:family="text"/>
    <style:style style:name="T4_358" style:family="text"/>
    <style:style style:name="T4_359" style:family="text"/>
    <style:style style:name="T4_360" style:family="text"/>
    <style:style style:name="T4_361" style:family="text"/>
    <style:style style:name="T4_362" style:family="text"/>
    <style:style style:name="T4_363" style:family="text"/>
    <style:style style:name="T4_364" style:family="text"/>
    <style:style style:name="T4_365" style:family="text"/>
    <style:style style:name="T4_366" style:family="text"/>
    <style:style style:name="T4_367" style:family="text"/>
    <style:style style:name="T4_368" style:family="text"/>
    <style:style style:name="T4_369" style:family="text"/>
    <style:style style:name="T4_370" style:family="text"/>
    <style:style style:name="T4_371" style:family="text"/>
    <style:style style:name="T4_372" style:family="text"/>
    <style:style style:name="T4_373" style:family="text"/>
    <style:style style:name="T4_374" style:family="text"/>
    <style:style style:name="T4_375" style:family="text"/>
    <style:style style:name="T4_376" style:family="text"/>
    <style:style style:name="T4_377" style:family="text"/>
    <style:style style:name="T4_378" style:family="text"/>
    <style:style style:name="T4_379" style:family="text"/>
    <style:style style:name="T4_380" style:family="text"/>
    <style:style style:name="T4_381" style:family="text"/>
    <style:style style:name="T4_382" style:family="text"/>
    <style:style style:name="T4_383" style:family="text"/>
    <style:style style:name="T4_384" style:family="text"/>
    <style:style style:name="T4_385" style:family="text">
      <style:text-properties fo:font-style="italic" style:font-style-asian="italic" style:font-style-complex="italic"/>
    </style:style>
    <style:style style:name="T4_386" style:family="text"/>
    <style:style style:name="T4_387" style:family="text">
      <style:text-properties fo:color="#4a86e8"/>
    </style:style>
    <style:style style:name="T4_388" style:family="text">
      <style:text-properties fo:color="#4a86e8"/>
    </style:style>
    <style:style style:name="T4_389" style:family="text">
      <style:text-properties fo:color="#4a86e8"/>
    </style:style>
    <style:style style:name="T4_390" style:family="text">
      <style:text-properties fo:color="#4a86e8"/>
    </style:style>
    <style:style style:name="T4_391" style:family="text">
      <style:text-properties fo:color="#4a86e8"/>
    </style:style>
    <style:style style:name="T4_392" style:family="text">
      <style:text-properties fo:color="#4a86e8"/>
    </style:style>
    <style:style style:name="T4_393" style:family="text">
      <style:text-properties fo:color="#4a86e8"/>
    </style:style>
    <style:style style:name="T4_394" style:family="text">
      <style:text-properties fo:color="#4a86e8"/>
    </style:style>
    <style:style style:name="T4_395" style:family="text">
      <style:text-properties fo:color="#4a86e8"/>
    </style:style>
    <style:style style:name="T4_396" style:family="text">
      <style:text-properties fo:color="#4a86e8"/>
    </style:style>
    <style:style style:name="T4_397" style:family="text">
      <style:text-properties fo:color="#4a86e8"/>
    </style:style>
    <style:style style:name="T4_398" style:family="text">
      <style:text-properties fo:color="#4a86e8"/>
    </style:style>
    <style:style style:name="T4_399" style:family="text">
      <style:text-properties fo:color="#4a86e8"/>
    </style:style>
    <style:style style:name="T4_400" style:family="text">
      <style:text-properties fo:color="#4a86e8"/>
    </style:style>
    <style:style style:name="T4_401" style:family="text">
      <style:text-properties fo:color="#4a86e8"/>
    </style:style>
    <style:style style:name="T4_402" style:family="text">
      <style:text-properties fo:color="#4a86e8"/>
    </style:style>
    <style:style style:name="T4_403" style:family="text">
      <style:text-properties fo:color="#4a86e8"/>
    </style:style>
    <style:style style:name="T4_404" style:family="text">
      <style:text-properties fo:color="#4a86e8"/>
    </style:style>
    <style:style style:name="T4_405" style:family="text">
      <style:text-properties fo:color="#4a86e8"/>
    </style:style>
    <style:style style:name="T4_406" style:family="text">
      <style:text-properties fo:color="#4a86e8"/>
    </style:style>
    <style:style style:name="T4_407" style:family="text">
      <style:text-properties fo:color="#4a86e8"/>
    </style:style>
    <style:style style:name="T4_408" style:family="text">
      <style:text-properties fo:color="#4a86e8"/>
    </style:style>
    <style:style style:name="T4_409" style:family="text">
      <style:text-properties fo:color="#4a86e8"/>
    </style:style>
    <style:style style:name="T4_410" style:family="text">
      <style:text-properties fo:color="#4a86e8"/>
    </style:style>
    <style:style style:name="T4_411" style:family="text">
      <style:text-properties fo:color="#4a86e8"/>
    </style:style>
    <style:style style:name="T4_412" style:family="text">
      <style:text-properties fo:color="#4a86e8"/>
    </style:style>
    <style:style style:name="T4_413" style:family="text"/>
    <style:style style:name="T4_414" style:family="text"/>
    <style:style style:name="T4_415" style:family="text"/>
    <style:style style:name="T4_416" style:family="text"/>
    <style:style style:name="T4_417" style:family="text"/>
    <style:style style:name="T4_418" style:family="text"/>
    <style:style style:name="T4_419" style:family="text"/>
    <style:style style:name="T4_420" style:family="text"/>
    <style:style style:name="T4_421" style:family="text"/>
    <style:style style:name="T4_422" style:family="text"/>
    <style:style style:name="T4_423" style:family="text"/>
    <style:style style:name="T4_424" style:family="text"/>
    <style:style style:name="T4_425" style:family="text"/>
    <style:style style:name="T4_426" style:family="text"/>
    <style:style style:name="T4_427" style:family="text"/>
    <style:style style:name="T4_428" style:family="text"/>
    <style:style style:name="T4_429" style:family="text"/>
    <style:style style:name="T4_430" style:family="text"/>
    <style:style style:name="T4_431" style:family="text"/>
    <style:style style:name="T4_432" style:family="text"/>
    <style:style style:name="T4_433" style:family="text"/>
    <style:style style:name="T4_434" style:family="text"/>
    <style:style style:name="T4_435" style:family="text"/>
    <style:style style:name="T4_436" style:family="text"/>
    <style:style style:name="T4_437" style:family="text"/>
    <style:style style:name="T4_438" style:family="text"/>
    <style:style style:name="T4_439" style:family="text"/>
    <style:style style:name="T4_440" style:family="text"/>
    <style:style style:name="T4_441" style:family="text"/>
    <style:style style:name="T4_442" style:family="text"/>
    <style:style style:name="T4_443" style:family="text"/>
    <style:style style:name="T4_444" style:family="text"/>
    <style:style style:name="T4_445" style:family="text"/>
    <style:style style:name="T4_446" style:family="text"/>
    <style:style style:name="T4_447" style:family="text"/>
    <style:style style:name="T4_448" style:family="text"/>
    <style:style style:name="T4_449" style:family="text"/>
    <style:style style:name="T4_450" style:family="text"/>
    <style:style style:name="T4_451" style:family="text"/>
    <style:style style:name="T4_452" style:family="text"/>
    <style:style style:name="T4_453" style:family="text"/>
    <style:style style:name="T4_454" style:family="text"/>
    <style:style style:name="T4_455" style:family="text"/>
    <style:style style:name="T4_456" style:family="text"/>
    <style:style style:name="T4_457" style:family="text"/>
    <style:style style:name="T4_458" style:family="text"/>
    <style:style style:name="T4_459" style:family="text"/>
    <style:style style:name="T4_460" style:family="text"/>
    <style:style style:name="T4_461" style:family="text"/>
    <style:style style:name="T4_462" style:family="text">
      <style:text-properties fo:color="#980000"/>
    </style:style>
    <style:style style:name="T4_463" style:family="text">
      <style:text-properties fo:color="#980000"/>
    </style:style>
    <style:style style:name="T4_464" style:family="text">
      <style:text-properties fo:color="#980000"/>
    </style:style>
    <style:style style:name="T4_465" style:family="text"/>
    <style:style style:name="T4_466" style:family="text"/>
    <style:style style:name="T4_467" style:family="text"/>
    <style:style style:name="T4_468" style:family="text"/>
    <style:style style:name="T4_469" style:family="text"/>
    <style:style style:name="T4_470" style:family="text">
      <style:text-properties fo:color="#980000"/>
    </style:style>
    <style:style style:name="T4_471" style:family="text"/>
    <style:style style:name="T4_472" style:family="text"/>
    <style:style style:name="T4_473" style:family="text"/>
    <style:style style:name="T4_474" style:family="text"/>
    <style:style style:name="T4_475" style:family="text"/>
    <style:style style:name="T4_476" style:family="text"/>
    <style:style style:name="T4_477" style:family="text"/>
    <style:style style:name="T4_478" style:family="text"/>
    <style:style style:name="T4_479" style:family="text"/>
    <style:style style:name="T4_480" style:family="text"/>
    <style:style style:name="T4_481" style:family="text"/>
    <style:style style:name="T4_482" style:family="text"/>
    <style:style style:name="T4_483" style:family="text"/>
    <style:style style:name="T4_484" style:family="text"/>
    <style:style style:name="T4_485" style:family="text"/>
    <style:style style:name="T4_486" style:family="text"/>
    <style:style style:name="T4_487" style:family="text"/>
    <style:style style:name="T4_488" style:family="text"/>
    <style:style style:name="T4_489" style:family="text"/>
    <style:style style:name="T4_490" style:family="text"/>
    <style:style style:name="T4_491" style:family="text"/>
    <style:style style:name="T4_492" style:family="text"/>
    <style:style style:name="T4_493" style:family="text"/>
    <style:style style:name="T4_494" style:family="text"/>
    <style:style style:name="T4_495" style:family="text"/>
    <style:style style:name="T4_496" style:family="text"/>
    <style:style style:name="T4_497" style:family="text"/>
    <style:style style:name="T4_498" style:family="text"/>
    <style:style style:name="T4_499" style:family="text"/>
    <style:style style:name="T4_500" style:family="text"/>
    <style:style style:name="T4_501" style:family="text"/>
    <style:style style:name="T4_502" style:family="text"/>
    <style:style style:name="T4_503" style:family="text"/>
    <style:style style:name="T4_504" style:family="text"/>
    <style:style style:name="T4_505" style:family="text"/>
    <style:style style:name="T4_506" style:family="text"/>
    <style:style style:name="T4_507" style:family="text">
      <style:text-properties fo:color="#980000"/>
    </style:style>
    <style:style style:name="T4_508" style:family="text">
      <style:text-properties fo:color="#980000"/>
    </style:style>
    <style:style style:name="T4_509" style:family="text">
      <style:text-properties fo:color="#980000"/>
    </style:style>
    <style:style style:name="T4_510" style:family="text">
      <style:text-properties fo:color="#980000"/>
    </style:style>
    <style:style style:name="T4_511" style:family="text">
      <style:text-properties fo:color="#980000"/>
    </style:style>
    <style:style style:name="T4_512" style:family="text">
      <style:text-properties fo:color="#980000"/>
    </style:style>
    <style:style style:name="T4_513" style:family="text">
      <style:text-properties fo:color="#980000"/>
    </style:style>
    <style:style style:name="T4_514" style:family="text">
      <style:text-properties fo:color="#980000"/>
    </style:style>
    <style:style style:name="T4_515" style:family="text">
      <style:text-properties fo:color="#980000"/>
    </style:style>
    <style:style style:name="T4_516" style:family="text">
      <style:text-properties fo:color="#980000"/>
    </style:style>
    <style:style style:name="T4_517" style:family="text">
      <style:text-properties fo:color="#980000"/>
    </style:style>
    <style:style style:name="T4_518" style:family="text">
      <style:text-properties fo:color="#980000"/>
    </style:style>
    <style:style style:name="T4_519" style:family="text">
      <style:text-properties fo:color="#980000"/>
    </style:style>
    <style:style style:name="T4_520" style:family="text">
      <style:text-properties fo:color="#980000"/>
    </style:style>
    <style:style style:name="T4_521" style:family="text">
      <style:text-properties fo:color="#980000"/>
    </style:style>
    <style:style style:name="T4_522" style:family="text">
      <style:text-properties fo:color="#980000"/>
    </style:style>
    <style:style style:name="T4_523" style:family="text">
      <style:text-properties fo:color="#980000"/>
    </style:style>
    <style:style style:name="T4_524" style:family="text">
      <style:text-properties fo:color="#980000"/>
    </style:style>
    <style:style style:name="T4_525" style:family="text">
      <style:text-properties fo:color="#980000"/>
    </style:style>
    <style:style style:name="T4_526" style:family="text">
      <style:text-properties fo:color="#980000"/>
    </style:style>
    <style:style style:name="T4_527" style:family="text">
      <style:text-properties fo:color="#980000"/>
    </style:style>
    <style:style style:name="T4_528" style:family="text">
      <style:text-properties fo:color="#980000"/>
    </style:style>
    <style:style style:name="T4_529" style:family="text">
      <style:text-properties fo:color="#980000"/>
    </style:style>
    <style:style style:name="T4_530" style:family="text">
      <style:text-properties fo:color="#980000"/>
    </style:style>
    <style:style style:name="T4_531" style:family="text">
      <style:text-properties fo:color="#980000"/>
    </style:style>
    <style:style style:name="T4_532" style:family="text">
      <style:text-properties fo:color="#980000"/>
    </style:style>
    <style:style style:name="T4_533" style:family="text">
      <style:text-properties fo:color="#980000"/>
    </style:style>
    <style:style style:name="T4_534" style:family="text">
      <style:text-properties fo:color="#980000"/>
    </style:style>
    <style:style style:name="T4_535" style:family="text">
      <style:text-properties fo:color="#980000"/>
    </style:style>
    <style:style style:name="T4_536" style:family="text">
      <style:text-properties fo:color="#980000"/>
    </style:style>
    <style:style style:name="T4_537" style:family="text">
      <style:text-properties fo:color="#980000"/>
    </style:style>
    <style:style style:name="T4_538" style:family="text">
      <style:text-properties fo:color="#980000"/>
    </style:style>
    <style:style style:name="T4_539" style:family="text">
      <style:text-properties fo:color="#980000"/>
    </style:style>
    <style:style style:name="T4_540" style:family="text">
      <style:text-properties fo:color="#980000"/>
    </style:style>
    <style:style style:name="T4_541" style:family="text"/>
    <style:style style:name="T4_542" style:family="text"/>
    <style:style style:name="T4_543" style:family="text"/>
    <style:style style:name="T4_544" style:family="text"/>
    <style:style style:name="T4_545" style:family="text"/>
    <style:style style:name="T4_546" style:family="text"/>
    <style:style style:name="T4_547" style:family="text"/>
    <style:style style:name="T4_548" style:family="text"/>
    <style:style style:name="T4_549" style:family="text"/>
    <style:style style:name="T4_550" style:family="text"/>
    <style:style style:name="T4_551" style:family="text"/>
    <style:style style:name="T4_552" style:family="text"/>
    <style:style style:name="T4_553" style:family="text"/>
    <style:style style:name="T4_554" style:family="text"/>
    <style:style style:name="T4_555" style:family="text"/>
    <style:style style:name="T4_556" style:family="text"/>
    <style:style style:name="T4_557" style:family="text"/>
    <style:style style:name="T4_558" style:family="text"/>
    <style:style style:name="T4_559" style:family="text"/>
    <style:style style:name="T4_560" style:family="text"/>
    <style:style style:name="T4_561" style:family="text"/>
    <style:style style:name="T4_562" style:family="text"/>
    <style:style style:name="T4_563" style:family="text"/>
    <style:style style:name="T4_564" style:family="text"/>
    <style:style style:name="T4_565" style:family="text"/>
    <style:style style:name="T4_566" style:family="text"/>
    <style:style style:name="T4_567" style:family="text"/>
    <style:style style:name="T4_568" style:family="text"/>
    <style:style style:name="T4_569" style:family="text"/>
    <style:style style:name="T4_570" style:family="text"/>
    <style:style style:name="T4_571" style:family="text"/>
    <style:style style:name="T4_572" style:family="text"/>
    <style:style style:name="T4_573" style:family="text"/>
    <style:style style:name="T4_574" style:family="text"/>
    <style:style style:name="T4_575" style:family="text"/>
    <style:style style:name="T4_576" style:family="text"/>
    <style:style style:name="T4_577" style:family="text"/>
    <style:style style:name="T4_578" style:family="text"/>
    <style:style style:name="T4_579" style:family="text"/>
    <style:style style:name="T4_580" style:family="text"/>
    <style:style style:name="T4_581" style:family="text"/>
    <style:style style:name="T4_582" style:family="text"/>
    <style:style style:name="T4_583" style:family="text"/>
    <style:style style:name="T4_584" style:family="text"/>
    <style:style style:name="T4_585" style:family="text"/>
    <style:style style:name="T4_586" style:family="text"/>
    <style:style style:name="T4_587" style:family="text"/>
    <style:style style:name="T4_588" style:family="text"/>
    <style:style style:name="T4_589" style:family="text"/>
    <style:style style:name="T4_590" style:family="text"/>
    <style:style style:name="T4_591" style:family="text"/>
    <style:style style:name="T4_592" style:family="text"/>
    <style:style style:name="T4_593" style:family="text"/>
    <style:style style:name="T4_594" style:family="text"/>
    <style:style style:name="T4_595" style:family="text"/>
    <style:style style:name="T4_596" style:family="text"/>
    <style:style style:name="T4_597" style:family="text"/>
    <style:style style:name="T4_598" style:family="text"/>
    <style:style style:name="T4_599" style:family="text"/>
    <style:style style:name="T4_600" style:family="text"/>
    <style:style style:name="T4_601" style:family="text"/>
    <style:style style:name="T4_602" style:family="text"/>
    <style:style style:name="T4_603" style:family="text"/>
    <style:style style:name="T4_604" style:family="text"/>
    <style:style style:name="T4_605" style:family="text"/>
    <style:style style:name="T4_606" style:family="text"/>
    <style:style style:name="T4_607" style:family="text"/>
    <style:style style:name="T4_608" style:family="text"/>
    <style:style style:name="T4_609" style:family="text"/>
    <style:style style:name="T4_610" style:family="text"/>
    <style:style style:name="T4_611" style:family="text"/>
    <style:style style:name="T4_612" style:family="text"/>
    <style:style style:name="T4_613" style:family="text"/>
    <style:style style:name="T4_614" style:family="text"/>
    <style:style style:name="T4_615" style:family="text"/>
    <style:style style:name="T4_616" style:family="text"/>
    <style:style style:name="T4_617" style:family="text"/>
    <style:style style:name="T4_618" style:family="text"/>
    <style:style style:name="T4_619" style:family="text"/>
    <style:style style:name="T4_620" style:family="text"/>
    <style:style style:name="T4_621" style:family="text"/>
    <style:style style:name="T4_622" style:family="text"/>
    <style:style style:name="T4_623" style:family="text"/>
    <style:style style:name="T4_624" style:family="text"/>
    <style:style style:name="T4_625" style:family="text"/>
    <style:style style:name="T4_626" style:family="text"/>
    <style:style style:name="T4_627" style:family="text"/>
    <style:style style:name="T4_628" style:family="text"/>
    <style:style style:name="T4_629" style:family="text"/>
    <style:style style:name="T4_630" style:family="text"/>
    <style:style style:name="T4_631" style:family="text"/>
    <style:style style:name="T4_632" style:family="text"/>
    <style:style style:name="T4_633" style:family="text"/>
    <style:style style:name="P5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_2" style:family="text" style:parent-style-name="Standard"/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98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99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100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101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102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103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104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105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106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107" style:family="text">
      <style:text-properties fo:font-style="italic" style:font-style-asian="italic" style:font-style-complex="italic" fo:font-weight="bold" style:font-weight-asian="bold" style:font-weight-complex="bold"/>
    </style:style>
    <style:style style:name="P9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>
      <style:text-properties fo:color="#980000"/>
    </style:style>
    <style:style style:name="T9_200" style:family="text">
      <style:text-properties fo:color="#980000"/>
    </style:style>
    <style:style style:name="T9_201" style:family="text">
      <style:text-properties fo:color="#980000"/>
    </style:style>
    <style:style style:name="T9_202" style:family="text">
      <style:text-properties fo:color="#980000"/>
    </style:style>
    <style:style style:name="T9_203" style:family="text">
      <style:text-properties fo:color="#980000"/>
    </style:style>
    <style:style style:name="T9_204" style:family="text">
      <style:text-properties fo:color="#980000"/>
    </style:style>
    <style:style style:name="T9_205" style:family="text">
      <style:text-properties fo:color="#980000"/>
    </style:style>
    <style:style style:name="T9_206" style:family="text">
      <style:text-properties fo:color="#980000"/>
    </style:style>
    <style:style style:name="T9_207" style:family="text">
      <style:text-properties fo:color="#980000"/>
    </style:style>
    <style:style style:name="T9_208" style:family="text">
      <style:text-properties fo:color="#980000"/>
    </style:style>
    <style:style style:name="T9_209" style:family="text">
      <style:text-properties fo:color="#980000"/>
    </style:style>
    <style:style style:name="T9_210" style:family="text">
      <style:text-properties fo:color="#980000"/>
    </style:style>
    <style:style style:name="T9_211" style:family="text">
      <style:text-properties fo:color="#980000"/>
    </style:style>
    <style:style style:name="T9_212" style:family="text">
      <style:text-properties fo:color="#980000"/>
    </style:style>
    <style:style style:name="T9_213" style:family="text">
      <style:text-properties fo:color="#980000"/>
    </style:style>
    <style:style style:name="T9_214" style:family="text"/>
    <style:style style:name="P10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T10_287" style:family="text"/>
    <style:style style:name="T10_288" style:family="text"/>
    <style:style style:name="T10_289" style:family="text"/>
    <style:style style:name="T10_290" style:family="text">
      <style:text-properties fo:color="#274e13"/>
    </style:style>
    <style:style style:name="T10_291" style:family="text">
      <style:text-properties fo:color="#274e13"/>
    </style:style>
    <style:style style:name="T10_292" style:family="text">
      <style:text-properties fo:color="#274e13"/>
    </style:style>
    <style:style style:name="T10_293" style:family="text">
      <style:text-properties fo:color="#274e13"/>
    </style:style>
    <style:style style:name="T10_294" style:family="text">
      <style:text-properties fo:color="#274e13"/>
    </style:style>
    <style:style style:name="T10_295" style:family="text">
      <style:text-properties fo:color="#274e13"/>
    </style:style>
    <style:style style:name="T10_296" style:family="text">
      <style:text-properties fo:color="#274e13"/>
    </style:style>
    <style:style style:name="T10_297" style:family="text">
      <style:text-properties fo:color="#274e13"/>
    </style:style>
    <style:style style:name="T10_298" style:family="text">
      <style:text-properties fo:color="#274e13"/>
    </style:style>
    <style:style style:name="T10_299" style:family="text">
      <style:text-properties fo:color="#274e13"/>
    </style:style>
    <style:style style:name="T10_300" style:family="text">
      <style:text-properties fo:color="#274e13"/>
    </style:style>
    <style:style style:name="T10_301" style:family="text">
      <style:text-properties fo:color="#274e13"/>
    </style:style>
    <style:style style:name="T10_302" style:family="text">
      <style:text-properties fo:color="#274e13"/>
    </style:style>
    <style:style style:name="T10_303" style:family="text">
      <style:text-properties fo:color="#274e13"/>
    </style:style>
    <style:style style:name="T10_304" style:family="text">
      <style:text-properties fo:color="#274e13"/>
    </style:style>
    <style:style style:name="T10_305" style:family="text">
      <style:text-properties fo:color="#274e13"/>
    </style:style>
    <style:style style:name="T10_306" style:family="text">
      <style:text-properties fo:color="#274e13"/>
    </style:style>
    <style:style style:name="T10_307" style:family="text">
      <style:text-properties fo:color="#274e13"/>
    </style:style>
    <style:style style:name="T10_308" style:family="text">
      <style:text-properties fo:color="#274e13"/>
    </style:style>
    <style:style style:name="T10_309" style:family="text">
      <style:text-properties fo:color="#274e13"/>
    </style:style>
    <style:style style:name="T10_310" style:family="text">
      <style:text-properties fo:color="#274e13"/>
    </style:style>
    <style:style style:name="T10_311" style:family="text">
      <style:text-properties fo:color="#274e13"/>
    </style:style>
    <style:style style:name="T10_312" style:family="text">
      <style:text-properties fo:color="#274e13"/>
    </style:style>
    <style:style style:name="T10_313" style:family="text">
      <style:text-properties fo:color="#274e13"/>
    </style:style>
    <style:style style:name="T10_314" style:family="text">
      <style:text-properties fo:color="#274e13"/>
    </style:style>
    <style:style style:name="T10_315" style:family="text">
      <style:text-properties fo:color="#274e13"/>
    </style:style>
    <style:style style:name="T10_316" style:family="text">
      <style:text-properties fo:color="#274e13"/>
    </style:style>
    <style:style style:name="T10_317" style:family="text">
      <style:text-properties fo:color="#274e13"/>
    </style:style>
    <style:style style:name="T10_318" style:family="text">
      <style:text-properties fo:color="#274e13"/>
    </style:style>
    <style:style style:name="T10_319" style:family="text">
      <style:text-properties fo:color="#274e13"/>
    </style:style>
    <style:style style:name="T10_320" style:family="text">
      <style:text-properties fo:color="#274e13"/>
    </style:style>
    <style:style style:name="T10_321" style:family="text">
      <style:text-properties fo:color="#274e13"/>
    </style:style>
    <style:style style:name="T10_322" style:family="text">
      <style:text-properties fo:color="#274e13"/>
    </style:style>
    <style:style style:name="T10_323" style:family="text">
      <style:text-properties fo:color="#274e13"/>
    </style:style>
    <style:style style:name="T10_324" style:family="text">
      <style:text-properties fo:color="#274e13"/>
    </style:style>
    <style:style style:name="T10_325" style:family="text">
      <style:text-properties fo:color="#274e13"/>
    </style:style>
    <style:style style:name="T10_326" style:family="text">
      <style:text-properties fo:color="#274e13"/>
    </style:style>
    <style:style style:name="T10_327" style:family="text">
      <style:text-properties fo:color="#274e13"/>
    </style:style>
    <style:style style:name="T10_328" style:family="text">
      <style:text-properties fo:color="#274e13"/>
    </style:style>
    <style:style style:name="T10_329" style:family="text">
      <style:text-properties fo:color="#274e13"/>
    </style:style>
    <style:style style:name="T10_330" style:family="text">
      <style:text-properties fo:color="#274e13"/>
    </style:style>
    <style:style style:name="T10_331" style:family="text">
      <style:text-properties fo:color="#274e13"/>
    </style:style>
    <style:style style:name="T10_332" style:family="text">
      <style:text-properties fo:color="#274e13"/>
    </style:style>
    <style:style style:name="T10_333" style:family="text">
      <style:text-properties fo:color="#274e13"/>
    </style:style>
    <style:style style:name="T10_334" style:family="text">
      <style:text-properties fo:color="#274e13"/>
    </style:style>
    <style:style style:name="T10_335" style:family="text">
      <style:text-properties fo:color="#274e13"/>
    </style:style>
    <style:style style:name="T10_336" style:family="text">
      <style:text-properties fo:color="#274e13"/>
    </style:style>
    <style:style style:name="T10_337" style:family="text">
      <style:text-properties fo:color="#274e13"/>
    </style:style>
    <style:style style:name="T10_338" style:family="text">
      <style:text-properties fo:color="#274e13"/>
    </style:style>
    <style:style style:name="T10_339" style:family="text">
      <style:text-properties fo:color="#274e13"/>
    </style:style>
    <style:style style:name="T10_340" style:family="text">
      <style:text-properties fo:color="#274e13"/>
    </style:style>
    <style:style style:name="T10_341" style:family="text">
      <style:text-properties fo:color="#274e13"/>
    </style:style>
    <style:style style:name="T10_342" style:family="text">
      <style:text-properties fo:color="#274e13"/>
    </style:style>
    <style:style style:name="T10_343" style:family="text">
      <style:text-properties fo:color="#274e13"/>
    </style:style>
    <style:style style:name="T10_344" style:family="text">
      <style:text-properties fo:color="#274e13"/>
    </style:style>
    <style:style style:name="T10_345" style:family="text">
      <style:text-properties fo:color="#274e13"/>
    </style:style>
    <style:style style:name="T10_346" style:family="text">
      <style:text-properties fo:color="#274e13"/>
    </style:style>
    <style:style style:name="T10_347" style:family="text">
      <style:text-properties fo:color="#274e13"/>
    </style:style>
    <style:style style:name="T10_348" style:family="text">
      <style:text-properties fo:color="#274e13"/>
    </style:style>
    <style:style style:name="T10_349" style:family="text">
      <style:text-properties fo:color="#274e13"/>
    </style:style>
    <style:style style:name="T10_350" style:family="text"/>
    <style:style style:name="T10_351" style:family="text"/>
    <style:style style:name="T10_352" style:family="text"/>
    <style:style style:name="T10_353" style:family="text"/>
    <style:style style:name="T10_354" style:family="text"/>
    <style:style style:name="T10_355" style:family="text"/>
    <style:style style:name="T10_356" style:family="text"/>
    <style:style style:name="T10_357" style:family="text"/>
    <style:style style:name="T10_358" style:family="text"/>
    <style:style style:name="T10_359" style:family="text"/>
    <style:style style:name="T10_360" style:family="text"/>
    <style:style style:name="T10_361" style:family="text"/>
    <style:style style:name="T10_362" style:family="text"/>
    <style:style style:name="T10_363" style:family="text"/>
    <style:style style:name="T10_364" style:family="text"/>
    <style:style style:name="T10_365" style:family="text"/>
    <style:style style:name="T10_366" style:family="text"/>
    <style:style style:name="T10_367" style:family="text"/>
    <style:style style:name="T10_368" style:family="text"/>
    <style:style style:name="T10_369" style:family="text"/>
    <style:style style:name="T10_370" style:family="text"/>
    <style:style style:name="T10_371" style:family="text"/>
    <style:style style:name="T10_372" style:family="text"/>
    <style:style style:name="T10_373" style:family="text"/>
    <style:style style:name="T10_374" style:family="text"/>
    <style:style style:name="T10_375" style:family="text"/>
    <style:style style:name="T10_376" style:family="text"/>
    <style:style style:name="T10_377" style:family="text"/>
    <style:style style:name="T10_378" style:family="text"/>
    <style:style style:name="T10_379" style:family="text"/>
    <style:style style:name="T10_380" style:family="text"/>
    <style:style style:name="T10_381" style:family="text"/>
    <style:style style:name="T10_382" style:family="text"/>
    <style:style style:name="T10_383" style:family="text"/>
    <style:style style:name="T10_384" style:family="text"/>
    <style:style style:name="T10_385" style:family="text"/>
    <style:style style:name="T10_386" style:family="text"/>
    <style:style style:name="T10_387" style:family="text"/>
    <style:style style:name="T10_388" style:family="text"/>
    <style:style style:name="T10_389" style:family="text"/>
    <style:style style:name="T10_390" style:family="text"/>
    <style:style style:name="T10_391" style:family="text"/>
    <style:style style:name="T10_392" style:family="text"/>
    <style:style style:name="T10_393" style:family="text"/>
    <style:style style:name="T10_394" style:family="text"/>
    <style:style style:name="T10_395" style:family="text"/>
    <style:style style:name="T10_396" style:family="text"/>
    <style:style style:name="T10_397" style:family="text"/>
    <style:style style:name="T10_398" style:family="text"/>
    <style:style style:name="T10_399" style:family="text"/>
    <style:style style:name="T10_400" style:family="text"/>
    <style:style style:name="T10_401" style:family="text"/>
    <style:style style:name="T10_402" style:family="text"/>
    <style:style style:name="T10_403" style:family="text"/>
    <style:style style:name="T10_404" style:family="text"/>
    <style:style style:name="T10_405" style:family="text"/>
    <style:style style:name="T10_406" style:family="text"/>
    <style:style style:name="T10_407" style:family="text"/>
    <style:style style:name="T10_408" style:family="text"/>
    <style:style style:name="T10_409" style:family="text"/>
    <style:style style:name="T10_410" style:family="text"/>
    <style:style style:name="T10_411" style:family="text"/>
    <style:style style:name="T10_412" style:family="text"/>
    <style:style style:name="T10_413" style:family="text"/>
    <style:style style:name="T10_414" style:family="text"/>
    <style:style style:name="T10_415" style:family="text"/>
    <style:style style:name="T10_416" style:family="text"/>
    <style:style style:name="T10_417" style:family="text"/>
    <style:style style:name="T10_418" style:family="text"/>
    <style:style style:name="T10_419" style:family="text"/>
    <style:style style:name="T10_420" style:family="text"/>
    <style:style style:name="T10_421" style:family="text"/>
    <style:style style:name="T10_422" style:family="text"/>
    <style:style style:name="T10_423" style:family="text"/>
    <style:style style:name="T10_424" style:family="text"/>
    <style:style style:name="T10_425" style:family="text"/>
    <style:style style:name="T10_426" style:family="text"/>
    <style:style style:name="T10_427" style:family="text"/>
    <style:style style:name="T10_428" style:family="text"/>
    <style:style style:name="T10_429" style:family="text"/>
    <style:style style:name="T10_430" style:family="text"/>
    <style:style style:name="T10_431" style:family="text"/>
    <style:style style:name="T10_432" style:family="text"/>
    <style:style style:name="T10_433" style:family="text"/>
    <style:style style:name="T10_434" style:family="text"/>
    <style:style style:name="T10_435" style:family="text"/>
    <style:style style:name="T10_436" style:family="text"/>
    <style:style style:name="T10_437" style:family="text"/>
    <style:style style:name="T10_438" style:family="text"/>
    <style:style style:name="T10_439" style:family="text"/>
    <style:style style:name="T10_440" style:family="text"/>
    <style:style style:name="T10_441" style:family="text"/>
    <style:style style:name="T10_442" style:family="text"/>
    <style:style style:name="T10_443" style:family="text"/>
    <style:style style:name="T10_444" style:family="text"/>
    <style:style style:name="T10_445" style:family="text"/>
    <style:style style:name="T10_446" style:family="text"/>
    <style:style style:name="T10_447" style:family="text"/>
    <style:style style:name="T10_448" style:family="text"/>
    <style:style style:name="T10_449" style:family="text"/>
    <style:style style:name="T10_450" style:family="text"/>
    <style:style style:name="T10_451" style:family="text"/>
    <style:style style:name="T10_452" style:family="text"/>
    <style:style style:name="T10_453" style:family="text"/>
    <style:style style:name="T10_454" style:family="text"/>
    <style:style style:name="T10_455" style:family="text"/>
    <style:style style:name="T10_456" style:family="text"/>
    <style:style style:name="T10_457" style:family="text"/>
    <style:style style:name="T10_458" style:family="text"/>
    <style:style style:name="T10_459" style:family="text"/>
    <style:style style:name="T10_460" style:family="text"/>
    <style:style style:name="T10_461" style:family="text"/>
    <style:style style:name="T10_462" style:family="text"/>
    <style:style style:name="T10_463" style:family="text"/>
    <style:style style:name="T10_464" style:family="text"/>
    <style:style style:name="T10_465" style:family="text"/>
    <style:style style:name="T10_466" style:family="text"/>
    <style:style style:name="T10_467" style:family="text"/>
    <style:style style:name="T10_468" style:family="text"/>
    <style:style style:name="T10_469" style:family="text"/>
    <style:style style:name="T10_470" style:family="text"/>
    <style:style style:name="T10_471" style:family="text"/>
    <style:style style:name="T10_472" style:family="text"/>
    <style:style style:name="T10_473" style:family="text"/>
    <style:style style:name="T10_474" style:family="text"/>
    <style:style style:name="T10_475" style:family="text"/>
    <style:style style:name="T10_476" style:family="text"/>
    <style:style style:name="T10_477" style:family="text"/>
    <style:style style:name="T10_478" style:family="text"/>
    <style:style style:name="T10_479" style:family="text"/>
    <style:style style:name="T10_480" style:family="text"/>
    <style:style style:name="T10_481" style:family="text"/>
    <style:style style:name="T10_482" style:family="text"/>
    <style:style style:name="T10_483" style:family="text"/>
    <style:style style:name="T10_484" style:family="text"/>
    <style:style style:name="T10_485" style:family="text"/>
    <style:style style:name="T10_486" style:family="text"/>
    <style:style style:name="T10_487" style:family="text"/>
    <style:style style:name="T10_488" style:family="text"/>
    <style:style style:name="T10_489" style:family="text"/>
    <style:style style:name="T10_490" style:family="text"/>
    <style:style style:name="T10_491" style:family="text"/>
    <style:style style:name="T10_492" style:family="text"/>
    <style:style style:name="T10_493" style:family="text"/>
    <style:style style:name="T10_494" style:family="text"/>
    <style:style style:name="T10_495" style:family="text"/>
    <style:style style:name="T10_496" style:family="text"/>
    <style:style style:name="T10_497" style:family="text"/>
    <style:style style:name="T10_498" style:family="text"/>
    <style:style style:name="T10_499" style:family="text"/>
    <style:style style:name="T10_500" style:family="text"/>
    <style:style style:name="T10_501" style:family="text"/>
    <style:style style:name="T10_502" style:family="text"/>
    <style:style style:name="T10_503" style:family="text"/>
    <style:style style:name="T10_504" style:family="text"/>
    <style:style style:name="T10_505" style:family="text"/>
    <style:style style:name="T10_506" style:family="text"/>
    <style:style style:name="T10_507" style:family="text"/>
    <style:style style:name="T10_508" style:family="text"/>
    <style:style style:name="T10_509" style:family="text"/>
    <style:style style:name="T10_510" style:family="text"/>
    <style:style style:name="T10_511" style:family="text"/>
    <style:style style:name="T10_512" style:family="text"/>
    <style:style style:name="T10_513" style:family="text"/>
    <style:style style:name="T10_514" style:family="text"/>
    <style:style style:name="T10_515" style:family="text"/>
    <style:style style:name="T10_516" style:family="text"/>
    <style:style style:name="T10_517" style:family="text"/>
    <style:style style:name="T10_518" style:family="text"/>
    <style:style style:name="T10_519" style:family="text"/>
    <style:style style:name="T10_520" style:family="text"/>
    <style:style style:name="T10_521" style:family="text"/>
    <style:style style:name="T10_522" style:family="text"/>
    <style:style style:name="T10_523" style:family="text"/>
    <style:style style:name="T10_524" style:family="text"/>
    <style:style style:name="T10_525" style:family="text"/>
    <style:style style:name="T10_526" style:family="text"/>
    <style:style style:name="T10_527" style:family="text"/>
    <style:style style:name="T10_528" style:family="text"/>
    <style:style style:name="T10_529" style:family="text"/>
    <style:style style:name="T10_530" style:family="text"/>
    <style:style style:name="T10_531" style:family="text"/>
    <style:style style:name="T10_532" style:family="text"/>
    <style:style style:name="T10_533" style:family="text"/>
    <style:style style:name="T10_534" style:family="text"/>
    <style:style style:name="T10_535" style:family="text"/>
    <style:style style:name="T10_536" style:family="text"/>
    <style:style style:name="T10_537" style:family="text"/>
    <style:style style:name="T10_538" style:family="text"/>
    <style:style style:name="T10_539" style:family="text"/>
    <style:style style:name="T10_540" style:family="text"/>
    <style:style style:name="T10_541" style:family="text"/>
    <style:style style:name="T10_542" style:family="text"/>
    <style:style style:name="T10_543" style:family="text"/>
    <style:style style:name="T10_544" style:family="text"/>
    <style:style style:name="T10_545" style:family="text"/>
    <style:style style:name="T10_546" style:family="text"/>
    <style:style style:name="T10_547" style:family="text"/>
    <style:style style:name="T10_548" style:family="text"/>
    <style:style style:name="T10_549" style:family="text"/>
    <style:style style:name="T10_550" style:family="text"/>
    <style:style style:name="T10_551" style:family="text"/>
    <style:style style:name="T10_552" style:family="text"/>
    <style:style style:name="T10_553" style:family="text"/>
    <style:style style:name="T10_554" style:family="text"/>
    <style:style style:name="T10_555" style:family="text">
      <style:text-properties fo:color="#980000"/>
    </style:style>
    <style:style style:name="T10_556" style:family="text">
      <style:text-properties fo:color="#980000"/>
    </style:style>
    <style:style style:name="T10_557" style:family="text">
      <style:text-properties fo:color="#980000"/>
    </style:style>
    <style:style style:name="T10_558" style:family="text">
      <style:text-properties fo:color="#980000"/>
    </style:style>
    <style:style style:name="T10_559" style:family="text">
      <style:text-properties fo:color="#980000"/>
    </style:style>
    <style:style style:name="T10_560" style:family="text">
      <style:text-properties fo:color="#980000"/>
    </style:style>
    <style:style style:name="T10_561" style:family="text">
      <style:text-properties fo:color="#980000"/>
    </style:style>
    <style:style style:name="T10_562" style:family="text"/>
    <style:style style:name="T10_563" style:family="text"/>
    <style:style style:name="T10_564" style:family="text"/>
    <style:style style:name="T10_565" style:family="text"/>
    <style:style style:name="T10_566" style:family="text"/>
    <style:style style:name="T10_567" style:family="text"/>
    <style:style style:name="T10_568" style:family="text"/>
    <style:style style:name="T10_569" style:family="text"/>
    <style:style style:name="T10_570" style:family="text"/>
    <style:style style:name="T10_571" style:family="text"/>
    <style:style style:name="T10_572" style:family="text"/>
    <style:style style:name="T10_573" style:family="text"/>
    <style:style style:name="T10_574" style:family="text"/>
    <style:style style:name="T10_575" style:family="text"/>
    <style:style style:name="T10_576" style:family="text"/>
    <style:style style:name="T10_577" style:family="text"/>
    <style:style style:name="T10_578" style:family="text"/>
    <style:style style:name="T10_579" style:family="text"/>
    <style:style style:name="T10_580" style:family="text"/>
    <style:style style:name="T10_581" style:family="text"/>
    <style:style style:name="T10_582" style:family="text"/>
    <style:style style:name="T10_583" style:family="text"/>
    <style:style style:name="T10_584" style:family="text"/>
    <style:style style:name="T10_585" style:family="text"/>
    <style:style style:name="T10_586" style:family="text"/>
    <style:style style:name="T10_587" style:family="text"/>
    <style:style style:name="T10_588" style:family="text"/>
    <style:style style:name="T10_589" style:family="text">
      <style:text-properties fo:color="#980000"/>
    </style:style>
    <style:style style:name="T10_590" style:family="text"/>
    <style:style style:name="T10_591" style:family="text"/>
    <style:style style:name="T10_592" style:family="text"/>
    <style:style style:name="T10_593" style:family="text"/>
    <style:style style:name="T10_594" style:family="text"/>
    <style:style style:name="T10_595" style:family="text"/>
    <style:style style:name="T10_596" style:family="text"/>
    <style:style style:name="T10_597" style:family="text"/>
    <style:style style:name="T10_598" style:family="text"/>
    <style:style style:name="T10_599" style:family="text"/>
    <style:style style:name="T10_600" style:family="text"/>
    <style:style style:name="T10_601" style:family="text">
      <style:text-properties fo:color="#980000"/>
    </style:style>
    <style:style style:name="T10_602" style:family="text">
      <style:text-properties fo:color="#980000"/>
    </style:style>
    <style:style style:name="T10_603" style:family="text">
      <style:text-properties fo:color="#980000"/>
    </style:style>
    <style:style style:name="T10_604" style:family="text">
      <style:text-properties fo:color="#980000"/>
    </style:style>
    <style:style style:name="T10_605" style:family="text">
      <style:text-properties fo:color="#980000"/>
    </style:style>
    <style:style style:name="T10_606" style:family="text">
      <style:text-properties fo:color="#980000"/>
    </style:style>
    <style:style style:name="T10_607" style:family="text">
      <style:text-properties fo:color="#980000"/>
    </style:style>
    <style:style style:name="T10_608" style:family="text">
      <style:text-properties fo:color="#980000"/>
    </style:style>
    <style:style style:name="T10_609" style:family="text">
      <style:text-properties fo:color="#980000"/>
    </style:style>
    <style:style style:name="T10_610" style:family="text">
      <style:text-properties fo:color="#980000"/>
    </style:style>
    <style:style style:name="T10_611" style:family="text">
      <style:text-properties fo:color="#980000"/>
    </style:style>
    <style:style style:name="T10_612" style:family="text">
      <style:text-properties fo:color="#980000"/>
    </style:style>
    <style:style style:name="T10_613" style:family="text">
      <style:text-properties fo:color="#980000"/>
    </style:style>
    <style:style style:name="T10_614" style:family="text">
      <style:text-properties fo:color="#980000"/>
    </style:style>
    <style:style style:name="T10_615" style:family="text">
      <style:text-properties fo:color="#980000"/>
    </style:style>
    <style:style style:name="T10_616" style:family="text">
      <style:text-properties fo:color="#980000"/>
    </style:style>
    <style:style style:name="T10_617" style:family="text">
      <style:text-properties fo:color="#980000"/>
    </style:style>
    <style:style style:name="T10_618" style:family="text">
      <style:text-properties fo:color="#980000"/>
    </style:style>
    <style:style style:name="T10_619" style:family="text">
      <style:text-properties fo:color="#980000"/>
    </style:style>
    <style:style style:name="T10_620" style:family="text">
      <style:text-properties fo:color="#980000"/>
    </style:style>
    <style:style style:name="T10_621" style:family="text">
      <style:text-properties fo:color="#980000"/>
    </style:style>
    <style:style style:name="T10_622" style:family="text">
      <style:text-properties fo:color="#980000"/>
    </style:style>
    <style:style style:name="T10_623" style:family="text">
      <style:text-properties fo:color="#980000"/>
    </style:style>
    <style:style style:name="T10_624" style:family="text">
      <style:text-properties fo:color="#980000"/>
    </style:style>
    <style:style style:name="T10_625" style:family="text">
      <style:text-properties fo:color="#980000"/>
    </style:style>
    <style:style style:name="T10_626" style:family="text"/>
    <style:style style:name="T10_627" style:family="text"/>
    <style:style style:name="T10_628" style:family="text"/>
    <style:style style:name="T10_629" style:family="text"/>
    <style:style style:name="T10_630" style:family="text"/>
    <style:style style:name="T10_631" style:family="text"/>
    <style:style style:name="T10_632" style:family="text"/>
    <style:style style:name="T10_633" style:family="text"/>
    <style:style style:name="T10_634" style:family="text"/>
    <style:style style:name="T10_635" style:family="text"/>
    <style:style style:name="T10_636" style:family="text"/>
    <style:style style:name="T10_637" style:family="text">
      <style:text-properties fo:color="#980000"/>
    </style:style>
    <style:style style:name="T10_638" style:family="text">
      <style:text-properties fo:color="#980000"/>
    </style:style>
    <style:style style:name="T10_639" style:family="text">
      <style:text-properties fo:color="#980000"/>
    </style:style>
    <style:style style:name="T10_640" style:family="text">
      <style:text-properties fo:color="#980000"/>
    </style:style>
    <style:style style:name="T10_641" style:family="text">
      <style:text-properties fo:color="#980000"/>
    </style:style>
    <style:style style:name="T10_642" style:family="text">
      <style:text-properties fo:color="#980000"/>
    </style:style>
    <style:style style:name="T10_643" style:family="text">
      <style:text-properties fo:color="#980000"/>
    </style:style>
    <style:style style:name="T10_644" style:family="text">
      <style:text-properties fo:color="#980000"/>
    </style:style>
    <style:style style:name="T10_645" style:family="text">
      <style:text-properties fo:color="#980000"/>
    </style:style>
    <style:style style:name="T10_646" style:family="text">
      <style:text-properties fo:color="#980000"/>
    </style:style>
    <style:style style:name="T10_647" style:family="text">
      <style:text-properties fo:color="#980000"/>
    </style:style>
    <style:style style:name="T10_648" style:family="text">
      <style:text-properties fo:color="#980000"/>
    </style:style>
    <style:style style:name="T10_649" style:family="text">
      <style:text-properties fo:color="#980000"/>
    </style:style>
    <style:style style:name="T10_650" style:family="text">
      <style:text-properties fo:color="#980000"/>
    </style:style>
    <style:style style:name="T10_651" style:family="text">
      <style:text-properties fo:color="#980000"/>
    </style:style>
    <style:style style:name="T10_652" style:family="text">
      <style:text-properties fo:color="#980000"/>
    </style:style>
    <style:style style:name="T10_653" style:family="text">
      <style:text-properties fo:color="#980000"/>
    </style:style>
    <style:style style:name="T10_654" style:family="text">
      <style:text-properties fo:color="#980000"/>
    </style:style>
    <style:style style:name="T10_655" style:family="text">
      <style:text-properties fo:color="#980000"/>
    </style:style>
    <style:style style:name="T10_656" style:family="text">
      <style:text-properties fo:color="#980000"/>
    </style:style>
    <style:style style:name="T10_657" style:family="text">
      <style:text-properties fo:color="#980000"/>
    </style:style>
    <style:style style:name="T10_658" style:family="text">
      <style:text-properties fo:color="#980000"/>
    </style:style>
    <style:style style:name="T10_659" style:family="text">
      <style:text-properties fo:color="#980000"/>
    </style:style>
    <style:style style:name="T10_660" style:family="text">
      <style:text-properties fo:color="#980000"/>
    </style:style>
    <style:style style:name="T10_661" style:family="text">
      <style:text-properties fo:color="#980000"/>
    </style:style>
    <style:style style:name="T10_662" style:family="text">
      <style:text-properties fo:color="#980000"/>
    </style:style>
    <style:style style:name="T10_663" style:family="text">
      <style:text-properties fo:color="#980000"/>
    </style:style>
    <style:style style:name="T10_664" style:family="text">
      <style:text-properties fo:color="#980000"/>
    </style:style>
    <style:style style:name="P11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P12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T12_275" style:family="text"/>
    <style:style style:name="T12_276" style:family="text"/>
    <style:style style:name="T12_277" style:family="text"/>
    <style:style style:name="T12_278" style:family="text"/>
    <style:style style:name="T12_279" style:family="text"/>
    <style:style style:name="T12_280" style:family="text"/>
    <style:style style:name="P13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 style:parent-style-name="Standard"/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P16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T16_179" style:family="text"/>
    <style:style style:name="T16_180" style:family="text"/>
    <style:style style:name="T16_181" style:family="text"/>
    <style:style style:name="T16_182" style:family="text"/>
    <style:style style:name="T16_183" style:family="text"/>
    <style:style style:name="T16_184" style:family="text"/>
    <style:style style:name="T16_185" style:family="text"/>
    <style:style style:name="T16_186" style:family="text"/>
    <style:style style:name="T16_187" style:family="text"/>
    <style:style style:name="T16_188" style:family="text"/>
    <style:style style:name="T16_189" style:family="text"/>
    <style:style style:name="T16_190" style:family="text"/>
    <style:style style:name="T16_191" style:family="text"/>
    <style:style style:name="T16_192" style:family="text"/>
    <style:style style:name="T16_193" style:family="text"/>
    <style:style style:name="T16_194" style:family="text"/>
    <style:style style:name="T16_195" style:family="text"/>
    <style:style style:name="T16_196" style:family="text"/>
    <style:style style:name="T16_197" style:family="text"/>
    <style:style style:name="T16_198" style:family="text"/>
    <style:style style:name="T16_199" style:family="text"/>
    <style:style style:name="T16_200" style:family="text"/>
    <style:style style:name="T16_201" style:family="text"/>
    <style:style style:name="T16_202" style:family="text"/>
    <style:style style:name="T16_203" style:family="text"/>
    <style:style style:name="T16_204" style:family="text"/>
    <style:style style:name="T16_205" style:family="text"/>
    <style:style style:name="T16_206" style:family="text"/>
    <style:style style:name="T16_207" style:family="text"/>
    <style:style style:name="T16_208" style:family="text"/>
    <style:style style:name="T16_209" style:family="text"/>
    <style:style style:name="T16_210" style:family="text" style:parent-style-name="Standard"/>
    <style:style style:name="P1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fo:font-size="10pt" style:font-size-asian="10pt" style:font-size-complex="10pt"/>
    </style:style>
    <style:style style:name="T17_2" style:family="text">
      <style:text-properties fo:font-size="10pt" style:font-size-asian="10pt" style:font-size-complex="10pt"/>
    </style:style>
    <style:style style:name="T17_3" style:family="text">
      <style:text-properties fo:font-size="10pt" style:font-size-asian="10pt" style:font-size-complex="10pt"/>
    </style:style>
    <style:style style:name="T17_4" style:family="text">
      <style:text-properties fo:font-size="10pt" style:font-size-asian="10pt" style:font-size-complex="10pt"/>
    </style:style>
    <style:style style:name="T17_5" style:family="text">
      <style:text-properties fo:font-size="10pt" style:font-size-asian="10pt" style:font-size-complex="10pt"/>
    </style:style>
    <style:style style:name="T17_6" style:family="text">
      <style:text-properties fo:font-size="10pt" style:font-size-asian="10pt" style:font-size-complex="10pt"/>
    </style:style>
    <style:style style:name="T17_7" style:family="text">
      <style:text-properties fo:font-size="10pt" style:font-size-asian="10pt" style:font-size-complex="10pt"/>
    </style:style>
    <style:style style:name="T17_8" style:family="text">
      <style:text-properties fo:font-size="10pt" style:font-size-asian="10pt" style:font-size-complex="10pt"/>
    </style:style>
    <style:style style:name="T17_9" style:family="text">
      <style:text-properties fo:font-size="10pt" style:font-size-asian="10pt" style:font-size-complex="10pt"/>
    </style:style>
    <style:style style:name="T17_10" style:family="text">
      <style:text-properties fo:font-size="10pt" style:font-size-asian="10pt" style:font-size-complex="10pt"/>
    </style:style>
    <style:style style:name="T17_11" style:family="text">
      <style:text-properties fo:font-size="10pt" style:font-size-asian="10pt" style:font-size-complex="10pt"/>
    </style:style>
    <style:style style:name="T17_12" style:family="text">
      <style:text-properties fo:font-size="10pt" style:font-size-asian="10pt" style:font-size-complex="10pt"/>
    </style:style>
    <style:style style:name="T17_13" style:family="text">
      <style:text-properties fo:font-size="10pt" style:font-size-asian="10pt" style:font-size-complex="10pt"/>
    </style:style>
    <style:style style:name="T17_14" style:family="text">
      <style:text-properties fo:font-size="10pt" style:font-size-asian="10pt" style:font-size-complex="10pt"/>
    </style:style>
    <style:style style:name="T17_15" style:family="text">
      <style:text-properties fo:font-size="10pt" style:font-size-asian="10pt" style:font-size-complex="10pt"/>
    </style:style>
    <style:style style:name="T17_16" style:family="text">
      <style:text-properties fo:font-size="10pt" style:font-size-asian="10pt" style:font-size-complex="10pt"/>
    </style:style>
    <style:style style:name="T17_17" style:family="text">
      <style:text-properties fo:font-size="10pt" style:font-size-asian="10pt" style:font-size-complex="10pt"/>
    </style:style>
    <style:style style:name="T17_18" style:family="text">
      <style:text-properties fo:font-size="10pt" style:font-size-asian="10pt" style:font-size-complex="10pt"/>
    </style:style>
    <style:style style:name="T17_19" style:family="text">
      <style:text-properties fo:font-size="10pt" style:font-size-asian="10pt" style:font-size-complex="10pt"/>
    </style:style>
    <style:style style:name="T17_20" style:family="text">
      <style:text-properties fo:font-size="10pt" style:font-size-asian="10pt" style:font-size-complex="10pt"/>
    </style:style>
    <style:style style:name="T17_21" style:family="text">
      <style:text-properties fo:font-size="10pt" style:font-size-asian="10pt" style:font-size-complex="10pt"/>
    </style:style>
    <style:style style:name="T17_22" style:family="text">
      <style:text-properties fo:font-size="10pt" style:font-size-asian="10pt" style:font-size-complex="10pt"/>
    </style:style>
    <style:style style:name="T17_23" style:family="text">
      <style:text-properties fo:font-size="10pt" style:font-size-asian="10pt" style:font-size-complex="10pt"/>
    </style:style>
    <style:style style:name="T17_24" style:family="text">
      <style:text-properties fo:font-size="10pt" style:font-size-asian="10pt" style:font-size-complex="10pt"/>
    </style:style>
    <style:style style:name="T17_25" style:family="text">
      <style:text-properties fo:font-size="10pt" style:font-size-asian="10pt" style:font-size-complex="10pt"/>
    </style:style>
    <style:style style:name="T17_26" style:family="text">
      <style:text-properties fo:font-size="10pt" style:font-size-asian="10pt" style:font-size-complex="10pt"/>
    </style:style>
    <style:style style:name="T17_27" style:family="text">
      <style:text-properties fo:font-size="10pt" style:font-size-asian="10pt" style:font-size-complex="10pt"/>
    </style:style>
    <style:style style:name="T17_28" style:family="text">
      <style:text-properties fo:font-size="10pt" style:font-size-asian="10pt" style:font-size-complex="10pt"/>
    </style:style>
    <style:style style:name="T17_29" style:family="text">
      <style:text-properties fo:font-size="10pt" style:font-size-asian="10pt" style:font-size-complex="10pt"/>
    </style:style>
    <style:style style:name="T17_30" style:family="text">
      <style:text-properties fo:font-size="10pt" style:font-size-asian="10pt" style:font-size-complex="10pt"/>
    </style:style>
    <style:style style:name="T17_31" style:family="text">
      <style:text-properties fo:font-size="10pt" style:font-size-asian="10pt" style:font-size-complex="10pt"/>
    </style:style>
    <style:style style:name="T17_32" style:family="text">
      <style:text-properties fo:font-size="10pt" style:font-size-asian="10pt" style:font-size-complex="10pt"/>
    </style:style>
    <style:style style:name="T17_33" style:family="text">
      <style:text-properties fo:font-size="10pt" style:font-size-asian="10pt" style:font-size-complex="10pt"/>
    </style:style>
    <style:style style:name="T17_34" style:family="text">
      <style:text-properties fo:font-size="10pt" style:font-size-asian="10pt" style:font-size-complex="10pt"/>
    </style:style>
    <style:style style:name="T17_35" style:family="text">
      <style:text-properties fo:font-size="10pt" style:font-size-asian="10pt" style:font-size-complex="10pt"/>
    </style:style>
    <style:style style:name="T17_36" style:family="text">
      <style:text-properties fo:font-size="10pt" style:font-size-asian="10pt" style:font-size-complex="10pt"/>
    </style:style>
    <style:style style:name="T17_37" style:family="text">
      <style:text-properties fo:font-size="10pt" style:font-size-asian="10pt" style:font-size-complex="10pt"/>
    </style:style>
    <style:style style:name="T17_38" style:family="text">
      <style:text-properties fo:font-size="10pt" style:font-size-asian="10pt" style:font-size-complex="10pt"/>
    </style:style>
    <style:style style:name="T17_39" style:family="text">
      <style:text-properties fo:font-size="10pt" style:font-size-asian="10pt" style:font-size-complex="10pt"/>
    </style:style>
    <style:style style:name="T17_40" style:family="text">
      <style:text-properties fo:font-size="10pt" style:font-size-asian="10pt" style:font-size-complex="10pt"/>
    </style:style>
    <style:style style:name="T17_41" style:family="text">
      <style:text-properties fo:font-size="10pt" style:font-size-asian="10pt" style:font-size-complex="10pt"/>
    </style:style>
    <style:style style:name="T17_42" style:family="text">
      <style:text-properties fo:font-size="10pt" style:font-size-asian="10pt" style:font-size-complex="10pt"/>
    </style:style>
    <style:style style:name="T17_43" style:family="text">
      <style:text-properties fo:font-size="10pt" style:font-size-asian="10pt" style:font-size-complex="10pt"/>
    </style:style>
    <style:style style:name="T17_44" style:family="text">
      <style:text-properties fo:font-size="10pt" style:font-size-asian="10pt" style:font-size-complex="10pt"/>
    </style:style>
    <style:style style:name="T17_45" style:family="text">
      <style:text-properties fo:font-size="10pt" style:font-size-asian="10pt" style:font-size-complex="10pt"/>
    </style:style>
    <style:style style:name="T17_46" style:family="text">
      <style:text-properties fo:font-size="10pt" style:font-size-asian="10pt" style:font-size-complex="10pt"/>
    </style:style>
    <style:style style:name="T17_47" style:family="text">
      <style:text-properties fo:font-size="10pt" style:font-size-asian="10pt" style:font-size-complex="10pt"/>
    </style:style>
    <style:style style:name="T17_48" style:family="text">
      <style:text-properties fo:font-size="10pt" style:font-size-asian="10pt" style:font-size-complex="10pt"/>
    </style:style>
    <style:style style:name="T17_49" style:family="text">
      <style:text-properties fo:font-size="10pt" style:font-size-asian="10pt" style:font-size-complex="10pt"/>
    </style:style>
    <style:style style:name="T17_50" style:family="text">
      <style:text-properties fo:font-size="10pt" style:font-size-asian="10pt" style:font-size-complex="10pt"/>
    </style:style>
    <style:style style:name="T17_51" style:family="text">
      <style:text-properties fo:font-size="10pt" style:font-size-asian="10pt" style:font-size-complex="10pt"/>
    </style:style>
    <style:style style:name="T17_52" style:family="text">
      <style:text-properties fo:font-size="10pt" style:font-size-asian="10pt" style:font-size-complex="10pt"/>
    </style:style>
    <style:style style:name="T17_53" style:family="text">
      <style:text-properties fo:font-size="10pt" style:font-size-asian="10pt" style:font-size-complex="10pt"/>
    </style:style>
    <style:style style:name="T17_54" style:family="text">
      <style:text-properties fo:font-size="10pt" style:font-size-asian="10pt" style:font-size-complex="10pt"/>
    </style:style>
    <style:style style:name="T17_55" style:family="text">
      <style:text-properties fo:font-size="10pt" style:font-size-asian="10pt" style:font-size-complex="10pt"/>
    </style:style>
    <style:style style:name="T17_56" style:family="text">
      <style:text-properties fo:font-size="10pt" style:font-size-asian="10pt" style:font-size-complex="10pt"/>
    </style:style>
    <style:style style:name="T17_57" style:family="text">
      <style:text-properties fo:font-size="10pt" style:font-size-asian="10pt" style:font-size-complex="10pt"/>
    </style:style>
    <style:style style:name="T17_58" style:family="text">
      <style:text-properties fo:font-size="10pt" style:font-size-asian="10pt" style:font-size-complex="10pt"/>
    </style:style>
    <style:style style:name="T17_59" style:family="text">
      <style:text-properties fo:font-size="10pt" style:font-size-asian="10pt" style:font-size-complex="10pt"/>
    </style:style>
    <style:style style:name="T17_60" style:family="text">
      <style:text-properties fo:font-size="10pt" style:font-size-asian="10pt" style:font-size-complex="10pt"/>
    </style:style>
    <style:style style:name="T17_61" style:family="text">
      <style:text-properties fo:font-size="10pt" style:font-size-asian="10pt" style:font-size-complex="10pt"/>
    </style:style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T17_189" style:family="text"/>
    <style:style style:name="T17_190" style:family="text"/>
    <style:style style:name="T17_191" style:family="text"/>
    <style:style style:name="T17_192" style:family="text"/>
    <style:style style:name="T17_193" style:family="text"/>
    <style:style style:name="T17_194" style:family="text"/>
    <style:style style:name="T17_195" style:family="text"/>
    <style:style style:name="T17_196" style:family="text"/>
    <style:style style:name="T17_197" style:family="text"/>
    <style:style style:name="T17_198" style:family="text"/>
    <style:style style:name="T17_199" style:family="text"/>
    <style:style style:name="T17_200" style:family="text"/>
    <style:style style:name="T17_201" style:family="text"/>
    <style:style style:name="T17_202" style:family="text"/>
    <style:style style:name="T17_203" style:family="text"/>
    <style:style style:name="T17_204" style:family="text"/>
    <style:style style:name="T17_205" style:family="text"/>
    <style:style style:name="T17_206" style:family="text"/>
    <style:style style:name="T17_207" style:family="text"/>
    <style:style style:name="T17_208" style:family="text"/>
    <style:style style:name="T17_209" style:family="text"/>
    <style:style style:name="T17_210" style:family="text"/>
    <style:style style:name="T17_211" style:family="text"/>
    <style:style style:name="T17_212" style:family="text"/>
    <style:style style:name="T17_213" style:family="text"/>
    <style:style style:name="T17_214" style:family="text"/>
    <style:style style:name="T17_215" style:family="text"/>
    <style:style style:name="T17_216" style:family="text"/>
    <style:style style:name="T17_217" style:family="text"/>
    <style:style style:name="T17_218" style:family="text"/>
    <style:style style:name="T17_219" style:family="text"/>
    <style:style style:name="T17_220" style:family="text"/>
    <style:style style:name="T17_221" style:family="text"/>
    <style:style style:name="T17_222" style:family="text"/>
    <style:style style:name="T17_223" style:family="text"/>
    <style:style style:name="T17_224" style:family="text"/>
    <style:style style:name="T17_225" style:family="text"/>
    <style:style style:name="T17_226" style:family="text"/>
    <style:style style:name="T17_227" style:family="text"/>
    <style:style style:name="T17_228" style:family="text"/>
    <style:style style:name="T17_229" style:family="text"/>
    <style:style style:name="T17_230" style:family="text"/>
    <style:style style:name="T17_231" style:family="text"/>
    <style:style style:name="T17_232" style:family="text"/>
    <style:style style:name="T17_233" style:family="text"/>
    <style:style style:name="T17_234" style:family="text"/>
    <style:style style:name="T17_235" style:family="text"/>
    <style:style style:name="T17_236" style:family="text"/>
    <style:style style:name="T17_237" style:family="text"/>
    <style:style style:name="T17_238" style:family="text"/>
    <style:style style:name="T17_239" style:family="text"/>
    <style:style style:name="T17_240" style:family="text"/>
    <style:style style:name="T17_241" style:family="text"/>
    <style:style style:name="T17_242" style:family="text"/>
    <style:style style:name="T17_243" style:family="text"/>
    <style:style style:name="T17_244" style:family="text"/>
    <style:style style:name="T17_245" style:family="text"/>
    <style:style style:name="T17_246" style:family="text"/>
    <style:style style:name="T17_247" style:family="text"/>
    <style:style style:name="T17_248" style:family="text"/>
    <style:style style:name="T17_249" style:family="text"/>
    <style:style style:name="T17_250" style:family="text"/>
    <style:style style:name="T17_251" style:family="text"/>
    <style:style style:name="T17_252" style:family="text"/>
    <style:style style:name="T17_253" style:family="text"/>
    <style:style style:name="T17_254" style:family="text"/>
    <style:style style:name="T17_255" style:family="text"/>
    <style:style style:name="T17_256" style:family="text"/>
    <style:style style:name="T17_257" style:family="text"/>
    <style:style style:name="T17_258" style:family="text"/>
    <style:style style:name="T17_259" style:family="text"/>
    <style:style style:name="T17_260" style:family="text"/>
    <style:style style:name="T17_261" style:family="text"/>
    <style:style style:name="T17_262" style:family="text"/>
    <style:style style:name="T17_263" style:family="text"/>
    <style:style style:name="T17_264" style:family="text"/>
    <style:style style:name="T17_265" style:family="text"/>
    <style:style style:name="T17_266" style:family="text"/>
    <style:style style:name="T17_267" style:family="text"/>
    <style:style style:name="T17_268" style:family="text"/>
    <style:style style:name="T17_269" style:family="text"/>
    <style:style style:name="T17_270" style:family="text"/>
    <style:style style:name="T17_271" style:family="text"/>
    <style:style style:name="T17_272" style:family="text"/>
    <style:style style:name="T17_273" style:family="text" style:parent-style-name="Standard"/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T18_4" style:family="text">
      <style:text-properties fo:font-size="10pt" style:font-size-asian="10pt" style:font-size-complex="10pt"/>
    </style:style>
    <style:style style:name="T18_5" style:family="text">
      <style:text-properties fo:font-size="10pt" style:font-size-asian="10pt" style:font-size-complex="10pt"/>
    </style:style>
    <style:style style:name="T18_6" style:family="text">
      <style:text-properties fo:font-size="10pt" style:font-size-asian="10pt" style:font-size-complex="10pt"/>
    </style:style>
    <style:style style:name="T18_7" style:family="text">
      <style:text-properties fo:font-size="10pt" style:font-size-asian="10pt" style:font-size-complex="10pt"/>
    </style:style>
    <style:style style:name="T18_8" style:family="text">
      <style:text-properties fo:font-size="10pt" style:font-size-asian="10pt" style:font-size-complex="10pt"/>
    </style:style>
    <style:style style:name="T18_9" style:family="text">
      <style:text-properties fo:font-size="10pt" style:font-size-asian="10pt" style:font-size-complex="10pt"/>
    </style:style>
    <style:style style:name="T18_10" style:family="text">
      <style:text-properties fo:font-size="10pt" style:font-size-asian="10pt" style:font-size-complex="10pt"/>
    </style:style>
    <style:style style:name="T18_11" style:family="text">
      <style:text-properties fo:font-size="10pt" style:font-size-asian="10pt" style:font-size-complex="10pt"/>
    </style:style>
    <style:style style:name="T18_12" style:family="text">
      <style:text-properties fo:font-size="10pt" style:font-size-asian="10pt" style:font-size-complex="10pt"/>
    </style:style>
    <style:style style:name="T18_13" style:family="text">
      <style:text-properties fo:font-size="10pt" style:font-size-asian="10pt" style:font-size-complex="10pt"/>
    </style:style>
    <style:style style:name="T18_14" style:family="text">
      <style:text-properties fo:font-size="10pt" style:font-size-asian="10pt" style:font-size-complex="10pt"/>
    </style:style>
    <style:style style:name="T18_15" style:family="text">
      <style:text-properties fo:font-size="10pt" style:font-size-asian="10pt" style:font-size-complex="10pt"/>
    </style:style>
    <style:style style:name="T18_16" style:family="text">
      <style:text-properties fo:font-size="10pt" style:font-size-asian="10pt" style:font-size-complex="10pt"/>
    </style:style>
    <style:style style:name="T18_17" style:family="text">
      <style:text-properties fo:font-size="10pt" style:font-size-asian="10pt" style:font-size-complex="10pt"/>
    </style:style>
    <style:style style:name="T18_18" style:family="text">
      <style:text-properties fo:font-size="10pt" style:font-size-asian="10pt" style:font-size-complex="10pt"/>
    </style:style>
    <style:style style:name="T18_19" style:family="text">
      <style:text-properties fo:font-size="10pt" style:font-size-asian="10pt" style:font-size-complex="10pt"/>
    </style:style>
    <style:style style:name="T18_20" style:family="text">
      <style:text-properties fo:font-size="10pt" style:font-size-asian="10pt" style:font-size-complex="10pt"/>
    </style:style>
    <style:style style:name="T18_21" style:family="text">
      <style:text-properties fo:font-size="10pt" style:font-size-asian="10pt" style:font-size-complex="10pt"/>
    </style:style>
    <style:style style:name="T18_22" style:family="text">
      <style:text-properties fo:font-size="10pt" style:font-size-asian="10pt" style:font-size-complex="10pt"/>
    </style:style>
    <style:style style:name="T18_23" style:family="text">
      <style:text-properties fo:font-size="10pt" style:font-size-asian="10pt" style:font-size-complex="10pt"/>
    </style:style>
    <style:style style:name="T18_24" style:family="text">
      <style:text-properties fo:font-size="10pt" style:font-size-asian="10pt" style:font-size-complex="10pt"/>
    </style:style>
    <style:style style:name="T18_25" style:family="text">
      <style:text-properties fo:font-size="10pt" style:font-size-asian="10pt" style:font-size-complex="10pt"/>
    </style:style>
    <style:style style:name="T18_26" style:family="text">
      <style:text-properties fo:font-size="10pt" style:font-size-asian="10pt" style:font-size-complex="10pt"/>
    </style:style>
    <style:style style:name="T18_27" style:family="text">
      <style:text-properties fo:font-size="10pt" style:font-size-asian="10pt" style:font-size-complex="10pt"/>
    </style:style>
    <style:style style:name="T18_28" style:family="text">
      <style:text-properties fo:font-size="10pt" style:font-size-asian="10pt" style:font-size-complex="10pt"/>
    </style:style>
    <style:style style:name="T18_29" style:family="text">
      <style:text-properties fo:font-size="10pt" style:font-size-asian="10pt" style:font-size-complex="10pt"/>
    </style:style>
    <style:style style:name="T18_30" style:family="text">
      <style:text-properties fo:font-size="10pt" style:font-size-asian="10pt" style:font-size-complex="10pt"/>
    </style:style>
    <style:style style:name="T18_31" style:family="text">
      <style:text-properties fo:font-size="10pt" style:font-size-asian="10pt" style:font-size-complex="10pt"/>
    </style:style>
    <style:style style:name="T18_32" style:family="text">
      <style:text-properties fo:font-size="10pt" style:font-size-asian="10pt" style:font-size-complex="10pt"/>
    </style:style>
    <style:style style:name="T18_33" style:family="text">
      <style:text-properties fo:font-size="10pt" style:font-size-asian="10pt" style:font-size-complex="10pt"/>
    </style:style>
    <style:style style:name="T18_34" style:family="text">
      <style:text-properties fo:font-size="10pt" style:font-size-asian="10pt" style:font-size-complex="10pt"/>
    </style:style>
    <style:style style:name="T18_35" style:family="text">
      <style:text-properties fo:font-size="10pt" style:font-size-asian="10pt" style:font-size-complex="10pt"/>
    </style:style>
    <style:style style:name="T18_36" style:family="text">
      <style:text-properties fo:font-size="10pt" style:font-size-asian="10pt" style:font-size-complex="10pt"/>
    </style:style>
    <style:style style:name="T18_37" style:family="text">
      <style:text-properties fo:font-size="10pt" style:font-size-asian="10pt" style:font-size-complex="10pt"/>
    </style:style>
    <style:style style:name="T18_38" style:family="text">
      <style:text-properties fo:font-size="10pt" style:font-size-asian="10pt" style:font-size-complex="10pt"/>
    </style:style>
    <style:style style:name="T18_39" style:family="text">
      <style:text-properties fo:font-size="10pt" style:font-size-asian="10pt" style:font-size-complex="10pt"/>
    </style:style>
    <style:style style:name="T18_40" style:family="text">
      <style:text-properties fo:font-size="10pt" style:font-size-asian="10pt" style:font-size-complex="10pt"/>
    </style:style>
    <style:style style:name="T18_41" style:family="text">
      <style:text-properties fo:font-size="10pt" style:font-size-asian="10pt" style:font-size-complex="10pt"/>
    </style:style>
    <style:style style:name="T18_42" style:family="text">
      <style:text-properties fo:font-size="10pt" style:font-size-asian="10pt" style:font-size-complex="10pt"/>
    </style:style>
    <style:style style:name="T18_43" style:family="text">
      <style:text-properties fo:font-size="10pt" style:font-size-asian="10pt" style:font-size-complex="10pt"/>
    </style:style>
    <style:style style:name="T18_44" style:family="text">
      <style:text-properties fo:font-size="10pt" style:font-size-asian="10pt" style:font-size-complex="10pt"/>
    </style:style>
    <style:style style:name="T18_45" style:family="text">
      <style:text-properties fo:font-size="10pt" style:font-size-asian="10pt" style:font-size-complex="10pt"/>
    </style:style>
    <style:style style:name="T18_46" style:family="text">
      <style:text-properties fo:font-size="10pt" style:font-size-asian="10pt" style:font-size-complex="10pt"/>
    </style:style>
    <style:style style:name="T18_47" style:family="text">
      <style:text-properties fo:font-size="10pt" style:font-size-asian="10pt" style:font-size-complex="10pt"/>
    </style:style>
    <style:style style:name="T18_48" style:family="text">
      <style:text-properties fo:font-style="italic" style:font-style-asian="italic" style:font-style-complex="italic" fo:font-size="10pt" style:font-size-asian="10pt" style:font-size-complex="10pt"/>
    </style:style>
    <style:style style:name="T18_49" style:family="text">
      <style:text-properties fo:font-style="italic" style:font-style-asian="italic" style:font-style-complex="italic" fo:font-size="10pt" style:font-size-asian="10pt" style:font-size-complex="10pt"/>
    </style:style>
    <style:style style:name="T18_50" style:family="text">
      <style:text-properties fo:font-style="italic" style:font-style-asian="italic" style:font-style-complex="italic" fo:font-size="10pt" style:font-size-asian="10pt" style:font-size-complex="10pt"/>
    </style:style>
    <style:style style:name="T18_51" style:family="text">
      <style:text-properties fo:font-style="italic" style:font-style-asian="italic" style:font-style-complex="italic" fo:font-size="10pt" style:font-size-asian="10pt" style:font-size-complex="10pt"/>
    </style:style>
    <style:style style:name="T18_52" style:family="text">
      <style:text-properties fo:font-style="italic" style:font-style-asian="italic" style:font-style-complex="italic" fo:font-size="10pt" style:font-size-asian="10pt" style:font-size-complex="10pt"/>
    </style:style>
    <style:style style:name="T18_53" style:family="text">
      <style:text-properties fo:font-style="italic" style:font-style-asian="italic" style:font-style-complex="italic" fo:font-size="10pt" style:font-size-asian="10pt" style:font-size-complex="10pt"/>
    </style:style>
    <style:style style:name="T18_54" style:family="text">
      <style:text-properties fo:font-style="italic" style:font-style-asian="italic" style:font-style-complex="italic" fo:font-size="10pt" style:font-size-asian="10pt" style:font-size-complex="10pt"/>
    </style:style>
    <style:style style:name="T18_55" style:family="text">
      <style:text-properties fo:font-style="italic" style:font-style-asian="italic" style:font-style-complex="italic" fo:font-size="10pt" style:font-size-asian="10pt" style:font-size-complex="10pt"/>
    </style:style>
    <style:style style:name="T18_56" style:family="text">
      <style:text-properties fo:font-style="italic" style:font-style-asian="italic" style:font-style-complex="italic" fo:font-size="10pt" style:font-size-asian="10pt" style:font-size-complex="10pt"/>
    </style:style>
    <style:style style:name="T18_57" style:family="text">
      <style:text-properties fo:font-size="10pt" style:font-size-asian="10pt" style:font-size-complex="10pt"/>
    </style:style>
    <style:style style:name="T18_58" style:family="text">
      <style:text-properties fo:font-size="10pt" style:font-size-asian="10pt" style:font-size-complex="10pt"/>
    </style:style>
    <style:style style:name="T18_59" style:family="text">
      <style:text-properties fo:font-size="10pt" style:font-size-asian="10pt" style:font-size-complex="10pt"/>
    </style:style>
    <style:style style:name="T18_60" style:family="text">
      <style:text-properties fo:font-size="10pt" style:font-size-asian="10pt" style:font-size-complex="10pt"/>
    </style:style>
    <style:style style:name="T18_61" style:family="text">
      <style:text-properties fo:font-size="10pt" style:font-size-asian="10pt" style:font-size-complex="10pt"/>
    </style:style>
    <style:style style:name="T18_62" style:family="text">
      <style:text-properties fo:font-size="10pt" style:font-size-asian="10pt" style:font-size-complex="10pt"/>
    </style:style>
    <style:style style:name="T18_63" style:family="text">
      <style:text-properties fo:font-size="10pt" style:font-size-asian="10pt" style:font-size-complex="10pt"/>
    </style:style>
    <style:style style:name="T18_64" style:family="text">
      <style:text-properties fo:font-size="10pt" style:font-size-asian="10pt" style:font-size-complex="10pt"/>
    </style:style>
    <style:style style:name="T18_65" style:family="text">
      <style:text-properties fo:font-size="10pt" style:font-size-asian="10pt" style:font-size-complex="10pt"/>
    </style:style>
    <style:style style:name="T18_66" style:family="text">
      <style:text-properties fo:font-size="10pt" style:font-size-asian="10pt" style:font-size-complex="10pt"/>
    </style:style>
    <style:style style:name="T18_67" style:family="text">
      <style:text-properties fo:font-size="10pt" style:font-size-asian="10pt" style:font-size-complex="10pt"/>
    </style:style>
    <style:style style:name="T18_68" style:family="text">
      <style:text-properties fo:font-size="10pt" style:font-size-asian="10pt" style:font-size-complex="10pt"/>
    </style:style>
    <style:style style:name="T18_69" style:family="text">
      <style:text-properties fo:font-size="10pt" style:font-size-asian="10pt" style:font-size-complex="10pt"/>
    </style:style>
    <style:style style:name="T18_70" style:family="text">
      <style:text-properties fo:font-size="10pt" style:font-size-asian="10pt" style:font-size-complex="10pt"/>
    </style:style>
    <style:style style:name="T18_71" style:family="text">
      <style:text-properties fo:font-size="10pt" style:font-size-asian="10pt" style:font-size-complex="10pt"/>
    </style:style>
    <style:style style:name="T18_72" style:family="text">
      <style:text-properties fo:font-size="10pt" style:font-size-asian="10pt" style:font-size-complex="10pt"/>
    </style:style>
    <style:style style:name="T18_73" style:family="text">
      <style:text-properties fo:font-size="10pt" style:font-size-asian="10pt" style:font-size-complex="10pt"/>
    </style:style>
    <style:style style:name="T18_74" style:family="text">
      <style:text-properties fo:font-size="10pt" style:font-size-asian="10pt" style:font-size-complex="10pt"/>
    </style:style>
    <style:style style:name="T18_75" style:family="text">
      <style:text-properties fo:font-size="10pt" style:font-size-asian="10pt" style:font-size-complex="10pt"/>
    </style:style>
    <style:style style:name="T18_76" style:family="text">
      <style:text-properties fo:font-size="10pt" style:font-size-asian="10pt" style:font-size-complex="10pt"/>
    </style:style>
    <style:style style:name="T18_77" style:family="text">
      <style:text-properties fo:font-size="10pt" style:font-size-asian="10pt" style:font-size-complex="10pt"/>
    </style:style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T18_175" style:family="text"/>
    <style:style style:name="T18_176" style:family="text"/>
    <style:style style:name="T18_177" style:family="text"/>
    <style:style style:name="T18_178" style:family="text"/>
    <style:style style:name="T18_179" style:family="text"/>
    <style:style style:name="T18_180" style:family="text"/>
    <style:style style:name="T18_181" style:family="text"/>
    <style:style style:name="T18_182" style:family="text"/>
    <style:style style:name="T18_183" style:family="text"/>
    <style:style style:name="T18_184" style:family="text"/>
    <style:style style:name="T18_185" style:family="text"/>
    <style:style style:name="T18_186" style:family="text"/>
    <style:style style:name="T18_187" style:family="text"/>
    <style:style style:name="T18_188" style:family="text"/>
    <style:style style:name="T18_189" style:family="text"/>
    <style:style style:name="T18_190" style:family="text"/>
    <style:style style:name="T18_191" style:family="text"/>
    <style:style style:name="T18_192" style:family="text"/>
    <style:style style:name="T18_193" style:family="text"/>
    <style:style style:name="T18_194" style:family="text"/>
    <style:style style:name="T18_195" style:family="text"/>
    <style:style style:name="T18_196" style:family="text"/>
    <style:style style:name="T18_197" style:family="text"/>
    <style:style style:name="T18_198" style:family="text"/>
    <style:style style:name="T18_199" style:family="text"/>
    <style:style style:name="T18_200" style:family="text"/>
    <style:style style:name="T18_201" style:family="text"/>
    <style:style style:name="T18_202" style:family="text"/>
    <style:style style:name="T18_203" style:family="text"/>
    <style:style style:name="T18_204" style:family="text"/>
    <style:style style:name="T18_205" style:family="text"/>
    <style:style style:name="T18_206" style:family="text"/>
    <style:style style:name="T18_207" style:family="text"/>
    <style:style style:name="T18_208" style:family="text"/>
    <style:style style:name="T18_209" style:family="text"/>
    <style:style style:name="T18_210" style:family="text"/>
    <style:style style:name="T18_211" style:family="text"/>
    <style:style style:name="T18_212" style:family="text"/>
    <style:style style:name="T18_213" style:family="text"/>
    <style:style style:name="T18_214" style:family="text"/>
    <style:style style:name="T18_215" style:family="text"/>
    <style:style style:name="T18_216" style:family="text"/>
    <style:style style:name="T18_217" style:family="text"/>
    <style:style style:name="T18_218" style:family="text"/>
    <style:style style:name="T18_219" style:family="text"/>
    <style:style style:name="T18_220" style:family="text"/>
    <style:style style:name="T18_221" style:family="text"/>
    <style:style style:name="T18_222" style:family="text"/>
    <style:style style:name="T18_223" style:family="text"/>
    <style:style style:name="T18_224" style:family="text"/>
    <style:style style:name="T18_225" style:family="text"/>
    <style:style style:name="T18_226" style:family="text"/>
    <style:style style:name="T18_227" style:family="text"/>
    <style:style style:name="T18_228" style:family="text"/>
    <style:style style:name="T18_229" style:family="text"/>
    <style:style style:name="T18_230" style:family="text"/>
    <style:style style:name="T18_231" style:family="text"/>
    <style:style style:name="T18_232" style:family="text"/>
    <style:style style:name="T18_233" style:family="text"/>
    <style:style style:name="T18_234" style:family="text"/>
    <style:style style:name="T18_235" style:family="text"/>
    <style:style style:name="T18_236" style:family="text"/>
    <style:style style:name="T18_237" style:family="text"/>
    <style:style style:name="T18_238" style:family="text"/>
    <style:style style:name="T18_239" style:family="text"/>
    <style:style style:name="T18_240" style:family="text"/>
    <style:style style:name="T18_241" style:family="text"/>
    <style:style style:name="T18_242" style:family="text"/>
    <style:style style:name="T18_243" style:family="text"/>
    <style:style style:name="T18_244" style:family="text"/>
    <style:style style:name="T18_245" style:family="text"/>
    <style:style style:name="T18_246" style:family="text"/>
    <style:style style:name="T18_247" style:family="text"/>
    <style:style style:name="T18_248" style:family="text"/>
    <style:style style:name="T18_249" style:family="text"/>
    <style:style style:name="T18_250" style:family="text"/>
    <style:style style:name="T18_251" style:family="text"/>
    <style:style style:name="T18_252" style:family="text"/>
    <style:style style:name="T18_253" style:family="text"/>
    <style:style style:name="T18_254" style:family="text"/>
    <style:style style:name="T18_255" style:family="text"/>
    <style:style style:name="T18_256" style:family="text"/>
    <style:style style:name="T18_257" style:family="text"/>
    <style:style style:name="T18_258" style:family="text"/>
    <style:style style:name="T18_259" style:family="text"/>
    <style:style style:name="T18_260" style:family="text"/>
    <style:style style:name="T18_261" style:family="text"/>
    <style:style style:name="T18_262" style:family="text"/>
    <style:style style:name="T18_263" style:family="text">
      <style:text-properties fo:font-style="italic" style:font-style-asian="italic" style:font-style-complex="italic"/>
    </style:style>
    <style:style style:name="T18_264" style:family="text">
      <style:text-properties fo:font-style="italic" style:font-style-asian="italic" style:font-style-complex="italic"/>
    </style:style>
    <style:style style:name="T18_265" style:family="text">
      <style:text-properties fo:font-style="italic" style:font-style-asian="italic" style:font-style-complex="italic"/>
    </style:style>
    <style:style style:name="T18_266" style:family="text">
      <style:text-properties fo:font-style="italic" style:font-style-asian="italic" style:font-style-complex="italic"/>
    </style:style>
    <style:style style:name="T18_267" style:family="text"/>
    <style:style style:name="T18_268" style:family="text"/>
    <style:style style:name="T18_269" style:family="text"/>
    <style:style style:name="T18_270" style:family="text"/>
    <style:style style:name="T18_271" style:family="text"/>
    <style:style style:name="T18_272" style:family="text"/>
    <style:style style:name="T18_273" style:family="text"/>
    <style:style style:name="T18_274" style:family="text"/>
    <style:style style:name="T18_275" style:family="text"/>
    <style:style style:name="T18_276" style:family="text"/>
    <style:style style:name="T18_277" style:family="text"/>
    <style:style style:name="T18_278" style:family="text"/>
    <style:style style:name="T18_279" style:family="text"/>
    <style:style style:name="T18_280" style:family="text"/>
    <style:style style:name="T18_281" style:family="text"/>
    <style:style style:name="T18_282" style:family="text"/>
    <style:style style:name="T18_283" style:family="text"/>
    <style:style style:name="T18_284" style:family="text"/>
    <style:style style:name="T18_285" style:family="text"/>
    <style:style style:name="T18_286" style:family="text"/>
    <style:style style:name="T18_287" style:family="text"/>
    <style:style style:name="T18_288" style:family="text"/>
    <style:style style:name="T18_289" style:family="text"/>
    <style:style style:name="T18_290" style:family="text"/>
    <style:style style:name="T18_291" style:family="text"/>
    <style:style style:name="T18_292" style:family="text"/>
    <style:style style:name="T18_293" style:family="text"/>
    <style:style style:name="T18_294" style:family="text"/>
    <style:style style:name="T18_295" style:family="text"/>
    <style:style style:name="T18_296" style:family="text"/>
    <style:style style:name="T18_297" style:family="text"/>
    <style:style style:name="T18_298" style:family="text"/>
    <style:style style:name="T18_299" style:family="text"/>
    <style:style style:name="T18_300" style:family="text"/>
    <style:style style:name="T18_301" style:family="text"/>
    <style:style style:name="T18_302" style:family="text"/>
    <style:style style:name="T18_303" style:family="text"/>
    <style:style style:name="T18_304" style:family="text"/>
    <style:style style:name="P19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P20" style:family="paragraph" style:parent-style-name="Standard">
      <style:paragraph-properties fo:text-align="center" fo:break-before="auto" fo:text-indent="1.27cm" fo:line-height="115%" fo:margin-top="0cm" fo:margin-left="0cm" fo:margin-right="0cm" style:writing-mode="lr-tb"/>
    </style:style>
    <style:style style:name="T20_1" style:family="text">
      <style:text-properties fo:font-style="italic" style:font-style-asian="italic" style:font-style-complex="italic" fo:font-size="10pt" style:font-size-asian="10pt" style:font-size-complex="10pt"/>
    </style:style>
    <style:style style:name="T20_2" style:family="text">
      <style:text-properties fo:font-style="italic" style:font-style-asian="italic" style:font-style-complex="italic" fo:font-size="10pt" style:font-size-asian="10pt" style:font-size-complex="10pt"/>
    </style:style>
    <style:style style:name="T20_3" style:family="text">
      <style:text-properties fo:font-style="italic" style:font-style-asian="italic" style:font-style-complex="italic" fo:font-size="10pt" style:font-size-asian="10pt" style:font-size-complex="10pt"/>
    </style:style>
    <style:style style:name="T20_4" style:family="text">
      <style:text-properties fo:font-style="italic" style:font-style-asian="italic" style:font-style-complex="italic" fo:font-size="10pt" style:font-size-asian="10pt" style:font-size-complex="10pt"/>
    </style:style>
    <style:style style:name="T20_5" style:family="text">
      <style:text-properties fo:font-style="italic" style:font-style-asian="italic" style:font-style-complex="italic" fo:font-size="10pt" style:font-size-asian="10pt" style:font-size-complex="10pt"/>
    </style:style>
    <style:style style:name="T20_6" style:family="text">
      <style:text-properties fo:font-style="italic" style:font-style-asian="italic" style:font-style-complex="italic" fo:font-size="10pt" style:font-size-asian="10pt" style:font-size-complex="10pt"/>
    </style:style>
    <style:style style:name="T20_7" style:family="text">
      <style:text-properties fo:font-style="italic" style:font-style-asian="italic" style:font-style-complex="italic" fo:font-size="10pt" style:font-size-asian="10pt" style:font-size-complex="10pt"/>
    </style:style>
    <style:style style:name="T20_8" style:family="text">
      <style:text-properties fo:font-style="italic" style:font-style-asian="italic" style:font-style-complex="italic" fo:font-size="10pt" style:font-size-asian="10pt" style:font-size-complex="10pt"/>
    </style:style>
    <style:style style:name="T20_9" style:family="text">
      <style:text-properties fo:font-style="italic" style:font-style-asian="italic" style:font-style-complex="italic" fo:font-size="10pt" style:font-size-asian="10pt" style:font-size-complex="10pt"/>
    </style:style>
    <style:style style:name="T20_10" style:family="text">
      <style:text-properties fo:font-style="italic" style:font-style-asian="italic" style:font-style-complex="italic" fo:font-size="10pt" style:font-size-asian="10pt" style:font-size-complex="10pt"/>
    </style:style>
    <style:style style:name="T20_11" style:family="text">
      <style:text-properties fo:font-style="italic" style:font-style-asian="italic" style:font-style-complex="italic" fo:font-size="10pt" style:font-size-asian="10pt" style:font-size-complex="10pt"/>
    </style:style>
    <style:style style:name="T20_12" style:family="text">
      <style:text-properties fo:font-style="italic" style:font-style-asian="italic" style:font-style-complex="italic" fo:font-size="10pt" style:font-size-asian="10pt" style:font-size-complex="10pt"/>
    </style:style>
    <style:style style:name="T20_13" style:family="text">
      <style:text-properties fo:font-style="italic" style:font-style-asian="italic" style:font-style-complex="italic" fo:font-size="10pt" style:font-size-asian="10pt" style:font-size-complex="10pt"/>
    </style:style>
    <style:style style:name="T20_14" style:family="text">
      <style:text-properties fo:font-style="italic" style:font-style-asian="italic" style:font-style-complex="italic" fo:font-size="10pt" style:font-size-asian="10pt" style:font-size-complex="10pt"/>
    </style:style>
    <style:style style:name="T20_15" style:family="text">
      <style:text-properties fo:font-style="italic" style:font-style-asian="italic" style:font-style-complex="italic" fo:font-size="10pt" style:font-size-asian="10pt" style:font-size-complex="10pt"/>
    </style:style>
    <style:style style:name="T20_16" style:family="text">
      <style:text-properties fo:font-style="italic" style:font-style-asian="italic" style:font-style-complex="italic" fo:font-size="10pt" style:font-size-asian="10pt" style:font-size-complex="10pt"/>
    </style:style>
    <style:style style:name="T20_17" style:family="text">
      <style:text-properties fo:font-style="italic" style:font-style-asian="italic" style:font-style-complex="italic" fo:font-size="10pt" style:font-size-asian="10pt" style:font-size-complex="10pt"/>
    </style:style>
    <style:style style:name="T20_18" style:family="text">
      <style:text-properties fo:font-style="italic" style:font-style-asian="italic" style:font-style-complex="italic" fo:font-size="10pt" style:font-size-asian="10pt" style:font-size-complex="10pt"/>
    </style:style>
    <style:style style:name="T20_19" style:family="text">
      <style:text-properties fo:font-style="italic" style:font-style-asian="italic" style:font-style-complex="italic" fo:font-size="10pt" style:font-size-asian="10pt" style:font-size-complex="10pt"/>
    </style:style>
    <style:style style:name="T20_20" style:family="text">
      <style:text-properties fo:font-style="italic" style:font-style-asian="italic" style:font-style-complex="italic" fo:font-size="10pt" style:font-size-asian="10pt" style:font-size-complex="10pt"/>
    </style:style>
    <style:style style:name="T20_21" style:family="text">
      <style:text-properties fo:font-style="italic" style:font-style-asian="italic" style:font-style-complex="italic" fo:font-size="10pt" style:font-size-asian="10pt" style:font-size-complex="10pt"/>
    </style:style>
    <style:style style:name="T20_22" style:family="text">
      <style:text-properties fo:font-style="italic" style:font-style-asian="italic" style:font-style-complex="italic" fo:font-size="10pt" style:font-size-asian="10pt" style:font-size-complex="10pt"/>
    </style:style>
    <style:style style:name="T20_23" style:family="text">
      <style:text-properties fo:font-style="italic" style:font-style-asian="italic" style:font-style-complex="italic" fo:font-size="10pt" style:font-size-asian="10pt" style:font-size-complex="10pt"/>
    </style:style>
    <style:style style:name="T20_24" style:family="text">
      <style:text-properties fo:font-style="italic" style:font-style-asian="italic" style:font-style-complex="italic" fo:font-size="10pt" style:font-size-asian="10pt" style:font-size-complex="10pt"/>
    </style:style>
    <style:style style:name="T20_25" style:family="text">
      <style:text-properties fo:font-style="italic" style:font-style-asian="italic" style:font-style-complex="italic" fo:font-size="10pt" style:font-size-asian="10pt" style:font-size-complex="10pt"/>
    </style:style>
    <style:style style:name="T20_26" style:family="text">
      <style:text-properties fo:font-style="italic" style:font-style-asian="italic" style:font-style-complex="italic" fo:font-size="10pt" style:font-size-asian="10pt" style:font-size-complex="10pt"/>
    </style:style>
    <style:style style:name="T20_27" style:family="text">
      <style:text-properties fo:font-style="italic" style:font-style-asian="italic" style:font-style-complex="italic" fo:font-size="10pt" style:font-size-asian="10pt" style:font-size-complex="10pt"/>
    </style:style>
    <style:style style:name="T20_28" style:family="text">
      <style:text-properties fo:font-style="italic" style:font-style-asian="italic" style:font-style-complex="italic" fo:font-size="10pt" style:font-size-asian="10pt" style:font-size-complex="10pt"/>
    </style:style>
    <style:style style:name="T20_29" style:family="text">
      <style:text-properties fo:font-style="italic" style:font-style-asian="italic" style:font-style-complex="italic" fo:font-size="10pt" style:font-size-asian="10pt" style:font-size-complex="10pt"/>
    </style:style>
    <style:style style:name="T20_30" style:family="text">
      <style:text-properties fo:font-style="italic" style:font-style-asian="italic" style:font-style-complex="italic" fo:font-size="10pt" style:font-size-asian="10pt" style:font-size-complex="10pt"/>
    </style:style>
    <style:style style:name="T20_31" style:family="text">
      <style:text-properties fo:font-style="italic" style:font-style-asian="italic" style:font-style-complex="italic" fo:font-size="10pt" style:font-size-asian="10pt" style:font-size-complex="10pt"/>
    </style:style>
    <style:style style:name="T20_32" style:family="text">
      <style:text-properties fo:font-style="italic" style:font-style-asian="italic" style:font-style-complex="italic" fo:font-size="10pt" style:font-size-asian="10pt" style:font-size-complex="10pt"/>
    </style:style>
    <style:style style:name="T20_33" style:family="text">
      <style:text-properties fo:font-style="italic" style:font-style-asian="italic" style:font-style-complex="italic" fo:font-size="10pt" style:font-size-asian="10pt" style:font-size-complex="10pt"/>
    </style:style>
    <style:style style:name="T20_34" style:family="text">
      <style:text-properties fo:font-style="italic" style:font-style-asian="italic" style:font-style-complex="italic" fo:font-size="10pt" style:font-size-asian="10pt" style:font-size-complex="10pt"/>
    </style:style>
    <style:style style:name="T20_35" style:family="text">
      <style:text-properties fo:font-style="italic" style:font-style-asian="italic" style:font-style-complex="italic" fo:font-size="10pt" style:font-size-asian="10pt" style:font-size-complex="10pt"/>
    </style:style>
    <style:style style:name="T20_36" style:family="text">
      <style:text-properties fo:font-style="italic" style:font-style-asian="italic" style:font-style-complex="italic" fo:font-size="10pt" style:font-size-asian="10pt" style:font-size-complex="10pt"/>
    </style:style>
    <style:style style:name="T20_37" style:family="text">
      <style:text-properties fo:font-style="italic" style:font-style-asian="italic" style:font-style-complex="italic" fo:font-size="10pt" style:font-size-asian="10pt" style:font-size-complex="10pt"/>
    </style:style>
    <style:style style:name="T20_38" style:family="text">
      <style:text-properties fo:font-style="italic" style:font-style-asian="italic" style:font-style-complex="italic" fo:font-size="10pt" style:font-size-asian="10pt" style:font-size-complex="10pt"/>
    </style:style>
    <style:style style:name="T20_39" style:family="text">
      <style:text-properties fo:font-style="italic" style:font-style-asian="italic" style:font-style-complex="italic" fo:font-size="10pt" style:font-size-asian="10pt" style:font-size-complex="10pt"/>
    </style:style>
    <style:style style:name="T20_40" style:family="text">
      <style:text-properties fo:font-style="italic" style:font-style-asian="italic" style:font-style-complex="italic" fo:font-size="10pt" style:font-size-asian="10pt" style:font-size-complex="10pt"/>
    </style:style>
    <style:style style:name="T20_41" style:family="text">
      <style:text-properties fo:font-style="italic" style:font-style-asian="italic" style:font-style-complex="italic" fo:font-size="10pt" style:font-size-asian="10pt" style:font-size-complex="10pt"/>
    </style:style>
    <style:style style:name="T20_42" style:family="text">
      <style:text-properties fo:font-style="italic" style:font-style-asian="italic" style:font-style-complex="italic" fo:font-size="10pt" style:font-size-asian="10pt" style:font-size-complex="10pt"/>
    </style:style>
    <style:style style:name="T20_43" style:family="text">
      <style:text-properties fo:font-style="italic" style:font-style-asian="italic" style:font-style-complex="italic" fo:font-size="10pt" style:font-size-asian="10pt" style:font-size-complex="10pt"/>
    </style:style>
    <style:style style:name="T20_44" style:family="text">
      <style:text-properties fo:font-style="italic" style:font-style-asian="italic" style:font-style-complex="italic" fo:font-size="10pt" style:font-size-asian="10pt" style:font-size-complex="10pt"/>
    </style:style>
    <style:style style:name="T20_45" style:family="text">
      <style:text-properties fo:font-style="italic" style:font-style-asian="italic" style:font-style-complex="italic" fo:font-size="10pt" style:font-size-asian="10pt" style:font-size-complex="10pt"/>
    </style:style>
    <style:style style:name="T20_46" style:family="text">
      <style:text-properties fo:font-style="italic" style:font-style-asian="italic" style:font-style-complex="italic" fo:font-size="10pt" style:font-size-asian="10pt" style:font-size-complex="10pt"/>
    </style:style>
    <style:style style:name="T20_47" style:family="text">
      <style:text-properties fo:font-style="italic" style:font-style-asian="italic" style:font-style-complex="italic" fo:font-size="10pt" style:font-size-asian="10pt" style:font-size-complex="10pt"/>
    </style:style>
    <style:style style:name="T20_48" style:family="text">
      <style:text-properties fo:font-style="italic" style:font-style-asian="italic" style:font-style-complex="italic" fo:font-size="10pt" style:font-size-asian="10pt" style:font-size-complex="10pt"/>
    </style:style>
    <style:style style:name="T20_49" style:family="text">
      <style:text-properties fo:font-style="italic" style:font-style-asian="italic" style:font-style-complex="italic" fo:font-size="10pt" style:font-size-asian="10pt" style:font-size-complex="10pt"/>
    </style:style>
    <style:style style:name="T20_50" style:family="text">
      <style:text-properties fo:font-style="italic" style:font-style-asian="italic" style:font-style-complex="italic" fo:font-size="10pt" style:font-size-asian="10pt" style:font-size-complex="10pt"/>
    </style:style>
    <style:style style:name="T20_51" style:family="text">
      <style:text-properties fo:font-style="italic" style:font-style-asian="italic" style:font-style-complex="italic" fo:font-size="10pt" style:font-size-asian="10pt" style:font-size-complex="10pt"/>
    </style:style>
    <style:style style:name="T20_52" style:family="text">
      <style:text-properties fo:font-style="italic" style:font-style-asian="italic" style:font-style-complex="italic" fo:font-size="10pt" style:font-size-asian="10pt" style:font-size-complex="10pt"/>
    </style:style>
    <style:style style:name="T20_53" style:family="text">
      <style:text-properties fo:font-style="italic" style:font-style-asian="italic" style:font-style-complex="italic" fo:font-size="10pt" style:font-size-asian="10pt" style:font-size-complex="10pt"/>
    </style:style>
    <style:style style:name="T20_54" style:family="text">
      <style:text-properties fo:font-style="italic" style:font-style-asian="italic" style:font-style-complex="italic" fo:font-size="10pt" style:font-size-asian="10pt" style:font-size-complex="10pt"/>
    </style:style>
    <style:style style:name="T20_55" style:family="text">
      <style:text-properties fo:font-style="italic" style:font-style-asian="italic" style:font-style-complex="italic" fo:font-size="10pt" style:font-size-asian="10pt" style:font-size-complex="10pt"/>
    </style:style>
    <style:style style:name="T20_56" style:family="text">
      <style:text-properties fo:font-style="italic" style:font-style-asian="italic" style:font-style-complex="italic" fo:font-size="10pt" style:font-size-asian="10pt" style:font-size-complex="10pt"/>
    </style:style>
    <style:style style:name="T20_57" style:family="text">
      <style:text-properties fo:font-style="italic" style:font-style-asian="italic" style:font-style-complex="italic" fo:font-size="10pt" style:font-size-asian="10pt" style:font-size-complex="10pt"/>
    </style:style>
    <style:style style:name="T20_58" style:family="text">
      <style:text-properties fo:font-style="italic" style:font-style-asian="italic" style:font-style-complex="italic" fo:font-size="10pt" style:font-size-asian="10pt" style:font-size-complex="10pt"/>
    </style:style>
    <style:style style:name="T20_59" style:family="text">
      <style:text-properties fo:font-style="italic" style:font-style-asian="italic" style:font-style-complex="italic" fo:font-size="10pt" style:font-size-asian="10pt" style:font-size-complex="10pt"/>
    </style:style>
    <style:style style:name="T20_60" style:family="text">
      <style:text-properties fo:font-style="italic" style:font-style-asian="italic" style:font-style-complex="italic" fo:font-size="10pt" style:font-size-asian="10pt" style:font-size-complex="10pt"/>
    </style:style>
    <style:style style:name="T20_61" style:family="text">
      <style:text-properties fo:font-style="italic" style:font-style-asian="italic" style:font-style-complex="italic" fo:font-size="10pt" style:font-size-asian="10pt" style:font-size-complex="10pt"/>
    </style:style>
    <style:style style:name="T20_62" style:family="text">
      <style:text-properties fo:font-style="italic" style:font-style-asian="italic" style:font-style-complex="italic" fo:font-size="10pt" style:font-size-asian="10pt" style:font-size-complex="10pt"/>
    </style:style>
    <style:style style:name="T20_63" style:family="text">
      <style:text-properties fo:font-style="italic" style:font-style-asian="italic" style:font-style-complex="italic" fo:font-size="10pt" style:font-size-asian="10pt" style:font-size-complex="10pt"/>
    </style:style>
    <style:style style:name="T20_64" style:family="text">
      <style:text-properties fo:font-style="italic" style:font-style-asian="italic" style:font-style-complex="italic" fo:font-size="10pt" style:font-size-asian="10pt" style:font-size-complex="10pt"/>
    </style:style>
    <style:style style:name="T20_65" style:family="text">
      <style:text-properties fo:font-style="italic" style:font-style-asian="italic" style:font-style-complex="italic" fo:font-size="10pt" style:font-size-asian="10pt" style:font-size-complex="10pt"/>
    </style:style>
    <style:style style:name="T20_66" style:family="text">
      <style:text-properties fo:font-style="italic" style:font-style-asian="italic" style:font-style-complex="italic" fo:font-size="10pt" style:font-size-asian="10pt" style:font-size-complex="10pt"/>
    </style:style>
    <style:style style:name="T20_67" style:family="text">
      <style:text-properties fo:font-style="italic" style:font-style-asian="italic" style:font-style-complex="italic" fo:font-size="10pt" style:font-size-asian="10pt" style:font-size-complex="10pt"/>
    </style:style>
    <style:style style:name="T20_68" style:family="text">
      <style:text-properties fo:font-style="italic" style:font-style-asian="italic" style:font-style-complex="italic" fo:font-size="10pt" style:font-size-asian="10pt" style:font-size-complex="10pt"/>
    </style:style>
    <style:style style:name="T20_69" style:family="text">
      <style:text-properties fo:font-style="italic" style:font-style-asian="italic" style:font-style-complex="italic" fo:font-size="10pt" style:font-size-asian="10pt" style:font-size-complex="10pt"/>
    </style:style>
    <style:style style:name="T20_70" style:family="text">
      <style:text-properties fo:font-style="italic" style:font-style-asian="italic" style:font-style-complex="italic" fo:font-size="10pt" style:font-size-asian="10pt" style:font-size-complex="10pt"/>
    </style:style>
    <style:style style:name="T20_71" style:family="text">
      <style:text-properties fo:font-style="italic" style:font-style-asian="italic" style:font-style-complex="italic" fo:font-size="10pt" style:font-size-asian="10pt" style:font-size-complex="10pt"/>
    </style:style>
    <style:style style:name="T20_72" style:family="text">
      <style:text-properties fo:font-style="italic" style:font-style-asian="italic" style:font-style-complex="italic" fo:font-size="10pt" style:font-size-asian="10pt" style:font-size-complex="10pt"/>
    </style:style>
    <style:style style:name="T20_73" style:family="text">
      <style:text-properties fo:font-style="italic" style:font-style-asian="italic" style:font-style-complex="italic" fo:font-size="10pt" style:font-size-asian="10pt" style:font-size-complex="10pt"/>
    </style:style>
    <style:style style:name="T20_74" style:family="text">
      <style:text-properties fo:font-style="italic" style:font-style-asian="italic" style:font-style-complex="italic" fo:font-size="10pt" style:font-size-asian="10pt" style:font-size-complex="10pt"/>
    </style:style>
    <style:style style:name="T20_75" style:family="text">
      <style:text-properties fo:font-style="italic" style:font-style-asian="italic" style:font-style-complex="italic" fo:font-size="10pt" style:font-size-asian="10pt" style:font-size-complex="10pt"/>
    </style:style>
    <style:style style:name="T20_76" style:family="text">
      <style:text-properties fo:font-style="italic" style:font-style-asian="italic" style:font-style-complex="italic" fo:font-size="10pt" style:font-size-asian="10pt" style:font-size-complex="10pt"/>
    </style:style>
    <style:style style:name="T20_77" style:family="text">
      <style:text-properties fo:font-style="italic" style:font-style-asian="italic" style:font-style-complex="italic" fo:font-size="10pt" style:font-size-asian="10pt" style:font-size-complex="10pt"/>
    </style:style>
    <style:style style:name="T20_78" style:family="text">
      <style:text-properties fo:font-style="italic" style:font-style-asian="italic" style:font-style-complex="italic" fo:font-size="10pt" style:font-size-asian="10pt" style:font-size-complex="10pt"/>
    </style:style>
    <style:style style:name="T20_79" style:family="text">
      <style:text-properties fo:font-style="italic" style:font-style-asian="italic" style:font-style-complex="italic" fo:font-size="10pt" style:font-size-asian="10pt" style:font-size-complex="10pt"/>
    </style:style>
    <style:style style:name="T20_80" style:family="text">
      <style:text-properties fo:font-style="italic" style:font-style-asian="italic" style:font-style-complex="italic" fo:font-size="10pt" style:font-size-asian="10pt" style:font-size-complex="10pt"/>
    </style:style>
    <style:style style:name="T20_81" style:family="text">
      <style:text-properties fo:font-style="italic" style:font-style-asian="italic" style:font-style-complex="italic" fo:font-size="10pt" style:font-size-asian="10pt" style:font-size-complex="10pt"/>
    </style:style>
    <style:style style:name="T20_82" style:family="text">
      <style:text-properties fo:font-style="italic" style:font-style-asian="italic" style:font-style-complex="italic" fo:font-size="10pt" style:font-size-asian="10pt" style:font-size-complex="10pt"/>
    </style:style>
    <style:style style:name="T20_83" style:family="text">
      <style:text-properties fo:font-style="italic" style:font-style-asian="italic" style:font-style-complex="italic" fo:font-size="10pt" style:font-size-asian="10pt" style:font-size-complex="10pt"/>
    </style:style>
    <style:style style:name="T20_84" style:family="text">
      <style:text-properties fo:font-style="italic" style:font-style-asian="italic" style:font-style-complex="italic" fo:font-size="10pt" style:font-size-asian="10pt" style:font-size-complex="10pt"/>
    </style:style>
    <style:style style:name="T20_85" style:family="text">
      <style:text-properties fo:font-style="italic" style:font-style-asian="italic" style:font-style-complex="italic" fo:font-size="10pt" style:font-size-asian="10pt" style:font-size-complex="10pt"/>
    </style:style>
    <style:style style:name="T20_86" style:family="text">
      <style:text-properties fo:font-style="italic" style:font-style-asian="italic" style:font-style-complex="italic" fo:font-size="10pt" style:font-size-asian="10pt" style:font-size-complex="10pt"/>
    </style:style>
    <style:style style:name="T20_87" style:family="text">
      <style:text-properties fo:font-style="italic" style:font-style-asian="italic" style:font-style-complex="italic" fo:font-size="10pt" style:font-size-asian="10pt" style:font-size-complex="10pt"/>
    </style:style>
    <style:style style:name="T20_88" style:family="text">
      <style:text-properties fo:font-style="italic" style:font-style-asian="italic" style:font-style-complex="italic" fo:font-size="10pt" style:font-size-asian="10pt" style:font-size-complex="10pt"/>
    </style:style>
    <style:style style:name="T20_89" style:family="text">
      <style:text-properties fo:font-style="italic" style:font-style-asian="italic" style:font-style-complex="italic" fo:font-size="10pt" style:font-size-asian="10pt" style:font-size-complex="10pt"/>
    </style:style>
    <style:style style:name="T20_90" style:family="text">
      <style:text-properties fo:font-style="italic" style:font-style-asian="italic" style:font-style-complex="italic" fo:font-size="10pt" style:font-size-asian="10pt" style:font-size-complex="10pt"/>
    </style:style>
    <style:style style:name="T20_91" style:family="text">
      <style:text-properties fo:font-style="italic" style:font-style-asian="italic" style:font-style-complex="italic" fo:font-size="10pt" style:font-size-asian="10pt" style:font-size-complex="10pt"/>
    </style:style>
    <style:style style:name="T20_92" style:family="text">
      <style:text-properties fo:font-style="italic" style:font-style-asian="italic" style:font-style-complex="italic" fo:font-size="10pt" style:font-size-asian="10pt" style:font-size-complex="10pt"/>
    </style:style>
    <style:style style:name="T20_93" style:family="text">
      <style:text-properties fo:font-style="italic" style:font-style-asian="italic" style:font-style-complex="italic" fo:font-size="10pt" style:font-size-asian="10pt" style:font-size-complex="10pt"/>
    </style:style>
    <style:style style:name="T20_94" style:family="text">
      <style:text-properties fo:font-style="italic" style:font-style-asian="italic" style:font-style-complex="italic" fo:font-size="10pt" style:font-size-asian="10pt" style:font-size-complex="10pt"/>
    </style:style>
    <style:style style:name="T20_95" style:family="text">
      <style:text-properties fo:font-style="italic" style:font-style-asian="italic" style:font-style-complex="italic" fo:font-size="10pt" style:font-size-asian="10pt" style:font-size-complex="10pt"/>
    </style:style>
    <style:style style:name="T20_96" style:family="text">
      <style:text-properties fo:font-style="italic" style:font-style-asian="italic" style:font-style-complex="italic" fo:font-size="10pt" style:font-size-asian="10pt" style:font-size-complex="10pt"/>
    </style:style>
    <style:style style:name="T20_97" style:family="text">
      <style:text-properties fo:font-style="italic" style:font-style-asian="italic" style:font-style-complex="italic" fo:font-size="10pt" style:font-size-asian="10pt" style:font-size-complex="10pt"/>
    </style:style>
    <style:style style:name="T20_98" style:family="text">
      <style:text-properties fo:font-style="italic" style:font-style-asian="italic" style:font-style-complex="italic" fo:font-size="10pt" style:font-size-asian="10pt" style:font-size-complex="10pt"/>
    </style:style>
    <style:style style:name="T20_99" style:family="text">
      <style:text-properties fo:font-style="italic" style:font-style-asian="italic" style:font-style-complex="italic" fo:font-size="10pt" style:font-size-asian="10pt" style:font-size-complex="10pt"/>
    </style:style>
    <style:style style:name="T20_100" style:family="text">
      <style:text-properties fo:font-style="italic" style:font-style-asian="italic" style:font-style-complex="italic" fo:font-size="10pt" style:font-size-asian="10pt" style:font-size-complex="10pt"/>
    </style:style>
    <style:style style:name="T20_101" style:family="text">
      <style:text-properties fo:font-style="italic" style:font-style-asian="italic" style:font-style-complex="italic" fo:font-size="10pt" style:font-size-asian="10pt" style:font-size-complex="10pt"/>
    </style:style>
    <style:style style:name="T20_102" style:family="text">
      <style:text-properties fo:font-style="italic" style:font-style-asian="italic" style:font-style-complex="italic" fo:font-size="10pt" style:font-size-asian="10pt" style:font-size-complex="10pt"/>
    </style:style>
    <style:style style:name="T20_103" style:family="text">
      <style:text-properties fo:font-style="italic" style:font-style-asian="italic" style:font-style-complex="italic" fo:font-size="10pt" style:font-size-asian="10pt" style:font-size-complex="10pt"/>
    </style:style>
    <style:style style:name="T20_104" style:family="text">
      <style:text-properties fo:font-style="italic" style:font-style-asian="italic" style:font-style-complex="italic" fo:font-size="10pt" style:font-size-asian="10pt" style:font-size-complex="10pt"/>
    </style:style>
    <style:style style:name="T20_105" style:family="text">
      <style:text-properties fo:font-style="italic" style:font-style-asian="italic" style:font-style-complex="italic" fo:font-size="10pt" style:font-size-asian="10pt" style:font-size-complex="10pt"/>
    </style:style>
    <style:style style:name="T20_106" style:family="text">
      <style:text-properties fo:font-style="italic" style:font-style-asian="italic" style:font-style-complex="italic" fo:font-size="10pt" style:font-size-asian="10pt" style:font-size-complex="10pt"/>
    </style:style>
    <style:style style:name="T20_107" style:family="text">
      <style:text-properties fo:font-style="italic" style:font-style-asian="italic" style:font-style-complex="italic" fo:font-size="10pt" style:font-size-asian="10pt" style:font-size-complex="10pt"/>
    </style:style>
    <style:style style:name="T20_108" style:family="text">
      <style:text-properties fo:font-style="italic" style:font-style-asian="italic" style:font-style-complex="italic" fo:font-size="10pt" style:font-size-asian="10pt" style:font-size-complex="10pt"/>
    </style:style>
    <style:style style:name="T20_109" style:family="text">
      <style:text-properties fo:font-style="italic" style:font-style-asian="italic" style:font-style-complex="italic" fo:font-size="10pt" style:font-size-asian="10pt" style:font-size-complex="10pt"/>
    </style:style>
    <style:style style:name="T20_110" style:family="text">
      <style:text-properties fo:font-style="italic" style:font-style-asian="italic" style:font-style-complex="italic" fo:font-size="10pt" style:font-size-asian="10pt" style:font-size-complex="10pt"/>
    </style:style>
    <style:style style:name="T20_111" style:family="text">
      <style:text-properties fo:font-style="italic" style:font-style-asian="italic" style:font-style-complex="italic" fo:font-size="10pt" style:font-size-asian="10pt" style:font-size-complex="10pt"/>
    </style:style>
    <style:style style:name="T20_112" style:family="text">
      <style:text-properties fo:font-style="italic" style:font-style-asian="italic" style:font-style-complex="italic" fo:font-size="10pt" style:font-size-asian="10pt" style:font-size-complex="10pt"/>
    </style:style>
    <style:style style:name="T20_113" style:family="text">
      <style:text-properties fo:font-style="italic" style:font-style-asian="italic" style:font-style-complex="italic" fo:font-size="10pt" style:font-size-asian="10pt" style:font-size-complex="10pt"/>
    </style:style>
    <style:style style:name="T20_114" style:family="text">
      <style:text-properties fo:font-style="italic" style:font-style-asian="italic" style:font-style-complex="italic" fo:font-size="10pt" style:font-size-asian="10pt" style:font-size-complex="10pt"/>
    </style:style>
    <style:style style:name="T20_115" style:family="text">
      <style:text-properties fo:font-style="italic" style:font-style-asian="italic" style:font-style-complex="italic" fo:font-size="10pt" style:font-size-asian="10pt" style:font-size-complex="10pt"/>
    </style:style>
    <style:style style:name="T20_116" style:family="text">
      <style:text-properties fo:font-style="italic" style:font-style-asian="italic" style:font-style-complex="italic" fo:font-size="10pt" style:font-size-asian="10pt" style:font-size-complex="10pt"/>
    </style:style>
    <style:style style:name="T20_117" style:family="text">
      <style:text-properties fo:font-style="italic" style:font-style-asian="italic" style:font-style-complex="italic" fo:font-size="10pt" style:font-size-asian="10pt" style:font-size-complex="10pt"/>
    </style:style>
    <style:style style:name="T20_118" style:family="text">
      <style:text-properties fo:font-style="italic" style:font-style-asian="italic" style:font-style-complex="italic" fo:font-size="10pt" style:font-size-asian="10pt" style:font-size-complex="10pt"/>
    </style:style>
    <style:style style:name="T20_119" style:family="text">
      <style:text-properties fo:font-style="italic" style:font-style-asian="italic" style:font-style-complex="italic" fo:font-size="10pt" style:font-size-asian="10pt" style:font-size-complex="10pt"/>
    </style:style>
    <style:style style:name="T20_120" style:family="text">
      <style:text-properties fo:font-style="italic" style:font-style-asian="italic" style:font-style-complex="italic" fo:font-size="10pt" style:font-size-asian="10pt" style:font-size-complex="10pt"/>
    </style:style>
    <style:style style:name="T20_121" style:family="text">
      <style:text-properties fo:font-style="italic" style:font-style-asian="italic" style:font-style-complex="italic" fo:font-size="10pt" style:font-size-asian="10pt" style:font-size-complex="10pt"/>
    </style:style>
    <style:style style:name="T20_122" style:family="text">
      <style:text-properties fo:font-style="italic" style:font-style-asian="italic" style:font-style-complex="italic" fo:font-size="10pt" style:font-size-asian="10pt" style:font-size-complex="10pt"/>
    </style:style>
    <style:style style:name="T20_123" style:family="text">
      <style:text-properties fo:font-style="italic" style:font-style-asian="italic" style:font-style-complex="italic" fo:font-size="10pt" style:font-size-asian="10pt" style:font-size-complex="10pt"/>
    </style:style>
    <style:style style:name="T20_124" style:family="text">
      <style:text-properties fo:font-style="italic" style:font-style-asian="italic" style:font-style-complex="italic" fo:font-size="10pt" style:font-size-asian="10pt" style:font-size-complex="10pt"/>
    </style:style>
    <style:style style:name="T20_125" style:family="text">
      <style:text-properties fo:font-style="italic" style:font-style-asian="italic" style:font-style-complex="italic" fo:font-size="10pt" style:font-size-asian="10pt" style:font-size-complex="10pt"/>
    </style:style>
    <style:style style:name="T20_126" style:family="text">
      <style:text-properties fo:font-style="italic" style:font-style-asian="italic" style:font-style-complex="italic" fo:font-size="10pt" style:font-size-asian="10pt" style:font-size-complex="10pt"/>
    </style:style>
    <style:style style:name="T20_127" style:family="text">
      <style:text-properties fo:font-style="italic" style:font-style-asian="italic" style:font-style-complex="italic" fo:font-size="10pt" style:font-size-asian="10pt" style:font-size-complex="10pt"/>
    </style:style>
    <style:style style:name="T20_128" style:family="text">
      <style:text-properties fo:font-style="italic" style:font-style-asian="italic" style:font-style-complex="italic" fo:font-size="10pt" style:font-size-asian="10pt" style:font-size-complex="10pt"/>
    </style:style>
    <style:style style:name="T20_129" style:family="text">
      <style:text-properties fo:font-style="italic" style:font-style-asian="italic" style:font-style-complex="italic" fo:font-size="10pt" style:font-size-asian="10pt" style:font-size-complex="10pt"/>
    </style:style>
    <style:style style:name="T20_130" style:family="text">
      <style:text-properties fo:font-style="italic" style:font-style-asian="italic" style:font-style-complex="italic" fo:font-size="10pt" style:font-size-asian="10pt" style:font-size-complex="10pt"/>
    </style:style>
    <style:style style:name="T20_131" style:family="text">
      <style:text-properties fo:font-style="italic" style:font-style-asian="italic" style:font-style-complex="italic" fo:font-size="10pt" style:font-size-asian="10pt" style:font-size-complex="10pt"/>
    </style:style>
    <style:style style:name="T20_132" style:family="text">
      <style:text-properties fo:font-style="italic" style:font-style-asian="italic" style:font-style-complex="italic" fo:font-size="10pt" style:font-size-asian="10pt" style:font-size-complex="10pt"/>
    </style:style>
    <style:style style:name="T20_133" style:family="text">
      <style:text-properties fo:font-style="italic" style:font-style-asian="italic" style:font-style-complex="italic" fo:font-size="10pt" style:font-size-asian="10pt" style:font-size-complex="10pt"/>
    </style:style>
    <style:style style:name="T20_134" style:family="text">
      <style:text-properties fo:font-style="italic" style:font-style-asian="italic" style:font-style-complex="italic" fo:font-size="10pt" style:font-size-asian="10pt" style:font-size-complex="10pt"/>
    </style:style>
    <style:style style:name="T20_135" style:family="text">
      <style:text-properties fo:font-style="italic" style:font-style-asian="italic" style:font-style-complex="italic" fo:font-size="10pt" style:font-size-asian="10pt" style:font-size-complex="10pt"/>
    </style:style>
    <style:style style:name="T20_136" style:family="text">
      <style:text-properties fo:font-style="italic" style:font-style-asian="italic" style:font-style-complex="italic" fo:font-size="10pt" style:font-size-asian="10pt" style:font-size-complex="10pt"/>
    </style:style>
    <style:style style:name="T20_137" style:family="text">
      <style:text-properties fo:font-style="italic" style:font-style-asian="italic" style:font-style-complex="italic" fo:font-size="10pt" style:font-size-asian="10pt" style:font-size-complex="10pt"/>
    </style:style>
    <style:style style:name="T20_138" style:family="text">
      <style:text-properties fo:font-style="italic" style:font-style-asian="italic" style:font-style-complex="italic" fo:font-size="10pt" style:font-size-asian="10pt" style:font-size-complex="10pt"/>
    </style:style>
    <style:style style:name="T20_139" style:family="text">
      <style:text-properties fo:font-style="italic" style:font-style-asian="italic" style:font-style-complex="italic" fo:font-size="10pt" style:font-size-asian="10pt" style:font-size-complex="10pt"/>
    </style:style>
    <style:style style:name="T20_140" style:family="text">
      <style:text-properties fo:font-style="italic" style:font-style-asian="italic" style:font-style-complex="italic" fo:font-size="10pt" style:font-size-asian="10pt" style:font-size-complex="10pt"/>
    </style:style>
    <style:style style:name="T20_141" style:family="text">
      <style:text-properties fo:font-style="italic" style:font-style-asian="italic" style:font-style-complex="italic" fo:font-size="10pt" style:font-size-asian="10pt" style:font-size-complex="10pt"/>
    </style:style>
    <style:style style:name="T20_142" style:family="text">
      <style:text-properties fo:font-style="italic" style:font-style-asian="italic" style:font-style-complex="italic" fo:font-size="10pt" style:font-size-asian="10pt" style:font-size-complex="10pt"/>
    </style:style>
    <style:style style:name="T20_143" style:family="text">
      <style:text-properties fo:font-style="italic" style:font-style-asian="italic" style:font-style-complex="italic" fo:font-size="10pt" style:font-size-asian="10pt" style:font-size-complex="10pt"/>
    </style:style>
    <style:style style:name="T20_144" style:family="text">
      <style:text-properties fo:font-style="italic" style:font-style-asian="italic" style:font-style-complex="italic" fo:font-size="10pt" style:font-size-asian="10pt" style:font-size-complex="10pt"/>
    </style:style>
    <style:style style:name="T20_145" style:family="text">
      <style:text-properties fo:font-style="italic" style:font-style-asian="italic" style:font-style-complex="italic" fo:font-size="10pt" style:font-size-asian="10pt" style:font-size-complex="10pt"/>
    </style:style>
    <style:style style:name="T20_146" style:family="text">
      <style:text-properties fo:font-style="italic" style:font-style-asian="italic" style:font-style-complex="italic" fo:font-size="10pt" style:font-size-asian="10pt" style:font-size-complex="10pt"/>
    </style:style>
    <style:style style:name="T20_147" style:family="text">
      <style:text-properties fo:font-style="italic" style:font-style-asian="italic" style:font-style-complex="italic" fo:font-size="10pt" style:font-size-asian="10pt" style:font-size-complex="10pt"/>
    </style:style>
    <style:style style:name="T20_148" style:family="text">
      <style:text-properties fo:font-style="italic" style:font-style-asian="italic" style:font-style-complex="italic" fo:font-size="10pt" style:font-size-asian="10pt" style:font-size-complex="10pt"/>
    </style:style>
    <style:style style:name="T20_149" style:family="text">
      <style:text-properties fo:font-style="italic" style:font-style-asian="italic" style:font-style-complex="italic" fo:font-size="10pt" style:font-size-asian="10pt" style:font-size-complex="10pt"/>
    </style:style>
    <style:style style:name="T20_150" style:family="text">
      <style:text-properties fo:font-style="italic" style:font-style-asian="italic" style:font-style-complex="italic" fo:font-size="10pt" style:font-size-asian="10pt" style:font-size-complex="10pt"/>
    </style:style>
    <style:style style:name="T20_151" style:family="text">
      <style:text-properties fo:font-style="italic" style:font-style-asian="italic" style:font-style-complex="italic" fo:font-size="10pt" style:font-size-asian="10pt" style:font-size-complex="10pt"/>
    </style:style>
    <style:style style:name="T20_152" style:family="text">
      <style:text-properties fo:font-style="italic" style:font-style-asian="italic" style:font-style-complex="italic" fo:font-size="10pt" style:font-size-asian="10pt" style:font-size-complex="10pt"/>
    </style:style>
    <style:style style:name="T20_153" style:family="text">
      <style:text-properties fo:font-style="italic" style:font-style-asian="italic" style:font-style-complex="italic" fo:font-size="10pt" style:font-size-asian="10pt" style:font-size-complex="10pt"/>
    </style:style>
    <style:style style:name="T20_154" style:family="text">
      <style:text-properties fo:font-style="italic" style:font-style-asian="italic" style:font-style-complex="italic" fo:font-size="10pt" style:font-size-asian="10pt" style:font-size-complex="10pt"/>
    </style:style>
    <style:style style:name="T20_155" style:family="text">
      <style:text-properties fo:font-style="italic" style:font-style-asian="italic" style:font-style-complex="italic" fo:font-size="10pt" style:font-size-asian="10pt" style:font-size-complex="10pt"/>
    </style:style>
    <style:style style:name="T20_156" style:family="text">
      <style:text-properties fo:font-style="italic" style:font-style-asian="italic" style:font-style-complex="italic" fo:font-size="10pt" style:font-size-asian="10pt" style:font-size-complex="10pt"/>
    </style:style>
    <style:style style:name="T20_157" style:family="text">
      <style:text-properties fo:font-style="italic" style:font-style-asian="italic" style:font-style-complex="italic" fo:font-size="10pt" style:font-size-asian="10pt" style:font-size-complex="10pt"/>
    </style:style>
    <style:style style:name="T20_158" style:family="text">
      <style:text-properties fo:font-style="italic" style:font-style-asian="italic" style:font-style-complex="italic" fo:font-size="10pt" style:font-size-asian="10pt" style:font-size-complex="10pt"/>
    </style:style>
    <style:style style:name="T20_159" style:family="text">
      <style:text-properties fo:font-style="italic" style:font-style-asian="italic" style:font-style-complex="italic" fo:font-size="10pt" style:font-size-asian="10pt" style:font-size-complex="10pt"/>
    </style:style>
    <style:style style:name="T20_160" style:family="text">
      <style:text-properties fo:font-style="italic" style:font-style-asian="italic" style:font-style-complex="italic" fo:font-size="10pt" style:font-size-asian="10pt" style:font-size-complex="10pt"/>
    </style:style>
    <style:style style:name="T20_161" style:family="text">
      <style:text-properties fo:font-style="italic" style:font-style-asian="italic" style:font-style-complex="italic" fo:font-size="10pt" style:font-size-asian="10pt" style:font-size-complex="10pt"/>
    </style:style>
    <style:style style:name="T20_162" style:family="text">
      <style:text-properties fo:font-style="italic" style:font-style-asian="italic" style:font-style-complex="italic" fo:font-size="10pt" style:font-size-asian="10pt" style:font-size-complex="10pt"/>
    </style:style>
    <style:style style:name="T20_163" style:family="text">
      <style:text-properties fo:font-style="italic" style:font-style-asian="italic" style:font-style-complex="italic" fo:font-size="10pt" style:font-size-asian="10pt" style:font-size-complex="10pt"/>
    </style:style>
    <style:style style:name="T20_164" style:family="text">
      <style:text-properties fo:font-style="italic" style:font-style-asian="italic" style:font-style-complex="italic" fo:font-size="10pt" style:font-size-asian="10pt" style:font-size-complex="10pt"/>
    </style:style>
    <style:style style:name="T20_165" style:family="text">
      <style:text-properties fo:font-style="italic" style:font-style-asian="italic" style:font-style-complex="italic" fo:font-size="10pt" style:font-size-asian="10pt" style:font-size-complex="10pt"/>
    </style:style>
    <style:style style:name="T20_166" style:family="text">
      <style:text-properties fo:font-style="italic" style:font-style-asian="italic" style:font-style-complex="italic" fo:font-size="10pt" style:font-size-asian="10pt" style:font-size-complex="10pt"/>
    </style:style>
    <style:style style:name="T20_167" style:family="text">
      <style:text-properties fo:font-style="italic" style:font-style-asian="italic" style:font-style-complex="italic" fo:font-size="10pt" style:font-size-asian="10pt" style:font-size-complex="10pt"/>
    </style:style>
    <style:style style:name="T20_168" style:family="text">
      <style:text-properties fo:font-style="italic" style:font-style-asian="italic" style:font-style-complex="italic" fo:font-size="10pt" style:font-size-asian="10pt" style:font-size-complex="10pt"/>
    </style:style>
    <style:style style:name="T20_169" style:family="text">
      <style:text-properties fo:font-style="italic" style:font-style-asian="italic" style:font-style-complex="italic" fo:font-size="10pt" style:font-size-asian="10pt" style:font-size-complex="10pt"/>
    </style:style>
    <style:style style:name="T20_170" style:family="text">
      <style:text-properties fo:font-style="italic" style:font-style-asian="italic" style:font-style-complex="italic" fo:font-size="10pt" style:font-size-asian="10pt" style:font-size-complex="10pt"/>
    </style:style>
    <style:style style:name="T20_171" style:family="text">
      <style:text-properties fo:font-style="italic" style:font-style-asian="italic" style:font-style-complex="italic" fo:font-size="10pt" style:font-size-asian="10pt" style:font-size-complex="10pt"/>
    </style:style>
    <style:style style:name="T20_172" style:family="text">
      <style:text-properties fo:font-style="italic" style:font-style-asian="italic" style:font-style-complex="italic" fo:font-size="10pt" style:font-size-asian="10pt" style:font-size-complex="10pt"/>
    </style:style>
    <style:style style:name="T20_173" style:family="text">
      <style:text-properties fo:font-style="italic" style:font-style-asian="italic" style:font-style-complex="italic" fo:font-size="10pt" style:font-size-asian="10pt" style:font-size-complex="10pt"/>
    </style:style>
    <style:style style:name="T20_174" style:family="text">
      <style:text-properties fo:font-style="italic" style:font-style-asian="italic" style:font-style-complex="italic" fo:font-size="10pt" style:font-size-asian="10pt" style:font-size-complex="10pt"/>
    </style:style>
    <style:style style:name="T20_175" style:family="text">
      <style:text-properties fo:font-style="italic" style:font-style-asian="italic" style:font-style-complex="italic" fo:font-size="10pt" style:font-size-asian="10pt" style:font-size-complex="10pt"/>
    </style:style>
    <style:style style:name="T20_176" style:family="text">
      <style:text-properties fo:font-style="italic" style:font-style-asian="italic" style:font-style-complex="italic" fo:font-size="10pt" style:font-size-asian="10pt" style:font-size-complex="10pt"/>
    </style:style>
    <style:style style:name="T20_177" style:family="text">
      <style:text-properties fo:font-style="italic" style:font-style-asian="italic" style:font-style-complex="italic" fo:font-size="10pt" style:font-size-asian="10pt" style:font-size-complex="10pt"/>
    </style:style>
    <style:style style:name="T20_178" style:family="text">
      <style:text-properties fo:font-style="italic" style:font-style-asian="italic" style:font-style-complex="italic" fo:font-size="10pt" style:font-size-asian="10pt" style:font-size-complex="10pt"/>
    </style:style>
    <style:style style:name="T20_179" style:family="text">
      <style:text-properties fo:font-style="italic" style:font-style-asian="italic" style:font-style-complex="italic" fo:font-size="10pt" style:font-size-asian="10pt" style:font-size-complex="10pt"/>
    </style:style>
    <style:style style:name="T20_180" style:family="text">
      <style:text-properties fo:font-style="italic" style:font-style-asian="italic" style:font-style-complex="italic" fo:font-size="10pt" style:font-size-asian="10pt" style:font-size-complex="10pt"/>
    </style:style>
    <style:style style:name="T20_181" style:family="text">
      <style:text-properties fo:font-style="italic" style:font-style-asian="italic" style:font-style-complex="italic" fo:font-size="10pt" style:font-size-asian="10pt" style:font-size-complex="10pt"/>
    </style:style>
    <style:style style:name="T20_182" style:family="text">
      <style:text-properties fo:font-style="italic" style:font-style-asian="italic" style:font-style-complex="italic" fo:font-size="10pt" style:font-size-asian="10pt" style:font-size-complex="10pt"/>
    </style:style>
    <style:style style:name="T20_183" style:family="text">
      <style:text-properties fo:font-style="italic" style:font-style-asian="italic" style:font-style-complex="italic" fo:font-size="10pt" style:font-size-asian="10pt" style:font-size-complex="10pt"/>
    </style:style>
    <style:style style:name="T20_184" style:family="text">
      <style:text-properties fo:font-style="italic" style:font-style-asian="italic" style:font-style-complex="italic" fo:font-size="10pt" style:font-size-asian="10pt" style:font-size-complex="10pt"/>
    </style:style>
    <style:style style:name="T20_185" style:family="text">
      <style:text-properties fo:font-style="italic" style:font-style-asian="italic" style:font-style-complex="italic" fo:font-size="10pt" style:font-size-asian="10pt" style:font-size-complex="10pt"/>
    </style:style>
    <style:style style:name="T20_186" style:family="text">
      <style:text-properties fo:font-style="italic" style:font-style-asian="italic" style:font-style-complex="italic" fo:font-size="10pt" style:font-size-asian="10pt" style:font-size-complex="10pt"/>
    </style:style>
    <style:style style:name="T20_187" style:family="text">
      <style:text-properties fo:font-style="italic" style:font-style-asian="italic" style:font-style-complex="italic" fo:font-size="10pt" style:font-size-asian="10pt" style:font-size-complex="10pt"/>
    </style:style>
    <style:style style:name="T20_188" style:family="text">
      <style:text-properties fo:font-style="italic" style:font-style-asian="italic" style:font-style-complex="italic" fo:font-size="10pt" style:font-size-asian="10pt" style:font-size-complex="10pt"/>
    </style:style>
    <style:style style:name="T20_189" style:family="text">
      <style:text-properties fo:font-style="italic" style:font-style-asian="italic" style:font-style-complex="italic" fo:font-size="10pt" style:font-size-asian="10pt" style:font-size-complex="10pt"/>
    </style:style>
    <style:style style:name="T20_190" style:family="text">
      <style:text-properties fo:font-style="italic" style:font-style-asian="italic" style:font-style-complex="italic" fo:font-size="10pt" style:font-size-asian="10pt" style:font-size-complex="10pt"/>
    </style:style>
    <style:style style:name="T20_191" style:family="text">
      <style:text-properties fo:font-style="italic" style:font-style-asian="italic" style:font-style-complex="italic" fo:font-size="10pt" style:font-size-asian="10pt" style:font-size-complex="10pt"/>
    </style:style>
    <style:style style:name="T20_192" style:family="text">
      <style:text-properties fo:font-style="italic" style:font-style-asian="italic" style:font-style-complex="italic" fo:font-size="10pt" style:font-size-asian="10pt" style:font-size-complex="10pt"/>
    </style:style>
    <style:style style:name="T20_193" style:family="text">
      <style:text-properties fo:font-style="italic" style:font-style-asian="italic" style:font-style-complex="italic" fo:font-size="10pt" style:font-size-asian="10pt" style:font-size-complex="10pt"/>
    </style:style>
    <style:style style:name="T20_194" style:family="text">
      <style:text-properties fo:font-style="italic" style:font-style-asian="italic" style:font-style-complex="italic" fo:font-size="10pt" style:font-size-asian="10pt" style:font-size-complex="10pt"/>
    </style:style>
    <style:style style:name="T20_195" style:family="text">
      <style:text-properties fo:font-style="italic" style:font-style-asian="italic" style:font-style-complex="italic" fo:font-size="10pt" style:font-size-asian="10pt" style:font-size-complex="10pt"/>
    </style:style>
    <style:style style:name="T20_196" style:family="text">
      <style:text-properties fo:font-style="italic" style:font-style-asian="italic" style:font-style-complex="italic" fo:font-size="10pt" style:font-size-asian="10pt" style:font-size-complex="10pt"/>
    </style:style>
    <style:style style:name="T20_197" style:family="text">
      <style:text-properties fo:font-style="italic" style:font-style-asian="italic" style:font-style-complex="italic" fo:font-size="10pt" style:font-size-asian="10pt" style:font-size-complex="10pt"/>
    </style:style>
    <style:style style:name="T20_198" style:family="text">
      <style:text-properties fo:font-style="italic" style:font-style-asian="italic" style:font-style-complex="italic" fo:font-size="10pt" style:font-size-asian="10pt" style:font-size-complex="10pt"/>
    </style:style>
    <style:style style:name="T20_199" style:family="text">
      <style:text-properties fo:font-style="italic" style:font-style-asian="italic" style:font-style-complex="italic" fo:font-size="10pt" style:font-size-asian="10pt" style:font-size-complex="10pt"/>
    </style:style>
    <style:style style:name="T20_200" style:family="text">
      <style:text-properties fo:font-style="italic" style:font-style-asian="italic" style:font-style-complex="italic" fo:font-size="10pt" style:font-size-asian="10pt" style:font-size-complex="10pt"/>
    </style:style>
    <style:style style:name="T20_201" style:family="text">
      <style:text-properties fo:font-style="italic" style:font-style-asian="italic" style:font-style-complex="italic" fo:font-size="10pt" style:font-size-asian="10pt" style:font-size-complex="10pt"/>
    </style:style>
    <style:style style:name="T20_202" style:family="text">
      <style:text-properties fo:font-style="italic" style:font-style-asian="italic" style:font-style-complex="italic" fo:font-size="10pt" style:font-size-asian="10pt" style:font-size-complex="10pt"/>
    </style:style>
    <style:style style:name="T20_203" style:family="text">
      <style:text-properties fo:font-style="italic" style:font-style-asian="italic" style:font-style-complex="italic" fo:font-size="10pt" style:font-size-asian="10pt" style:font-size-complex="10pt"/>
    </style:style>
    <style:style style:name="T20_204" style:family="text">
      <style:text-properties fo:font-style="italic" style:font-style-asian="italic" style:font-style-complex="italic" fo:font-size="10pt" style:font-size-asian="10pt" style:font-size-complex="10pt"/>
    </style:style>
    <style:style style:name="T20_205" style:family="text">
      <style:text-properties fo:font-style="italic" style:font-style-asian="italic" style:font-style-complex="italic" fo:font-size="10pt" style:font-size-asian="10pt" style:font-size-complex="10pt"/>
    </style:style>
    <style:style style:name="T20_206" style:family="text">
      <style:text-properties fo:font-style="italic" style:font-style-asian="italic" style:font-style-complex="italic" fo:font-size="10pt" style:font-size-asian="10pt" style:font-size-complex="10pt"/>
    </style:style>
    <style:style style:name="T20_207" style:family="text">
      <style:text-properties fo:font-style="italic" style:font-style-asian="italic" style:font-style-complex="italic" fo:font-size="10pt" style:font-size-asian="10pt" style:font-size-complex="10pt"/>
    </style:style>
    <style:style style:name="T20_208" style:family="text">
      <style:text-properties fo:font-style="italic" style:font-style-asian="italic" style:font-style-complex="italic" fo:font-size="10pt" style:font-size-asian="10pt" style:font-size-complex="10pt"/>
    </style:style>
    <style:style style:name="T20_209" style:family="text">
      <style:text-properties fo:font-style="italic" style:font-style-asian="italic" style:font-style-complex="italic" fo:font-size="10pt" style:font-size-asian="10pt" style:font-size-complex="10pt"/>
    </style:style>
    <style:style style:name="T20_210" style:family="text">
      <style:text-properties fo:font-style="italic" style:font-style-asian="italic" style:font-style-complex="italic" fo:font-size="10pt" style:font-size-asian="10pt" style:font-size-complex="10pt"/>
    </style:style>
    <style:style style:name="T20_211" style:family="text">
      <style:text-properties fo:font-style="italic" style:font-style-asian="italic" style:font-style-complex="italic" fo:font-size="10pt" style:font-size-asian="10pt" style:font-size-complex="10pt"/>
    </style:style>
    <style:style style:name="T20_212" style:family="text">
      <style:text-properties fo:font-style="italic" style:font-style-asian="italic" style:font-style-complex="italic" fo:font-size="10pt" style:font-size-asian="10pt" style:font-size-complex="10pt"/>
    </style:style>
    <style:style style:name="T20_213" style:family="text">
      <style:text-properties fo:font-style="italic" style:font-style-asian="italic" style:font-style-complex="italic" fo:font-size="10pt" style:font-size-asian="10pt" style:font-size-complex="10pt"/>
    </style:style>
    <style:style style:name="T20_214" style:family="text">
      <style:text-properties fo:font-style="italic" style:font-style-asian="italic" style:font-style-complex="italic" fo:font-size="10pt" style:font-size-asian="10pt" style:font-size-complex="10pt"/>
    </style:style>
    <style:style style:name="T20_215" style:family="text">
      <style:text-properties fo:font-style="italic" style:font-style-asian="italic" style:font-style-complex="italic" fo:font-size="10pt" style:font-size-asian="10pt" style:font-size-complex="10pt"/>
    </style:style>
    <style:style style:name="T20_216" style:family="text">
      <style:text-properties fo:font-style="italic" style:font-style-asian="italic" style:font-style-complex="italic" fo:font-size="10pt" style:font-size-asian="10pt" style:font-size-complex="10pt"/>
    </style:style>
    <style:style style:name="T20_217" style:family="text">
      <style:text-properties fo:font-style="italic" style:font-style-asian="italic" style:font-style-complex="italic" fo:font-size="10pt" style:font-size-asian="10pt" style:font-size-complex="10pt"/>
    </style:style>
    <style:style style:name="T20_218" style:family="text">
      <style:text-properties fo:font-style="italic" style:font-style-asian="italic" style:font-style-complex="italic" fo:font-size="10pt" style:font-size-asian="10pt" style:font-size-complex="10pt"/>
    </style:style>
    <style:style style:name="T20_219" style:family="text">
      <style:text-properties fo:font-style="italic" style:font-style-asian="italic" style:font-style-complex="italic" fo:font-size="10pt" style:font-size-asian="10pt" style:font-size-complex="10pt"/>
    </style:style>
    <style:style style:name="T20_220" style:family="text">
      <style:text-properties fo:font-style="italic" style:font-style-asian="italic" style:font-style-complex="italic" fo:font-size="10pt" style:font-size-asian="10pt" style:font-size-complex="10pt"/>
    </style:style>
    <style:style style:name="T20_221" style:family="text">
      <style:text-properties fo:font-style="italic" style:font-style-asian="italic" style:font-style-complex="italic" fo:font-size="10pt" style:font-size-asian="10pt" style:font-size-complex="10pt"/>
    </style:style>
    <style:style style:name="T20_222" style:family="text">
      <style:text-properties fo:font-style="italic" style:font-style-asian="italic" style:font-style-complex="italic" fo:font-size="10pt" style:font-size-asian="10pt" style:font-size-complex="10pt"/>
    </style:style>
    <style:style style:name="T20_223" style:family="text">
      <style:text-properties fo:font-style="italic" style:font-style-asian="italic" style:font-style-complex="italic" fo:font-size="10pt" style:font-size-asian="10pt" style:font-size-complex="10pt"/>
    </style:style>
    <style:style style:name="T20_224" style:family="text">
      <style:text-properties fo:font-style="italic" style:font-style-asian="italic" style:font-style-complex="italic" fo:font-size="10pt" style:font-size-asian="10pt" style:font-size-complex="10pt"/>
    </style:style>
    <style:style style:name="T20_225" style:family="text">
      <style:text-properties fo:font-style="italic" style:font-style-asian="italic" style:font-style-complex="italic" fo:font-size="10pt" style:font-size-asian="10pt" style:font-size-complex="10pt"/>
    </style:style>
    <style:style style:name="T20_226" style:family="text">
      <style:text-properties fo:font-style="italic" style:font-style-asian="italic" style:font-style-complex="italic" fo:font-size="10pt" style:font-size-asian="10pt" style:font-size-complex="10pt"/>
    </style:style>
    <style:style style:name="T20_227" style:family="text">
      <style:text-properties fo:font-style="italic" style:font-style-asian="italic" style:font-style-complex="italic" fo:font-size="10pt" style:font-size-asian="10pt" style:font-size-complex="10pt"/>
    </style:style>
    <style:style style:name="T20_228" style:family="text">
      <style:text-properties fo:font-style="italic" style:font-style-asian="italic" style:font-style-complex="italic" fo:font-size="10pt" style:font-size-asian="10pt" style:font-size-complex="10pt"/>
    </style:style>
    <style:style style:name="T20_229" style:family="text">
      <style:text-properties fo:font-style="italic" style:font-style-asian="italic" style:font-style-complex="italic" fo:font-size="10pt" style:font-size-asian="10pt" style:font-size-complex="10pt"/>
    </style:style>
    <style:style style:name="T20_230" style:family="text">
      <style:text-properties fo:font-style="italic" style:font-style-asian="italic" style:font-style-complex="italic" fo:font-size="10pt" style:font-size-asian="10pt" style:font-size-complex="10pt"/>
    </style:style>
    <style:style style:name="T20_231" style:family="text">
      <style:text-properties fo:font-style="italic" style:font-style-asian="italic" style:font-style-complex="italic" fo:font-size="10pt" style:font-size-asian="10pt" style:font-size-complex="10pt"/>
    </style:style>
    <style:style style:name="T20_232" style:family="text">
      <style:text-properties fo:font-style="italic" style:font-style-asian="italic" style:font-style-complex="italic" fo:font-size="10pt" style:font-size-asian="10pt" style:font-size-complex="10pt"/>
    </style:style>
    <style:style style:name="T20_233" style:family="text">
      <style:text-properties fo:font-style="italic" style:font-style-asian="italic" style:font-style-complex="italic" fo:font-size="10pt" style:font-size-asian="10pt" style:font-size-complex="10pt"/>
    </style:style>
    <style:style style:name="T20_234" style:family="text">
      <style:text-properties fo:font-style="italic" style:font-style-asian="italic" style:font-style-complex="italic" fo:font-size="10pt" style:font-size-asian="10pt" style:font-size-complex="10pt"/>
    </style:style>
    <style:style style:name="T20_235" style:family="text">
      <style:text-properties fo:font-style="italic" style:font-style-asian="italic" style:font-style-complex="italic" fo:font-size="10pt" style:font-size-asian="10pt" style:font-size-complex="10pt"/>
    </style:style>
    <style:style style:name="T20_236" style:family="text">
      <style:text-properties fo:font-style="italic" style:font-style-asian="italic" style:font-style-complex="italic" fo:font-size="10pt" style:font-size-asian="10pt" style:font-size-complex="10pt"/>
    </style:style>
    <style:style style:name="T20_237" style:family="text">
      <style:text-properties fo:font-style="italic" style:font-style-asian="italic" style:font-style-complex="italic" fo:font-size="10pt" style:font-size-asian="10pt" style:font-size-complex="10pt"/>
    </style:style>
    <style:style style:name="T20_238" style:family="text">
      <style:text-properties fo:font-style="italic" style:font-style-asian="italic" style:font-style-complex="italic" fo:font-size="10pt" style:font-size-asian="10pt" style:font-size-complex="10pt"/>
    </style:style>
    <style:style style:name="T20_239" style:family="text">
      <style:text-properties fo:font-style="italic" style:font-style-asian="italic" style:font-style-complex="italic" fo:font-size="10pt" style:font-size-asian="10pt" style:font-size-complex="10pt"/>
    </style:style>
    <style:style style:name="T20_240" style:family="text">
      <style:text-properties fo:font-style="italic" style:font-style-asian="italic" style:font-style-complex="italic" fo:font-size="10pt" style:font-size-asian="10pt" style:font-size-complex="10pt"/>
    </style:style>
    <style:style style:name="T20_241" style:family="text">
      <style:text-properties fo:font-style="italic" style:font-style-asian="italic" style:font-style-complex="italic" fo:font-size="10pt" style:font-size-asian="10pt" style:font-size-complex="10pt"/>
    </style:style>
    <style:style style:name="T20_242" style:family="text">
      <style:text-properties fo:font-style="italic" style:font-style-asian="italic" style:font-style-complex="italic" fo:font-size="10pt" style:font-size-asian="10pt" style:font-size-complex="10pt"/>
    </style:style>
    <style:style style:name="T20_243" style:family="text">
      <style:text-properties fo:font-style="italic" style:font-style-asian="italic" style:font-style-complex="italic" fo:font-size="10pt" style:font-size-asian="10pt" style:font-size-complex="10pt"/>
    </style:style>
    <style:style style:name="T20_244" style:family="text">
      <style:text-properties fo:font-style="italic" style:font-style-asian="italic" style:font-style-complex="italic" fo:font-size="10pt" style:font-size-asian="10pt" style:font-size-complex="10pt"/>
    </style:style>
    <style:style style:name="T20_245" style:family="text">
      <style:text-properties fo:font-style="italic" style:font-style-asian="italic" style:font-style-complex="italic" fo:font-size="10pt" style:font-size-asian="10pt" style:font-size-complex="10pt"/>
    </style:style>
    <style:style style:name="T20_246" style:family="text">
      <style:text-properties fo:font-style="italic" style:font-style-asian="italic" style:font-style-complex="italic" fo:font-size="10pt" style:font-size-asian="10pt" style:font-size-complex="10pt"/>
    </style:style>
    <style:style style:name="T20_247" style:family="text">
      <style:text-properties fo:font-style="italic" style:font-style-asian="italic" style:font-style-complex="italic" fo:font-size="10pt" style:font-size-asian="10pt" style:font-size-complex="10pt"/>
    </style:style>
    <style:style style:name="T20_248" style:family="text">
      <style:text-properties fo:font-style="italic" style:font-style-asian="italic" style:font-style-complex="italic" fo:font-size="10pt" style:font-size-asian="10pt" style:font-size-complex="10pt"/>
    </style:style>
    <style:style style:name="T20_249" style:family="text">
      <style:text-properties fo:font-style="italic" style:font-style-asian="italic" style:font-style-complex="italic" fo:font-size="10pt" style:font-size-asian="10pt" style:font-size-complex="10pt"/>
    </style:style>
    <style:style style:name="T20_250" style:family="text">
      <style:text-properties fo:font-style="italic" style:font-style-asian="italic" style:font-style-complex="italic" fo:font-size="10pt" style:font-size-asian="10pt" style:font-size-complex="10pt"/>
    </style:style>
    <style:style style:name="T20_251" style:family="text">
      <style:text-properties fo:font-style="italic" style:font-style-asian="italic" style:font-style-complex="italic" fo:font-size="10pt" style:font-size-asian="10pt" style:font-size-complex="10pt"/>
    </style:style>
    <style:style style:name="T20_252" style:family="text">
      <style:text-properties fo:font-style="italic" style:font-style-asian="italic" style:font-style-complex="italic" fo:font-size="10pt" style:font-size-asian="10pt" style:font-size-complex="10pt"/>
    </style:style>
    <style:style style:name="T20_253" style:family="text">
      <style:text-properties fo:font-style="italic" style:font-style-asian="italic" style:font-style-complex="italic" fo:font-size="10pt" style:font-size-asian="10pt" style:font-size-complex="10pt"/>
    </style:style>
    <style:style style:name="T20_254" style:family="text">
      <style:text-properties fo:font-style="italic" style:font-style-asian="italic" style:font-style-complex="italic" fo:font-size="10pt" style:font-size-asian="10pt" style:font-size-complex="10pt"/>
    </style:style>
    <style:style style:name="T20_255" style:family="text">
      <style:text-properties fo:font-style="italic" style:font-style-asian="italic" style:font-style-complex="italic" fo:font-size="10pt" style:font-size-asian="10pt" style:font-size-complex="10pt"/>
    </style:style>
    <style:style style:name="T20_256" style:family="text">
      <style:text-properties fo:font-style="italic" style:font-style-asian="italic" style:font-style-complex="italic" fo:font-size="10pt" style:font-size-asian="10pt" style:font-size-complex="10pt"/>
    </style:style>
    <style:style style:name="T20_257" style:family="text">
      <style:text-properties fo:font-style="italic" style:font-style-asian="italic" style:font-style-complex="italic" fo:font-size="10pt" style:font-size-asian="10pt" style:font-size-complex="10pt"/>
    </style:style>
    <style:style style:name="T20_258" style:family="text">
      <style:text-properties fo:font-style="italic" style:font-style-asian="italic" style:font-style-complex="italic" fo:font-size="10pt" style:font-size-asian="10pt" style:font-size-complex="10pt"/>
    </style:style>
    <style:style style:name="T20_259" style:family="text">
      <style:text-properties fo:font-style="italic" style:font-style-asian="italic" style:font-style-complex="italic" fo:font-size="10pt" style:font-size-asian="10pt" style:font-size-complex="10pt"/>
    </style:style>
    <style:style style:name="T20_260" style:family="text">
      <style:text-properties fo:font-style="italic" style:font-style-asian="italic" style:font-style-complex="italic" fo:font-size="10pt" style:font-size-asian="10pt" style:font-size-complex="10pt"/>
    </style:style>
    <style:style style:name="T20_261" style:family="text">
      <style:text-properties fo:font-style="italic" style:font-style-asian="italic" style:font-style-complex="italic" fo:font-size="10pt" style:font-size-asian="10pt" style:font-size-complex="10pt"/>
    </style:style>
    <style:style style:name="T20_262" style:family="text">
      <style:text-properties fo:font-style="italic" style:font-style-asian="italic" style:font-style-complex="italic" fo:font-size="10pt" style:font-size-asian="10pt" style:font-size-complex="10pt"/>
    </style:style>
    <style:style style:name="T20_263" style:family="text">
      <style:text-properties fo:font-style="italic" style:font-style-asian="italic" style:font-style-complex="italic" fo:font-size="10pt" style:font-size-asian="10pt" style:font-size-complex="10pt"/>
    </style:style>
    <style:style style:name="T20_264" style:family="text">
      <style:text-properties fo:font-style="italic" style:font-style-asian="italic" style:font-style-complex="italic" fo:font-size="10pt" style:font-size-asian="10pt" style:font-size-complex="10pt"/>
    </style:style>
    <style:style style:name="T20_265" style:family="text">
      <style:text-properties fo:font-style="italic" style:font-style-asian="italic" style:font-style-complex="italic" fo:font-size="10pt" style:font-size-asian="10pt" style:font-size-complex="10pt"/>
    </style:style>
    <style:style style:name="T20_266" style:family="text">
      <style:text-properties fo:font-style="italic" style:font-style-asian="italic" style:font-style-complex="italic" fo:font-size="10pt" style:font-size-asian="10pt" style:font-size-complex="10pt"/>
    </style:style>
    <style:style style:name="T20_267" style:family="text">
      <style:text-properties fo:font-style="italic" style:font-style-asian="italic" style:font-style-complex="italic" fo:font-size="10pt" style:font-size-asian="10pt" style:font-size-complex="10pt"/>
    </style:style>
    <style:style style:name="T20_268" style:family="text">
      <style:text-properties fo:font-style="italic" style:font-style-asian="italic" style:font-style-complex="italic" fo:font-size="10pt" style:font-size-asian="10pt" style:font-size-complex="10pt"/>
    </style:style>
    <style:style style:name="T20_269" style:family="text">
      <style:text-properties fo:font-style="italic" style:font-style-asian="italic" style:font-style-complex="italic" fo:font-size="10pt" style:font-size-asian="10pt" style:font-size-complex="10pt"/>
    </style:style>
    <style:style style:name="T20_270" style:family="text">
      <style:text-properties fo:font-style="italic" style:font-style-asian="italic" style:font-style-complex="italic" fo:font-size="10pt" style:font-size-asian="10pt" style:font-size-complex="10pt"/>
    </style:style>
    <style:style style:name="T20_271" style:family="text">
      <style:text-properties fo:font-style="italic" style:font-style-asian="italic" style:font-style-complex="italic" fo:font-size="10pt" style:font-size-asian="10pt" style:font-size-complex="10pt"/>
    </style:style>
    <style:style style:name="T20_272" style:family="text">
      <style:text-properties fo:font-style="italic" style:font-style-asian="italic" style:font-style-complex="italic" fo:font-size="10pt" style:font-size-asian="10pt" style:font-size-complex="10pt"/>
    </style:style>
    <style:style style:name="T20_273" style:family="text">
      <style:text-properties fo:font-style="italic" style:font-style-asian="italic" style:font-style-complex="italic" fo:font-size="10pt" style:font-size-asian="10pt" style:font-size-complex="10pt"/>
    </style:style>
    <style:style style:name="T20_274" style:family="text">
      <style:text-properties fo:font-style="italic" style:font-style-asian="italic" style:font-style-complex="italic" fo:font-size="10pt" style:font-size-asian="10pt" style:font-size-complex="10pt"/>
    </style:style>
    <style:style style:name="T20_275" style:family="text">
      <style:text-properties fo:font-style="italic" style:font-style-asian="italic" style:font-style-complex="italic" fo:font-size="10pt" style:font-size-asian="10pt" style:font-size-complex="10pt"/>
    </style:style>
    <style:style style:name="T20_276" style:family="text">
      <style:text-properties fo:font-style="italic" style:font-style-asian="italic" style:font-style-complex="italic" fo:font-size="10pt" style:font-size-asian="10pt" style:font-size-complex="10pt"/>
    </style:style>
    <style:style style:name="T20_277" style:family="text">
      <style:text-properties fo:font-style="italic" style:font-style-asian="italic" style:font-style-complex="italic" fo:font-size="10pt" style:font-size-asian="10pt" style:font-size-complex="10pt"/>
    </style:style>
    <style:style style:name="T20_278" style:family="text">
      <style:text-properties fo:font-style="italic" style:font-style-asian="italic" style:font-style-complex="italic" fo:font-size="10pt" style:font-size-asian="10pt" style:font-size-complex="10pt"/>
    </style:style>
    <style:style style:name="T20_279" style:family="text">
      <style:text-properties fo:font-style="italic" style:font-style-asian="italic" style:font-style-complex="italic" fo:font-size="10pt" style:font-size-asian="10pt" style:font-size-complex="10pt"/>
    </style:style>
    <style:style style:name="T20_280" style:family="text">
      <style:text-properties fo:font-style="italic" style:font-style-asian="italic" style:font-style-complex="italic" fo:font-size="10pt" style:font-size-asian="10pt" style:font-size-complex="10pt"/>
    </style:style>
    <style:style style:name="T20_281" style:family="text">
      <style:text-properties fo:font-style="italic" style:font-style-asian="italic" style:font-style-complex="italic" fo:font-size="10pt" style:font-size-asian="10pt" style:font-size-complex="10pt"/>
    </style:style>
    <style:style style:name="T20_282" style:family="text">
      <style:text-properties fo:font-style="italic" style:font-style-asian="italic" style:font-style-complex="italic" fo:font-size="10pt" style:font-size-asian="10pt" style:font-size-complex="10pt"/>
    </style:style>
    <style:style style:name="T20_283" style:family="text">
      <style:text-properties fo:font-style="italic" style:font-style-asian="italic" style:font-style-complex="italic" fo:font-size="10pt" style:font-size-asian="10pt" style:font-size-complex="10pt"/>
    </style:style>
    <style:style style:name="T20_284" style:family="text">
      <style:text-properties fo:font-style="italic" style:font-style-asian="italic" style:font-style-complex="italic" fo:font-size="10pt" style:font-size-asian="10pt" style:font-size-complex="10pt"/>
    </style:style>
    <style:style style:name="T20_285" style:family="text">
      <style:text-properties fo:font-style="italic" style:font-style-asian="italic" style:font-style-complex="italic" fo:font-size="10pt" style:font-size-asian="10pt" style:font-size-complex="10pt"/>
    </style:style>
    <style:style style:name="T20_286" style:family="text">
      <style:text-properties fo:font-style="italic" style:font-style-asian="italic" style:font-style-complex="italic" fo:font-size="10pt" style:font-size-asian="10pt" style:font-size-complex="10pt"/>
    </style:style>
    <style:style style:name="T20_287" style:family="text">
      <style:text-properties fo:font-style="italic" style:font-style-asian="italic" style:font-style-complex="italic" fo:font-size="10pt" style:font-size-asian="10pt" style:font-size-complex="10pt"/>
    </style:style>
    <style:style style:name="T20_288" style:family="text">
      <style:text-properties fo:font-style="italic" style:font-style-asian="italic" style:font-style-complex="italic" fo:font-size="10pt" style:font-size-asian="10pt" style:font-size-complex="10pt"/>
    </style:style>
    <style:style style:name="T20_289" style:family="text">
      <style:text-properties fo:font-style="italic" style:font-style-asian="italic" style:font-style-complex="italic" fo:font-size="10pt" style:font-size-asian="10pt" style:font-size-complex="10pt"/>
    </style:style>
    <style:style style:name="T20_290" style:family="text">
      <style:text-properties fo:font-style="italic" style:font-style-asian="italic" style:font-style-complex="italic" fo:font-size="10pt" style:font-size-asian="10pt" style:font-size-complex="10pt"/>
    </style:style>
    <style:style style:name="T20_291" style:family="text">
      <style:text-properties fo:font-style="italic" style:font-style-asian="italic" style:font-style-complex="italic" fo:font-size="10pt" style:font-size-asian="10pt" style:font-size-complex="10pt"/>
    </style:style>
    <style:style style:name="T20_292" style:family="text">
      <style:text-properties fo:font-style="italic" style:font-style-asian="italic" style:font-style-complex="italic" fo:font-size="10pt" style:font-size-asian="10pt" style:font-size-complex="10pt"/>
    </style:style>
    <style:style style:name="T20_293" style:family="text">
      <style:text-properties fo:font-style="italic" style:font-style-asian="italic" style:font-style-complex="italic" fo:font-size="10pt" style:font-size-asian="10pt" style:font-size-complex="10pt"/>
    </style:style>
    <style:style style:name="T20_294" style:family="text">
      <style:text-properties fo:font-style="italic" style:font-style-asian="italic" style:font-style-complex="italic" fo:font-size="10pt" style:font-size-asian="10pt" style:font-size-complex="10pt"/>
    </style:style>
    <style:style style:name="T20_295" style:family="text">
      <style:text-properties fo:font-style="italic" style:font-style-asian="italic" style:font-style-complex="italic" fo:font-size="10pt" style:font-size-asian="10pt" style:font-size-complex="10pt"/>
    </style:style>
    <style:style style:name="T20_296" style:family="text">
      <style:text-properties fo:font-style="italic" style:font-style-asian="italic" style:font-style-complex="italic" fo:font-size="10pt" style:font-size-asian="10pt" style:font-size-complex="10pt"/>
    </style:style>
    <style:style style:name="T20_297" style:family="text">
      <style:text-properties fo:font-style="italic" style:font-style-asian="italic" style:font-style-complex="italic" fo:font-size="10pt" style:font-size-asian="10pt" style:font-size-complex="10pt"/>
    </style:style>
    <style:style style:name="T20_298" style:family="text">
      <style:text-properties fo:font-style="italic" style:font-style-asian="italic" style:font-style-complex="italic" fo:font-size="10pt" style:font-size-asian="10pt" style:font-size-complex="10pt"/>
    </style:style>
    <style:style style:name="T20_299" style:family="text">
      <style:text-properties fo:font-style="italic" style:font-style-asian="italic" style:font-style-complex="italic" fo:font-size="10pt" style:font-size-asian="10pt" style:font-size-complex="10pt"/>
    </style:style>
    <style:style style:name="T20_300" style:family="text">
      <style:text-properties fo:font-style="italic" style:font-style-asian="italic" style:font-style-complex="italic" fo:font-size="10pt" style:font-size-asian="10pt" style:font-size-complex="10pt"/>
    </style:style>
    <style:style style:name="T20_301" style:family="text">
      <style:text-properties fo:font-style="italic" style:font-style-asian="italic" style:font-style-complex="italic" fo:font-size="10pt" style:font-size-asian="10pt" style:font-size-complex="10pt"/>
    </style:style>
    <style:style style:name="T20_302" style:family="text">
      <style:text-properties fo:font-style="italic" style:font-style-asian="italic" style:font-style-complex="italic" fo:font-size="10pt" style:font-size-asian="10pt" style:font-size-complex="10pt"/>
    </style:style>
    <style:style style:name="T20_303" style:family="text">
      <style:text-properties fo:font-style="italic" style:font-style-asian="italic" style:font-style-complex="italic" fo:font-size="10pt" style:font-size-asian="10pt" style:font-size-complex="10pt"/>
    </style:style>
    <style:style style:name="T20_304" style:family="text">
      <style:text-properties fo:font-style="italic" style:font-style-asian="italic" style:font-style-complex="italic" fo:font-size="10pt" style:font-size-asian="10pt" style:font-size-complex="10pt"/>
    </style:style>
    <style:style style:name="T20_305" style:family="text">
      <style:text-properties fo:font-style="italic" style:font-style-asian="italic" style:font-style-complex="italic" fo:font-size="10pt" style:font-size-asian="10pt" style:font-size-complex="10pt"/>
    </style:style>
    <style:style style:name="T20_306" style:family="text">
      <style:text-properties fo:font-style="italic" style:font-style-asian="italic" style:font-style-complex="italic" fo:font-size="10pt" style:font-size-asian="10pt" style:font-size-complex="10pt"/>
    </style:style>
    <style:style style:name="T20_307" style:family="text">
      <style:text-properties fo:font-style="italic" style:font-style-asian="italic" style:font-style-complex="italic" fo:font-size="10pt" style:font-size-asian="10pt" style:font-size-complex="10pt"/>
    </style:style>
    <style:style style:name="T20_308" style:family="text">
      <style:text-properties fo:font-style="italic" style:font-style-asian="italic" style:font-style-complex="italic" fo:font-size="10pt" style:font-size-asian="10pt" style:font-size-complex="10pt"/>
    </style:style>
    <style:style style:name="T20_309" style:family="text">
      <style:text-properties fo:font-style="italic" style:font-style-asian="italic" style:font-style-complex="italic" fo:font-size="10pt" style:font-size-asian="10pt" style:font-size-complex="10pt"/>
    </style:style>
    <style:style style:name="T20_310" style:family="text">
      <style:text-properties fo:font-style="italic" style:font-style-asian="italic" style:font-style-complex="italic" fo:font-size="10pt" style:font-size-asian="10pt" style:font-size-complex="10pt"/>
    </style:style>
    <style:style style:name="T20_311" style:family="text">
      <style:text-properties fo:font-style="italic" style:font-style-asian="italic" style:font-style-complex="italic" fo:font-size="10pt" style:font-size-asian="10pt" style:font-size-complex="10pt"/>
    </style:style>
    <style:style style:name="T20_312" style:family="text">
      <style:text-properties fo:font-style="italic" style:font-style-asian="italic" style:font-style-complex="italic" fo:font-size="10pt" style:font-size-asian="10pt" style:font-size-complex="10pt"/>
    </style:style>
    <style:style style:name="T20_313" style:family="text">
      <style:text-properties fo:font-style="italic" style:font-style-asian="italic" style:font-style-complex="italic" fo:font-size="10pt" style:font-size-asian="10pt" style:font-size-complex="10pt"/>
    </style:style>
    <style:style style:name="T20_314" style:family="text">
      <style:text-properties fo:font-style="italic" style:font-style-asian="italic" style:font-style-complex="italic" fo:font-size="10pt" style:font-size-asian="10pt" style:font-size-complex="10pt"/>
    </style:style>
    <style:style style:name="T20_315" style:family="text">
      <style:text-properties fo:font-style="italic" style:font-style-asian="italic" style:font-style-complex="italic" fo:font-size="10pt" style:font-size-asian="10pt" style:font-size-complex="10pt"/>
    </style:style>
    <style:style style:name="T20_316" style:family="text">
      <style:text-properties fo:font-style="italic" style:font-style-asian="italic" style:font-style-complex="italic" fo:font-size="10pt" style:font-size-asian="10pt" style:font-size-complex="10pt"/>
    </style:style>
    <style:style style:name="T20_317" style:family="text">
      <style:text-properties fo:font-style="italic" style:font-style-asian="italic" style:font-style-complex="italic" fo:font-size="10pt" style:font-size-asian="10pt" style:font-size-complex="10pt"/>
    </style:style>
    <style:style style:name="T20_318" style:family="text">
      <style:text-properties fo:font-style="italic" style:font-style-asian="italic" style:font-style-complex="italic" fo:font-size="10pt" style:font-size-asian="10pt" style:font-size-complex="10pt"/>
    </style:style>
    <style:style style:name="T20_319" style:family="text">
      <style:text-properties fo:font-style="italic" style:font-style-asian="italic" style:font-style-complex="italic" fo:font-size="10pt" style:font-size-asian="10pt" style:font-size-complex="10pt"/>
    </style:style>
    <style:style style:name="T20_320" style:family="text">
      <style:text-properties fo:font-style="italic" style:font-style-asian="italic" style:font-style-complex="italic" fo:font-size="10pt" style:font-size-asian="10pt" style:font-size-complex="10pt"/>
    </style:style>
    <style:style style:name="T20_321" style:family="text">
      <style:text-properties fo:font-style="italic" style:font-style-asian="italic" style:font-style-complex="italic" fo:font-size="10pt" style:font-size-asian="10pt" style:font-size-complex="10pt"/>
    </style:style>
    <style:style style:name="T20_322" style:family="text">
      <style:text-properties fo:font-style="italic" style:font-style-asian="italic" style:font-style-complex="italic" fo:font-size="10pt" style:font-size-asian="10pt" style:font-size-complex="10pt"/>
    </style:style>
    <style:style style:name="T20_323" style:family="text">
      <style:text-properties fo:font-style="italic" style:font-style-asian="italic" style:font-style-complex="italic" fo:font-size="10pt" style:font-size-asian="10pt" style:font-size-complex="10pt"/>
    </style:style>
    <style:style style:name="T20_324" style:family="text">
      <style:text-properties fo:font-style="italic" style:font-style-asian="italic" style:font-style-complex="italic" fo:font-size="10pt" style:font-size-asian="10pt" style:font-size-complex="10pt"/>
    </style:style>
    <style:style style:name="T20_325" style:family="text">
      <style:text-properties fo:font-style="italic" style:font-style-asian="italic" style:font-style-complex="italic" fo:font-size="10pt" style:font-size-asian="10pt" style:font-size-complex="10pt"/>
    </style:style>
    <style:style style:name="T20_326" style:family="text">
      <style:text-properties fo:font-style="italic" style:font-style-asian="italic" style:font-style-complex="italic" fo:font-size="10pt" style:font-size-asian="10pt" style:font-size-complex="10pt"/>
    </style:style>
    <style:style style:name="T20_327" style:family="text">
      <style:text-properties fo:font-style="italic" style:font-style-asian="italic" style:font-style-complex="italic" fo:font-size="10pt" style:font-size-asian="10pt" style:font-size-complex="10pt"/>
    </style:style>
    <style:style style:name="T20_328" style:family="text">
      <style:text-properties fo:font-style="italic" style:font-style-asian="italic" style:font-style-complex="italic" fo:font-size="10pt" style:font-size-asian="10pt" style:font-size-complex="10pt"/>
    </style:style>
    <style:style style:name="T20_329" style:family="text">
      <style:text-properties fo:font-style="italic" style:font-style-asian="italic" style:font-style-complex="italic" fo:font-size="10pt" style:font-size-asian="10pt" style:font-size-complex="10pt"/>
    </style:style>
    <style:style style:name="T20_330" style:family="text">
      <style:text-properties fo:font-style="italic" style:font-style-asian="italic" style:font-style-complex="italic" fo:font-size="10pt" style:font-size-asian="10pt" style:font-size-complex="10pt"/>
    </style:style>
    <style:style style:name="T20_331" style:family="text">
      <style:text-properties fo:font-style="italic" style:font-style-asian="italic" style:font-style-complex="italic" fo:font-size="10pt" style:font-size-asian="10pt" style:font-size-complex="10pt"/>
    </style:style>
    <style:style style:name="T20_332" style:family="text">
      <style:text-properties fo:font-style="italic" style:font-style-asian="italic" style:font-style-complex="italic" fo:font-size="10pt" style:font-size-asian="10pt" style:font-size-complex="10pt"/>
    </style:style>
    <style:style style:name="T20_333" style:family="text">
      <style:text-properties fo:font-style="italic" style:font-style-asian="italic" style:font-style-complex="italic" fo:font-size="10pt" style:font-size-asian="10pt" style:font-size-complex="10pt"/>
    </style:style>
    <style:style style:name="T20_334" style:family="text">
      <style:text-properties fo:font-style="italic" style:font-style-asian="italic" style:font-style-complex="italic" fo:font-size="10pt" style:font-size-asian="10pt" style:font-size-complex="10pt"/>
    </style:style>
    <style:style style:name="T20_335" style:family="text">
      <style:text-properties fo:font-style="italic" style:font-style-asian="italic" style:font-style-complex="italic" fo:font-size="10pt" style:font-size-asian="10pt" style:font-size-complex="10pt"/>
    </style:style>
    <style:style style:name="T20_336" style:family="text">
      <style:text-properties fo:font-style="italic" style:font-style-asian="italic" style:font-style-complex="italic" fo:font-size="10pt" style:font-size-asian="10pt" style:font-size-complex="10pt"/>
    </style:style>
    <style:style style:name="T20_337" style:family="text">
      <style:text-properties fo:font-style="italic" style:font-style-asian="italic" style:font-style-complex="italic" fo:font-size="10pt" style:font-size-asian="10pt" style:font-size-complex="10pt"/>
    </style:style>
    <style:style style:name="T20_338" style:family="text">
      <style:text-properties fo:font-style="italic" style:font-style-asian="italic" style:font-style-complex="italic" fo:font-size="10pt" style:font-size-asian="10pt" style:font-size-complex="10pt"/>
    </style:style>
    <style:style style:name="T20_339" style:family="text">
      <style:text-properties fo:font-style="italic" style:font-style-asian="italic" style:font-style-complex="italic" fo:font-size="10pt" style:font-size-asian="10pt" style:font-size-complex="10pt"/>
    </style:style>
    <style:style style:name="T20_340" style:family="text">
      <style:text-properties fo:font-style="italic" style:font-style-asian="italic" style:font-style-complex="italic" fo:font-size="10pt" style:font-size-asian="10pt" style:font-size-complex="10pt"/>
    </style:style>
    <style:style style:name="T20_341" style:family="text">
      <style:text-properties fo:font-style="italic" style:font-style-asian="italic" style:font-style-complex="italic" fo:font-size="10pt" style:font-size-asian="10pt" style:font-size-complex="10pt"/>
    </style:style>
    <style:style style:name="T20_342" style:family="text">
      <style:text-properties fo:font-style="italic" style:font-style-asian="italic" style:font-style-complex="italic" fo:font-size="10pt" style:font-size-asian="10pt" style:font-size-complex="10pt"/>
    </style:style>
    <style:style style:name="T20_343" style:family="text">
      <style:text-properties fo:font-style="italic" style:font-style-asian="italic" style:font-style-complex="italic" fo:font-size="10pt" style:font-size-asian="10pt" style:font-size-complex="10pt"/>
    </style:style>
    <style:style style:name="T20_344" style:family="text">
      <style:text-properties fo:font-style="italic" style:font-style-asian="italic" style:font-style-complex="italic" fo:font-size="10pt" style:font-size-asian="10pt" style:font-size-complex="10pt"/>
    </style:style>
    <style:style style:name="T20_345" style:family="text">
      <style:text-properties fo:font-style="italic" style:font-style-asian="italic" style:font-style-complex="italic" fo:font-size="10pt" style:font-size-asian="10pt" style:font-size-complex="10pt"/>
    </style:style>
    <style:style style:name="T20_346" style:family="text">
      <style:text-properties fo:font-style="italic" style:font-style-asian="italic" style:font-style-complex="italic" fo:font-size="10pt" style:font-size-asian="10pt" style:font-size-complex="10pt"/>
    </style:style>
    <style:style style:name="T20_347" style:family="text">
      <style:text-properties fo:font-style="italic" style:font-style-asian="italic" style:font-style-complex="italic" fo:font-size="10pt" style:font-size-asian="10pt" style:font-size-complex="10pt"/>
    </style:style>
    <style:style style:name="T20_348" style:family="text">
      <style:text-properties fo:font-style="italic" style:font-style-asian="italic" style:font-style-complex="italic" fo:font-size="10pt" style:font-size-asian="10pt" style:font-size-complex="10pt"/>
    </style:style>
    <style:style style:name="T20_349" style:family="text">
      <style:text-properties fo:font-style="italic" style:font-style-asian="italic" style:font-style-complex="italic" fo:font-size="10pt" style:font-size-asian="10pt" style:font-size-complex="10pt"/>
    </style:style>
    <style:style style:name="T20_350" style:family="text">
      <style:text-properties fo:font-style="italic" style:font-style-asian="italic" style:font-style-complex="italic" fo:font-size="10pt" style:font-size-asian="10pt" style:font-size-complex="10pt"/>
    </style:style>
    <style:style style:name="T20_351" style:family="text">
      <style:text-properties fo:font-style="italic" style:font-style-asian="italic" style:font-style-complex="italic" fo:font-size="10pt" style:font-size-asian="10pt" style:font-size-complex="10pt"/>
    </style:style>
    <style:style style:name="T20_352" style:family="text">
      <style:text-properties fo:font-style="italic" style:font-style-asian="italic" style:font-style-complex="italic" fo:font-size="10pt" style:font-size-asian="10pt" style:font-size-complex="10pt"/>
    </style:style>
    <style:style style:name="T20_353" style:family="text">
      <style:text-properties fo:font-style="italic" style:font-style-asian="italic" style:font-style-complex="italic" fo:font-size="10pt" style:font-size-asian="10pt" style:font-size-complex="10pt"/>
    </style:style>
    <style:style style:name="T20_354" style:family="text">
      <style:text-properties fo:font-style="italic" style:font-style-asian="italic" style:font-style-complex="italic" fo:font-size="10pt" style:font-size-asian="10pt" style:font-size-complex="10pt"/>
    </style:style>
    <style:style style:name="T20_355" style:family="text">
      <style:text-properties fo:font-style="italic" style:font-style-asian="italic" style:font-style-complex="italic" fo:font-size="10pt" style:font-size-asian="10pt" style:font-size-complex="10pt"/>
    </style:style>
    <style:style style:name="T20_356" style:family="text">
      <style:text-properties fo:font-style="italic" style:font-style-asian="italic" style:font-style-complex="italic" fo:font-size="10pt" style:font-size-asian="10pt" style:font-size-complex="10pt"/>
    </style:style>
    <style:style style:name="T20_357" style:family="text">
      <style:text-properties fo:font-style="italic" style:font-style-asian="italic" style:font-style-complex="italic" fo:font-size="10pt" style:font-size-asian="10pt" style:font-size-complex="10pt"/>
    </style:style>
    <style:style style:name="T20_358" style:family="text">
      <style:text-properties fo:font-style="italic" style:font-style-asian="italic" style:font-style-complex="italic" fo:font-size="10pt" style:font-size-asian="10pt" style:font-size-complex="10pt"/>
    </style:style>
    <style:style style:name="T20_359" style:family="text">
      <style:text-properties fo:font-style="italic" style:font-style-asian="italic" style:font-style-complex="italic" fo:font-size="10pt" style:font-size-asian="10pt" style:font-size-complex="10pt"/>
    </style:style>
    <style:style style:name="T20_360" style:family="text">
      <style:text-properties fo:font-style="italic" style:font-style-asian="italic" style:font-style-complex="italic" fo:font-size="10pt" style:font-size-asian="10pt" style:font-size-complex="10pt"/>
    </style:style>
    <style:style style:name="T20_361" style:family="text">
      <style:text-properties fo:font-style="italic" style:font-style-asian="italic" style:font-style-complex="italic" fo:font-size="10pt" style:font-size-asian="10pt" style:font-size-complex="10pt"/>
    </style:style>
    <style:style style:name="T20_362" style:family="text">
      <style:text-properties fo:font-style="italic" style:font-style-asian="italic" style:font-style-complex="italic" fo:font-size="10pt" style:font-size-asian="10pt" style:font-size-complex="10pt"/>
    </style:style>
    <style:style style:name="T20_363" style:family="text">
      <style:text-properties fo:font-style="italic" style:font-style-asian="italic" style:font-style-complex="italic" fo:font-size="10pt" style:font-size-asian="10pt" style:font-size-complex="10pt"/>
    </style:style>
    <style:style style:name="T20_364" style:family="text">
      <style:text-properties fo:font-style="italic" style:font-style-asian="italic" style:font-style-complex="italic" fo:font-size="10pt" style:font-size-asian="10pt" style:font-size-complex="10pt"/>
    </style:style>
    <style:style style:name="T20_365" style:family="text">
      <style:text-properties fo:font-style="italic" style:font-style-asian="italic" style:font-style-complex="italic" fo:font-size="10pt" style:font-size-asian="10pt" style:font-size-complex="10pt"/>
    </style:style>
    <style:style style:name="T20_366" style:family="text">
      <style:text-properties fo:font-style="italic" style:font-style-asian="italic" style:font-style-complex="italic" fo:font-size="10pt" style:font-size-asian="10pt" style:font-size-complex="10pt"/>
    </style:style>
    <style:style style:name="T20_367" style:family="text">
      <style:text-properties fo:font-style="italic" style:font-style-asian="italic" style:font-style-complex="italic" fo:font-size="10pt" style:font-size-asian="10pt" style:font-size-complex="10pt"/>
    </style:style>
    <style:style style:name="T20_368" style:family="text">
      <style:text-properties fo:font-style="italic" style:font-style-asian="italic" style:font-style-complex="italic" fo:font-size="10pt" style:font-size-asian="10pt" style:font-size-complex="10pt"/>
    </style:style>
    <style:style style:name="T20_369" style:family="text">
      <style:text-properties fo:font-style="italic" style:font-style-asian="italic" style:font-style-complex="italic" fo:font-size="10pt" style:font-size-asian="10pt" style:font-size-complex="10pt"/>
    </style:style>
    <style:style style:name="T20_370" style:family="text">
      <style:text-properties fo:font-style="italic" style:font-style-asian="italic" style:font-style-complex="italic" fo:font-size="10pt" style:font-size-asian="10pt" style:font-size-complex="10pt"/>
    </style:style>
    <style:style style:name="T20_371" style:family="text">
      <style:text-properties fo:font-style="italic" style:font-style-asian="italic" style:font-style-complex="italic" fo:font-size="10pt" style:font-size-asian="10pt" style:font-size-complex="10pt"/>
    </style:style>
    <style:style style:name="T20_372" style:family="text">
      <style:text-properties fo:font-style="italic" style:font-style-asian="italic" style:font-style-complex="italic" fo:font-size="10pt" style:font-size-asian="10pt" style:font-size-complex="10pt"/>
    </style:style>
    <style:style style:name="P21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T21_199" style:family="text"/>
    <style:style style:name="T21_200" style:family="text"/>
    <style:style style:name="T21_201" style:family="text"/>
    <style:style style:name="T21_202" style:family="text"/>
    <style:style style:name="T21_203" style:family="text"/>
    <style:style style:name="T21_204" style:family="text"/>
    <style:style style:name="T21_205" style:family="text"/>
    <style:style style:name="T21_206" style:family="text"/>
    <style:style style:name="T21_207" style:family="text"/>
    <style:style style:name="T21_208" style:family="text"/>
    <style:style style:name="T21_209" style:family="text"/>
    <style:style style:name="T21_210" style:family="text"/>
    <style:style style:name="T21_211" style:family="text"/>
    <style:style style:name="T21_212" style:family="text"/>
    <style:style style:name="T21_213" style:family="text"/>
    <style:style style:name="T21_214" style:family="text"/>
    <style:style style:name="T21_215" style:family="text"/>
    <style:style style:name="T21_216" style:family="text"/>
    <style:style style:name="T21_217" style:family="text"/>
    <style:style style:name="T21_218" style:family="text"/>
    <style:style style:name="T21_219" style:family="text"/>
    <style:style style:name="T21_220" style:family="text"/>
    <style:style style:name="T21_221" style:family="text"/>
    <style:style style:name="T21_222" style:family="text"/>
    <style:style style:name="T21_223" style:family="text"/>
    <style:style style:name="T21_224" style:family="text"/>
    <style:style style:name="T21_225" style:family="text"/>
    <style:style style:name="T21_226" style:family="text"/>
    <style:style style:name="T21_227" style:family="text"/>
    <style:style style:name="T21_228" style:family="text"/>
    <style:style style:name="T21_229" style:family="text"/>
    <style:style style:name="T21_230" style:family="text"/>
    <style:style style:name="T21_231" style:family="text"/>
    <style:style style:name="T21_232" style:family="text"/>
    <style:style style:name="T21_233" style:family="text"/>
    <style:style style:name="T21_234" style:family="text"/>
    <style:style style:name="T21_235" style:family="text"/>
    <style:style style:name="T21_236" style:family="text"/>
    <style:style style:name="T21_237" style:family="text"/>
    <style:style style:name="T21_238" style:family="text"/>
    <style:style style:name="T21_239" style:family="text"/>
    <style:style style:name="T21_240" style:family="text"/>
    <style:style style:name="T21_241" style:family="text"/>
    <style:style style:name="T21_242" style:family="text"/>
    <style:style style:name="T21_243" style:family="text"/>
    <style:style style:name="T21_244" style:family="text"/>
    <style:style style:name="T21_245" style:family="text"/>
    <style:style style:name="T21_246" style:family="text"/>
    <style:style style:name="T21_247" style:family="text"/>
    <style:style style:name="T21_248" style:family="text"/>
    <style:style style:name="T21_249" style:family="text"/>
    <style:style style:name="T21_250" style:family="text"/>
    <style:style style:name="T21_251" style:family="text"/>
    <style:style style:name="T21_252" style:family="text"/>
    <style:style style:name="T21_253" style:family="text"/>
    <style:style style:name="T21_254" style:family="text"/>
    <style:style style:name="T21_255" style:family="text"/>
    <style:style style:name="T21_256" style:family="text"/>
    <style:style style:name="T21_257" style:family="text"/>
    <style:style style:name="T21_258" style:family="text"/>
    <style:style style:name="T21_259" style:family="text"/>
    <style:style style:name="T21_260" style:family="text"/>
    <style:style style:name="T21_261" style:family="text"/>
    <style:style style:name="T21_262" style:family="text"/>
    <style:style style:name="T21_263" style:family="text"/>
    <style:style style:name="T21_264" style:family="text"/>
    <style:style style:name="T21_265" style:family="text"/>
    <style:style style:name="T21_266" style:family="text"/>
    <style:style style:name="T21_267" style:family="text"/>
    <style:style style:name="T21_268" style:family="text"/>
    <style:style style:name="T21_269" style:family="text"/>
    <style:style style:name="T21_270" style:family="text"/>
    <style:style style:name="T21_271" style:family="text"/>
    <style:style style:name="T21_272" style:family="text"/>
    <style:style style:name="T21_273" style:family="text"/>
    <style:style style:name="T21_274" style:family="text"/>
    <style:style style:name="T21_275" style:family="text"/>
    <style:style style:name="T21_276" style:family="text"/>
    <style:style style:name="T21_277" style:family="text"/>
    <style:style style:name="T21_278" style:family="text"/>
    <style:style style:name="T21_279" style:family="text"/>
    <style:style style:name="T21_280" style:family="text"/>
    <style:style style:name="T21_281" style:family="text"/>
    <style:style style:name="T21_282" style:family="text"/>
    <style:style style:name="T21_283" style:family="text"/>
    <style:style style:name="T21_284" style:family="text"/>
    <style:style style:name="T21_285" style:family="text"/>
    <style:style style:name="T21_286" style:family="text"/>
    <style:style style:name="T21_287" style:family="text"/>
    <style:style style:name="T21_288" style:family="text"/>
    <style:style style:name="T21_289" style:family="text"/>
    <style:style style:name="T21_290" style:family="text"/>
    <style:style style:name="T21_291" style:family="text"/>
    <style:style style:name="T21_292" style:family="text"/>
    <style:style style:name="T21_293" style:family="text"/>
    <style:style style:name="T21_294" style:family="text"/>
    <style:style style:name="T21_295" style:family="text"/>
    <style:style style:name="T21_296" style:family="text"/>
    <style:style style:name="T21_297" style:family="text"/>
    <style:style style:name="T21_298" style:family="text"/>
    <style:style style:name="T21_299" style:family="text"/>
    <style:style style:name="T21_300" style:family="text"/>
    <style:style style:name="T21_301" style:family="text"/>
    <style:style style:name="T21_302" style:family="text"/>
    <style:style style:name="T21_303" style:family="text"/>
    <style:style style:name="T21_304" style:family="text"/>
    <style:style style:name="T21_305" style:family="text"/>
    <style:style style:name="T21_306" style:family="text"/>
    <style:style style:name="T21_307" style:family="text"/>
    <style:style style:name="T21_308" style:family="text"/>
    <style:style style:name="T21_309" style:family="text"/>
    <style:style style:name="T21_310" style:family="text"/>
    <style:style style:name="T21_311" style:family="text"/>
    <style:style style:name="T21_312" style:family="text"/>
    <style:style style:name="T21_313" style:family="text"/>
    <style:style style:name="T21_314" style:family="text"/>
    <style:style style:name="T21_315" style:family="text"/>
    <style:style style:name="T21_316" style:family="text"/>
    <style:style style:name="T21_317" style:family="text"/>
    <style:style style:name="T21_318" style:family="text"/>
    <style:style style:name="T21_319" style:family="text"/>
    <style:style style:name="T21_320" style:family="text"/>
    <style:style style:name="T21_321" style:family="text"/>
    <style:style style:name="T21_322" style:family="text"/>
    <style:style style:name="T21_323" style:family="text"/>
    <style:style style:name="T21_324" style:family="text"/>
    <style:style style:name="T21_325" style:family="text"/>
    <style:style style:name="T21_326" style:family="text"/>
    <style:style style:name="T21_327" style:family="text"/>
    <style:style style:name="T21_328" style:family="text"/>
    <style:style style:name="T21_329" style:family="text"/>
    <style:style style:name="T21_330" style:family="text"/>
    <style:style style:name="T21_331" style:family="text"/>
    <style:style style:name="T21_332" style:family="text"/>
    <style:style style:name="T21_333" style:family="text"/>
    <style:style style:name="T21_334" style:family="text"/>
    <style:style style:name="T21_335" style:family="text"/>
    <style:style style:name="T21_336" style:family="text"/>
    <style:style style:name="T21_337" style:family="text"/>
    <style:style style:name="T21_338" style:family="text"/>
    <style:style style:name="T21_339" style:family="text"/>
    <style:style style:name="T21_340" style:family="text"/>
    <style:style style:name="T21_341" style:family="text"/>
    <style:style style:name="T21_342" style:family="text"/>
    <style:style style:name="T21_343" style:family="text"/>
    <style:style style:name="T21_344" style:family="text"/>
    <style:style style:name="T21_345" style:family="text"/>
    <style:style style:name="T21_346" style:family="text"/>
    <style:style style:name="T21_347" style:family="text"/>
    <style:style style:name="T21_348" style:family="text"/>
    <style:style style:name="T21_349" style:family="text"/>
    <style:style style:name="T21_350" style:family="text"/>
    <style:style style:name="T21_351" style:family="text"/>
    <style:style style:name="T21_352" style:family="text"/>
    <style:style style:name="T21_353" style:family="text"/>
    <style:style style:name="T21_354" style:family="text"/>
    <style:style style:name="T21_355" style:family="text"/>
    <style:style style:name="T21_356" style:family="text"/>
    <style:style style:name="T21_357" style:family="text"/>
    <style:style style:name="T21_358" style:family="text"/>
    <style:style style:name="T21_359" style:family="text"/>
    <style:style style:name="T21_360" style:family="text"/>
    <style:style style:name="T21_361" style:family="text"/>
    <style:style style:name="T21_362" style:family="text"/>
    <style:style style:name="T21_363" style:family="text"/>
    <style:style style:name="T21_364" style:family="text"/>
    <style:style style:name="T21_365" style:family="text"/>
    <style:style style:name="T21_366" style:family="text"/>
    <style:style style:name="T21_367" style:family="text"/>
    <style:style style:name="T21_368" style:family="text"/>
    <style:style style:name="T21_369" style:family="text"/>
    <style:style style:name="T21_370" style:family="text"/>
    <style:style style:name="T21_371" style:family="text"/>
    <style:style style:name="T21_372" style:family="text"/>
    <style:style style:name="T21_373" style:family="text"/>
    <style:style style:name="T21_374" style:family="text"/>
    <style:style style:name="T21_375" style:family="text"/>
    <style:style style:name="T21_376" style:family="text"/>
    <style:style style:name="T21_377" style:family="text"/>
    <style:style style:name="T21_378" style:family="text"/>
    <style:style style:name="T21_379" style:family="text"/>
    <style:style style:name="T21_380" style:family="text"/>
    <style:style style:name="T21_381" style:family="text"/>
    <style:style style:name="T21_382" style:family="text"/>
    <style:style style:name="T21_383" style:family="text"/>
    <style:style style:name="T21_384" style:family="text"/>
    <style:style style:name="T21_385" style:family="text"/>
    <style:style style:name="T21_386" style:family="text"/>
    <style:style style:name="T21_387" style:family="text"/>
    <style:style style:name="T21_388" style:family="text"/>
    <style:style style:name="T21_389" style:family="text"/>
    <style:style style:name="T21_390" style:family="text"/>
    <style:style style:name="T21_391" style:family="text"/>
    <style:style style:name="T21_392" style:family="text"/>
    <style:style style:name="T21_393" style:family="text"/>
    <style:style style:name="T21_394" style:family="text"/>
    <style:style style:name="T21_395" style:family="text"/>
    <style:style style:name="T21_396" style:family="text"/>
    <style:style style:name="T21_397" style:family="text"/>
    <style:style style:name="T21_398" style:family="text"/>
    <style:style style:name="T21_399" style:family="text"/>
    <style:style style:name="T21_400" style:family="text"/>
    <style:style style:name="T21_401" style:family="text"/>
    <style:style style:name="T21_402" style:family="text"/>
    <style:style style:name="T21_403" style:family="text"/>
    <style:style style:name="T21_404" style:family="text"/>
    <style:style style:name="T21_405" style:family="text"/>
    <style:style style:name="T21_406" style:family="text"/>
    <style:style style:name="T21_407" style:family="text"/>
    <style:style style:name="T21_408" style:family="text"/>
    <style:style style:name="T21_409" style:family="text"/>
    <style:style style:name="T21_410" style:family="text"/>
    <style:style style:name="T21_411" style:family="text"/>
    <style:style style:name="T21_412" style:family="text"/>
    <style:style style:name="T21_413" style:family="text"/>
    <style:style style:name="T21_414" style:family="text"/>
    <style:style style:name="T21_415" style:family="text"/>
    <style:style style:name="T21_416" style:family="text"/>
    <style:style style:name="T21_417" style:family="text"/>
    <style:style style:name="T21_418" style:family="text"/>
    <style:style style:name="T21_419" style:family="text"/>
    <style:style style:name="T21_420" style:family="text"/>
    <style:style style:name="T21_421" style:family="text"/>
    <style:style style:name="T21_422" style:family="text"/>
    <style:style style:name="T21_423" style:family="text"/>
    <style:style style:name="T21_424" style:family="text"/>
    <style:style style:name="T21_425" style:family="text"/>
    <style:style style:name="T21_426" style:family="text"/>
    <style:style style:name="T21_427" style:family="text"/>
    <style:style style:name="T21_428" style:family="text"/>
    <style:style style:name="T21_429" style:family="text"/>
    <style:style style:name="T21_430" style:family="text"/>
    <style:style style:name="T21_431" style:family="text"/>
    <style:style style:name="T21_432" style:family="text"/>
    <style:style style:name="T21_433" style:family="text"/>
    <style:style style:name="T21_434" style:family="text"/>
    <style:style style:name="T21_435" style:family="text"/>
    <style:style style:name="T21_436" style:family="text"/>
    <style:style style:name="T21_437" style:family="text"/>
    <style:style style:name="T21_438" style:family="text"/>
    <style:style style:name="T21_439" style:family="text"/>
    <style:style style:name="T21_440" style:family="text"/>
    <style:style style:name="T21_441" style:family="text"/>
    <style:style style:name="T21_442" style:family="text"/>
    <style:style style:name="T21_443" style:family="text"/>
    <style:style style:name="T21_444" style:family="text"/>
    <style:style style:name="T21_445" style:family="text"/>
    <style:style style:name="T21_446" style:family="text"/>
    <style:style style:name="T21_447" style:family="text"/>
    <style:style style:name="T21_448" style:family="text"/>
    <style:style style:name="T21_449" style:family="text"/>
    <style:style style:name="T21_450" style:family="text"/>
    <style:style style:name="T21_451" style:family="text"/>
    <style:style style:name="T21_452" style:family="text"/>
    <style:style style:name="T21_453" style:family="text"/>
    <style:style style:name="T21_454" style:family="text"/>
    <style:style style:name="T21_455" style:family="text"/>
    <style:style style:name="T21_456" style:family="text"/>
    <style:style style:name="T21_457" style:family="text"/>
    <style:style style:name="T21_458" style:family="text"/>
    <style:style style:name="T21_459" style:family="text"/>
    <style:style style:name="T21_460" style:family="text"/>
    <style:style style:name="T21_461" style:family="text"/>
    <style:style style:name="T21_462" style:family="text"/>
    <style:style style:name="T21_463" style:family="text"/>
    <style:style style:name="T21_464" style:family="text"/>
    <style:style style:name="T21_465" style:family="text"/>
    <style:style style:name="T21_466" style:family="text"/>
    <style:style style:name="T21_467" style:family="text"/>
    <style:style style:name="T21_468" style:family="text"/>
    <style:style style:name="T21_469" style:family="text"/>
    <style:style style:name="T21_470" style:family="text"/>
    <style:style style:name="T21_471" style:family="text"/>
    <style:style style:name="T21_472" style:family="text"/>
    <style:style style:name="T21_473" style:family="text"/>
    <style:style style:name="T21_474" style:family="text"/>
    <style:style style:name="T21_475" style:family="text"/>
    <style:style style:name="T21_476" style:family="text"/>
    <style:style style:name="T21_477" style:family="text"/>
    <style:style style:name="T21_478" style:family="text"/>
    <style:style style:name="T21_479" style:family="text"/>
    <style:style style:name="T21_480" style:family="text"/>
    <style:style style:name="T21_481" style:family="text"/>
    <style:style style:name="T21_482" style:family="text"/>
    <style:style style:name="T21_483" style:family="text"/>
    <style:style style:name="T21_484" style:family="text"/>
    <style:style style:name="P22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>
      <style:text-properties fo:font-style="italic" style:font-style-asian="italic" style:font-style-complex="italic"/>
    </style:style>
    <style:style style:name="T22_115" style:family="text">
      <style:text-properties fo:font-style="italic" style:font-style-asian="italic" style:font-style-complex="italic"/>
    </style:style>
    <style:style style:name="T22_116" style:family="text">
      <style:text-properties fo:font-style="italic" style:font-style-asian="italic" style:font-style-complex="italic"/>
    </style:style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>
      <style:text-properties fo:font-style="italic" style:font-style-asian="italic" style:font-style-complex="italic"/>
    </style:style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>
      <style:text-properties fo:font-style="italic" style:font-style-asian="italic" style:font-style-complex="italic"/>
    </style:style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>
      <style:text-properties fo:font-style="italic" style:font-style-asian="italic" style:font-style-complex="italic"/>
    </style:style>
    <style:style style:name="T22_162" style:family="text">
      <style:text-properties fo:font-style="italic" style:font-style-asian="italic" style:font-style-complex="italic"/>
    </style:style>
    <style:style style:name="T22_163" style:family="text"/>
    <style:style style:name="T22_164" style:family="text"/>
    <style:style style:name="P23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T23_200" style:family="text"/>
    <style:style style:name="T23_201" style:family="text"/>
    <style:style style:name="T23_202" style:family="text"/>
    <style:style style:name="T23_203" style:family="text"/>
    <style:style style:name="T23_204" style:family="text"/>
    <style:style style:name="T23_205" style:family="text"/>
    <style:style style:name="T23_206" style:family="text"/>
    <style:style style:name="T23_207" style:family="text"/>
    <style:style style:name="T23_208" style:family="text"/>
    <style:style style:name="T23_209" style:family="text"/>
    <style:style style:name="T23_210" style:family="text"/>
    <style:style style:name="T23_211" style:family="text"/>
    <style:style style:name="T23_212" style:family="text"/>
    <style:style style:name="T23_213" style:family="text"/>
    <style:style style:name="T23_214" style:family="text"/>
    <style:style style:name="T23_215" style:family="text"/>
    <style:style style:name="T23_216" style:family="text"/>
    <style:style style:name="T23_217" style:family="text"/>
    <style:style style:name="T23_218" style:family="text"/>
    <style:style style:name="T23_219" style:family="text"/>
    <style:style style:name="T23_220" style:family="text"/>
    <style:style style:name="T23_221" style:family="text"/>
    <style:style style:name="T23_222" style:family="text"/>
    <style:style style:name="T23_223" style:family="text"/>
    <style:style style:name="T23_224" style:family="text"/>
    <style:style style:name="T23_225" style:family="text"/>
    <style:style style:name="T23_226" style:family="text"/>
    <style:style style:name="T23_227" style:family="text"/>
    <style:style style:name="T23_228" style:family="text"/>
    <style:style style:name="T23_229" style:family="text"/>
    <style:style style:name="T23_230" style:family="text"/>
    <style:style style:name="T23_231" style:family="text"/>
    <style:style style:name="T23_232" style:family="text"/>
    <style:style style:name="T23_233" style:family="text"/>
    <style:style style:name="T23_234" style:family="text"/>
    <style:style style:name="T23_235" style:family="text"/>
    <style:style style:name="T23_236" style:family="text"/>
    <style:style style:name="T23_237" style:family="text"/>
    <style:style style:name="T23_238" style:family="text"/>
    <style:style style:name="T23_239" style:family="text"/>
    <style:style style:name="T23_240" style:family="text"/>
    <style:style style:name="T23_241" style:family="text"/>
    <style:style style:name="T23_242" style:family="text"/>
    <style:style style:name="T23_243" style:family="text"/>
    <style:style style:name="T23_244" style:family="text"/>
    <style:style style:name="T23_245" style:family="text"/>
    <style:style style:name="T23_246" style:family="text"/>
    <style:style style:name="P24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T24_165" style:family="text"/>
    <style:style style:name="T24_166" style:family="text"/>
    <style:style style:name="T24_167" style:family="text"/>
    <style:style style:name="T24_168" style:family="text"/>
    <style:style style:name="T24_169" style:family="text"/>
    <style:style style:name="T24_170" style:family="text"/>
    <style:style style:name="T24_171" style:family="text"/>
    <style:style style:name="T24_172" style:family="text"/>
    <style:style style:name="T24_173" style:family="text"/>
    <style:style style:name="T24_174" style:family="text"/>
    <style:style style:name="T24_175" style:family="text"/>
    <style:style style:name="T24_176" style:family="text"/>
    <style:style style:name="T24_177" style:family="text"/>
    <style:style style:name="T24_178" style:family="text"/>
    <style:style style:name="T24_179" style:family="text"/>
    <style:style style:name="T24_180" style:family="text"/>
    <style:style style:name="T24_181" style:family="text"/>
    <style:style style:name="T24_182" style:family="text"/>
    <style:style style:name="T24_183" style:family="text"/>
    <style:style style:name="T24_184" style:family="text"/>
    <style:style style:name="T24_185" style:family="text"/>
    <style:style style:name="T24_186" style:family="text"/>
    <style:style style:name="T24_187" style:family="text"/>
    <style:style style:name="T24_188" style:family="text"/>
    <style:style style:name="T24_189" style:family="text"/>
    <style:style style:name="T24_190" style:family="text"/>
    <style:style style:name="T24_191" style:family="text"/>
    <style:style style:name="T24_192" style:family="text"/>
    <style:style style:name="T24_193" style:family="text"/>
    <style:style style:name="T24_194" style:family="text"/>
    <style:style style:name="T24_195" style:family="text"/>
    <style:style style:name="T24_196" style:family="text"/>
    <style:style style:name="T24_197" style:family="text"/>
    <style:style style:name="T24_198" style:family="text"/>
    <style:style style:name="T24_199" style:family="text"/>
    <style:style style:name="T24_200" style:family="text"/>
    <style:style style:name="T24_201" style:family="text"/>
    <style:style style:name="T24_202" style:family="text"/>
    <style:style style:name="T24_203" style:family="text"/>
    <style:style style:name="T24_204" style:family="text"/>
    <style:style style:name="T24_205" style:family="text"/>
    <style:style style:name="T24_206" style:family="text"/>
    <style:style style:name="T24_207" style:family="text"/>
    <style:style style:name="T24_208" style:family="text"/>
    <style:style style:name="T24_209" style:family="text"/>
    <style:style style:name="T24_210" style:family="text"/>
    <style:style style:name="T24_211" style:family="text"/>
    <style:style style:name="T24_212" style:family="text"/>
    <style:style style:name="T24_213" style:family="text"/>
    <style:style style:name="T24_214" style:family="text"/>
    <style:style style:name="T24_215" style:family="text"/>
    <style:style style:name="T24_216" style:family="text"/>
    <style:style style:name="T24_217" style:family="text"/>
    <style:style style:name="T24_218" style:family="text"/>
    <style:style style:name="T24_219" style:family="text"/>
    <style:style style:name="T24_220" style:family="text"/>
    <style:style style:name="T24_221" style:family="text"/>
    <style:style style:name="T24_222" style:family="text"/>
    <style:style style:name="T24_223" style:family="text"/>
    <style:style style:name="T24_224" style:family="text"/>
    <style:style style:name="T24_225" style:family="text"/>
    <style:style style:name="T24_226" style:family="text"/>
    <style:style style:name="T24_227" style:family="text"/>
    <style:style style:name="T24_228" style:family="text"/>
    <style:style style:name="T24_229" style:family="text"/>
    <style:style style:name="T24_230" style:family="text"/>
    <style:style style:name="T24_231" style:family="text"/>
    <style:style style:name="T24_232" style:family="text"/>
    <style:style style:name="T24_233" style:family="text"/>
    <style:style style:name="T24_234" style:family="text"/>
    <style:style style:name="T24_235" style:family="text"/>
    <style:style style:name="T24_236" style:family="text"/>
    <style:style style:name="T24_237" style:family="text"/>
    <style:style style:name="T24_238" style:family="text"/>
    <style:style style:name="T24_239" style:family="text"/>
    <style:style style:name="T24_240" style:family="text"/>
    <style:style style:name="T24_241" style:family="text"/>
    <style:style style:name="T24_242" style:family="text"/>
    <style:style style:name="T24_243" style:family="text"/>
    <style:style style:name="T24_244" style:family="text"/>
    <style:style style:name="T24_245" style:family="text"/>
    <style:style style:name="T24_246" style:family="text"/>
    <style:style style:name="T24_247" style:family="text"/>
    <style:style style:name="T24_248" style:family="text"/>
    <style:style style:name="T24_249" style:family="text"/>
    <style:style style:name="T24_250" style:family="text"/>
    <style:style style:name="T24_251" style:family="text"/>
    <style:style style:name="T24_252" style:family="text"/>
    <style:style style:name="T24_253" style:family="text"/>
    <style:style style:name="T24_254" style:family="text"/>
    <style:style style:name="T24_255" style:family="text"/>
    <style:style style:name="T24_256" style:family="text"/>
    <style:style style:name="T24_257" style:family="text"/>
    <style:style style:name="T24_258" style:family="text"/>
    <style:style style:name="T24_259" style:family="text"/>
    <style:style style:name="T24_260" style:family="text"/>
    <style:style style:name="T24_261" style:family="text"/>
    <style:style style:name="T24_262" style:family="text"/>
    <style:style style:name="T24_263" style:family="text"/>
    <style:style style:name="T24_264" style:family="text"/>
    <style:style style:name="T24_265" style:family="text"/>
    <style:style style:name="T24_266" style:family="text"/>
    <style:style style:name="T24_267" style:family="text"/>
    <style:style style:name="T24_268" style:family="text"/>
    <style:style style:name="T24_269" style:family="text"/>
    <style:style style:name="T24_270" style:family="text"/>
    <style:style style:name="T24_271" style:family="text"/>
    <style:style style:name="T24_272" style:family="text"/>
    <style:style style:name="T24_273" style:family="text"/>
    <style:style style:name="T24_274" style:family="text"/>
    <style:style style:name="T24_275" style:family="text"/>
    <style:style style:name="T24_276" style:family="text"/>
    <style:style style:name="T24_277" style:family="text"/>
    <style:style style:name="T24_278" style:family="text"/>
    <style:style style:name="T24_279" style:family="text"/>
    <style:style style:name="T24_280" style:family="text"/>
    <style:style style:name="T24_281" style:family="text"/>
    <style:style style:name="T24_282" style:family="text"/>
    <style:style style:name="T24_283" style:family="text"/>
    <style:style style:name="T24_284" style:family="text"/>
    <style:style style:name="T24_285" style:family="text"/>
    <style:style style:name="T24_286" style:family="text"/>
    <style:style style:name="T24_287" style:family="text"/>
    <style:style style:name="T24_288" style:family="text"/>
    <style:style style:name="T24_289" style:family="text"/>
    <style:style style:name="T24_290" style:family="text"/>
    <style:style style:name="T24_291" style:family="text"/>
    <style:style style:name="T24_292" style:family="text"/>
    <style:style style:name="T24_293" style:family="text"/>
    <style:style style:name="T24_294" style:family="text"/>
    <style:style style:name="T24_295" style:family="text"/>
    <style:style style:name="T24_296" style:family="text"/>
    <style:style style:name="T24_297" style:family="text"/>
    <style:style style:name="T24_298" style:family="text"/>
    <style:style style:name="T24_299" style:family="text"/>
    <style:style style:name="T24_300" style:family="text"/>
    <style:style style:name="T24_301" style:family="text"/>
    <style:style style:name="T24_302" style:family="text"/>
    <style:style style:name="T24_303" style:family="text"/>
    <style:style style:name="T24_304" style:family="text"/>
    <style:style style:name="T24_305" style:family="text"/>
    <style:style style:name="T24_306" style:family="text"/>
    <style:style style:name="T24_307" style:family="text"/>
    <style:style style:name="T24_308" style:family="text"/>
    <style:style style:name="T24_309" style:family="text"/>
    <style:style style:name="T24_310" style:family="text"/>
    <style:style style:name="T24_311" style:family="text"/>
    <style:style style:name="T24_312" style:family="text"/>
    <style:style style:name="T24_313" style:family="text"/>
    <style:style style:name="T24_314" style:family="text"/>
    <style:style style:name="T24_315" style:family="text"/>
    <style:style style:name="T24_316" style:family="text"/>
    <style:style style:name="T24_317" style:family="text"/>
    <style:style style:name="T24_318" style:family="text"/>
    <style:style style:name="T24_319" style:family="text"/>
    <style:style style:name="T24_320" style:family="text"/>
    <style:style style:name="T24_321" style:family="text"/>
    <style:style style:name="T24_322" style:family="text"/>
    <style:style style:name="T24_323" style:family="text"/>
    <style:style style:name="T24_324" style:family="text"/>
    <style:style style:name="T24_325" style:family="text"/>
    <style:style style:name="T24_326" style:family="text"/>
    <style:style style:name="T24_327" style:family="text"/>
    <style:style style:name="T24_328" style:family="text"/>
    <style:style style:name="T24_329" style:family="text"/>
    <style:style style:name="T24_330" style:family="text"/>
    <style:style style:name="T24_331" style:family="text"/>
    <style:style style:name="T24_332" style:family="text"/>
    <style:style style:name="T24_333" style:family="text"/>
    <style:style style:name="T24_334" style:family="text"/>
    <style:style style:name="T24_335" style:family="text"/>
    <style:style style:name="T24_336" style:family="text"/>
    <style:style style:name="T24_337" style:family="text"/>
    <style:style style:name="T24_338" style:family="text"/>
    <style:style style:name="T24_339" style:family="text"/>
    <style:style style:name="T24_340" style:family="text"/>
    <style:style style:name="T24_341" style:family="text"/>
    <style:style style:name="T24_342" style:family="text"/>
    <style:style style:name="T24_343" style:family="text"/>
    <style:style style:name="T24_344" style:family="text"/>
    <style:style style:name="T24_345" style:family="text"/>
    <style:style style:name="T24_346" style:family="text"/>
    <style:style style:name="T24_347" style:family="text"/>
    <style:style style:name="T24_348" style:family="text"/>
    <style:style style:name="T24_349" style:family="text"/>
    <style:style style:name="T24_350" style:family="text"/>
    <style:style style:name="T24_351" style:family="text"/>
    <style:style style:name="T24_352" style:family="text"/>
    <style:style style:name="T24_353" style:family="text"/>
    <style:style style:name="T24_354" style:family="text"/>
    <style:style style:name="T24_355" style:family="text"/>
    <style:style style:name="T24_356" style:family="text"/>
    <style:style style:name="T24_357" style:family="text"/>
    <style:style style:name="T24_358" style:family="text"/>
    <style:style style:name="T24_359" style:family="text"/>
    <style:style style:name="T24_360" style:family="text"/>
    <style:style style:name="T24_361" style:family="text"/>
    <style:style style:name="T24_362" style:family="text"/>
    <style:style style:name="T24_363" style:family="text"/>
    <style:style style:name="T24_364" style:family="text"/>
    <style:style style:name="T24_365" style:family="text"/>
    <style:style style:name="T24_366" style:family="text"/>
    <style:style style:name="T24_367" style:family="text"/>
    <style:style style:name="T24_368" style:family="text"/>
    <style:style style:name="T24_369" style:family="text"/>
    <style:style style:name="T24_370" style:family="text"/>
    <style:style style:name="T24_371" style:family="text"/>
    <style:style style:name="T24_372" style:family="text"/>
    <style:style style:name="T24_373" style:family="text"/>
    <style:style style:name="T24_374" style:family="text"/>
    <style:style style:name="T24_375" style:family="text"/>
    <style:style style:name="T24_376" style:family="text"/>
    <style:style style:name="T24_377" style:family="text"/>
    <style:style style:name="T24_378" style:family="text"/>
    <style:style style:name="T24_379" style:family="text"/>
    <style:style style:name="T24_380" style:family="text"/>
    <style:style style:name="T24_381" style:family="text"/>
    <style:style style:name="T24_382" style:family="text"/>
    <style:style style:name="T24_383" style:family="text"/>
    <style:style style:name="T24_384" style:family="text"/>
    <style:style style:name="T24_385" style:family="text"/>
    <style:style style:name="T24_386" style:family="text"/>
    <style:style style:name="T24_387" style:family="text"/>
    <style:style style:name="T24_388" style:family="text"/>
    <style:style style:name="T24_389" style:family="text"/>
    <style:style style:name="T24_390" style:family="text"/>
    <style:style style:name="T24_391" style:family="text"/>
    <style:style style:name="T24_392" style:family="text"/>
    <style:style style:name="T24_393" style:family="text"/>
    <style:style style:name="T24_394" style:family="text"/>
    <style:style style:name="T24_395" style:family="text"/>
    <style:style style:name="T24_396" style:family="text"/>
    <style:style style:name="T24_397" style:family="text"/>
    <style:style style:name="T24_398" style:family="text"/>
    <style:style style:name="T24_399" style:family="text"/>
    <style:style style:name="T24_400" style:family="text"/>
    <style:style style:name="T24_401" style:family="text"/>
    <style:style style:name="T24_402" style:family="text"/>
    <style:style style:name="T24_403" style:family="text"/>
    <style:style style:name="T24_404" style:family="text"/>
    <style:style style:name="T24_405" style:family="text"/>
    <style:style style:name="T24_406" style:family="text"/>
    <style:style style:name="T24_407" style:family="text"/>
    <style:style style:name="T24_408" style:family="text"/>
    <style:style style:name="T24_409" style:family="text"/>
    <style:style style:name="T24_410" style:family="text"/>
    <style:style style:name="T24_411" style:family="text"/>
    <style:style style:name="T24_412" style:family="text"/>
    <style:style style:name="T24_413" style:family="text"/>
    <style:style style:name="T24_414" style:family="text"/>
    <style:style style:name="T24_415" style:family="text"/>
    <style:style style:name="T24_416" style:family="text"/>
    <style:style style:name="T24_417" style:family="text"/>
    <style:style style:name="T24_418" style:family="text"/>
    <style:style style:name="T24_419" style:family="text"/>
    <style:style style:name="T24_420" style:family="text"/>
    <style:style style:name="T24_421" style:family="text"/>
    <style:style style:name="T24_422" style:family="text"/>
    <style:style style:name="T24_423" style:family="text"/>
    <style:style style:name="T24_424" style:family="text"/>
    <style:style style:name="T24_425" style:family="text"/>
    <style:style style:name="T24_426" style:family="text"/>
    <style:style style:name="T24_427" style:family="text"/>
    <style:style style:name="T24_428" style:family="text"/>
    <style:style style:name="T24_429" style:family="text"/>
    <style:style style:name="T24_430" style:family="text"/>
    <style:style style:name="T24_431" style:family="text"/>
    <style:style style:name="T24_432" style:family="text"/>
    <style:style style:name="T24_433" style:family="text"/>
    <style:style style:name="T24_434" style:family="text"/>
    <style:style style:name="T24_435" style:family="text"/>
    <style:style style:name="T24_436" style:family="text"/>
    <style:style style:name="T24_437" style:family="text"/>
    <style:style style:name="T24_438" style:family="text"/>
    <style:style style:name="T24_439" style:family="text"/>
    <style:style style:name="T24_440" style:family="text"/>
    <style:style style:name="T24_441" style:family="text"/>
    <style:style style:name="T24_442" style:family="text"/>
    <style:style style:name="T24_443" style:family="text"/>
    <style:style style:name="T24_444" style:family="text"/>
    <style:style style:name="T24_445" style:family="text"/>
    <style:style style:name="T24_446" style:family="text"/>
    <style:style style:name="T24_447" style:family="text"/>
    <style:style style:name="T24_448" style:family="text"/>
    <style:style style:name="T24_449" style:family="text"/>
    <style:style style:name="T24_450" style:family="text"/>
    <style:style style:name="T24_451" style:family="text"/>
    <style:style style:name="T24_452" style:family="text"/>
    <style:style style:name="T24_453" style:family="text"/>
    <style:style style:name="T24_454" style:family="text"/>
    <style:style style:name="T24_455" style:family="text"/>
    <style:style style:name="T24_456" style:family="text"/>
    <style:style style:name="T24_457" style:family="text"/>
    <style:style style:name="T24_458" style:family="text"/>
    <style:style style:name="T24_459" style:family="text"/>
    <style:style style:name="T24_460" style:family="text"/>
    <style:style style:name="T24_461" style:family="text"/>
    <style:style style:name="T24_462" style:family="text"/>
    <style:style style:name="T24_463" style:family="text"/>
    <style:style style:name="T24_464" style:family="text"/>
    <style:style style:name="T24_465" style:family="text"/>
    <style:style style:name="T24_466" style:family="text"/>
    <style:style style:name="T24_467" style:family="text"/>
    <style:style style:name="T24_468" style:family="text"/>
    <style:style style:name="T24_469" style:family="text"/>
    <style:style style:name="T24_470" style:family="text"/>
    <style:style style:name="T24_471" style:family="text"/>
    <style:style style:name="T24_472" style:family="text"/>
    <style:style style:name="T24_473" style:family="text"/>
    <style:style style:name="T24_474" style:family="text"/>
    <style:style style:name="T24_475" style:family="text"/>
    <style:style style:name="T24_476" style:family="text"/>
    <style:style style:name="T24_477" style:family="text"/>
    <style:style style:name="T24_478" style:family="text"/>
    <style:style style:name="T24_479" style:family="text"/>
    <style:style style:name="T24_480" style:family="text"/>
    <style:style style:name="T24_481" style:family="text"/>
    <style:style style:name="T24_482" style:family="text"/>
    <style:style style:name="T24_483" style:family="text"/>
    <style:style style:name="T24_484" style:family="text"/>
    <style:style style:name="T24_485" style:family="text"/>
    <style:style style:name="T24_486" style:family="text"/>
    <style:style style:name="P25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P26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 style:parent-style-name="Standard"/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T27_7" style:family="text">
      <style:text-properties fo:font-size="10pt" style:font-size-asian="10pt" style:font-size-complex="10pt"/>
    </style:style>
    <style:style style:name="T27_8" style:family="text">
      <style:text-properties fo:font-size="10pt" style:font-size-asian="10pt" style:font-size-complex="10pt"/>
    </style:style>
    <style:style style:name="T27_9" style:family="text">
      <style:text-properties fo:font-size="10pt" style:font-size-asian="10pt" style:font-size-complex="10pt"/>
    </style:style>
    <style:style style:name="T27_10" style:family="text">
      <style:text-properties fo:font-size="10pt" style:font-size-asian="10pt" style:font-size-complex="10pt"/>
    </style:style>
    <style:style style:name="T27_11" style:family="text">
      <style:text-properties fo:font-size="10pt" style:font-size-asian="10pt" style:font-size-complex="10pt"/>
    </style:style>
    <style:style style:name="T27_12" style:family="text">
      <style:text-properties fo:font-size="10pt" style:font-size-asian="10pt" style:font-size-complex="10pt"/>
    </style:style>
    <style:style style:name="T27_13" style:family="text">
      <style:text-properties fo:font-size="10pt" style:font-size-asian="10pt" style:font-size-complex="10pt"/>
    </style:style>
    <style:style style:name="T27_14" style:family="text">
      <style:text-properties fo:font-size="10pt" style:font-size-asian="10pt" style:font-size-complex="10pt"/>
    </style:style>
    <style:style style:name="T27_15" style:family="text">
      <style:text-properties fo:font-size="10pt" style:font-size-asian="10pt" style:font-size-complex="10pt"/>
    </style:style>
    <style:style style:name="T27_16" style:family="text">
      <style:text-properties fo:font-size="10pt" style:font-size-asian="10pt" style:font-size-complex="10pt"/>
    </style:style>
    <style:style style:name="T27_17" style:family="text">
      <style:text-properties fo:font-size="10pt" style:font-size-asian="10pt" style:font-size-complex="10pt"/>
    </style:style>
    <style:style style:name="T27_18" style:family="text">
      <style:text-properties fo:font-size="10pt" style:font-size-asian="10pt" style:font-size-complex="10pt"/>
    </style:style>
    <style:style style:name="T27_19" style:family="text">
      <style:text-properties fo:font-size="10pt" style:font-size-asian="10pt" style:font-size-complex="10pt"/>
    </style:style>
    <style:style style:name="T27_20" style:family="text">
      <style:text-properties fo:font-size="10pt" style:font-size-asian="10pt" style:font-size-complex="10pt"/>
    </style:style>
    <style:style style:name="T27_21" style:family="text">
      <style:text-properties fo:font-size="10pt" style:font-size-asian="10pt" style:font-size-complex="10pt"/>
    </style:style>
    <style:style style:name="T27_22" style:family="text">
      <style:text-properties fo:font-size="10pt" style:font-size-asian="10pt" style:font-size-complex="10pt"/>
    </style:style>
    <style:style style:name="T27_23" style:family="text">
      <style:text-properties fo:font-size="10pt" style:font-size-asian="10pt" style:font-size-complex="10pt"/>
    </style:style>
    <style:style style:name="T27_24" style:family="text">
      <style:text-properties fo:font-size="10pt" style:font-size-asian="10pt" style:font-size-complex="10pt"/>
    </style:style>
    <style:style style:name="T27_25" style:family="text">
      <style:text-properties fo:font-size="10pt" style:font-size-asian="10pt" style:font-size-complex="10pt"/>
    </style:style>
    <style:style style:name="T27_26" style:family="text">
      <style:text-properties fo:font-size="10pt" style:font-size-asian="10pt" style:font-size-complex="10pt"/>
    </style:style>
    <style:style style:name="T27_27" style:family="text">
      <style:text-properties fo:font-size="10pt" style:font-size-asian="10pt" style:font-size-complex="10pt"/>
    </style:style>
    <style:style style:name="T27_28" style:family="text">
      <style:text-properties fo:font-size="10pt" style:font-size-asian="10pt" style:font-size-complex="10pt"/>
    </style:style>
    <style:style style:name="T27_29" style:family="text">
      <style:text-properties fo:font-size="10pt" style:font-size-asian="10pt" style:font-size-complex="10pt"/>
    </style:style>
    <style:style style:name="T27_30" style:family="text">
      <style:text-properties fo:font-size="10pt" style:font-size-asian="10pt" style:font-size-complex="10pt"/>
    </style:style>
    <style:style style:name="T27_31" style:family="text">
      <style:text-properties fo:font-size="10pt" style:font-size-asian="10pt" style:font-size-complex="10pt"/>
    </style:style>
    <style:style style:name="T27_32" style:family="text">
      <style:text-properties fo:font-size="10pt" style:font-size-asian="10pt" style:font-size-complex="10pt"/>
    </style:style>
    <style:style style:name="T27_33" style:family="text">
      <style:text-properties fo:font-size="10pt" style:font-size-asian="10pt" style:font-size-complex="10pt"/>
    </style:style>
    <style:style style:name="T27_34" style:family="text">
      <style:text-properties fo:font-size="10pt" style:font-size-asian="10pt" style:font-size-complex="10pt"/>
    </style:style>
    <style:style style:name="T27_35" style:family="text">
      <style:text-properties fo:font-size="10pt" style:font-size-asian="10pt" style:font-size-complex="10pt"/>
    </style:style>
    <style:style style:name="T27_36" style:family="text">
      <style:text-properties fo:font-size="10pt" style:font-size-asian="10pt" style:font-size-complex="10pt"/>
    </style:style>
    <style:style style:name="T27_37" style:family="text">
      <style:text-properties fo:font-size="10pt" style:font-size-asian="10pt" style:font-size-complex="10pt"/>
    </style:style>
    <style:style style:name="T27_38" style:family="text">
      <style:text-properties fo:font-size="10pt" style:font-size-asian="10pt" style:font-size-complex="10pt"/>
    </style:style>
    <style:style style:name="T27_39" style:family="text">
      <style:text-properties fo:font-size="10pt" style:font-size-asian="10pt" style:font-size-complex="10pt"/>
    </style:style>
    <style:style style:name="T27_40" style:family="text">
      <style:text-properties fo:font-size="10pt" style:font-size-asian="10pt" style:font-size-complex="10pt"/>
    </style:style>
    <style:style style:name="T27_41" style:family="text">
      <style:text-properties fo:font-size="10pt" style:font-size-asian="10pt" style:font-size-complex="10pt"/>
    </style:style>
    <style:style style:name="T27_42" style:family="text">
      <style:text-properties fo:font-size="10pt" style:font-size-asian="10pt" style:font-size-complex="10pt"/>
    </style:style>
    <style:style style:name="T27_43" style:family="text">
      <style:text-properties fo:font-size="10pt" style:font-size-asian="10pt" style:font-size-complex="10pt"/>
    </style:style>
    <style:style style:name="T27_44" style:family="text">
      <style:text-properties fo:font-size="10pt" style:font-size-asian="10pt" style:font-size-complex="10pt"/>
    </style:style>
    <style:style style:name="T27_45" style:family="text">
      <style:text-properties fo:font-size="10pt" style:font-size-asian="10pt" style:font-size-complex="10pt"/>
    </style:style>
    <style:style style:name="T27_46" style:family="text">
      <style:text-properties fo:font-size="10pt" style:font-size-asian="10pt" style:font-size-complex="10pt"/>
    </style:style>
    <style:style style:name="T27_47" style:family="text">
      <style:text-properties fo:font-size="10pt" style:font-size-asian="10pt" style:font-size-complex="10pt"/>
    </style:style>
    <style:style style:name="T27_48" style:family="text">
      <style:text-properties fo:font-size="10pt" style:font-size-asian="10pt" style:font-size-complex="10pt"/>
    </style:style>
    <style:style style:name="T27_49" style:family="text">
      <style:text-properties fo:font-size="10pt" style:font-size-asian="10pt" style:font-size-complex="10pt"/>
    </style:style>
    <style:style style:name="T27_50" style:family="text">
      <style:text-properties fo:font-size="10pt" style:font-size-asian="10pt" style:font-size-complex="10pt"/>
    </style:style>
    <style:style style:name="T27_51" style:family="text">
      <style:text-properties fo:font-size="10pt" style:font-size-asian="10pt" style:font-size-complex="10pt"/>
    </style:style>
    <style:style style:name="T27_52" style:family="text">
      <style:text-properties fo:font-size="10pt" style:font-size-asian="10pt" style:font-size-complex="10pt"/>
    </style:style>
    <style:style style:name="T27_53" style:family="text">
      <style:text-properties fo:font-size="10pt" style:font-size-asian="10pt" style:font-size-complex="10pt"/>
    </style:style>
    <style:style style:name="T27_54" style:family="text">
      <style:text-properties fo:font-size="10pt" style:font-size-asian="10pt" style:font-size-complex="10pt"/>
    </style:style>
    <style:style style:name="T27_55" style:family="text">
      <style:text-properties fo:font-size="10pt" style:font-size-asian="10pt" style:font-size-complex="10pt"/>
    </style:style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P28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P29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P30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P31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P32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P33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P34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P35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P36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P37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P38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P39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P40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P41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P42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P44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P45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P46" style:family="paragraph" style:parent-style-name="Standard">
      <style:paragraph-properties fo:text-align="justify" fo:break-before="auto" fo:text-indent="1.27cm" fo:line-height="115%" fo:margin-top="0cm" fo:margin-left="0cm" fo:margin-right="0cm" style:writing-mode="lr-tb"/>
    </style:style>
    <style:style style:name="P47" style:family="paragraph" style:parent-style-name="Standard">
      <style:paragraph-properties fo:text-align="justify" fo:break-before="auto" fo:text-indent="1.27cm" fo:line-height="115%" fo:margin-top="0cm" fo:margin-bottom="0cm" fo:margin-left="0cm" fo:margin-right="0cm" style:writing-mode="lr-tb"/>
    </style:style>
  </office:automatic-styles>
  <office:body>
    <office:text>
      <text:p text:style-name="P1"><text:span text:style-name="T1_1">Atribución</text:span><text:span text:style-name="T1_2"><text:s/></text:span><text:span text:style-name="T1_3">de</text:span><text:span text:style-name="T1_4"><text:s/></text:span><text:span text:style-name="T1_5">pensamientos</text:span><text:span text:style-name="T1_6"><text:s/></text:span><text:span text:style-name="T1_7">a</text:span><text:span text:style-name="T1_8"><text:s/></text:span><text:span text:style-name="T1_9">las</text:span><text:span text:style-name="T1_10"><text:s/></text:span><text:span text:style-name="T1_11">criaturas</text:span><text:span text:style-name="T1_12"><text:s/></text:span><text:span text:style-name="T1_13">no</text:span><text:span text:style-name="T1_14"><text:s/></text:span><text:span text:style-name="T1_15">lingüísticas</text:span><text:span text:style-name="T1_16">:<text:s/></text:span><text:span text:style-name="T1_17">hacia</text:span><text:span text:style-name="T1_18"><text:s/></text:span><text:span text:style-name="T1_19">una</text:span><text:span text:style-name="T1_20"><text:s/></text:span><text:span text:style-name="T1_21">ontología</text:span></text:p>
      <text:p text:style-name="P2"/>
      <text:p text:style-name="P3"><text:span text:style-name="T3_1">Ha</text:span><text:span text:style-name="T3_2"><text:s/></text:span><text:span text:style-name="T3_3">surgido</text:span><text:span text:style-name="T3_4"><text:s/></text:span><text:span text:style-name="T3_5">ante</text:span><text:span text:style-name="T3_6"><text:s/></text:span><text:span text:style-name="T3_7">nosotros</text:span><text:span text:style-name="T3_8"><text:s/></text:span><text:span text:style-name="T3_9">el</text:span><text:span text:style-name="T3_10"><text:s/></text:span><text:span text:style-name="T3_11">hecho</text:span><text:span text:style-name="T3_12"><text:s/></text:span><text:span text:style-name="T3_13">de</text:span><text:span text:style-name="T3_14"><text:s/></text:span><text:span text:style-name="T3_15">que</text:span><text:span text:style-name="T3_16"><text:s/></text:span><text:span text:style-name="T3_17">no</text:span><text:span text:style-name="T3_18"><text:s/></text:span><text:span text:style-name="T3_19">podemos</text:span><text:span text:style-name="T3_20"><text:s/></text:span><text:span text:style-name="T3_21">esperar</text:span><text:span text:style-name="T3_22"><text:s/></text:span><text:span text:style-name="T3_23">ofrecer</text:span><text:span text:style-name="T3_24"><text:s/></text:span><text:span text:style-name="T3_25">una</text:span><text:span text:style-name="T3_26"><text:s/></text:span><text:span text:style-name="T3_27">base</text:span><text:span text:style-name="T3_28"><text:s/></text:span><text:span text:style-name="T3_29">adecuada</text:span><text:span text:style-name="T3_30"><text:s/></text:span><text:span text:style-name="T3_31">para</text:span><text:span text:style-name="T3_32"><text:s/></text:span><text:span text:style-name="T3_33">las</text:span><text:span text:style-name="T3_34"><text:s/></text:span><text:span text:style-name="T3_35">ampliamente</text:span><text:span text:style-name="T3_36"><text:s/></text:span><text:span text:style-name="T3_37">difundidas</text:span><text:span text:style-name="T3_38"><text:s/></text:span><text:span text:style-name="T3_39">prácticas</text:span><text:span text:style-name="T3_40"><text:s/></text:span><text:span text:style-name="T3_41">de</text:span><text:span text:style-name="T3_42"><text:s/></text:span><text:span text:style-name="T3_43">atribuir</text:span><text:span text:style-name="T3_44"><text:s/></text:span><text:span text:style-name="T3_45">pensamientos</text:span><text:span text:style-name="T3_46"><text:s/></text:span><text:span text:style-name="T3_47">a</text:span><text:span text:style-name="T3_48"><text:s/></text:span><text:span text:style-name="T3_49">las</text:span><text:span text:style-name="T3_50"><text:s/></text:span><text:span text:style-name="T3_51">criaturas</text:span><text:span text:style-name="T3_52"><text:s/></text:span><text:span text:style-name="T3_53">no</text:span><text:span text:style-name="T3_54"><text:s/></text:span><text:span text:style-name="T3_55">lingüísticas</text:span><text:span text:style-name="T3_56"><text:s/></text:span><text:span text:style-name="T3_57">si</text:span><text:span text:style-name="T3_58"><text:s/></text:span><text:span text:style-name="T3_59">nos</text:span><text:span text:style-name="T3_60"><text:s/></text:span><text:span text:style-name="T3_61">restringimos</text:span><text:span text:style-name="T3_62"><text:s/></text:span><text:span text:style-name="T3_63">a</text:span><text:span text:style-name="T3_64"><text:s/></text:span><text:span text:style-name="T3_65">las</text:span><text:span text:style-name="T3_66"><text:s/></text:span><text:span text:style-name="T3_67">herramientas</text:span><text:span text:style-name="T3_68"><text:s/></text:span><text:span text:style-name="T3_69">que</text:span><text:span text:style-name="T3_70"><text:s/></text:span><text:span text:style-name="T3_71">brinda</text:span><text:span text:style-name="T3_72"><text:s/></text:span><text:span text:style-name="T3_73">la</text:span><text:span text:style-name="T3_74"><text:s/></text:span><text:span text:style-name="T3_75">aproximación</text:span><text:span text:style-name="T3_76"><text:s/></text:span><text:span text:style-name="T3_77">minimalista</text:span><text:span text:style-name="T3_78">.<text:s/></text:span><text:span text:style-name="T3_79">La</text:span><text:span text:style-name="T3_80"><text:s/></text:span><text:span text:style-name="T3_81">explicación</text:span><text:span text:style-name="T3_82"><text:s/></text:span><text:span text:style-name="T3_83">minimalista</text:span><text:span text:style-name="T3_84"><text:s/></text:span><text:span text:style-name="T3_85">del</text:span><text:span text:style-name="T3_86"><text:s/></text:span><text:span text:style-name="T3_87">pensamiento</text:span><text:span text:style-name="T3_88"><text:s/></text:span><text:span text:style-name="T3_89">no</text:span><text:span text:style-name="T3_90"><text:s/></text:span><text:span text:style-name="T3_91">lingüístico</text:span><text:span text:style-name="T3_92"><text:s/>(</text:span><text:span text:style-name="T3_93">en</text:span><text:span text:style-name="T3_94"><text:s/></text:span><text:span text:style-name="T3_95">términos</text:span><text:span text:style-name="T3_96"><text:s/></text:span><text:span text:style-name="T3_97">de</text:span><text:span text:style-name="T3_98"><text:s/></text:span><text:span text:style-name="T3_99">protopensamientos</text:span><text:span text:style-name="T3_100"><text:s/></text:span><text:span text:style-name="T3_101">basados</text:span><text:span text:style-name="T3_102"><text:s/></text:span><text:span text:style-name="T3_103">en</text:span><text:span text:style-name="T3_104"><text:s/></text:span><text:span text:style-name="T3_105">la</text:span><text:span text:style-name="T3_106"><text:s/></text:span><text:span text:style-name="T3_107">percepción</text:span><text:span text:style-name="T3_108">,<text:s/></text:span><text:span text:style-name="T3_109">comprendidos</text:span><text:span text:style-name="T3_110"><text:s/></text:span><text:span text:style-name="T3_111">primordialmente</text:span><text:span text:style-name="T3_112"><text:s/></text:span><text:span text:style-name="T3_113">como</text:span><text:span text:style-name="T3_114"><text:s/></text:span><text:span text:style-name="T3_115">la</text:span><text:span text:style-name="T3_116"><text:s/></text:span><text:span text:style-name="T3_117">capacidad</text:span><text:span text:style-name="T3_118"><text:s/></text:span><text:span text:style-name="T3_119">que</text:span><text:span text:style-name="T3_120"><text:s/></text:span><text:span text:style-name="T3_121">tiene</text:span><text:span text:style-name="T3_122"><text:s/></text:span><text:span text:style-name="T3_123">una</text:span><text:span text:style-name="T3_124"><text:s/></text:span><text:span text:style-name="T3_125">criatura</text:span><text:span text:style-name="T3_126"><text:s/></text:span><text:span text:style-name="T3_127">de</text:span><text:span text:style-name="T3_128"><text:s/></text:span><text:span text:style-name="T3_129">actuar</text:span><text:span text:style-name="T3_130"><text:s/></text:span><text:span text:style-name="T3_131">en</text:span><text:span text:style-name="T3_132"><text:s/></text:span><text:span text:style-name="T3_133">su</text:span><text:span text:style-name="T3_134"><text:s/></text:span><text:span text:style-name="T3_135">entorno</text:span><text:span text:style-name="T3_136">)<text:s/></text:span><text:span text:style-name="T3_137">es</text:span><text:span text:style-name="T3_138">,<text:s/></text:span><text:span text:style-name="T3_139">sin</text:span><text:span text:style-name="T3_140"><text:s/></text:span><text:span text:style-name="T3_141">duda</text:span><text:span text:style-name="T3_142">,<text:s/></text:span><text:span text:style-name="T3_143">todo</text:span><text:span text:style-name="T3_144"><text:s/></text:span><text:span text:style-name="T3_145">lo</text:span><text:span text:style-name="T3_146"><text:s/></text:span><text:span text:style-name="T3_147">que</text:span><text:span text:style-name="T3_148"><text:s/></text:span><text:span text:style-name="T3_149">se</text:span><text:span text:style-name="T3_150"><text:s/></text:span><text:span text:style-name="T3_151">requiere</text:span><text:span text:style-name="T3_152"><text:s/></text:span><text:span text:style-name="T3_153">para</text:span><text:span text:style-name="T3_154"><text:s/></text:span><text:span text:style-name="T3_155">entender</text:span><text:span text:style-name="T3_156"><text:s/></text:span><text:span text:style-name="T3_157">muchos</text:span><text:span text:style-name="T3_158"><text:s/></text:span><text:span text:style-name="T3_159">de</text:span><text:span text:style-name="T3_160"><text:s/></text:span><text:span text:style-name="T3_161">los</text:span><text:span text:style-name="T3_162"><text:s/></text:span><text:span text:style-name="T3_163">tipos</text:span><text:span text:style-name="T3_164"><text:s/></text:span><text:span text:style-name="T3_165">de</text:span><text:span text:style-name="T3_166"><text:s/></text:span><text:span text:style-name="T3_167">conductas</text:span><text:span text:style-name="T3_168"><text:s/></text:span><text:span text:style-name="T3_169">que</text:span><text:span text:style-name="T3_170"><text:s/></text:span><text:span text:style-name="T3_171">adelantamos</text:span><text:span text:style-name="T3_172"><text:s/></text:span><text:span text:style-name="T3_173">en</text:span><text:span text:style-name="T3_174"><text:s/></text:span><text:span text:style-name="T3_175">el</text:span><text:span text:style-name="T3_176"><text:s/></text:span><text:span text:style-name="T3_177">primer</text:span><text:span text:style-name="T3_178"><text:s/></text:span><text:span text:style-name="T3_179">capítulo</text:span><text:span text:style-name="T3_180"><text:s/></text:span><text:span text:style-name="T3_181">como</text:span><text:span text:style-name="T3_182"><text:s/></text:span><text:span text:style-name="T3_183">candidatas</text:span><text:span text:style-name="T3_184"><text:s/></text:span><text:span text:style-name="T3_185">para</text:span><text:span text:style-name="T3_186"><text:s/></text:span><text:span text:style-name="T3_187">explicación</text:span><text:span text:style-name="T3_188"><text:s/></text:span><text:span text:style-name="T3_189">psicológica</text:span><text:span text:style-name="T3_190">.<text:s/></text:span><text:span text:style-name="T3_191">El</text:span><text:span text:style-name="T3_192"><text:s/></text:span><text:span text:style-name="T3_193">resultado</text:span><text:span text:style-name="T3_194"><text:s/></text:span><text:span text:style-name="T3_195">del</text:span><text:span text:style-name="T3_196"><text:s/></text:span><text:span text:style-name="T3_197">capítulo</text:span><text:span text:style-name="T3_198"><text:s/>3,<text:s/></text:span><text:span text:style-name="T3_199">no</text:span><text:span text:style-name="T3_200"><text:s/></text:span><text:span text:style-name="T3_201">obstante</text:span><text:span text:style-name="T3_202">,<text:s/></text:span><text:span text:style-name="T3_203">fue</text:span><text:span text:style-name="T3_204"><text:s/></text:span><text:span text:style-name="T3_205">que</text:span><text:span text:style-name="T3_206"><text:s/></text:span><text:span text:style-name="T3_207">la</text:span><text:span text:style-name="T3_208"><text:s/></text:span><text:span text:style-name="T3_209">explicación</text:span><text:span text:style-name="T3_210"><text:s/></text:span><text:span text:style-name="T3_211">minimalista</text:span><text:span text:style-name="T3_212"><text:s/></text:span><text:span text:style-name="T3_213">no</text:span><text:span text:style-name="T3_214"><text:s/></text:span><text:span text:style-name="T3_215">puede</text:span><text:span text:style-name="T3_216"><text:s/></text:span><text:span text:style-name="T3_217">ser</text:span><text:span text:style-name="T3_218"><text:s/></text:span><text:span text:style-name="T3_219">una</text:span><text:span text:style-name="T3_220"><text:s/></text:span><text:span text:style-name="T3_221">explicación</text:span><text:span text:style-name="T3_222"><text:s/></text:span><text:span text:style-name="T3_223">completa</text:span><text:span text:style-name="T3_224"><text:s/></text:span><text:span text:style-name="T3_225">del</text:span><text:span text:style-name="T3_226"><text:s/></text:span><text:span text:style-name="T3_227">pensamiento</text:span><text:span text:style-name="T3_228"><text:s/></text:span><text:span text:style-name="T3_229">sin</text:span><text:span text:style-name="T3_230"><text:s/></text:span><text:span text:style-name="T3_231">lenguaje</text:span><text:span text:style-name="T3_232">.<text:s/></text:span><text:span text:style-name="T3_233">Hay</text:span><text:span text:style-name="T3_234"><text:s/></text:span><text:span text:style-name="T3_235">tipos</text:span><text:span text:style-name="T3_236"><text:s/></text:span><text:span text:style-name="T3_237">de</text:span><text:span text:style-name="T3_238"><text:s/></text:span><text:span text:style-name="T3_239">conducta</text:span><text:span text:style-name="T3_240"><text:s/></text:span><text:span text:style-name="T3_241">pensante</text:span><text:span text:style-name="T3_242"><text:s/></text:span><text:span text:style-name="T3_243">que</text:span><text:span text:style-name="T3_244"><text:s/></text:span><text:span text:style-name="T3_245">requieren</text:span><text:span text:style-name="T3_246"><text:s/></text:span><text:span text:style-name="T3_247">un</text:span><text:span text:style-name="T3_248"><text:s/></text:span><text:span text:style-name="T3_249">tipo</text:span><text:span text:style-name="T3_250"><text:s/></text:span><text:span text:style-name="T3_251">de</text:span><text:span text:style-name="T3_252"><text:s/></text:span><text:span text:style-name="T3_253">explicación</text:span><text:span text:style-name="T3_254"><text:s/></text:span><text:span text:style-name="T3_255">mucho</text:span><text:span text:style-name="T3_256"><text:s/></text:span><text:span text:style-name="T3_257">más</text:span><text:span text:style-name="T3_258"><text:s/></text:span><text:span text:style-name="T3_259">cercana</text:span><text:span text:style-name="T3_260"><text:s/></text:span><text:span text:style-name="T3_261">a</text:span><text:span text:style-name="T3_262"><text:s/></text:span><text:span text:style-name="T3_263">la</text:span><text:span text:style-name="T3_264"><text:s/></text:span><text:span text:style-name="T3_265">explicación</text:span><text:span text:style-name="T3_266"><text:s/></text:span><text:span text:style-name="T3_267">de</text:span><text:span text:style-name="T3_268"><text:s/></text:span><text:span text:style-name="T3_269">actitudes</text:span><text:span text:style-name="T3_270"><text:s/></text:span><text:span text:style-name="T3_271">proposicionales</text:span><text:span text:style-name="T3_272"><text:s/>-</text:span><text:span text:style-name="T3_273">una</text:span><text:span text:style-name="T3_274"><text:s/></text:span><text:span text:style-name="T3_275">forma</text:span><text:span text:style-name="T3_276"><text:s/></text:span><text:span text:style-name="T3_277">de</text:span><text:span text:style-name="T3_278"><text:s/></text:span><text:span text:style-name="T3_279">explicación</text:span><text:span text:style-name="T3_280"><text:s/></text:span><text:span text:style-name="T3_281">que</text:span><text:span text:style-name="T3_282"><text:s/></text:span><text:span text:style-name="T3_283">implicará</text:span><text:span text:style-name="T3_284"><text:s/></text:span><text:span text:style-name="T3_285">la</text:span><text:span text:style-name="T3_286"><text:s/></text:span><text:span text:style-name="T3_287">atribución</text:span><text:span text:style-name="T3_288"><text:s/></text:span><text:span text:style-name="T3_289">de</text:span><text:span text:style-name="T3_290"><text:s/></text:span><text:span text:style-name="T3_291">pensamientos</text:span><text:span text:style-name="T3_292">.<text:s/></text:span><text:span text:style-name="T3_293">Mientras</text:span><text:span text:style-name="T3_294"><text:s/></text:span><text:span text:style-name="T3_295">que</text:span><text:span text:style-name="T3_296"><text:s/></text:span><text:span text:style-name="T3_297">la</text:span><text:span text:style-name="T3_298"><text:s/></text:span><text:span text:style-name="T3_299">explicación</text:span><text:span text:style-name="T3_300"><text:s/></text:span><text:span text:style-name="T3_301">minimalista</text:span><text:span text:style-name="T3_302"><text:s/></text:span><text:span text:style-name="T3_303">intenta</text:span><text:span text:style-name="T3_304"><text:s/></text:span><text:span text:style-name="T3_305">especificar</text:span><text:span text:style-name="T3_306"><text:s/></text:span><text:span text:style-name="T3_307">el</text:span><text:span text:style-name="T3_308"><text:s/></text:span><text:span text:style-name="T3_309">pensamiento</text:span><text:span text:style-name="T3_310"><text:s/></text:span><text:span text:style-name="T3_311">sin</text:span><text:span text:style-name="T3_312"><text:s/></text:span><text:span text:style-name="T3_313">lenguaje</text:span><text:span text:style-name="T3_314"><text:s/></text:span><text:span text:style-name="T3_315">en</text:span><text:span text:style-name="T3_316"><text:s/></text:span><text:span text:style-name="T3_317">términos</text:span><text:span text:style-name="T3_318"><text:s/></text:span><text:span text:style-name="T3_319">que</text:span><text:span text:style-name="T3_320"><text:s/></text:span><text:span text:style-name="T3_321">son</text:span><text:span text:style-name="T3_322"><text:s/></text:span><text:span text:style-name="T3_323">fundamentalmente</text:span><text:span text:style-name="T3_324"><text:s/></text:span><text:span text:style-name="T3_325">perceptuales</text:span><text:span text:style-name="T3_326"><text:s/></text:span><text:span text:style-name="T3_327">y</text:span><text:span text:style-name="T3_328"><text:s/></text:span><text:span text:style-name="T3_329">no</text:span><text:span text:style-name="T3_330">-</text:span><text:span text:style-name="T3_331">proposicionales</text:span><text:span text:style-name="T3_332">,<text:s/></text:span><text:span text:style-name="T3_333">parece</text:span><text:span text:style-name="T3_334"><text:s/></text:span><text:span text:style-name="T3_335">como</text:span><text:span text:style-name="T3_336"><text:s/></text:span><text:span text:style-name="T3_337">si</text:span><text:span text:style-name="T3_338">,<text:s/></text:span><text:span text:style-name="T3_339">al</text:span><text:span text:style-name="T3_340"><text:s/></text:span><text:span text:style-name="T3_341">menos</text:span><text:span text:style-name="T3_342"><text:s/></text:span><text:span text:style-name="T3_343">para</text:span><text:span text:style-name="T3_344"><text:s/></text:span><text:span text:style-name="T3_345">algunos</text:span><text:span text:style-name="T3_346"><text:s/></text:span><text:span text:style-name="T3_347">casos</text:span><text:span text:style-name="T3_348"><text:s/></text:span><text:span text:style-name="T3_349">de</text:span><text:span text:style-name="T3_350"><text:s/></text:span><text:span text:style-name="T3_351">pensamiento</text:span><text:span text:style-name="T3_352"><text:s/></text:span><text:span text:style-name="T3_353">sin</text:span><text:span text:style-name="T3_354"><text:s/></text:span><text:span text:style-name="T3_355">lenguaje</text:span><text:span text:style-name="T3_356">,<text:s/></text:span><text:span text:style-name="T3_357">tuviéramos</text:span><text:span text:style-name="T3_358"><text:s/></text:span><text:span text:style-name="T3_359">que</text:span><text:span text:style-name="T3_360"><text:s/></text:span><text:span text:style-name="T3_361">comprometernos</text:span><text:span text:style-name="T3_362"><text:s/></text:span><text:span text:style-name="T3_363">con</text:span><text:span text:style-name="T3_364"><text:s/></text:span><text:span text:style-name="T3_365">alguna</text:span><text:span text:style-name="T3_366"><text:s/></text:span><text:span text:style-name="T3_367">psicología</text:span><text:span text:style-name="T3_368"><text:s/>-</text:span><text:span text:style-name="T3_369">limitada</text:span><text:span text:style-name="T3_370">-<text:s/></text:span><text:span text:style-name="T3_371">de</text:span><text:span text:style-name="T3_372"><text:s/></text:span><text:span text:style-name="T3_373">actitudes</text:span><text:span text:style-name="T3_374"><text:s/></text:span><text:span text:style-name="T3_375">proposicionales</text:span><text:span text:style-name="T3_376">,<text:s/></text:span><text:span text:style-name="T3_377">con</text:span><text:span text:style-name="T3_378"><text:s/></text:span><text:span text:style-name="T3_379">la</text:span><text:span text:style-name="T3_380"><text:s/></text:span><text:span text:style-name="T3_381">que</text:span><text:span text:style-name="T3_382"><text:s/></text:span><text:span text:style-name="T3_383">explicaríamos</text:span><text:span text:style-name="T3_384"><text:s/></text:span><text:span text:style-name="T3_385">la</text:span><text:span text:style-name="T3_386"><text:s/></text:span><text:span text:style-name="T3_387">conducta</text:span><text:span text:style-name="T3_388"><text:s/></text:span><text:span text:style-name="T3_389">a</text:span><text:span text:style-name="T3_390"><text:s/></text:span><text:span text:style-name="T3_391">través</text:span><text:span text:style-name="T3_392"><text:s/></text:span><text:span text:style-name="T3_393">de</text:span><text:span text:style-name="T3_394"><text:s/></text:span><text:span text:style-name="T3_395">la</text:span><text:span text:style-name="T3_396"><text:s/></text:span><text:span text:style-name="T3_397">atribución</text:span><text:span text:style-name="T3_398"><text:s/></text:span><text:span text:style-name="T3_399">de</text:span><text:span text:style-name="T3_400"><text:s/></text:span><text:span text:style-name="T3_401">creencias</text:span><text:span text:style-name="T3_402"><text:s/></text:span><text:span text:style-name="T3_403">y</text:span><text:span text:style-name="T3_404"><text:s/></text:span><text:span text:style-name="T3_405">deseos</text:span><text:span text:style-name="T3_406">.<text:s/></text:span><text:span text:style-name="T3_407">En</text:span><text:span text:style-name="T3_408"><text:s/></text:span><text:span text:style-name="T3_409">este</text:span><text:span text:style-name="T3_410"><text:s/></text:span><text:span text:style-name="T3_411">capítulo</text:span><text:span text:style-name="T3_412"><text:s/></text:span><text:span text:style-name="T3_413">y</text:span><text:span text:style-name="T3_414"><text:s/></text:span><text:span text:style-name="T3_415">el</text:span><text:span text:style-name="T3_416"><text:s/></text:span><text:span text:style-name="T3_417">que</text:span><text:span text:style-name="T3_418"><text:s/></text:span><text:span text:style-name="T3_419">sigue</text:span><text:span text:style-name="T3_420">,<text:s/></text:span><text:span text:style-name="T3_421">desarrollaré</text:span><text:span text:style-name="T3_422"><text:s/></text:span><text:span text:style-name="T3_423">el</text:span><text:span text:style-name="T3_424"><text:s/></text:span><text:span text:style-name="T3_425">marco</text:span><text:span text:style-name="T3_426"><text:s/></text:span><text:span text:style-name="T3_427">para</text:span><text:span text:style-name="T3_428"><text:s/></text:span><text:span text:style-name="T3_429">comprender</text:span><text:span text:style-name="T3_430"><text:s/></text:span><text:span text:style-name="T3_431">tales</text:span><text:span text:style-name="T3_432"><text:s/></text:span><text:span text:style-name="T3_433">atribuciones</text:span><text:span text:style-name="T3_434">.</text:span></text:p>
      <text:p text:style-name="P4"><text:span text:style-name="T4_1">Comenzaré</text:span><text:span text:style-name="T4_2"><text:s/></text:span><text:span text:style-name="T4_3">ofreciendo</text:span><text:span text:style-name="T4_4"><text:s/></text:span><text:span text:style-name="T4_5">una</text:span><text:span text:style-name="T4_6"><text:s/></text:span><text:span text:style-name="T4_7">versión</text:span><text:span text:style-name="T4_8"><text:s/></text:span><text:span text:style-name="T4_9">de</text:span><text:span text:style-name="T4_10"><text:s/></text:span><text:span text:style-name="T4_11">la</text:span><text:span text:style-name="T4_12"><text:s/></text:span><text:span text:style-name="T4_13">semántica</text:span><text:span text:style-name="T4_14"><text:s/></text:span><text:span text:style-name="T4_15">de</text:span><text:span text:style-name="T4_16"><text:s/></text:span><text:span text:style-name="T4_17">éxito</text:span><text:span text:style-name="T4_18">,<text:s/></text:span><text:span text:style-name="T4_19">basada</text:span><text:span text:style-name="T4_20"><text:s/></text:span><text:span text:style-name="T4_21">en</text:span><text:span text:style-name="T4_22"><text:s/></text:span><text:span text:style-name="T4_23">la</text:span><text:span text:style-name="T4_24"><text:s/></text:span><text:span text:style-name="T4_25">idea</text:span><text:span text:style-name="T4_26"><text:s/></text:span><text:span text:style-name="T4_27">de</text:span><text:span text:style-name="T4_28"><text:s/></text:span><text:span text:style-name="T4_29">que</text:span><text:span text:style-name="T4_30"><text:s/></text:span><text:span text:style-name="T4_31">el</text:span><text:span text:style-name="T4_32"><text:s/></text:span><text:span text:style-name="T4_33">contenido</text:span><text:span text:style-name="T4_34"><text:s/></text:span><text:span text:style-name="T4_35">de</text:span><text:span text:style-name="T4_36"><text:s/></text:span><text:span text:style-name="T4_37">una</text:span><text:span text:style-name="T4_38"><text:s/></text:span><text:span text:style-name="T4_39">creencia</text:span><text:span text:style-name="T4_40"><text:s/></text:span><text:span text:style-name="T4_41">es</text:span><text:span text:style-name="T4_42"><text:s/></text:span><text:span text:style-name="T4_43">su</text:span><text:span text:style-name="T4_44"><text:s/></text:span><text:span text:style-name="T4_45">condición</text:span><text:span text:style-name="T4_46"><text:s/></text:span><text:span text:style-name="T4_47">de</text:span><text:span text:style-name="T4_48"><text:s/></text:span><text:span text:style-name="T4_49">utilidad</text:span><text:span text:style-name="T4_50"><text:s/></text:span><text:span text:style-name="T4_51">y</text:span><text:span text:style-name="T4_52"><text:s/></text:span><text:span text:style-name="T4_53">el</text:span><text:span text:style-name="T4_54"><text:s/></text:span><text:span text:style-name="T4_55">contenido</text:span><text:span text:style-name="T4_56"><text:s/></text:span><text:span text:style-name="T4_57">de</text:span><text:span text:style-name="T4_58"><text:s/></text:span><text:span text:style-name="T4_59">un</text:span><text:span text:style-name="T4_60"><text:s/></text:span><text:span text:style-name="T4_61">deseo</text:span><text:span text:style-name="T4_62"><text:s/></text:span><text:span text:style-name="T4_63">es</text:span><text:span text:style-name="T4_64"><text:s/></text:span><text:span text:style-name="T4_65">su</text:span><text:span text:style-name="T4_66"><text:s/></text:span><text:span text:style-name="T4_67">condición</text:span><text:span text:style-name="T4_68"><text:s/></text:span><text:span text:style-name="T4_69">de</text:span><text:span text:style-name="T4_70"><text:s/></text:span><text:span text:style-name="T4_71">satisfacción</text:span><text:span text:style-name="T4_72">.<text:s/></text:span><text:span text:style-name="T4_73">Esto</text:span><text:span text:style-name="T4_74"><text:s/></text:span><text:span text:style-name="T4_75">se</text:span><text:span text:style-name="T4_76"><text:s/></text:span><text:span text:style-name="T4_77">esboza</text:span><text:span text:style-name="T4_78"><text:s/></text:span><text:span text:style-name="T4_79">en</text:span><text:span text:style-name="T4_80"><text:s/></text:span><text:span text:style-name="T4_81">la</text:span><text:span text:style-name="T4_82"><text:s/></text:span><text:span text:style-name="T4_83">sección</text:span><text:span text:style-name="T4_84"><text:s/>4.1.<text:s/></text:span><text:span text:style-name="T4_85">Como</text:span><text:span text:style-name="T4_86"><text:s/></text:span><text:span text:style-name="T4_87">mostraré</text:span><text:span text:style-name="T4_88"><text:s/></text:span><text:span text:style-name="T4_89">en</text:span><text:span text:style-name="T4_90"><text:s/></text:span><text:span text:style-name="T4_91">la</text:span><text:span text:style-name="T4_92"><text:s/></text:span><text:span text:style-name="T4_93">sección</text:span><text:span text:style-name="T4_94"><text:s/>4.2,<text:s/></text:span><text:span text:style-name="T4_95">las</text:span><text:span text:style-name="T4_96"><text:s/></text:span><text:span text:style-name="T4_97">versiones</text:span><text:span text:style-name="T4_98"><text:s/></text:span><text:span text:style-name="T4_99">existentes</text:span><text:span text:style-name="T4_100"><text:s/></text:span><text:span text:style-name="T4_101">de</text:span><text:span text:style-name="T4_102"><text:s/></text:span><text:span text:style-name="T4_103">la</text:span><text:span text:style-name="T4_104"><text:s/></text:span><text:span text:style-name="T4_105">semántica</text:span><text:span text:style-name="T4_106"><text:s/></text:span><text:span text:style-name="T4_107">de</text:span><text:span text:style-name="T4_108"><text:s/></text:span><text:span text:style-name="T4_109">éxito</text:span><text:span text:style-name="T4_110"><text:s/></text:span><text:span text:style-name="T4_111">generan</text:span><text:span text:style-name="T4_112"><text:s/></text:span><text:span text:style-name="T4_113">un</text:span><text:span text:style-name="T4_114"><text:s/></text:span><text:span text:style-name="T4_115">importante</text:span><text:span text:style-name="T4_116"><text:s/></text:span><text:span text:style-name="T4_117">problema</text:span><text:span text:style-name="T4_118"><text:s/></text:span><text:span text:style-name="T4_119">de</text:span><text:span text:style-name="T4_120"><text:s/></text:span><text:span text:style-name="T4_121">indeterminación</text:span><text:span text:style-name="T4_122"><text:s/></text:span><text:span text:style-name="T4_123">que</text:span><text:span text:style-name="T4_124"><text:s/></text:span><text:span text:style-name="T4_125">se</text:span><text:span text:style-name="T4_126"><text:s/></text:span><text:span text:style-name="T4_127">parece</text:span><text:span text:style-name="T4_128"><text:s/></text:span><text:span text:style-name="T4_129">a</text:span><text:span text:style-name="T4_130"><text:s/></text:span><text:span text:style-name="T4_131">la</text:span><text:span text:style-name="T4_132"><text:s/></text:span><text:span text:style-name="T4_133">indeterminación</text:span><text:span text:style-name="T4_134"><text:s/></text:span><text:span text:style-name="T4_135">de</text:span><text:span text:style-name="T4_136"><text:s/></text:span><text:span text:style-name="T4_137">la</text:span><text:span text:style-name="T4_138"><text:s/></text:span><text:span text:style-name="T4_139">traducción</text:span><text:span text:style-name="T4_140"><text:s/></text:span><text:span text:style-name="T4_141">radical</text:span><text:span text:style-name="T4_142"><text:s/></text:span><text:span text:style-name="T4_143">discutido</text:span><text:span text:style-name="T4_144"><text:s/></text:span><text:span text:style-name="T4_145">por</text:span><text:span text:style-name="T4_146"><text:s/></text:span><text:span text:style-name="T4_147">Quine</text:span><text:span text:style-name="T4_148"><text:s/>(1960).<text:s/></text:span><text:span text:style-name="T4_149">Aplicar</text:span><text:span text:style-name="T4_150"><text:s/></text:span><text:span text:style-name="T4_151">semántica</text:span><text:span text:style-name="T4_152"><text:s/></text:span><text:span text:style-name="T4_153">de</text:span><text:span text:style-name="T4_154"><text:s/></text:span><text:span text:style-name="T4_155">éxito</text:span><text:span text:style-name="T4_156"><text:s/></text:span><text:span text:style-name="T4_157">no</text:span><text:span text:style-name="T4_158"><text:s/></text:span><text:span text:style-name="T4_159">nos</text:span><text:span text:style-name="T4_160"><text:s/></text:span><text:span text:style-name="T4_161">da</text:span><text:span text:style-name="T4_162"><text:s/></text:span><text:span text:style-name="T4_163">ninguna</text:span><text:span text:style-name="T4_164"><text:s/></text:span><text:span text:style-name="T4_165">forma</text:span><text:span text:style-name="T4_166"><text:s/></text:span><text:span text:style-name="T4_167">de</text:span><text:span text:style-name="T4_168"><text:s/></text:span><text:span text:style-name="T4_169">distinguir</text:span><text:span text:style-name="T4_170"><text:s/></text:span><text:span text:style-name="T4_171">entre</text:span><text:span text:style-name="T4_172"><text:s/></text:span><text:span text:style-name="T4_173">los</text:span><text:span text:style-name="T4_174"><text:s/></text:span><text:span text:style-name="T4_175">pensamientos</text:span><text:span text:style-name="T4_176"><text:s/></text:span><text:span text:style-name="T4_177">que</text:span><text:span text:style-name="T4_178"><text:s/></text:span><text:span text:style-name="T4_179">pudiesen</text:span><text:span text:style-name="T4_180"><text:s/></text:span><text:span text:style-name="T4_181">atribuirse</text:span><text:span text:style-name="T4_182"><text:s/></text:span><text:span text:style-name="T4_183">en</text:span><text:span text:style-name="T4_184"><text:s/></text:span><text:span text:style-name="T4_185">una</text:span><text:span text:style-name="T4_186"><text:s/></text:span><text:span text:style-name="T4_187">situación</text:span><text:span text:style-name="T4_188"><text:s/></text:span><text:span text:style-name="T4_189">cualquiera</text:span><text:span text:style-name="T4_190">.<text:s/></text:span><text:span text:style-name="T4_191">En</text:span><text:span text:style-name="T4_192"><text:s/></text:span><text:span text:style-name="T4_193">la</text:span><text:span text:style-name="T4_194"><text:s/></text:span><text:span text:style-name="T4_195">parte</text:span><text:span text:style-name="T4_196"><text:s/></text:span><text:span text:style-name="T4_197">principal</text:span><text:span text:style-name="T4_198"><text:s/></text:span><text:span text:style-name="T4_199">de</text:span><text:span text:style-name="T4_200"><text:s/></text:span><text:span text:style-name="T4_201">este</text:span><text:span text:style-name="T4_202"><text:s/></text:span><text:span text:style-name="T4_203">capítulo</text:span><text:span text:style-name="T4_204"><text:s/>(</text:span><text:span text:style-name="T4_205">las</text:span><text:span text:style-name="T4_206"><text:s/></text:span><text:span text:style-name="T4_207">secciones</text:span><text:span text:style-name="T4_208"><text:s/>4.3<text:s/></text:span><text:span text:style-name="T4_209">y</text:span><text:span text:style-name="T4_210"><text:s/>4.4),<text:s/></text:span><text:span text:style-name="T4_211">me</text:span><text:span text:style-name="T4_212"><text:s/></text:span><text:span text:style-name="T4_213">ocuparé</text:span><text:span text:style-name="T4_214"><text:s/></text:span><text:span text:style-name="T4_215">de</text:span><text:span text:style-name="T4_216"><text:s/></text:span><text:span text:style-name="T4_217">una</text:span><text:span text:style-name="T4_218"><text:s/></text:span><text:span text:style-name="T4_219">dimensión</text:span><text:span text:style-name="T4_220"><text:s/></text:span><text:span text:style-name="T4_221">de</text:span><text:span text:style-name="T4_222"><text:s/></text:span><text:span text:style-name="T4_223">esta</text:span><text:span text:style-name="T4_224"><text:s/></text:span><text:span text:style-name="T4_225">indeterminación</text:span><text:span text:style-name="T4_226">:<text:s/></text:span><text:span text:style-name="T4_227">la</text:span><text:span text:style-name="T4_228"><text:s/></text:span><text:span text:style-name="T4_229">indeterminación</text:span><text:span text:style-name="T4_230"><text:s/></text:span><text:span text:style-name="T4_231">ontológica</text:span><text:span text:style-name="T4_232"><text:s/></text:span><text:span text:style-name="T4_233">que</text:span><text:span text:style-name="T4_234"><text:s/></text:span><text:span text:style-name="T4_235">emerge</text:span><text:span text:style-name="T4_236"><text:s/></text:span><text:span text:style-name="T4_237">de</text:span><text:span text:style-name="T4_238"><text:s/></text:span><text:span text:style-name="T4_239">la</text:span><text:span text:style-name="T4_240"><text:s/></text:span><text:span text:style-name="T4_241">necesidad</text:span><text:span text:style-name="T4_242"><text:s/></text:span><text:span text:style-name="T4_243">de</text:span><text:span text:style-name="T4_244"><text:s/></text:span><text:span text:style-name="T4_245">especificar</text:span><text:span text:style-name="T4_246"><text:s/></text:span><text:span text:style-name="T4_247">cómo</text:span><text:span text:style-name="T4_248"><text:s/></text:span><text:span text:style-name="T4_249">una</text:span><text:span text:style-name="T4_250"><text:s/></text:span><text:span text:style-name="T4_251">criatura</text:span><text:span text:style-name="T4_252"><text:s/></text:span><text:span text:style-name="T4_253">construye</text:span><text:span text:style-name="T4_254"><text:s/></text:span><text:span text:style-name="T4_255">su</text:span><text:span text:style-name="T4_256"><text:s/></text:span><text:span text:style-name="T4_257">entorno</text:span><text:span text:style-name="T4_258">.<text:s/></text:span><text:span text:style-name="T4_259">Como</text:span><text:span text:style-name="T4_260"><text:s/></text:span><text:span text:style-name="T4_261">habré</text:span><text:span text:style-name="T4_262"><text:s/></text:span><text:span text:style-name="T4_263">de</text:span><text:span text:style-name="T4_264"><text:s/></text:span><text:span text:style-name="T4_265">mostrar</text:span><text:span text:style-name="T4_266">,<text:s/></text:span><text:span text:style-name="T4_267">aquí</text:span><text:span text:style-name="T4_268"><text:s/></text:span><text:span text:style-name="T4_269">los</text:span><text:span text:style-name="T4_270"><text:s/></text:span><text:span text:style-name="T4_271">problemas</text:span><text:span text:style-name="T4_272"><text:s/></text:span><text:span text:style-name="T4_273">se</text:span><text:span text:style-name="T4_274"><text:s/></text:span><text:span text:style-name="T4_275">intersectan</text:span><text:span text:style-name="T4_276"><text:s/></text:span><text:span text:style-name="T4_277">con</text:span><text:span text:style-name="T4_278"><text:s/></text:span><text:span text:style-name="T4_279">los</text:span><text:span text:style-name="T4_280"><text:s/></text:span><text:span text:style-name="T4_281">puntos</text:span><text:span text:style-name="T4_282"><text:s/></text:span><text:span text:style-name="T4_283">que</text:span><text:span text:style-name="T4_284"><text:s/></text:span><text:span text:style-name="T4_285">surgieron</text:span><text:span text:style-name="T4_286"><text:s/></text:span><text:span text:style-name="T4_287">en</text:span><text:span text:style-name="T4_288"><text:s/></text:span><text:span text:style-name="T4_289">el</text:span><text:span text:style-name="T4_290"><text:s/></text:span><text:span text:style-name="T4_291">capítulo</text:span><text:span text:style-name="T4_292"><text:s/></text:span><text:span text:style-name="T4_293">anterior</text:span><text:span text:style-name="T4_294">,<text:s/></text:span><text:span text:style-name="T4_295">relativos</text:span><text:span text:style-name="T4_296"><text:s/></text:span><text:span text:style-name="T4_297">a</text:span><text:span text:style-name="T4_298"><text:s/></text:span><text:span text:style-name="T4_299">la</text:span><text:span text:style-name="T4_300"><text:s/></text:span><text:span text:style-name="T4_301">necesidad</text:span><text:span text:style-name="T4_302"><text:s/></text:span><text:span text:style-name="T4_303">de</text:span><text:span text:style-name="T4_304"><text:s/></text:span><text:span text:style-name="T4_305">explicar</text:span><text:span text:style-name="T4_306"><text:s/></text:span><text:span text:style-name="T4_307">cómo</text:span><text:span text:style-name="T4_308"><text:s/></text:span><text:span text:style-name="T4_309">pueden</text:span><text:span text:style-name="T4_310"><text:s/></text:span><text:span text:style-name="T4_311">las</text:span><text:span text:style-name="T4_312"><text:s/></text:span><text:span text:style-name="T4_313">criaturas</text:span><text:span text:style-name="T4_314"><text:s/></text:span><text:span text:style-name="T4_315">sin</text:span><text:span text:style-name="T4_316"><text:s/></text:span><text:span text:style-name="T4_317">lenguaje</text:span><text:span text:style-name="T4_318"><text:s/></text:span><text:span text:style-name="T4_319">representarse</text:span><text:span text:style-name="T4_320"><text:s/></text:span><text:span text:style-name="T4_321">e</text:span><text:span text:style-name="T4_322"><text:s/></text:span><text:span text:style-name="T4_323">identificar</text:span><text:span text:style-name="T4_324"><text:s/></text:span><text:span text:style-name="T4_325">particulares</text:span><text:span text:style-name="T4_326">.<text:s/></text:span><text:span text:style-name="T4_327">La</text:span><text:span text:style-name="T4_328"><text:s/></text:span><text:span text:style-name="T4_329">sección</text:span><text:span text:style-name="T4_330"><text:s/>4.3<text:s/></text:span><text:span text:style-name="T4_331">considera</text:span><text:span text:style-name="T4_332"><text:s/></text:span><text:span text:style-name="T4_333">la</text:span><text:span text:style-name="T4_334"><text:s/></text:span><text:span text:style-name="T4_335">explicación</text:span><text:span text:style-name="T4_336"><text:s/></text:span><text:span text:style-name="T4_337">quineana</text:span><text:span text:style-name="T4_338"><text:s/></text:span><text:span text:style-name="T4_339">de</text:span><text:span text:style-name="T4_340"><text:s/></text:span><text:span text:style-name="T4_341">cómo</text:span><text:span text:style-name="T4_342"><text:s/></text:span><text:span text:style-name="T4_343">una</text:span><text:span text:style-name="T4_344"><text:s/></text:span><text:span text:style-name="T4_345">criatura</text:span><text:span text:style-name="T4_346"><text:s/></text:span><text:span text:style-name="T4_347">puede</text:span><text:span text:style-name="T4_348"><text:s/></text:span><text:span text:style-name="T4_349">transitar</text:span><text:span text:style-name="T4_350"><text:s/></text:span><text:span text:style-name="T4_351">de</text:span><text:span text:style-name="T4_352"><text:s/></text:span><text:span text:style-name="T4_353">experimentar</text:span><text:span text:style-name="T4_354"><text:s/></text:span><text:span text:style-name="T4_355">un</text:span><text:span text:style-name="T4_356"><text:s/></text:span><text:span text:style-name="T4_357">mundo</text:span><text:span text:style-name="T4_358"><text:s/></text:span><text:span text:style-name="T4_359">compuesto</text:span><text:span text:style-name="T4_360"><text:s/></text:span><text:span text:style-name="T4_361">de</text:span><text:span text:style-name="T4_362"><text:s/></text:span><text:span text:style-name="T4_363">rasgos</text:span><text:span text:style-name="T4_364">,<text:s/></text:span><text:span text:style-name="T4_365">a</text:span><text:span text:style-name="T4_366"><text:s/></text:span><text:span text:style-name="T4_367">un</text:span><text:span text:style-name="T4_368"><text:s/></text:span><text:span text:style-name="T4_369">mundo</text:span><text:span text:style-name="T4_370"><text:s/></text:span><text:span text:style-name="T4_371">compuesto</text:span><text:span text:style-name="T4_372"><text:s/></text:span><text:span text:style-name="T4_373">de</text:span><text:span text:style-name="T4_374"><text:s/></text:span><text:span text:style-name="T4_375">cuerpos</text:span><text:span text:style-name="T4_376"><text:s/>(</text:span><text:span text:style-name="T4_377">proceso</text:span><text:span text:style-name="T4_378"><text:s/></text:span><text:span text:style-name="T4_379">que</text:span><text:span text:style-name="T4_380"><text:s/></text:span><text:span text:style-name="T4_381">Quine</text:span><text:span text:style-name="T4_382"><text:s/></text:span><text:span text:style-name="T4_383">llama</text:span><text:span text:style-name="T4_384"><text:s/></text:span><text:span text:style-name="T4_385">reificación</text:span><text:span text:style-name="T4_386">).<text:s/></text:span><text:span text:style-name="T4_387">La</text:span><text:span text:style-name="T4_388"><text:s/></text:span><text:span text:style-name="T4_389">propia</text:span><text:span text:style-name="T4_390"><text:s/></text:span><text:span text:style-name="T4_391">explicación</text:span><text:span text:style-name="T4_392"><text:s/></text:span><text:span text:style-name="T4_393">que</text:span><text:span text:style-name="T4_394"><text:s/></text:span><text:span text:style-name="T4_395">hace</text:span><text:span text:style-name="T4_396"><text:s/></text:span><text:span text:style-name="T4_397">Quine</text:span><text:span text:style-name="T4_398"><text:s/></text:span><text:span text:style-name="T4_399">de</text:span><text:span text:style-name="T4_400"><text:s/></text:span><text:span text:style-name="T4_401">la</text:span><text:span text:style-name="T4_402"><text:s/></text:span><text:span text:style-name="T4_403">reificación</text:span><text:span text:style-name="T4_404"><text:s/></text:span><text:span text:style-name="T4_405">depende</text:span><text:span text:style-name="T4_406"><text:s/></text:span><text:span text:style-name="T4_407">mucho</text:span><text:span text:style-name="T4_408"><text:s/></text:span><text:span text:style-name="T4_409">del</text:span><text:span text:style-name="T4_410"><text:s/></text:span><text:span text:style-name="T4_411">lenguaje</text:span><text:span text:style-name="T4_412">.</text:span><text:span text:style-name="T4_413"> <text:s/></text:span><text:span text:style-name="T4_414">En</text:span><text:span text:style-name="T4_415"><text:s/></text:span><text:span text:style-name="T4_416">efecto</text:span><text:span text:style-name="T4_417">,<text:s/></text:span><text:span text:style-name="T4_418">él</text:span><text:span text:style-name="T4_419"><text:s/></text:span><text:span text:style-name="T4_420">defiende</text:span><text:span text:style-name="T4_421"><text:s/></text:span><text:span text:style-name="T4_422">que</text:span><text:span text:style-name="T4_423"><text:s/></text:span><text:span text:style-name="T4_424">la</text:span><text:span text:style-name="T4_425"><text:s/></text:span><text:span text:style-name="T4_426">reificación</text:span><text:span text:style-name="T4_427"><text:s/></text:span><text:span text:style-name="T4_428">se</text:span><text:span text:style-name="T4_429"><text:s/></text:span><text:span text:style-name="T4_430">alcanza</text:span><text:span text:style-name="T4_431"><text:s/></text:span><text:span text:style-name="T4_432">a</text:span><text:span text:style-name="T4_433"><text:s/></text:span><text:span text:style-name="T4_434">través</text:span><text:span text:style-name="T4_435"><text:s/></text:span><text:span text:style-name="T4_436">de</text:span><text:span text:style-name="T4_437"><text:s/></text:span><text:span text:style-name="T4_438">la</text:span><text:span text:style-name="T4_439"><text:s/></text:span><text:span text:style-name="T4_440">maquinaria</text:span><text:span text:style-name="T4_441"><text:s/></text:span><text:span text:style-name="T4_442">lingüística</text:span><text:span text:style-name="T4_443"><text:s/></text:span><text:span text:style-name="T4_444">de</text:span><text:span text:style-name="T4_445"><text:s/></text:span><text:span text:style-name="T4_446">la</text:span><text:span text:style-name="T4_447"><text:s/></text:span><text:span text:style-name="T4_448">referencia</text:span><text:span text:style-name="T4_449"><text:s/></text:span><text:span text:style-name="T4_450">y</text:span><text:span text:style-name="T4_451"><text:s/></text:span><text:span text:style-name="T4_452">cuantificación</text:span><text:span text:style-name="T4_453"><text:s/></text:span><text:span text:style-name="T4_454">pronominales</text:span><text:span text:style-name="T4_455">.<text:s/></text:span><text:span text:style-name="T4_456">Yo</text:span><text:span text:style-name="T4_457"><text:s/></text:span><text:span text:style-name="T4_458">desarrollo</text:span><text:span text:style-name="T4_459"><text:s/></text:span><text:span text:style-name="T4_460">una</text:span><text:span text:style-name="T4_461"><text:s/></text:span><text:span text:style-name="T4_462">explicación</text:span><text:span text:style-name="T4_463"><text:s/></text:span><text:span text:style-name="T4_464">alternativa</text:span><text:span text:style-name="T4_465"><text:s/></text:span><text:span text:style-name="T4_466">de</text:span><text:span text:style-name="T4_467"><text:s/></text:span><text:span text:style-name="T4_468">la</text:span><text:span text:style-name="T4_469"><text:s/></text:span><text:span text:style-name="T4_470">reificación</text:span><text:span text:style-name="T4_471">,<text:s/></text:span><text:span text:style-name="T4_472">basándome</text:span><text:span text:style-name="T4_473"><text:s/></text:span><text:span text:style-name="T4_474">en</text:span><text:span text:style-name="T4_475"><text:s/></text:span><text:span text:style-name="T4_476">una</text:span><text:span text:style-name="T4_477"><text:s/></text:span><text:span text:style-name="T4_478">comprensión</text:span><text:span text:style-name="T4_479"><text:s/></text:span><text:span text:style-name="T4_480">distinta</text:span><text:span text:style-name="T4_481"><text:s/></text:span><text:span text:style-name="T4_482">de</text:span><text:span text:style-name="T4_483"><text:s/></text:span><text:span text:style-name="T4_484">lo</text:span><text:span text:style-name="T4_485"><text:s/></text:span><text:span text:style-name="T4_486">que</text:span><text:span text:style-name="T4_487"><text:s/></text:span><text:span text:style-name="T4_488">es</text:span><text:span text:style-name="T4_489"><text:s/></text:span><text:span text:style-name="T4_490">percibir</text:span><text:span text:style-name="T4_491"><text:s/></text:span><text:span text:style-name="T4_492">algo</text:span><text:span text:style-name="T4_493"><text:s/></text:span><text:span text:style-name="T4_494">como</text:span><text:span text:style-name="T4_495"><text:s/></text:span><text:span text:style-name="T4_496">cuerpo</text:span><text:span text:style-name="T4_497">.<text:s/></text:span><text:span text:style-name="T4_498">El</text:span><text:span text:style-name="T4_499"><text:s/></text:span><text:span text:style-name="T4_500">alegato</text:span><text:span text:style-name="T4_501"><text:s/></text:span><text:span text:style-name="T4_502">central</text:span><text:span text:style-name="T4_503"><text:s/></text:span><text:span text:style-name="T4_504">es</text:span><text:span text:style-name="T4_505"><text:s/></text:span><text:span text:style-name="T4_506">que</text:span><text:span text:style-name="T4_507"><text:s/></text:span><text:span text:style-name="T4_508">percibir</text:span><text:span text:style-name="T4_509"><text:s/></text:span><text:span text:style-name="T4_510">algo</text:span><text:span text:style-name="T4_511"><text:s/></text:span><text:span text:style-name="T4_512">como</text:span><text:span text:style-name="T4_513"><text:s/></text:span><text:span text:style-name="T4_514">cuerpo</text:span><text:span text:style-name="T4_515"><text:s/></text:span><text:span text:style-name="T4_516">es</text:span><text:span text:style-name="T4_517"><text:s/></text:span><text:span text:style-name="T4_518">percibirlo</text:span><text:span text:style-name="T4_519"><text:s/></text:span><text:span text:style-name="T4_520">como</text:span><text:span text:style-name="T4_521"><text:s/></text:span><text:span text:style-name="T4_522">sujeto</text:span><text:span text:style-name="T4_523"><text:s/></text:span><text:span text:style-name="T4_524">a</text:span><text:span text:style-name="T4_525"><text:s/></text:span><text:span text:style-name="T4_526">una</text:span><text:span text:style-name="T4_527"><text:s/></text:span><text:span text:style-name="T4_528">gama</text:span><text:span text:style-name="T4_529"><text:s/></text:span><text:span text:style-name="T4_530">de</text:span><text:span text:style-name="T4_531"><text:s/></text:span><text:span text:style-name="T4_532">principios</text:span><text:span text:style-name="T4_533"><text:s/></text:span><text:span text:style-name="T4_534">físicos</text:span><text:span text:style-name="T4_535"><text:s/></text:span><text:span text:style-name="T4_536">de</text:span><text:span text:style-name="T4_537"><text:s/></text:span><text:span text:style-name="T4_538">orden</text:span><text:span text:style-name="T4_539"><text:s/></text:span><text:span text:style-name="T4_540">superior</text:span><text:span text:style-name="T4_541">.</text:span><text:span text:style-name="T4_542">En</text:span><text:span text:style-name="T4_543"><text:s/></text:span><text:span text:style-name="T4_544">la</text:span><text:span text:style-name="T4_545"><text:s/></text:span><text:span text:style-name="T4_546">sección</text:span><text:span text:style-name="T4_547"><text:s/>4.4,<text:s/></text:span><text:span text:style-name="T4_548">muestro</text:span><text:span text:style-name="T4_549"><text:s/></text:span><text:span text:style-name="T4_550">cómo</text:span><text:span text:style-name="T4_551"><text:s/></text:span><text:span text:style-name="T4_552">esta</text:span><text:span text:style-name="T4_553"><text:s/></text:span><text:span text:style-name="T4_554">comprensión</text:span><text:span text:style-name="T4_555"><text:s/></text:span><text:span text:style-name="T4_556">de</text:span><text:span text:style-name="T4_557"><text:s/></text:span><text:span text:style-name="T4_558">la</text:span><text:span text:style-name="T4_559"><text:s/></text:span><text:span text:style-name="T4_560">reificación</text:span><text:span text:style-name="T4_561"><text:s/></text:span><text:span text:style-name="T4_562">nos</text:span><text:span text:style-name="T4_563"><text:s/></text:span><text:span text:style-name="T4_564">permite</text:span><text:span text:style-name="T4_565"><text:s/></text:span><text:span text:style-name="T4_566">resolver</text:span><text:span text:style-name="T4_567"><text:s/></text:span><text:span text:style-name="T4_568">el</text:span><text:span text:style-name="T4_569"><text:s/></text:span><text:span text:style-name="T4_570">problema</text:span><text:span text:style-name="T4_571"><text:s/></text:span><text:span text:style-name="T4_572">de</text:span><text:span text:style-name="T4_573"><text:s/></text:span><text:span text:style-name="T4_574">la</text:span><text:span text:style-name="T4_575"><text:s/></text:span><text:span text:style-name="T4_576">indeterminación</text:span><text:span text:style-name="T4_577"><text:s/></text:span><text:span text:style-name="T4_578">ontológica</text:span><text:span text:style-name="T4_579">.<text:s/></text:span><text:span text:style-name="T4_580">La</text:span><text:span text:style-name="T4_581"><text:s/></text:span><text:span text:style-name="T4_582">estructura</text:span><text:span text:style-name="T4_583"><text:s/></text:span><text:span text:style-name="T4_584">esencial</text:span><text:span text:style-name="T4_585"><text:s/></text:span><text:span text:style-name="T4_586">de</text:span><text:span text:style-name="T4_587"><text:s/></text:span><text:span text:style-name="T4_588">la</text:span><text:span text:style-name="T4_589"><text:s/></text:span><text:span text:style-name="T4_590">ontología</text:span><text:span text:style-name="T4_591"><text:s/></text:span><text:span text:style-name="T4_592">de</text:span><text:span text:style-name="T4_593"><text:s/></text:span><text:span text:style-name="T4_594">una</text:span><text:span text:style-name="T4_595"><text:s/></text:span><text:span text:style-name="T4_596">criatura</text:span><text:span text:style-name="T4_597"><text:s/></text:span><text:span text:style-name="T4_598">debería</text:span><text:span text:style-name="T4_599"><text:s/></text:span><text:span text:style-name="T4_600">entenderse</text:span><text:span text:style-name="T4_601"><text:s/></text:span><text:span text:style-name="T4_602">en</text:span><text:span text:style-name="T4_603"><text:s/></text:span><text:span text:style-name="T4_604">términos</text:span><text:span text:style-name="T4_605"><text:s/></text:span><text:span text:style-name="T4_606">de</text:span><text:span text:style-name="T4_607"><text:s/></text:span><text:span text:style-name="T4_608">principios</text:span><text:span text:style-name="T4_609"><text:s/></text:span><text:span text:style-name="T4_610">físicos</text:span><text:span text:style-name="T4_611"><text:s/></text:span><text:span text:style-name="T4_612">de</text:span><text:span text:style-name="T4_613"><text:s/></text:span><text:span text:style-name="T4_614">orden</text:span><text:span text:style-name="T4_615"><text:s/></text:span><text:span text:style-name="T4_616">superior</text:span><text:span text:style-name="T4_617"><text:s/></text:span><text:span text:style-name="T4_618">a</text:span><text:span text:style-name="T4_619"><text:s/></text:span><text:span text:style-name="T4_620">los</text:span><text:span text:style-name="T4_621"><text:s/></text:span><text:span text:style-name="T4_622">cuales</text:span><text:span text:style-name="T4_623"><text:s/></text:span><text:span text:style-name="T4_624">dicha</text:span><text:span text:style-name="T4_625"><text:s/></text:span><text:span text:style-name="T4_626">criatura</text:span><text:span text:style-name="T4_627"><text:s/></text:span><text:span text:style-name="T4_628">es</text:span><text:span text:style-name="T4_629"><text:s/></text:span><text:span text:style-name="T4_630">perceptualmente</text:span><text:span text:style-name="T4_631"><text:s/></text:span><text:span text:style-name="T4_632">sensible</text:span><text:span text:style-name="T4_633">.</text:span></text:p>
      <text:p text:style-name="P5"><text:span text:style-name="T5_1">4.1<text:s/></text:span><text:span text:style-name="T5_2"><office:annotation><dc:creator/><text:p text:style-name="P6"><text:span text:style-name="T6_1">Fanquique</text:span><text:span text:style-name="T6_2">:</text:span></text:p><text:p text:style-name="P7"><text:span text:style-name="T7_1">La</text:span><text:span text:style-name="T7_2"><text:s/></text:span><text:span text:style-name="T7_3">semántica</text:span><text:span text:style-name="T7_4"><text:s/></text:span><text:span text:style-name="T7_5">de</text:span><text:span text:style-name="T7_6"><text:s/></text:span><text:span text:style-name="T7_7">éxito</text:span><text:span text:style-name="T7_8"><text:s/></text:span><text:span text:style-name="T7_9">es</text:span><text:span text:style-name="T7_10"><text:s/></text:span><text:span text:style-name="T7_11">el</text:span><text:span text:style-name="T7_12"><text:s/></text:span><text:span text:style-name="T7_13">intento</text:span><text:span text:style-name="T7_14"><text:s/></text:span><text:span text:style-name="T7_15">de</text:span><text:span text:style-name="T7_16"><text:s/></text:span><text:span text:style-name="T7_17">entender</text:span><text:span text:style-name="T7_18"><text:s/></text:span><text:span text:style-name="T7_19">la</text:span><text:span text:style-name="T7_20"><text:s/></text:span><text:span text:style-name="T7_21">representación</text:span><text:span text:style-name="T7_22"><text:s/></text:span><text:span text:style-name="T7_23">mental</text:span><text:span text:style-name="T7_24">,<text:s/></text:span><text:span text:style-name="T7_25">pensando</text:span><text:span text:style-name="T7_26"><text:s/></text:span><text:span text:style-name="T7_27">en</text:span><text:span text:style-name="T7_28"><text:s/></text:span><text:span text:style-name="T7_29">las</text:span><text:span text:style-name="T7_30"><text:s/></text:span><text:span text:style-name="T7_31">formas</text:span><text:span text:style-name="T7_32"><text:s/></text:span><text:span text:style-name="T7_33">en</text:span><text:span text:style-name="T7_34"><text:s/></text:span><text:span text:style-name="T7_35">las</text:span><text:span text:style-name="T7_36"><text:s/></text:span><text:span text:style-name="T7_37">cuales</text:span><text:span text:style-name="T7_38"><text:s/></text:span><text:span text:style-name="T7_39">representarse</text:span><text:span text:style-name="T7_40"><text:s/></text:span><text:span text:style-name="T7_41">el</text:span><text:span text:style-name="T7_42"><text:s/></text:span><text:span text:style-name="T7_43">mundo</text:span><text:span text:style-name="T7_44"><text:s/></text:span><text:span text:style-name="T7_45">puede</text:span><text:span text:style-name="T7_46"><text:s/></text:span><text:span text:style-name="T7_47">llevarnos</text:span><text:span text:style-name="T7_48"><text:s/></text:span><text:span text:style-name="T7_49">al</text:span><text:span text:style-name="T7_50"><text:s/></text:span><text:span text:style-name="T7_51">éxito</text:span><text:span text:style-name="T7_52"><text:s/></text:span><text:span text:style-name="T7_53">en</text:span><text:span text:style-name="T7_54"><text:s/></text:span><text:span text:style-name="T7_55">una</text:span><text:span text:style-name="T7_56"><text:s/></text:span><text:span text:style-name="T7_57">acción</text:span><text:span text:style-name="T7_58"><text:s/>(</text:span><text:span text:style-name="T7_59">definido</text:span><text:span text:style-name="T7_60"><text:s/></text:span><text:span text:style-name="T7_61">este</text:span><text:span text:style-name="T7_62"><text:s/></text:span><text:span text:style-name="T7_63">éxito</text:span><text:span text:style-name="T7_64"><text:s/></text:span><text:span text:style-name="T7_65">de</text:span><text:span text:style-name="T7_66"><text:s/></text:span><text:span text:style-name="T7_67">varias</text:span><text:span text:style-name="T7_68"><text:s/></text:span><text:span text:style-name="T7_69">maneras</text:span><text:span text:style-name="T7_70">).<text:s/></text:span><text:span text:style-name="T7_71">Una</text:span><text:span text:style-name="T7_72"><text:s/></text:span><text:span text:style-name="T7_73">versión</text:span><text:span text:style-name="T7_74"><text:s/></text:span><text:span text:style-name="T7_75">contemporánea</text:span><text:span text:style-name="T7_76"><text:s/></text:span><text:span text:style-name="T7_77">de</text:span><text:span text:style-name="T7_78"><text:s/></text:span><text:span text:style-name="T7_79">un</text:span><text:span text:style-name="T7_80"><text:s/></text:span><text:span text:style-name="T7_81">tipo</text:span><text:span text:style-name="T7_82"><text:s/></text:span><text:span text:style-name="T7_83">de</text:span><text:span text:style-name="T7_84"><text:s/></text:span><text:span text:style-name="T7_85">semántica</text:span><text:span text:style-name="T7_86"><text:s/></text:span><text:span text:style-name="T7_87">de</text:span><text:span text:style-name="T7_88"><text:s/></text:span><text:span text:style-name="T7_89">éxito</text:span><text:span text:style-name="T7_90">,<text:s/></text:span><text:span text:style-name="T7_91">versión</text:span><text:span text:style-name="T7_92"><text:s/></text:span><text:span text:style-name="T7_93">ésta</text:span><text:span text:style-name="T7_94"><text:s/></text:span><text:span text:style-name="T7_95">que</text:span><text:span text:style-name="T7_96"><text:s/></text:span><text:span text:style-name="T7_97">toca</text:span><text:span text:style-name="T7_98"><text:s/></text:span><text:span text:style-name="T7_99">algunas</text:span><text:span text:style-name="T7_100"><text:s/></text:span><text:span text:style-name="T7_101">ideas</text:span><text:span text:style-name="T7_102"><text:s/></text:span><text:span text:style-name="T7_103">que</text:span><text:span text:style-name="T7_104"><text:s/></text:span><text:span text:style-name="T7_105">informan</text:span><text:span text:style-name="T7_106"><text:s/></text:span><text:span text:style-name="T7_107">el</text:span><text:span text:style-name="T7_108"><text:s/></text:span><text:span text:style-name="T7_109">pensamiento</text:span><text:span text:style-name="T7_110"><text:s/></text:span><text:span text:style-name="T7_111">sobre</text:span><text:span text:style-name="T7_112"><text:s/></text:span><text:span text:style-name="T7_113">conocimiento</text:span><text:span text:style-name="T7_114"><text:s/></text:span><text:span text:style-name="T7_115">aritmético</text:span><text:span text:style-name="T7_116">,<text:s/></text:span><text:span text:style-name="T7_117">se</text:span><text:span text:style-name="T7_118"><text:s/></text:span><text:span text:style-name="T7_119">encuentra</text:span><text:span text:style-name="T7_120"><text:s/></text:span><text:span text:style-name="T7_121">en</text:span><text:span text:style-name="T7_122"><text:s/></text:span><text:span text:style-name="T7_123">Blackburn</text:span><text:span text:style-name="T7_124"><text:s/>(2005).<text:s/></text:span><text:span text:style-name="T7_125">Blackburn</text:span><text:span text:style-name="T7_126"><text:s/></text:span><text:span text:style-name="T7_127">presenta</text:span><text:span text:style-name="T7_128"><text:s/></text:span><text:span text:style-name="T7_129">el</text:span><text:span text:style-name="T7_130"><text:s/></text:span><text:span text:style-name="T7_131">siguiente</text:span><text:span text:style-name="T7_132"><text:s/>"</text:span><text:span text:style-name="T7_133">esquema</text:span><text:span text:style-name="T7_134"><text:s/></text:span><text:span text:style-name="T7_135">fundamental</text:span><text:span text:style-name="T7_136">":</text:span></text:p><text:p text:style-name="P8"><text:span text:style-name="T8_1">Supóngase</text:span><text:span text:style-name="T8_2"><text:s/></text:span><text:span text:style-name="T8_3">que</text:span><text:span text:style-name="T8_4"><text:s/></text:span><text:span text:style-name="T8_5">la</text:span><text:span text:style-name="T8_6"><text:s/></text:span><text:span text:style-name="T8_7">presencia</text:span><text:span text:style-name="T8_8"><text:s/></text:span><text:span text:style-name="T8_9">de</text:span><text:span text:style-name="T8_10"><text:s/>"</text:span><text:span text:style-name="T8_11">un</text:span><text:span text:style-name="T8_12">"<text:s/></text:span><text:span text:style-name="T8_13">es</text:span><text:span text:style-name="T8_14"><text:s/></text:span><text:span text:style-name="T8_15">un</text:span><text:span text:style-name="T8_16"><text:s/></text:span><text:span text:style-name="T8_17">rasgo</text:span><text:span text:style-name="T8_18"><text:s/></text:span><text:span text:style-name="T8_19">de</text:span><text:span text:style-name="T8_20"><text:s/></text:span><text:span text:style-name="T8_21">un</text:span><text:span text:style-name="T8_22"><text:s/></text:span><text:span text:style-name="T8_23">vehículo</text:span><text:span text:style-name="T8_24"><text:s/>"</text:span><text:span text:style-name="T8_25">un</text:span><text:span text:style-name="T8_26"><text:s/></text:span><text:span text:style-name="T8_27">X</text:span><text:span text:style-name="T8_28">".<text:s/></text:span><text:span text:style-name="T8_29">Entonces</text:span><text:span text:style-name="T8_30">,<text:s/>"</text:span><text:span text:style-name="T8_31">un</text:span><text:span text:style-name="T8_32">"<text:s/></text:span><text:span text:style-name="T8_33">se</text:span><text:span text:style-name="T8_34"><text:s/></text:span><text:span text:style-name="T8_35">refiere</text:span><text:span text:style-name="T8_36"><text:s/></text:span><text:span text:style-name="T8_37">a</text:span><text:span text:style-name="T8_38"><text:s/>"</text:span><text:span text:style-name="T8_39">un</text:span><text:span text:style-name="T8_40"><text:s/></text:span><text:span text:style-name="T8_41">X</text:span><text:span text:style-name="T8_42">"<text:s/></text:span><text:span text:style-name="T8_43">si</text:span><text:span text:style-name="T8_44"><text:s/></text:span><text:span text:style-name="T8_45">y</text:span><text:span text:style-name="T8_46"><text:s/></text:span><text:span text:style-name="T8_47">sólo</text:span><text:span text:style-name="T8_48"><text:s/></text:span><text:span text:style-name="T8_49">si</text:span><text:span text:style-name="T8_50"><text:s/></text:span><text:span text:style-name="T8_51">las</text:span><text:span text:style-name="T8_52"><text:s/></text:span><text:span text:style-name="T8_53">acciones</text:span><text:span text:style-name="T8_54"><text:s/></text:span><text:span text:style-name="T8_55">reales</text:span><text:span text:style-name="T8_56"><text:s/></text:span><text:span text:style-name="T8_57">y</text:span><text:span text:style-name="T8_58"><text:s/></text:span><text:span text:style-name="T8_59">posibles</text:span><text:span text:style-name="T8_60"><text:s/></text:span><text:span text:style-name="T8_61">basadas</text:span><text:span text:style-name="T8_62"><text:s/></text:span><text:span text:style-name="T8_63">en</text:span><text:span text:style-name="T8_64"><text:s/></text:span><text:span text:style-name="T8_65">el</text:span><text:span text:style-name="T8_66"><text:s/></text:span><text:span text:style-name="T8_67">vehículo</text:span><text:span text:style-name="T8_68"><text:s/>"</text:span><text:span text:style-name="T8_69">un</text:span><text:span text:style-name="T8_70"><text:s/></text:span><text:span text:style-name="T8_71">X</text:span><text:span text:style-name="T8_72">"<text:s/></text:span><text:span text:style-name="T8_73">son</text:span><text:span text:style-name="T8_74">,<text:s/></text:span><text:span text:style-name="T8_75">típicamente</text:span><text:span text:style-name="T8_76">,<text:s/></text:span><text:span text:style-name="T8_77">exitosas</text:span><text:span text:style-name="T8_78">,<text:s/></text:span><text:span text:style-name="T8_79">cuando</text:span><text:span text:style-name="T8_80"><text:s/></text:span><text:span text:style-name="T8_81">lo</text:span><text:span text:style-name="T8_82"><text:s/></text:span><text:span text:style-name="T8_83">son</text:span><text:span text:style-name="T8_84">,<text:s/></text:span><text:span text:style-name="T8_85">a</text:span><text:span text:style-name="T8_86"><text:s/></text:span><text:span text:style-name="T8_87">causa</text:span><text:span text:style-name="T8_88"><text:s/></text:span><text:span text:style-name="T8_89">de</text:span><text:span text:style-name="T8_90"><text:s/></text:span><text:span text:style-name="T8_91">algo</text:span><text:span text:style-name="T8_92"><text:s/></text:span><text:span text:style-name="T8_93">en</text:span><text:span text:style-name="T8_94"><text:s/>"</text:span><text:span text:style-name="T8_95">un</text:span><text:span text:style-name="T8_96">".</text:span></text:p></office:annotation></text:span><text:span text:style-name="T8_97">Semántica</text:span><text:span text:style-name="T8_98"><text:s/></text:span><text:span text:style-name="T8_99">de</text:span><text:span text:style-name="T8_100"><text:s/></text:span><text:span text:style-name="T8_101">éxito</text:span><text:span text:style-name="T8_102">:<text:s/></text:span><text:span text:style-name="T8_103">problemas</text:span><text:span text:style-name="T8_104"><text:s/></text:span><text:span text:style-name="T8_105">y</text:span><text:span text:style-name="T8_106"><text:s/></text:span><text:span text:style-name="T8_107">oportunidades</text:span></text:p>
      <text:p text:style-name="P9"><text:span text:style-name="T9_1">La</text:span><text:span text:style-name="T9_2"><text:s/></text:span><text:span text:style-name="T9_3">idea</text:span><text:span text:style-name="T9_4"><text:s/></text:span><text:span text:style-name="T9_5">que</text:span><text:span text:style-name="T9_6"><text:s/></text:span><text:span text:style-name="T9_7">propongo</text:span><text:span text:style-name="T9_8"><text:s/></text:span><text:span text:style-name="T9_9">en</text:span><text:span text:style-name="T9_10"><text:s/></text:span><text:span text:style-name="T9_11">esta</text:span><text:span text:style-name="T9_12"><text:s/></text:span><text:span text:style-name="T9_13">sección</text:span><text:span text:style-name="T9_14"><text:s/></text:span><text:span text:style-name="T9_15">es</text:span><text:span text:style-name="T9_16"><text:s/></text:span><text:span text:style-name="T9_17">que</text:span><text:span text:style-name="T9_18"><text:s/></text:span><text:span text:style-name="T9_19">el</text:span><text:span text:style-name="T9_20"><text:s/></text:span><text:span text:style-name="T9_21">proceso</text:span><text:span text:style-name="T9_22"><text:s/></text:span><text:span text:style-name="T9_23">de</text:span><text:span text:style-name="T9_24"><text:s/></text:span><text:span text:style-name="T9_25">atribuir</text:span><text:span text:style-name="T9_26"><text:s/></text:span><text:span text:style-name="T9_27">pensamientos</text:span><text:span text:style-name="T9_28"><text:s/></text:span><text:span text:style-name="T9_29">a</text:span><text:span text:style-name="T9_30"><text:s/></text:span><text:span text:style-name="T9_31">los</text:span><text:span text:style-name="T9_32"><text:s/></text:span><text:span text:style-name="T9_33">animales</text:span><text:span text:style-name="T9_34"><text:s/></text:span><text:span text:style-name="T9_35">es</text:span><text:span text:style-name="T9_36"><text:s/></text:span><text:span text:style-name="T9_37">una</text:span><text:span text:style-name="T9_38"><text:s/></text:span><text:span text:style-name="T9_39">forma</text:span><text:span text:style-name="T9_40"><text:s/></text:span><text:span text:style-name="T9_41">de</text:span><text:span text:style-name="T9_42"><text:s/></text:span><text:span text:style-name="T9_43">semántica</text:span><text:span text:style-name="T9_44"><text:s/></text:span><text:span text:style-name="T9_45">de</text:span><text:span text:style-name="T9_46"><text:s/></text:span><text:span text:style-name="T9_47">éxito</text:span><text:span text:style-name="T9_48">,<text:s/></text:span><text:span text:style-name="T9_49">basado</text:span><text:span text:style-name="T9_50"><text:s/></text:span><text:span text:style-name="T9_51">en</text:span><text:span text:style-name="T9_52"><text:s/></text:span><text:span text:style-name="T9_53">la</text:span><text:span text:style-name="T9_54"><text:s/></text:span><text:span text:style-name="T9_55">idea</text:span><text:span text:style-name="T9_56"><text:s/></text:span><text:span text:style-name="T9_57">de</text:span><text:span text:style-name="T9_58"><text:s/></text:span><text:span text:style-name="T9_59">que</text:span><text:span text:style-name="T9_60"><text:s/></text:span><text:span text:style-name="T9_61">las</text:span><text:span text:style-name="T9_62"><text:s/></text:span><text:span text:style-name="T9_63">creencias</text:span><text:span text:style-name="T9_64"><text:s/></text:span><text:span text:style-name="T9_65">verdaderas</text:span><text:span text:style-name="T9_66"><text:s/></text:span><text:span text:style-name="T9_67">son</text:span><text:span text:style-name="T9_68"><text:s/></text:span><text:span text:style-name="T9_69">funciones</text:span><text:span text:style-name="T9_70"><text:s/></text:span><text:span text:style-name="T9_71">de</text:span><text:span text:style-name="T9_72"><text:s/></text:span><text:span text:style-name="T9_73">los</text:span><text:span text:style-name="T9_74"><text:s/></text:span><text:span text:style-name="T9_75">deseos</text:span><text:span text:style-name="T9_76"><text:s/></text:span><text:span text:style-name="T9_77">a</text:span><text:span text:style-name="T9_78"><text:s/></text:span><text:span text:style-name="T9_79">las</text:span><text:span text:style-name="T9_80"><text:s/></text:span><text:span text:style-name="T9_81">acciones</text:span><text:span text:style-name="T9_82">,<text:s/></text:span><text:span text:style-name="T9_83">y</text:span><text:span text:style-name="T9_84"><text:s/></text:span><text:span text:style-name="T9_85">que</text:span><text:span text:style-name="T9_86"><text:s/></text:span><text:span text:style-name="T9_87">causan</text:span><text:span text:style-name="T9_88"><text:s/></text:span><text:span text:style-name="T9_89">que</text:span><text:span text:style-name="T9_90"><text:s/></text:span><text:span text:style-name="T9_91">los</text:span><text:span text:style-name="T9_92"><text:s/></text:span><text:span text:style-name="T9_93">pensadores</text:span><text:span text:style-name="T9_94"><text:s/></text:span><text:span text:style-name="T9_95">se</text:span><text:span text:style-name="T9_96"><text:s/></text:span><text:span text:style-name="T9_97">comporten</text:span><text:span text:style-name="T9_98"><text:s/></text:span><text:span text:style-name="T9_99">en</text:span><text:span text:style-name="T9_100"><text:s/></text:span><text:span text:style-name="T9_101">maneras</text:span><text:span text:style-name="T9_102"><text:s/></text:span><text:span text:style-name="T9_103">que</text:span><text:span text:style-name="T9_104"><text:s/></text:span><text:span text:style-name="T9_105">satisfarán</text:span><text:span text:style-name="T9_106"><text:s/></text:span><text:span text:style-name="T9_107">sus</text:span><text:span text:style-name="T9_108"><text:s/></text:span><text:span text:style-name="T9_109">deseos</text:span><text:span text:style-name="T9_110"><text:s/>(</text:span><text:span text:style-name="T9_111">Mellor</text:span><text:span text:style-name="T9_112"><text:s/>1991,<text:s/></text:span><text:span text:style-name="T9_113">Whyte</text:span><text:span text:style-name="T9_114"><text:s/>1990).<text:s/></text:span><text:span text:style-name="T9_115">La</text:span><text:span text:style-name="T9_116"><text:s/></text:span><text:span text:style-name="T9_117">idea</text:span><text:span text:style-name="T9_118"><text:s/></text:span><text:span text:style-name="T9_119">básica</text:span><text:span text:style-name="T9_120"><text:s/></text:span><text:span text:style-name="T9_121">de</text:span><text:span text:style-name="T9_122"><text:s/></text:span><text:span text:style-name="T9_123">la</text:span><text:span text:style-name="T9_124"><text:s/></text:span><text:span text:style-name="T9_125">semántica</text:span><text:span text:style-name="T9_126"><text:s/></text:span><text:span text:style-name="T9_127">de</text:span><text:span text:style-name="T9_128"><text:s/></text:span><text:span text:style-name="T9_129">éxito</text:span><text:span text:style-name="T9_130"><text:s/></text:span><text:span text:style-name="T9_131">es</text:span><text:span text:style-name="T9_132"><text:s/></text:span><text:span text:style-name="T9_133">que</text:span><text:span text:style-name="T9_134"><text:s/></text:span><text:span text:style-name="T9_135">el</text:span><text:span text:style-name="T9_136"><text:s/></text:span><text:span text:style-name="T9_137">contenido</text:span><text:span text:style-name="T9_138"><text:s/></text:span><text:span text:style-name="T9_139">de</text:span><text:span text:style-name="T9_140"><text:s/></text:span><text:span text:style-name="T9_141">una</text:span><text:span text:style-name="T9_142"><text:s/></text:span><text:span text:style-name="T9_143">creencia</text:span><text:span text:style-name="T9_144"><text:s/></text:span><text:span text:style-name="T9_145">lo</text:span><text:span text:style-name="T9_146"><text:s/></text:span><text:span text:style-name="T9_147">da</text:span><text:span text:style-name="T9_148"><text:s/></text:span><text:span text:style-name="T9_149">su</text:span><text:span text:style-name="T9_150"><text:s/></text:span><text:span text:style-name="T9_151">condición</text:span><text:span text:style-name="T9_152"><text:s/></text:span><text:span text:style-name="T9_153">de</text:span><text:span text:style-name="T9_154"><text:s/></text:span><text:span text:style-name="T9_155">utilidad</text:span><text:span text:style-name="T9_156">;<text:s/></text:span><text:span text:style-name="T9_157">esto</text:span><text:span text:style-name="T9_158"><text:s/></text:span><text:span text:style-name="T9_159">es</text:span><text:span text:style-name="T9_160">,<text:s/></text:span><text:span text:style-name="T9_161">la</text:span><text:span text:style-name="T9_162"><text:s/></text:span><text:span text:style-name="T9_163">condición</text:span><text:span text:style-name="T9_164"><text:s/></text:span><text:span text:style-name="T9_165">que</text:span><text:span text:style-name="T9_166"><text:s/></text:span><text:span text:style-name="T9_167">tendría</text:span><text:span text:style-name="T9_168"><text:s/></text:span><text:span text:style-name="T9_169">que</text:span><text:span text:style-name="T9_170"><text:s/></text:span><text:span text:style-name="T9_171">presentarse</text:span><text:span text:style-name="T9_172"><text:s/></text:span><text:span text:style-name="T9_173">para</text:span><text:span text:style-name="T9_174"><text:s/></text:span><text:span text:style-name="T9_175">que</text:span><text:span text:style-name="T9_176"><text:s/></text:span><text:span text:style-name="T9_177">los</text:span><text:span text:style-name="T9_178"><text:s/></text:span><text:span text:style-name="T9_179">diversos</text:span><text:span text:style-name="T9_180"><text:s/></text:span><text:span text:style-name="T9_181">deseos</text:span><text:span text:style-name="T9_182"><text:s/></text:span><text:span text:style-name="T9_183">asociados</text:span><text:span text:style-name="T9_184"><text:s/></text:span><text:span text:style-name="T9_185">con</text:span><text:span text:style-name="T9_186"><text:s/></text:span><text:span text:style-name="T9_187">ella</text:span><text:span text:style-name="T9_188"><text:s/></text:span><text:span text:style-name="T9_189">se</text:span><text:span text:style-name="T9_190"><text:s/></text:span><text:span text:style-name="T9_191">satisfagan</text:span><text:span text:style-name="T9_192">.<text:s/></text:span><text:span text:style-name="T9_193">En</text:span><text:span text:style-name="T9_194"><text:s/></text:span><text:span text:style-name="T9_195">pocas</text:span><text:span text:style-name="T9_196"><text:s/></text:span><text:span text:style-name="T9_197">palabras</text:span><text:span text:style-name="T9_198">,<text:s/></text:span><text:span text:style-name="T9_199">las</text:span><text:span text:style-name="T9_200"><text:s/></text:span><text:span text:style-name="T9_201">creencias</text:span><text:span text:style-name="T9_202"><text:s/></text:span><text:span text:style-name="T9_203">verdaderas</text:span><text:span text:style-name="T9_204"><text:s/></text:span><text:span text:style-name="T9_205">causan</text:span><text:span text:style-name="T9_206"><text:s/></text:span><text:span text:style-name="T9_207">acciones</text:span><text:span text:style-name="T9_208"><text:s/></text:span><text:span text:style-name="T9_209">que</text:span><text:span text:style-name="T9_210"><text:s/></text:span><text:span text:style-name="T9_211">satisfacen</text:span><text:span text:style-name="T9_212"><text:s/></text:span><text:span text:style-name="T9_213">deseos</text:span><text:span text:style-name="T9_214">.<text:s/></text:span></text:p>
      <text:p text:style-name="P10"><text:span text:style-name="T10_1">La</text:span><text:span text:style-name="T10_2"><text:s/></text:span><text:span text:style-name="T10_3">semántica</text:span><text:span text:style-name="T10_4"><text:s/></text:span><text:span text:style-name="T10_5">de</text:span><text:span text:style-name="T10_6"><text:s/></text:span><text:span text:style-name="T10_7">éxito</text:span><text:span text:style-name="T10_8"><text:s/></text:span><text:span text:style-name="T10_9">se</text:span><text:span text:style-name="T10_10"><text:s/></text:span><text:span text:style-name="T10_11">originó</text:span><text:span text:style-name="T10_12"><text:s/></text:span><text:span text:style-name="T10_13">con</text:span><text:span text:style-name="T10_14"><text:s/></text:span><text:span text:style-name="T10_15">algunos</text:span><text:span text:style-name="T10_16"><text:s/></text:span><text:span text:style-name="T10_17">comentarios</text:span><text:span text:style-name="T10_18"><text:s/></text:span><text:span text:style-name="T10_19">pasageros</text:span><text:span text:style-name="T10_20"><text:s/></text:span><text:span text:style-name="T10_21">hechos</text:span><text:span text:style-name="T10_22"><text:s/></text:span><text:span text:style-name="T10_23">por</text:span><text:span text:style-name="T10_24"><text:s/></text:span><text:span text:style-name="T10_25">Frank</text:span><text:span text:style-name="T10_26"><text:s/></text:span><text:span text:style-name="T10_27">Ramsey</text:span><text:span text:style-name="T10_28"><text:s/></text:span><text:span text:style-name="T10_29">en</text:span><text:span text:style-name="T10_30"><text:s/>1927,<text:s/></text:span><text:span text:style-name="T10_31">cuando</text:span><text:span text:style-name="T10_32"><text:s/></text:span><text:span text:style-name="T10_33">publicó</text:span><text:span text:style-name="T10_34"><text:s/></text:span><text:span text:style-name="T10_35">el</text:span><text:span text:style-name="T10_36"><text:s/></text:span><text:span text:style-name="T10_37">artículo</text:span><text:span text:style-name="T10_38"><text:s/>“</text:span><text:span text:style-name="T10_39">Hechos</text:span><text:span text:style-name="T10_40"><text:s/></text:span><text:span text:style-name="T10_41">y</text:span><text:span text:style-name="T10_42"><text:s/></text:span><text:span text:style-name="T10_43">Proposiciones</text:span><text:span text:style-name="T10_44">,”<text:s/></text:span><text:span text:style-name="T10_45">en</text:span><text:span text:style-name="T10_46"><text:s/></text:span><text:span text:style-name="T10_47">referencia</text:span><text:span text:style-name="T10_48"><text:s/></text:span><text:span text:style-name="T10_49">a</text:span><text:span text:style-name="T10_50"><text:s/></text:span><text:span text:style-name="T10_51">las</text:span><text:span text:style-name="T10_52"><text:s/></text:span><text:span text:style-name="T10_53">creencias</text:span><text:span text:style-name="T10_54"><text:s/></text:span><text:span text:style-name="T10_55">de</text:span><text:span text:style-name="T10_56"><text:s/></text:span><text:span text:style-name="T10_57">un</text:span><text:span text:style-name="T10_58"><text:s/></text:span><text:span text:style-name="T10_59">pollo</text:span><text:span text:style-name="T10_60">.<text:s/></text:span><text:span text:style-name="T10_61">Ramsey</text:span><text:span text:style-name="T10_62"><text:s/></text:span><text:span text:style-name="T10_63">comentó</text:span><text:span text:style-name="T10_64"><text:s/></text:span><text:span text:style-name="T10_65">que</text:span><text:span text:style-name="T10_66"><text:s/></text:span><text:span text:style-name="T10_67">la</text:span><text:span text:style-name="T10_68"><text:s/></text:span><text:span text:style-name="T10_69">creencia</text:span><text:span text:style-name="T10_70"><text:s/></text:span><text:span text:style-name="T10_71">del</text:span><text:span text:style-name="T10_72"><text:s/></text:span><text:span text:style-name="T10_73">pollo</text:span><text:span text:style-name="T10_74"><text:s/></text:span><text:span text:style-name="T10_75">de</text:span><text:span text:style-name="T10_76"><text:s/></text:span><text:span text:style-name="T10_77">que</text:span><text:span text:style-name="T10_78"><text:s/></text:span><text:span text:style-name="T10_79">cierto</text:span><text:span text:style-name="T10_80"><text:s/></text:span><text:span text:style-name="T10_81">tipo</text:span><text:span text:style-name="T10_82"><text:s/></text:span><text:span text:style-name="T10_83">de</text:span><text:span text:style-name="T10_84"><text:s/></text:span><text:span text:style-name="T10_85">oruga</text:span><text:span text:style-name="T10_86"><text:s/></text:span><text:span text:style-name="T10_87">es</text:span><text:span text:style-name="T10_88"><text:s/></text:span><text:span text:style-name="T10_89">venenosa</text:span><text:span text:style-name="T10_90"><text:s/></text:span><text:span text:style-name="T10_91">debería</text:span><text:span text:style-name="T10_92"><text:s/></text:span><text:span text:style-name="T10_93">igualarse</text:span><text:span text:style-name="T10_94"><text:s/></text:span><text:span text:style-name="T10_95">con</text:span><text:span text:style-name="T10_96"><text:s/></text:span><text:span text:style-name="T10_97">la</text:span><text:span text:style-name="T10_98"><text:s/></text:span><text:span text:style-name="T10_99">actitud</text:span><text:span text:style-name="T10_100"><text:s/></text:span><text:span text:style-name="T10_101">del</text:span><text:span text:style-name="T10_102"><text:s/></text:span><text:span text:style-name="T10_103">pollo</text:span><text:span text:style-name="T10_104"><text:s/></text:span><text:span text:style-name="T10_105">de</text:span><text:span text:style-name="T10_106"><text:s/>“</text:span><text:span text:style-name="T10_107">abstenerse</text:span><text:span text:style-name="T10_108"><text:s/></text:span><text:span text:style-name="T10_109">de</text:span><text:span text:style-name="T10_110"><text:s/></text:span><text:span text:style-name="T10_111">comer</text:span><text:span text:style-name="T10_112"><text:s/></text:span><text:span text:style-name="T10_113">tales</text:span><text:span text:style-name="T10_114"><text:s/></text:span><text:span text:style-name="T10_115">orugas</text:span><text:span text:style-name="T10_116">,<text:s/></text:span><text:span text:style-name="T10_117">a</text:span><text:span text:style-name="T10_118"><text:s/></text:span><text:span text:style-name="T10_119">causa</text:span><text:span text:style-name="T10_120"><text:s/></text:span><text:span text:style-name="T10_121">de</text:span><text:span text:style-name="T10_122"><text:s/></text:span><text:span text:style-name="T10_123">experiencias</text:span><text:span text:style-name="T10_124"><text:s/></text:span><text:span text:style-name="T10_125">desagradables</text:span><text:span text:style-name="T10_126"><text:s/></text:span><text:span text:style-name="T10_127">conectadas</text:span><text:span text:style-name="T10_128"><text:s/></text:span><text:span text:style-name="T10_129">con</text:span><text:span text:style-name="T10_130"><text:s/></text:span><text:span text:style-name="T10_131">ellas</text:span><text:span text:style-name="T10_132">”<text:s/>(</text:span><text:span text:style-name="T10_133">Ramsey</text:span><text:span text:style-name="T10_134"><text:s/>1927[1978],<text:s/>46).<text:s/></text:span><text:span text:style-name="T10_135">Luego</text:span><text:span text:style-name="T10_136">,<text:s/></text:span><text:span text:style-name="T10_137">Ramsey</text:span><text:span text:style-name="T10_138"><text:s/></text:span><text:span text:style-name="T10_139">generalizó</text:span><text:span text:style-name="T10_140"><text:s/></text:span><text:span text:style-name="T10_141">el</text:span><text:span text:style-name="T10_142"><text:s/></text:span><text:span text:style-name="T10_143">punto</text:span><text:span text:style-name="T10_144">:<text:s/>“</text:span><text:span text:style-name="T10_145">así</text:span><text:span text:style-name="T10_146"><text:s/></text:span><text:span text:style-name="T10_147">pues</text:span><text:span text:style-name="T10_148">,<text:s/></text:span><text:span text:style-name="T10_149">cualquier</text:span><text:span text:style-name="T10_150"><text:s/></text:span><text:span text:style-name="T10_151">conjunto</text:span><text:span text:style-name="T10_152"><text:s/></text:span><text:span text:style-name="T10_153">de</text:span><text:span text:style-name="T10_154"><text:s/></text:span><text:span text:style-name="T10_155">acciones</text:span><text:span text:style-name="T10_156"><text:s/></text:span><text:span text:style-name="T10_157">para</text:span><text:span text:style-name="T10_158"><text:s/></text:span><text:span text:style-name="T10_159">las</text:span><text:span text:style-name="T10_160"><text:s/></text:span><text:span text:style-name="T10_161">cuales</text:span><text:span text:style-name="T10_162"><text:s/></text:span><text:span text:style-name="T10_163">P</text:span><text:span text:style-name="T10_164"><text:s/></text:span><text:span text:style-name="T10_165">sea</text:span><text:span text:style-name="T10_166"><text:s/></text:span><text:span text:style-name="T10_167">condición</text:span><text:span text:style-name="T10_168"><text:s/></text:span><text:span text:style-name="T10_169">necesaria</text:span><text:span text:style-name="T10_170"><text:s/></text:span><text:span text:style-name="T10_171">y</text:span><text:span text:style-name="T10_172"><text:s/></text:span><text:span text:style-name="T10_173">suficiente</text:span><text:span text:style-name="T10_174"><text:s/></text:span><text:span text:style-name="T10_175">de</text:span><text:span text:style-name="T10_176"><text:s/></text:span><text:span text:style-name="T10_177">utilidad</text:span><text:span text:style-name="T10_178">,<text:s/></text:span><text:span text:style-name="T10_179">puede</text:span><text:span text:style-name="T10_180"><text:s/></text:span><text:span text:style-name="T10_181">llamarse</text:span><text:span text:style-name="T10_182"><text:s/></text:span><text:span text:style-name="T10_183">una</text:span><text:span text:style-name="T10_184"><text:s/></text:span><text:span text:style-name="T10_185">creencia</text:span><text:span text:style-name="T10_186"><text:s/></text:span><text:span text:style-name="T10_187">que</text:span><text:span text:style-name="T10_188"><text:s/></text:span><text:span text:style-name="T10_189">P</text:span><text:span text:style-name="T10_190">,<text:s/></text:span><text:span text:style-name="T10_191">y</text:span><text:span text:style-name="T10_192"><text:s/></text:span><text:span text:style-name="T10_193">entonces</text:span><text:span text:style-name="T10_194"><text:s/></text:span><text:span text:style-name="T10_195">sería</text:span><text:span text:style-name="T10_196"><text:s/></text:span><text:span text:style-name="T10_197">verdadera</text:span><text:span text:style-name="T10_198"><text:s/></text:span><text:span text:style-name="T10_199">si</text:span><text:span text:style-name="T10_200"><text:s/></text:span><text:span text:style-name="T10_201">P</text:span><text:span text:style-name="T10_202">;<text:s/></text:span><text:span text:style-name="T10_203">es</text:span><text:span text:style-name="T10_204"><text:s/></text:span><text:span text:style-name="T10_205">decir</text:span><text:span text:style-name="T10_206">,<text:s/></text:span><text:span text:style-name="T10_207">si</text:span><text:span text:style-name="T10_208"><text:s/></text:span><text:span text:style-name="T10_209">es</text:span><text:span text:style-name="T10_210"><text:s/></text:span><text:span text:style-name="T10_211">útil</text:span><text:span text:style-name="T10_212">”<text:s/>(46).<text:s/></text:span><text:span text:style-name="T10_213">Aunque</text:span><text:span text:style-name="T10_214"><text:s/></text:span><text:span text:style-name="T10_215">los</text:span><text:span text:style-name="T10_216"><text:s/></text:span><text:span text:style-name="T10_217">partidarios</text:span><text:span text:style-name="T10_218"><text:s/></text:span><text:span text:style-name="T10_219">actuales</text:span><text:span text:style-name="T10_220"><text:s/></text:span><text:span text:style-name="T10_221">de</text:span><text:span text:style-name="T10_222"><text:s/></text:span><text:span text:style-name="T10_223">la</text:span><text:span text:style-name="T10_224"><text:s/></text:span><text:span text:style-name="T10_225">semántica</text:span><text:span text:style-name="T10_226"><text:s/></text:span><text:span text:style-name="T10_227">de</text:span><text:span text:style-name="T10_228"><text:s/></text:span><text:span text:style-name="T10_229">éxito</text:span><text:span text:style-name="T10_230"><text:s/></text:span><text:span text:style-name="T10_231">tiendan</text:span><text:span text:style-name="T10_232"><text:s/></text:span><text:span text:style-name="T10_233">a</text:span><text:span text:style-name="T10_234"><text:s/></text:span><text:span text:style-name="T10_235">pensar</text:span><text:span text:style-name="T10_236"><text:s/></text:span><text:span text:style-name="T10_237">que</text:span><text:span text:style-name="T10_238"><text:s/></text:span><text:span text:style-name="T10_239">simplemente</text:span><text:span text:style-name="T10_240"><text:s/></text:span><text:span text:style-name="T10_241">están</text:span><text:span text:style-name="T10_242"><text:s/></text:span><text:span text:style-name="T10_243">expandiendo</text:span><text:span text:style-name="T10_244"><text:s/></text:span><text:span text:style-name="T10_245">la</text:span><text:span text:style-name="T10_246"><text:s/></text:span><text:span text:style-name="T10_247">comprensión</text:span><text:span text:style-name="T10_248"><text:s/></text:span><text:span text:style-name="T10_249">original</text:span><text:span text:style-name="T10_250"><text:s/></text:span><text:span text:style-name="T10_251">de</text:span><text:span text:style-name="T10_252"><text:s/></text:span><text:span text:style-name="T10_253">Ramsey</text:span><text:span text:style-name="T10_254"><text:s/>(</text:span><text:span text:style-name="T10_255">ver</text:span><text:span text:style-name="T10_256">,<text:s/></text:span><text:span text:style-name="T10_257">por</text:span><text:span text:style-name="T10_258"><text:s/></text:span><text:span text:style-name="T10_259">ejemplo</text:span><text:span text:style-name="T10_260">,<text:s/></text:span><text:span text:style-name="T10_261">Mellor</text:span><text:span text:style-name="T10_262"><text:s/>1991,<text:s/>23),<text:s/></text:span><text:span text:style-name="T10_263">esto</text:span><text:span text:style-name="T10_264"><text:s/></text:span><text:span text:style-name="T10_265">no</text:span><text:span text:style-name="T10_266"><text:s/></text:span><text:span text:style-name="T10_267">puede</text:span><text:span text:style-name="T10_268"><text:s/></text:span><text:span text:style-name="T10_269">ser</text:span><text:span text:style-name="T10_270"><text:s/></text:span><text:span text:style-name="T10_271">correcto</text:span><text:span text:style-name="T10_272">.<text:s/></text:span><text:span text:style-name="T10_273">Es</text:span><text:span text:style-name="T10_274"><text:s/></text:span><text:span text:style-name="T10_275">difícil</text:span><text:span text:style-name="T10_276"><text:s/></text:span><text:span text:style-name="T10_277">ver</text:span><text:span text:style-name="T10_278"><text:s/></text:span><text:span text:style-name="T10_279">cómo</text:span><text:span text:style-name="T10_280"><text:s/></text:span><text:span text:style-name="T10_281">la</text:span><text:span text:style-name="T10_282"><text:s/></text:span><text:span text:style-name="T10_283">idea</text:span><text:span text:style-name="T10_284"><text:s/></text:span><text:span text:style-name="T10_285">básica</text:span><text:span text:style-name="T10_286"><text:s/></text:span><text:span text:style-name="T10_287">de</text:span><text:span text:style-name="T10_288"><text:s/></text:span><text:span text:style-name="T10_289">que</text:span><text:span text:style-name="T10_290"><text:s/></text:span><text:span text:style-name="T10_291">las</text:span><text:span text:style-name="T10_292"><text:s/></text:span><text:span text:style-name="T10_293">creencias</text:span><text:span text:style-name="T10_294"><text:s/></text:span><text:span text:style-name="T10_295">verdaderas</text:span><text:span text:style-name="T10_296"><text:s/></text:span><text:span text:style-name="T10_297">son</text:span><text:span text:style-name="T10_298"><text:s/></text:span><text:span text:style-name="T10_299">funciones</text:span><text:span text:style-name="T10_300"><text:s/></text:span><text:span text:style-name="T10_301">de</text:span><text:span text:style-name="T10_302"><text:s/></text:span><text:span text:style-name="T10_303">los</text:span><text:span text:style-name="T10_304"><text:s/></text:span><text:span text:style-name="T10_305">deseos</text:span><text:span text:style-name="T10_306"><text:s/></text:span><text:span text:style-name="T10_307">a</text:span><text:span text:style-name="T10_308"><text:s/></text:span><text:span text:style-name="T10_309">las</text:span><text:span text:style-name="T10_310"><text:s/></text:span><text:span text:style-name="T10_311">acciones</text:span><text:span text:style-name="T10_312">,<text:s/></text:span><text:span text:style-name="T10_313">tales</text:span><text:span text:style-name="T10_314"><text:s/></text:span><text:span text:style-name="T10_315">que</text:span><text:span text:style-name="T10_316"><text:s/></text:span><text:span text:style-name="T10_317">causan</text:span><text:span text:style-name="T10_318"><text:s/></text:span><text:span text:style-name="T10_319">que</text:span><text:span text:style-name="T10_320"><text:s/></text:span><text:span text:style-name="T10_321">los</text:span><text:span text:style-name="T10_322"><text:s/></text:span><text:span text:style-name="T10_323">pensadores</text:span><text:span text:style-name="T10_324"><text:s/></text:span><text:span text:style-name="T10_325">se</text:span><text:span text:style-name="T10_326"><text:s/></text:span><text:span text:style-name="T10_327">comporten</text:span><text:span text:style-name="T10_328"><text:s/></text:span><text:span text:style-name="T10_329">en</text:span><text:span text:style-name="T10_330"><text:s/></text:span><text:span text:style-name="T10_331">formas</text:span><text:span text:style-name="T10_332"><text:s/></text:span><text:span text:style-name="T10_333">que</text:span><text:span text:style-name="T10_334"><text:s/></text:span><text:span text:style-name="T10_335">les</text:span><text:span text:style-name="T10_336"><text:s/></text:span><text:span text:style-name="T10_337">llevarán</text:span><text:span text:style-name="T10_338"><text:s/></text:span><text:span text:style-name="T10_339">a</text:span><text:span text:style-name="T10_340"><text:s/></text:span><text:span text:style-name="T10_341">la</text:span><text:span text:style-name="T10_342"><text:s/></text:span><text:span text:style-name="T10_343">satisfacción</text:span><text:span text:style-name="T10_344"><text:s/></text:span><text:span text:style-name="T10_345">de</text:span><text:span text:style-name="T10_346"><text:s/></text:span><text:span text:style-name="T10_347">dichos</text:span><text:span text:style-name="T10_348"><text:s/></text:span><text:span text:style-name="T10_349">deseos</text:span><text:span text:style-name="T10_350">,<text:s/></text:span><text:span text:style-name="T10_351">pueda</text:span><text:span text:style-name="T10_352"><text:s/></text:span><text:span text:style-name="T10_353">extraerse</text:span><text:span text:style-name="T10_354"><text:s/></text:span><text:span text:style-name="T10_355">de</text:span><text:span text:style-name="T10_356"><text:s/></text:span><text:span text:style-name="T10_357">los</text:span><text:span text:style-name="T10_358"><text:s/></text:span><text:span text:style-name="T10_359">comentarios</text:span><text:span text:style-name="T10_360"><text:s/></text:span><text:span text:style-name="T10_361">de</text:span><text:span text:style-name="T10_362"><text:s/></text:span><text:span text:style-name="T10_363">Ramsey</text:span><text:span text:style-name="T10_364">.<text:s/></text:span><text:span text:style-name="T10_365">Para</text:span><text:span text:style-name="T10_366"><text:s/></text:span><text:span text:style-name="T10_367">empezar</text:span><text:span text:style-name="T10_368">,<text:s/></text:span><text:span text:style-name="T10_369">la</text:span><text:span text:style-name="T10_370"><text:s/></text:span><text:span text:style-name="T10_371">propuesta</text:span><text:span text:style-name="T10_372"><text:s/></text:span><text:span text:style-name="T10_373">de</text:span><text:span text:style-name="T10_374"><text:s/></text:span><text:span text:style-name="T10_375">Ramsey</text:span><text:span text:style-name="T10_376"><text:s/></text:span><text:span text:style-name="T10_377">está</text:span><text:span text:style-name="T10_378"><text:s/></text:span><text:span text:style-name="T10_379">claramente</text:span><text:span text:style-name="T10_380"><text:s/></text:span><text:span text:style-name="T10_381">comprometida</text:span><text:span text:style-name="T10_382"><text:s/></text:span><text:span text:style-name="T10_383">con</text:span><text:span text:style-name="T10_384"><text:s/></text:span><text:span text:style-name="T10_385">una</text:span><text:span text:style-name="T10_386"><text:s/></text:span><text:span text:style-name="T10_387">forma</text:span><text:span text:style-name="T10_388"><text:s/></text:span><text:span text:style-name="T10_389">fuerte</text:span><text:span text:style-name="T10_390"><text:s/></text:span><text:span text:style-name="T10_391">de</text:span><text:span text:style-name="T10_392"><text:s/></text:span><text:span text:style-name="T10_393">conductismo</text:span><text:span text:style-name="T10_394">.<text:s/></text:span><text:span text:style-name="T10_395">Ramsey</text:span><text:span text:style-name="T10_396"><text:s/></text:span><text:span text:style-name="T10_397">sugiere</text:span><text:span text:style-name="T10_398"><text:s/></text:span><text:span text:style-name="T10_399">que</text:span><text:span text:style-name="T10_400"><text:s/></text:span><text:span text:style-name="T10_401">deberíamos</text:span><text:span text:style-name="T10_402"><text:s/></text:span><text:span text:style-name="T10_403">identificar</text:span><text:span text:style-name="T10_404"><text:s/></text:span><text:span text:style-name="T10_405">una</text:span><text:span text:style-name="T10_406"><text:s/>“</text:span><text:span text:style-name="T10_407">creencia</text:span><text:span text:style-name="T10_408"><text:s/></text:span><text:span text:style-name="T10_409">que</text:span><text:span text:style-name="T10_410"><text:s/></text:span><text:span text:style-name="T10_411">P</text:span><text:span text:style-name="T10_412">”<text:s/></text:span><text:span text:style-name="T10_413">con</text:span><text:span text:style-name="T10_414"><text:s/></text:span><text:span text:style-name="T10_415">el</text:span><text:span text:style-name="T10_416"><text:s/></text:span><text:span text:style-name="T10_417">conjunto</text:span><text:span text:style-name="T10_418"><text:s/></text:span><text:span text:style-name="T10_419">de</text:span><text:span text:style-name="T10_420"><text:s/></text:span><text:span text:style-name="T10_421">acciones</text:span><text:span text:style-name="T10_422"><text:s/></text:span><text:span text:style-name="T10_423">cuya</text:span><text:span text:style-name="T10_424"><text:s/></text:span><text:span text:style-name="T10_425">condición</text:span><text:span text:style-name="T10_426"><text:s/></text:span><text:span text:style-name="T10_427">de</text:span><text:span text:style-name="T10_428"><text:s/></text:span><text:span text:style-name="T10_429">utilidad</text:span><text:span text:style-name="T10_430"><text:s/></text:span><text:span text:style-name="T10_431">viene</text:span><text:span text:style-name="T10_432"><text:s/></text:span><text:span text:style-name="T10_433">dada</text:span><text:span text:style-name="T10_434"><text:s/></text:span><text:span text:style-name="T10_435">por</text:span><text:span text:style-name="T10_436"><text:s/></text:span><text:span text:style-name="T10_437">P</text:span><text:span text:style-name="T10_438">.<text:s/></text:span><text:span text:style-name="T10_439">Pero</text:span><text:span text:style-name="T10_440"><text:s/></text:span><text:span text:style-name="T10_441">esto</text:span><text:span text:style-name="T10_442"><text:s/></text:span><text:span text:style-name="T10_443">convierte</text:span><text:span text:style-name="T10_444"><text:s/></text:span><text:span text:style-name="T10_445">en</text:span><text:span text:style-name="T10_446"><text:s/></text:span><text:span text:style-name="T10_447">un</text:span><text:span text:style-name="T10_448"><text:s/></text:span><text:span text:style-name="T10_449">sinsentido</text:span><text:span text:style-name="T10_450"><text:s/></text:span><text:span text:style-name="T10_451">a</text:span><text:span text:style-name="T10_452"><text:s/></text:span><text:span text:style-name="T10_453">la</text:span><text:span text:style-name="T10_454"><text:s/></text:span><text:span text:style-name="T10_455">idea</text:span><text:span text:style-name="T10_456"><text:s/></text:span><text:span text:style-name="T10_457">de</text:span><text:span text:style-name="T10_458"><text:s/></text:span><text:span text:style-name="T10_459">que</text:span><text:span text:style-name="T10_460"><text:s/></text:span><text:span text:style-name="T10_461">las</text:span><text:span text:style-name="T10_462"><text:s/></text:span><text:span text:style-name="T10_463">creencias</text:span><text:span text:style-name="T10_464"><text:s/></text:span><text:span text:style-name="T10_465">verdaderas</text:span><text:span text:style-name="T10_466"><text:s/></text:span><text:span text:style-name="T10_467">son</text:span><text:span text:style-name="T10_468"><text:s/></text:span><text:span text:style-name="T10_469">funciones</text:span><text:span text:style-name="T10_470"><text:s/></text:span><text:span text:style-name="T10_471">de</text:span><text:span text:style-name="T10_472"><text:s/></text:span><text:span text:style-name="T10_473">los</text:span><text:span text:style-name="T10_474"><text:s/></text:span><text:span text:style-name="T10_475">deseos</text:span><text:span text:style-name="T10_476"><text:s/></text:span><text:span text:style-name="T10_477">a</text:span><text:span text:style-name="T10_478"><text:s/></text:span><text:span text:style-name="T10_479">las</text:span><text:span text:style-name="T10_480"><text:s/></text:span><text:span text:style-name="T10_481">acciones</text:span><text:span text:style-name="T10_482">.<text:s/>¿</text:span><text:span text:style-name="T10_483">Cómo</text:span><text:span text:style-name="T10_484"><text:s/></text:span><text:span text:style-name="T10_485">puede</text:span><text:span text:style-name="T10_486"><text:s/></text:span><text:span text:style-name="T10_487">un</text:span><text:span text:style-name="T10_488"><text:s/></text:span><text:span text:style-name="T10_489">conjunto</text:span><text:span text:style-name="T10_490"><text:s/></text:span><text:span text:style-name="T10_491">de</text:span><text:span text:style-name="T10_492"><text:s/></text:span><text:span text:style-name="T10_493">acciones</text:span><text:span text:style-name="T10_494"><text:s/></text:span><text:span text:style-name="T10_495">ser</text:span><text:span text:style-name="T10_496"><text:s/></text:span><text:span text:style-name="T10_497">función</text:span><text:span text:style-name="T10_498"><text:s/></text:span><text:span text:style-name="T10_499">de</text:span><text:span text:style-name="T10_500"><text:s/></text:span><text:span text:style-name="T10_501">los</text:span><text:span text:style-name="T10_502"><text:s/></text:span><text:span text:style-name="T10_503">deseos</text:span><text:span text:style-name="T10_504"><text:s/></text:span><text:span text:style-name="T10_505">a</text:span><text:span text:style-name="T10_506"><text:s/></text:span><text:span text:style-name="T10_507">las</text:span><text:span text:style-name="T10_508"><text:s/></text:span><text:span text:style-name="T10_509">acciones</text:span><text:span text:style-name="T10_510">?<text:s/></text:span><text:span text:style-name="T10_511">Y</text:span><text:span text:style-name="T10_512"><text:s/></text:span><text:span text:style-name="T10_513">ya</text:span><text:span text:style-name="T10_514"><text:s/></text:span><text:span text:style-name="T10_515">que</text:span><text:span text:style-name="T10_516"><text:s/></text:span><text:span text:style-name="T10_517">estamos</text:span><text:span text:style-name="T10_518"><text:s/></text:span><text:span text:style-name="T10_519">ahí</text:span><text:span text:style-name="T10_520">,<text:s/>¿</text:span><text:span text:style-name="T10_521">cómo</text:span><text:span text:style-name="T10_522"><text:s/></text:span><text:span text:style-name="T10_523">puede</text:span><text:span text:style-name="T10_524"><text:s/></text:span><text:span text:style-name="T10_525">un</text:span><text:span text:style-name="T10_526"><text:s/></text:span><text:span text:style-name="T10_527">conjunto</text:span><text:span text:style-name="T10_528"><text:s/></text:span><text:span text:style-name="T10_529">de</text:span><text:span text:style-name="T10_530"><text:s/></text:span><text:span text:style-name="T10_531">acciones</text:span><text:span text:style-name="T10_532"><text:s/></text:span><text:span text:style-name="T10_533">combinarse</text:span><text:span text:style-name="T10_534"><text:s/></text:span><text:span text:style-name="T10_535">con</text:span><text:span text:style-name="T10_536"><text:s/></text:span><text:span text:style-name="T10_537">un</text:span><text:span text:style-name="T10_538"><text:s/></text:span><text:span text:style-name="T10_539">deseo</text:span><text:span text:style-name="T10_540"><text:s/></text:span><text:span text:style-name="T10_541">para</text:span><text:span text:style-name="T10_542"><text:s/></text:span><text:span text:style-name="T10_543">causar</text:span><text:span text:style-name="T10_544"><text:s/></text:span><text:span text:style-name="T10_545">una</text:span><text:span text:style-name="T10_546"><text:s/></text:span><text:span text:style-name="T10_547">acción</text:span><text:span text:style-name="T10_548">?<text:s/></text:span><text:span text:style-name="T10_549">Sin</text:span><text:span text:style-name="T10_550"><text:s/></text:span><text:span text:style-name="T10_551">embargo</text:span><text:span text:style-name="T10_552">,<text:s/></text:span><text:span text:style-name="T10_553">el</text:span><text:span text:style-name="T10_554"><text:s/></text:span><text:span text:style-name="T10_555">germen</text:span><text:span text:style-name="T10_556"><text:s/></text:span><text:span text:style-name="T10_557">de</text:span><text:span text:style-name="T10_558"><text:s/></text:span><text:span text:style-name="T10_559">la</text:span><text:span text:style-name="T10_560"><text:s/></text:span><text:span text:style-name="T10_561">idea</text:span><text:span text:style-name="T10_562"><text:s/></text:span><text:span text:style-name="T10_563">de</text:span><text:span text:style-name="T10_564"><text:s/></text:span><text:span text:style-name="T10_565">la</text:span><text:span text:style-name="T10_566"><text:s/></text:span><text:span text:style-name="T10_567">semántica</text:span><text:span text:style-name="T10_568"><text:s/></text:span><text:span text:style-name="T10_569">de</text:span><text:span text:style-name="T10_570"><text:s/></text:span><text:span text:style-name="T10_571">éxito</text:span><text:span text:style-name="T10_572"><text:s/></text:span><text:span text:style-name="T10_573">se</text:span><text:span text:style-name="T10_574"><text:s/></text:span><text:span text:style-name="T10_575">halla</text:span><text:span text:style-name="T10_576"><text:s/></text:span><text:span text:style-name="T10_577">claramente</text:span><text:span text:style-name="T10_578"><text:s/></text:span><text:span text:style-name="T10_579">en</text:span><text:span text:style-name="T10_580"><text:s/></text:span><text:span text:style-name="T10_581">Ramsey</text:span><text:span text:style-name="T10_582">.<text:s/></text:span><text:span text:style-name="T10_583">Tal</text:span><text:span text:style-name="T10_584"><text:s/></text:span><text:span text:style-name="T10_585">germen</text:span><text:span text:style-name="T10_586"><text:s/></text:span><text:span text:style-name="T10_587">consiste</text:span><text:span text:style-name="T10_588">,<text:s/></text:span><text:span text:style-name="T10_589">primeramente</text:span><text:span text:style-name="T10_590">,<text:s/></text:span><text:span text:style-name="T10_591">en</text:span><text:span text:style-name="T10_592"><text:s/></text:span><text:span text:style-name="T10_593">la</text:span><text:span text:style-name="T10_594"><text:s/></text:span><text:span text:style-name="T10_595">afirmación</text:span><text:span text:style-name="T10_596"><text:s/></text:span><text:span text:style-name="T10_597">de</text:span><text:span text:style-name="T10_598"><text:s/></text:span><text:span text:style-name="T10_599">que</text:span><text:span text:style-name="T10_600"><text:s/></text:span><text:span text:style-name="T10_601">necesitamos</text:span><text:span text:style-name="T10_602"><text:s/></text:span><text:span text:style-name="T10_603">abordar</text:span><text:span text:style-name="T10_604"><text:s/></text:span><text:span text:style-name="T10_605">las</text:span><text:span text:style-name="T10_606"><text:s/></text:span><text:span text:style-name="T10_607">condiciones</text:span><text:span text:style-name="T10_608"><text:s/></text:span><text:span text:style-name="T10_609">de</text:span><text:span text:style-name="T10_610"><text:s/></text:span><text:span text:style-name="T10_611">verdad</text:span><text:span text:style-name="T10_612"><text:s/></text:span><text:span text:style-name="T10_613">a</text:span><text:span text:style-name="T10_614"><text:s/></text:span><text:span text:style-name="T10_615">través</text:span><text:span text:style-name="T10_616"><text:s/></text:span><text:span text:style-name="T10_617">de</text:span><text:span text:style-name="T10_618"><text:s/></text:span><text:span text:style-name="T10_619">sus</text:span><text:span text:style-name="T10_620"><text:s/></text:span><text:span text:style-name="T10_621">condiciones</text:span><text:span text:style-name="T10_622"><text:s/></text:span><text:span text:style-name="T10_623">de</text:span><text:span text:style-name="T10_624"><text:s/></text:span><text:span text:style-name="T10_625">utilidad</text:span><text:span text:style-name="T10_626"><text:s/></text:span><text:span text:style-name="T10_627">y</text:span><text:span text:style-name="T10_628">,<text:s/></text:span><text:span text:style-name="T10_629">en</text:span><text:span text:style-name="T10_630"><text:s/></text:span><text:span text:style-name="T10_631">segundo</text:span><text:span text:style-name="T10_632"><text:s/></text:span><text:span text:style-name="T10_633">lugar</text:span><text:span text:style-name="T10_634">,<text:s/></text:span><text:span text:style-name="T10_635">que</text:span><text:span text:style-name="T10_636"><text:s/></text:span><text:span text:style-name="T10_637">estas</text:span><text:span text:style-name="T10_638"><text:s/></text:span><text:span text:style-name="T10_639">condiciones</text:span><text:span text:style-name="T10_640"><text:s/></text:span><text:span text:style-name="T10_641">de</text:span><text:span text:style-name="T10_642"><text:s/></text:span><text:span text:style-name="T10_643">utilidad</text:span><text:span text:style-name="T10_644"><text:s/></text:span><text:span text:style-name="T10_645">deberían</text:span><text:span text:style-name="T10_646"><text:s/></text:span><text:span text:style-name="T10_647">entenderse</text:span><text:span text:style-name="T10_648"><text:s/></text:span><text:span text:style-name="T10_649">en</text:span><text:span text:style-name="T10_650"><text:s/></text:span><text:span text:style-name="T10_651">términos</text:span><text:span text:style-name="T10_652"><text:s/></text:span><text:span text:style-name="T10_653">de</text:span><text:span text:style-name="T10_654"><text:s/></text:span><text:span text:style-name="T10_655">la</text:span><text:span text:style-name="T10_656"><text:s/></text:span><text:span text:style-name="T10_657">satisfacción</text:span><text:span text:style-name="T10_658"><text:s/></text:span><text:span text:style-name="T10_659">de</text:span><text:span text:style-name="T10_660"><text:s/></text:span><text:span text:style-name="T10_661">los</text:span><text:span text:style-name="T10_662"><text:s/></text:span><text:span text:style-name="T10_663">deseos</text:span><text:span text:style-name="T10_664">.</text:span></text:p>
      <text:p text:style-name="P11"/>
      <text:p text:style-name="P12"><text:span text:style-name="T12_1">Dos</text:span><text:span text:style-name="T12_2"><text:s/></text:span><text:span text:style-name="T12_3">restricciones</text:span><text:span text:style-name="T12_4"><text:s/></text:span><text:span text:style-name="T12_5">antes</text:span><text:span text:style-name="T12_6"><text:s/></text:span><text:span text:style-name="T12_7">de</text:span><text:span text:style-name="T12_8"><text:s/></text:span><text:span text:style-name="T12_9">seguir</text:span><text:span text:style-name="T12_10">.<text:s/></text:span><text:span text:style-name="T12_11">Primero</text:span><text:span text:style-name="T12_12">,<text:s/></text:span><text:span text:style-name="T12_13">no</text:span><text:span text:style-name="T12_14"><text:s/></text:span><text:span text:style-name="T12_15">creo</text:span><text:span text:style-name="T12_16"><text:s/></text:span><text:span text:style-name="T12_17">que</text:span><text:span text:style-name="T12_18"><text:s/></text:span><text:span text:style-name="T12_19">la</text:span><text:span text:style-name="T12_20"><text:s/></text:span><text:span text:style-name="T12_21">semántica</text:span><text:span text:style-name="T12_22"><text:s/></text:span><text:span text:style-name="T12_23">de</text:span><text:span text:style-name="T12_24"><text:s/></text:span><text:span text:style-name="T12_25">éxito</text:span><text:span text:style-name="T12_26"><text:s/></text:span><text:span text:style-name="T12_27">pueda</text:span><text:span text:style-name="T12_28"><text:s/></text:span><text:span text:style-name="T12_29">emplearse</text:span><text:span text:style-name="T12_30"><text:s/></text:span><text:span text:style-name="T12_31">para</text:span><text:span text:style-name="T12_32"><text:s/></text:span><text:span text:style-name="T12_33">dilucidar</text:span><text:span text:style-name="T12_34"><text:s/></text:span><text:span text:style-name="T12_35">la</text:span><text:span text:style-name="T12_36"><text:s/></text:span><text:span text:style-name="T12_37">naturaleza</text:span><text:span text:style-name="T12_38"><text:s/></text:span><text:span text:style-name="T12_39">de</text:span><text:span text:style-name="T12_40"><text:s/></text:span><text:span text:style-name="T12_41">la</text:span><text:span text:style-name="T12_42"><text:s/></text:span><text:span text:style-name="T12_43">verdad</text:span><text:span text:style-name="T12_44"><text:s/></text:span><text:span text:style-name="T12_45">en</text:span><text:span text:style-name="T12_46"><text:s/></text:span><text:span text:style-name="T12_47">la</text:span><text:span text:style-name="T12_48"><text:s/></text:span><text:span text:style-name="T12_49">forma</text:span><text:span text:style-name="T12_50"><text:s/></text:span><text:span text:style-name="T12_51">en</text:span><text:span text:style-name="T12_52"><text:s/></text:span><text:span text:style-name="T12_53">que</text:span><text:span text:style-name="T12_54"><text:s/>-</text:span><text:span text:style-name="T12_55">por</text:span><text:span text:style-name="T12_56"><text:s/></text:span><text:span text:style-name="T12_57">ejemplo</text:span><text:span text:style-name="T12_58">-<text:s/></text:span><text:span text:style-name="T12_59">Whyte</text:span><text:span text:style-name="T12_60"><text:s/></text:span><text:span text:style-name="T12_61">ha</text:span><text:span text:style-name="T12_62"><text:s/></text:span><text:span text:style-name="T12_63">argumentado</text:span><text:span text:style-name="T12_64">.<text:s/></text:span><text:span text:style-name="T12_65">Él</text:span><text:span text:style-name="T12_66"><text:s/></text:span><text:span text:style-name="T12_67">sugiere</text:span><text:span text:style-name="T12_68"><text:s/></text:span><text:span text:style-name="T12_69">que</text:span><text:span text:style-name="T12_70"><text:s/>“</text:span><text:span text:style-name="T12_71">la</text:span><text:span text:style-name="T12_72"><text:s/></text:span><text:span text:style-name="T12_73">verdad</text:span><text:span text:style-name="T12_74"><text:s/></text:span><text:span text:style-name="T12_75">sólo</text:span><text:span text:style-name="T12_76"><text:s/></text:span><text:span text:style-name="T12_77">es</text:span><text:span text:style-name="T12_78"><text:s/></text:span><text:span text:style-name="T12_79">la</text:span><text:span text:style-name="T12_80"><text:s/></text:span><text:span text:style-name="T12_81">propiedad</text:span><text:span text:style-name="T12_82"><text:s/></text:span><text:span text:style-name="T12_83">de</text:span><text:span text:style-name="T12_84"><text:s/></text:span><text:span text:style-name="T12_85">una</text:span><text:span text:style-name="T12_86"><text:s/></text:span><text:span text:style-name="T12_87">creencia</text:span><text:span text:style-name="T12_88"><text:s/></text:span><text:span text:style-name="T12_89">que</text:span><text:span text:style-name="T12_90"><text:s/></text:span><text:span text:style-name="T12_91">basta</text:span><text:span text:style-name="T12_92"><text:s/></text:span><text:span text:style-name="T12_93">para</text:span><text:span text:style-name="T12_94"><text:s/></text:span><text:span text:style-name="T12_95">darte</text:span><text:span text:style-name="T12_96"><text:s/></text:span><text:span text:style-name="T12_97">lo</text:span><text:span text:style-name="T12_98"><text:s/></text:span><text:span text:style-name="T12_99">que</text:span><text:span text:style-name="T12_100"><text:s/></text:span><text:span text:style-name="T12_101">quieres</text:span><text:span text:style-name="T12_102"><text:s/></text:span><text:span text:style-name="T12_103">cuando</text:span><text:span text:style-name="T12_104"><text:s/></text:span><text:span text:style-name="T12_105">actúas</text:span><text:span text:style-name="T12_106"><text:s/></text:span><text:span text:style-name="T12_107">sobre</text:span><text:span text:style-name="T12_108"><text:s/></text:span><text:span text:style-name="T12_109">la</text:span><text:span text:style-name="T12_110"><text:s/></text:span><text:span text:style-name="T12_111">base</text:span><text:span text:style-name="T12_112"><text:s/></text:span><text:span text:style-name="T12_113">de</text:span><text:span text:style-name="T12_114"><text:s/></text:span><text:span text:style-name="T12_115">la</text:span><text:span text:style-name="T12_116"><text:s/></text:span><text:span text:style-name="T12_117">creencia</text:span><text:span text:style-name="T12_118">”<text:s/>(1990,<text:s/>149).<text:s/></text:span><text:span text:style-name="T12_119">Esto</text:span><text:span text:style-name="T12_120"><text:s/></text:span><text:span text:style-name="T12_121">parece</text:span><text:span text:style-name="T12_122"><text:s/></text:span><text:span text:style-name="T12_123">invertir</text:span><text:span text:style-name="T12_124"><text:s/></text:span><text:span text:style-name="T12_125">el</text:span><text:span text:style-name="T12_126"><text:s/></text:span><text:span text:style-name="T12_127">verdadero</text:span><text:span text:style-name="T12_128"><text:s/></text:span><text:span text:style-name="T12_129">orden</text:span><text:span text:style-name="T12_130"><text:s/></text:span><text:span text:style-name="T12_131">explicativo</text:span><text:span text:style-name="T12_132">.<text:s/></text:span><text:span text:style-name="T12_133">Necesitamos</text:span><text:span text:style-name="T12_134"><text:s/></text:span><text:span text:style-name="T12_135">una</text:span><text:span text:style-name="T12_136"><text:s/></text:span><text:span text:style-name="T12_137">caracterización</text:span><text:span text:style-name="T12_138"><text:s/></text:span><text:span text:style-name="T12_139">de</text:span><text:span text:style-name="T12_140"><text:s/></text:span><text:span text:style-name="T12_141">la</text:span><text:span text:style-name="T12_142"><text:s/></text:span><text:span text:style-name="T12_143">verdad</text:span><text:span text:style-name="T12_144"><text:s/></text:span><text:span text:style-name="T12_145">que</text:span><text:span text:style-name="T12_146"><text:s/></text:span><text:span text:style-name="T12_147">sea</text:span><text:span text:style-name="T12_148"><text:s/></text:span><text:span text:style-name="T12_149">independiente</text:span><text:span text:style-name="T12_150"><text:s/></text:span><text:span text:style-name="T12_151">si</text:span><text:span text:style-name="T12_152"><text:s/></text:span><text:span text:style-name="T12_153">la</text:span><text:span text:style-name="T12_154"><text:s/></text:span><text:span text:style-name="T12_155">semántica</text:span><text:span text:style-name="T12_156"><text:s/></text:span><text:span text:style-name="T12_157">de</text:span><text:span text:style-name="T12_158"><text:s/></text:span><text:span text:style-name="T12_159">éxito</text:span><text:span text:style-name="T12_160"><text:s/></text:span><text:span text:style-name="T12_161">realmente</text:span><text:span text:style-name="T12_162"><text:s/></text:span><text:span text:style-name="T12_163">va</text:span><text:span text:style-name="T12_164"><text:s/></text:span><text:span text:style-name="T12_165">a</text:span><text:span text:style-name="T12_166"><text:s/></text:span><text:span text:style-name="T12_167">tener</text:span><text:span text:style-name="T12_168"><text:s/></text:span><text:span text:style-name="T12_169">contenido</text:span><text:span text:style-name="T12_170">.<text:s/></text:span><text:span text:style-name="T12_171">Segundom</text:span><text:span text:style-name="T12_172"><text:s/></text:span><text:span text:style-name="T12_173">no</text:span><text:span text:style-name="T12_174"><text:s/></text:span><text:span text:style-name="T12_175">estoy</text:span><text:span text:style-name="T12_176"><text:s/></text:span><text:span text:style-name="T12_177">avanzando</text:span><text:span text:style-name="T12_178"><text:s/></text:span><text:span text:style-name="T12_179">la</text:span><text:span text:style-name="T12_180"><text:s/></text:span><text:span text:style-name="T12_181">semántica</text:span><text:span text:style-name="T12_182"><text:s/></text:span><text:span text:style-name="T12_183">de</text:span><text:span text:style-name="T12_184"><text:s/></text:span><text:span text:style-name="T12_185">éxito</text:span><text:span text:style-name="T12_186"><text:s/></text:span><text:span text:style-name="T12_187">como</text:span><text:span text:style-name="T12_188"><text:s/></text:span><text:span text:style-name="T12_189">una</text:span><text:span text:style-name="T12_190"><text:s/></text:span><text:span text:style-name="T12_191">teoría</text:span><text:span text:style-name="T12_192"><text:s/></text:span><text:span text:style-name="T12_193">semántica</text:span><text:span text:style-name="T12_194"><text:s/></text:span><text:span text:style-name="T12_195">global</text:span><text:span text:style-name="T12_196"><text:s/></text:span><text:span text:style-name="T12_197">que</text:span><text:span text:style-name="T12_198"><text:s/></text:span><text:span text:style-name="T12_199">aplique</text:span><text:span text:style-name="T12_200"><text:s/></text:span><text:span text:style-name="T12_201">por</text:span><text:span text:style-name="T12_202"><text:s/></text:span><text:span text:style-name="T12_203">igual</text:span><text:span text:style-name="T12_204"><text:s/></text:span><text:span text:style-name="T12_205">a</text:span><text:span text:style-name="T12_206"><text:s/></text:span><text:span text:style-name="T12_207">las</text:span><text:span text:style-name="T12_208"><text:s/></text:span><text:span text:style-name="T12_209">criaturas</text:span><text:span text:style-name="T12_210"><text:s/></text:span><text:span text:style-name="T12_211">dotadas</text:span><text:span text:style-name="T12_212"><text:s/></text:span><text:span text:style-name="T12_213">de</text:span><text:span text:style-name="T12_214"><text:s/></text:span><text:span text:style-name="T12_215">lenguaje</text:span><text:span text:style-name="T12_216"><text:s/></text:span><text:span text:style-name="T12_217">y</text:span><text:span text:style-name="T12_218"><text:s/></text:span><text:span text:style-name="T12_219">a</text:span><text:span text:style-name="T12_220"><text:s/></text:span><text:span text:style-name="T12_221">las</text:span><text:span text:style-name="T12_222"><text:s/></text:span><text:span text:style-name="T12_223">que</text:span><text:span text:style-name="T12_224"><text:s/></text:span><text:span text:style-name="T12_225">no</text:span><text:span text:style-name="T12_226"><text:s/></text:span><text:span text:style-name="T12_227">lo</text:span><text:span text:style-name="T12_228"><text:s/></text:span><text:span text:style-name="T12_229">poseen</text:span><text:span text:style-name="T12_230">.<text:s/></text:span><text:span text:style-name="T12_231">Este</text:span><text:span text:style-name="T12_232"><text:s/></text:span><text:span text:style-name="T12_233">es</text:span><text:span text:style-name="T12_234"><text:s/></text:span><text:span text:style-name="T12_235">otro</text:span><text:span text:style-name="T12_236"><text:s/></text:span><text:span text:style-name="T12_237">punto</text:span><text:span text:style-name="T12_238"><text:s/></text:span><text:span text:style-name="T12_239">en</text:span><text:span text:style-name="T12_240"><text:s/></text:span><text:span text:style-name="T12_241">el</text:span><text:span text:style-name="T12_242"><text:s/></text:span><text:span text:style-name="T12_243">cual</text:span><text:span text:style-name="T12_244"><text:s/></text:span><text:span text:style-name="T12_245">difiero</text:span><text:span text:style-name="T12_246"><text:s/></text:span><text:span text:style-name="T12_247">de</text:span><text:span text:style-name="T12_248"><text:s/></text:span><text:span text:style-name="T12_249">los</text:span><text:span text:style-name="T12_250"><text:s/></text:span><text:span text:style-name="T12_251">defensores</text:span><text:span text:style-name="T12_252"><text:s/></text:span><text:span text:style-name="T12_253">contemporáneos</text:span><text:span text:style-name="T12_254"><text:s/></text:span><text:span text:style-name="T12_255">de</text:span><text:span text:style-name="T12_256"><text:s/></text:span><text:span text:style-name="T12_257">la</text:span><text:span text:style-name="T12_258"><text:s/></text:span><text:span text:style-name="T12_259">semántica</text:span><text:span text:style-name="T12_260"><text:s/></text:span><text:span text:style-name="T12_261">de</text:span><text:span text:style-name="T12_262"><text:s/></text:span><text:span text:style-name="T12_263">éxito</text:span><text:span text:style-name="T12_264"><text:s/>(</text:span><text:span text:style-name="T12_265">aunque</text:span><text:span text:style-name="T12_266"><text:s/></text:span><text:span text:style-name="T12_267">debería</text:span><text:span text:style-name="T12_268"><text:s/></text:span><text:span text:style-name="T12_269">decirse</text:span><text:span text:style-name="T12_270"><text:s/></text:span><text:span text:style-name="T12_271">que</text:span><text:span text:style-name="T12_272"><text:s/></text:span><text:span text:style-name="T12_273">no</text:span><text:span text:style-name="T12_274"><text:s/></text:span><text:span text:style-name="T12_275">del</text:span><text:span text:style-name="T12_276"><text:s/></text:span><text:span text:style-name="T12_277">propio</text:span><text:span text:style-name="T12_278"><text:s/></text:span><text:span text:style-name="T12_279">Ramsey</text:span><text:span text:style-name="T12_280">).</text:span></text:p>
      <text:p text:style-name="P13"><text:span text:style-name="T13_1">No</text:span><text:span text:style-name="T13_2"><text:s/></text:span><text:span text:style-name="T13_3">hay</text:span><text:span text:style-name="T13_4"><text:s/></text:span><text:span text:style-name="T13_5">posibilidades</text:span><text:span text:style-name="T13_6"><text:s/></text:span><text:span text:style-name="T13_7">de</text:span><text:span text:style-name="T13_8"><text:s/></text:span><text:span text:style-name="T13_9">dar</text:span><text:span text:style-name="T13_10"><text:s/></text:span><text:span text:style-name="T13_11">explicación</text:span><text:span text:style-name="T13_12"><text:s/></text:span><text:span text:style-name="T13_13">a</text:span><text:span text:style-name="T13_14"><text:s/></text:span><text:span text:style-name="T13_15">los</text:span><text:span text:style-name="T13_16"><text:s/></text:span><text:span text:style-name="T13_17">complejos</text:span><text:span text:style-name="T13_18"><text:s/></text:span><text:span text:style-name="T13_19">sistemas</text:span><text:span text:style-name="T13_20"><text:s/></text:span><text:span text:style-name="T13_21">de</text:span><text:span text:style-name="T13_22"><text:s/></text:span><text:span text:style-name="T13_23">creencias</text:span><text:span text:style-name="T13_24"><text:s/></text:span><text:span text:style-name="T13_25">que</text:span><text:span text:style-name="T13_26"><text:s/></text:span><text:span text:style-name="T13_27">tienen</text:span><text:span text:style-name="T13_28"><text:s/></text:span><text:span text:style-name="T13_29">las</text:span><text:span text:style-name="T13_30"><text:s/></text:span><text:span text:style-name="T13_31">criaturas</text:span><text:span text:style-name="T13_32"><text:s/></text:span><text:span text:style-name="T13_33">lingüísticas</text:span><text:span text:style-name="T13_34"><text:s/></text:span><text:span text:style-name="T13_35">en</text:span><text:span text:style-name="T13_36"><text:s/></text:span><text:span text:style-name="T13_37">términos</text:span><text:span text:style-name="T13_38"><text:s/></text:span><text:span text:style-name="T13_39">de</text:span><text:span text:style-name="T13_40"><text:s/></text:span><text:span text:style-name="T13_41">la</text:span><text:span text:style-name="T13_42"><text:s/></text:span><text:span text:style-name="T13_43">semántica</text:span><text:span text:style-name="T13_44"><text:s/></text:span><text:span text:style-name="T13_45">de</text:span><text:span text:style-name="T13_46"><text:s/></text:span><text:span text:style-name="T13_47">éxito</text:span><text:span text:style-name="T13_48">,<text:s/></text:span><text:span text:style-name="T13_49">por</text:span><text:span text:style-name="T13_50"><text:s/></text:span><text:span text:style-name="T13_51">la</text:span><text:span text:style-name="T13_52"><text:s/></text:span><text:span text:style-name="T13_53">simple</text:span><text:span text:style-name="T13_54"><text:s/></text:span><text:span text:style-name="T13_55">razón</text:span><text:span text:style-name="T13_56"><text:s/></text:span><text:span text:style-name="T13_57">de</text:span><text:span text:style-name="T13_58"><text:s/></text:span><text:span text:style-name="T13_59">que</text:span><text:span text:style-name="T13_60"><text:s/></text:span><text:span text:style-name="T13_61">tantas</text:span><text:span text:style-name="T13_62"><text:s/></text:span><text:span text:style-name="T13_63">de</text:span><text:span text:style-name="T13_64"><text:s/></text:span><text:span text:style-name="T13_65">nuestras</text:span><text:span text:style-name="T13_66"><text:s/></text:span><text:span text:style-name="T13_67">creencias</text:span><text:span text:style-name="T13_68"><text:s/></text:span><text:span text:style-name="T13_69">tienen</text:span><text:span text:style-name="T13_70"><text:s/></text:span><text:span text:style-name="T13_71">poco</text:span><text:span text:style-name="T13_72"><text:s/></text:span><text:span text:style-name="T13_73">contacto</text:span><text:span text:style-name="T13_74"><text:s/></text:span><text:span text:style-name="T13_75">directo</text:span><text:span text:style-name="T13_76"><text:s/></text:span><text:span text:style-name="T13_77">con</text:span><text:span text:style-name="T13_78"><text:s/></text:span><text:span text:style-name="T13_79">las</text:span><text:span text:style-name="T13_80"><text:s/></text:span><text:span text:style-name="T13_81">acciones</text:span><text:span text:style-name="T13_82"><text:s/></text:span><text:span text:style-name="T13_83">o</text:span><text:span text:style-name="T13_84"><text:s/></text:span><text:span text:style-name="T13_85">los</text:span><text:span text:style-name="T13_86"><text:s/></text:span><text:span text:style-name="T13_87">deseos</text:span><text:span text:style-name="T13_88">.<text:s/></text:span><text:span text:style-name="T13_89">La</text:span><text:span text:style-name="T13_90"><text:s/></text:span><text:span text:style-name="T13_91">semántica</text:span><text:span text:style-name="T13_92"><text:s/></text:span><text:span text:style-name="T13_93">de</text:span><text:span text:style-name="T13_94"><text:s/></text:span><text:span text:style-name="T13_95">éxito</text:span><text:span text:style-name="T13_96"><text:s/></text:span><text:span text:style-name="T13_97">puede</text:span><text:span text:style-name="T13_98"><text:s/></text:span><text:span text:style-name="T13_99">sólo</text:span><text:span text:style-name="T13_100"><text:s/></text:span><text:span text:style-name="T13_101">aplicarse</text:span><text:span text:style-name="T13_102"><text:s/></text:span><text:span text:style-name="T13_103">plausiblemente</text:span><text:span text:style-name="T13_104"><text:s/></text:span><text:span text:style-name="T13_105">a</text:span><text:span text:style-name="T13_106"><text:s/></text:span><text:span text:style-name="T13_107">las</text:span><text:span text:style-name="T13_108"><text:s/></text:span><text:span text:style-name="T13_109">criaturas</text:span><text:span text:style-name="T13_110"><text:s/></text:span><text:span text:style-name="T13_111">de</text:span><text:span text:style-name="T13_112"><text:s/></text:span><text:span text:style-name="T13_113">las</text:span><text:span text:style-name="T13_114"><text:s/></text:span><text:span text:style-name="T13_115">cuales</text:span><text:span text:style-name="T13_116"><text:s/></text:span><text:span text:style-name="T13_117">cabe</text:span><text:span text:style-name="T13_118"><text:s/></text:span><text:span text:style-name="T13_119">afirmar</text:span><text:span text:style-name="T13_120"><text:s/></text:span><text:span text:style-name="T13_121">que</text:span><text:span text:style-name="T13_122"><text:s/></text:span><text:span text:style-name="T13_123">el</text:span><text:span text:style-name="T13_124"><text:s/></text:span><text:span text:style-name="T13_125">papel</text:span><text:span text:style-name="T13_126"><text:s/></text:span><text:span text:style-name="T13_127">de</text:span><text:span text:style-name="T13_128"><text:s/></text:span><text:span text:style-name="T13_129">los</text:span><text:span text:style-name="T13_130"><office:annotation><dc:creator/><text:p text:style-name="P14"><text:span text:style-name="T14_1">Fanquique</text:span><text:span text:style-name="T14_2">:</text:span></text:p><text:p text:style-name="P15"><text:span text:style-name="T15_1">En</text:span><text:span text:style-name="T15_2"><text:s/></text:span><text:span text:style-name="T15_3">epistemología</text:span><text:span text:style-name="T15_4">,<text:s/></text:span><text:span text:style-name="T15_5">un</text:span><text:span text:style-name="T15_6"><text:s/></text:span><text:span text:style-name="T15_7">estado</text:span><text:span text:style-name="T15_8"><text:s/></text:span><text:span text:style-name="T15_9">doxástico</text:span><text:span text:style-name="T15_10"><text:s/></text:span><text:span text:style-name="T15_11">hace</text:span><text:span text:style-name="T15_12"><text:s/></text:span><text:span text:style-name="T15_13">referencia</text:span><text:span text:style-name="T15_14"><text:s/></text:span><text:span text:style-name="T15_15">a</text:span><text:span text:style-name="T15_16"><text:s/></text:span><text:span text:style-name="T15_17">la</text:span><text:span text:style-name="T15_18"><text:s/></text:span><text:span text:style-name="T15_19">creencia</text:span><text:span text:style-name="T15_20"><text:s/></text:span><text:span text:style-name="T15_21">de</text:span><text:span text:style-name="T15_22"><text:s/></text:span><text:span text:style-name="T15_23">un</text:span><text:span text:style-name="T15_24"><text:s/></text:span><text:span text:style-name="T15_25">individuo</text:span><text:span text:style-name="T15_26">.<text:s/></text:span><text:span text:style-name="T15_27">La</text:span><text:span text:style-name="T15_28"><text:s/></text:span><text:span text:style-name="T15_29">teoría</text:span><text:span text:style-name="T15_30"><text:s/></text:span><text:span text:style-name="T15_31">doxástica</text:span><text:span text:style-name="T15_32"><text:s/></text:span><text:span text:style-name="T15_33">afirma</text:span><text:span text:style-name="T15_34"><text:s/></text:span><text:span text:style-name="T15_35">que</text:span><text:span text:style-name="T15_36"><text:s/></text:span><text:span text:style-name="T15_37">la</text:span><text:span text:style-name="T15_38"><text:s/></text:span><text:span text:style-name="T15_39">justificación</text:span><text:span text:style-name="T15_40"><text:s/></text:span><text:span text:style-name="T15_41">epistémica</text:span><text:span text:style-name="T15_42"><text:s/></text:span><text:span text:style-name="T15_43">es</text:span><text:span text:style-name="T15_44"><text:s/></text:span><text:span text:style-name="T15_45">tan</text:span><text:span text:style-name="T15_46"><text:s/></text:span><text:span text:style-name="T15_47">sólo</text:span><text:span text:style-name="T15_48"><text:s/></text:span><text:span text:style-name="T15_49">una</text:span><text:span text:style-name="T15_50"><text:s/></text:span><text:span text:style-name="T15_51">función</text:span><text:span text:style-name="T15_52"><text:s/></text:span><text:span text:style-name="T15_53">de</text:span><text:span text:style-name="T15_54"><text:s/></text:span><text:span text:style-name="T15_55">dicho</text:span><text:span text:style-name="T15_56"><text:s/></text:span><text:span text:style-name="T15_57">estado</text:span><text:span text:style-name="T15_58">.</text:span></text:p></office:annotation></text:span><text:span text:style-name="T15_59"><text:s/></text:span><text:span text:style-name="T15_60">estados</text:span><text:span text:style-name="T15_61"><text:s/></text:span><text:span text:style-name="T15_62">doxásticos</text:span><text:span text:style-name="T15_63"><text:s/></text:span><text:span text:style-name="T15_64">en</text:span><text:span text:style-name="T15_65"><text:s/></text:span><text:span text:style-name="T15_66">su</text:span><text:span text:style-name="T15_67"><text:s/></text:span><text:span text:style-name="T15_68">economía</text:span><text:span text:style-name="T15_69"><text:s/></text:span><text:span text:style-name="T15_70">cognitiva</text:span><text:span text:style-name="T15_71"><text:s/></text:span><text:span text:style-name="T15_72">es</text:span><text:span text:style-name="T15_73"><text:s/></text:span><text:span text:style-name="T15_74">asegurar</text:span><text:span text:style-name="T15_75"><text:s/></text:span><text:span text:style-name="T15_76">la</text:span><text:span text:style-name="T15_77"><text:s/></text:span><text:span text:style-name="T15_78">satisfacción</text:span><text:span text:style-name="T15_79"><text:s/></text:span><text:span text:style-name="T15_80">de</text:span><text:span text:style-name="T15_81"><text:s/></text:span><text:span text:style-name="T15_82">sus</text:span><text:span text:style-name="T15_83"><text:s/></text:span><text:span text:style-name="T15_84">deseos</text:span><text:span text:style-name="T15_85">,<text:s/></text:span><text:span text:style-name="T15_86">y</text:span><text:span text:style-name="T15_87"><text:s/></text:span><text:span text:style-name="T15_88">eso</text:span><text:span text:style-name="T15_89"><text:s/></text:span><text:span text:style-name="T15_90">simplemente</text:span><text:span text:style-name="T15_91"><text:s/></text:span><text:span text:style-name="T15_92">no</text:span><text:span text:style-name="T15_93"><text:s/></text:span><text:span text:style-name="T15_94">es</text:span><text:span text:style-name="T15_95"><text:s/></text:span><text:span text:style-name="T15_96">verdad</text:span><text:span text:style-name="T15_97"><text:s/></text:span><text:span text:style-name="T15_98">en</text:span><text:span text:style-name="T15_99"><text:s/></text:span><text:span text:style-name="T15_100">el</text:span><text:span text:style-name="T15_101"><text:s/></text:span><text:span text:style-name="T15_102">caso</text:span><text:span text:style-name="T15_103"><text:s/></text:span><text:span text:style-name="T15_104">de</text:span><text:span text:style-name="T15_105"><text:s/></text:span><text:span text:style-name="T15_106">los</text:span><text:span text:style-name="T15_107"><text:s/></text:span><text:span text:style-name="T15_108">humanos</text:span><text:span text:style-name="T15_109"><text:s/></text:span><text:span text:style-name="T15_110">que</text:span><text:span text:style-name="T15_111"><text:s/></text:span><text:span text:style-name="T15_112">son</text:span><text:span text:style-name="T15_113"><text:s/></text:span><text:span text:style-name="T15_114">usuarios</text:span><text:span text:style-name="T15_115"><text:s/></text:span><text:span text:style-name="T15_116">de</text:span><text:span text:style-name="T15_117"><text:s/></text:span><text:span text:style-name="T15_118">lenguaje</text:span><text:span text:style-name="T15_119">.<text:s/></text:span><text:span text:style-name="T15_120">Como</text:span><text:span text:style-name="T15_121"><text:s/></text:span><text:span text:style-name="T15_122">mostraré</text:span><text:span text:style-name="T15_123"><text:s/></text:span><text:span text:style-name="T15_124">con</text:span><text:span text:style-name="T15_125"><text:s/></text:span><text:span text:style-name="T15_126">algo</text:span><text:span text:style-name="T15_127"><text:s/></text:span><text:span text:style-name="T15_128">de</text:span><text:span text:style-name="T15_129"><text:s/></text:span><text:span text:style-name="T15_130">detalle</text:span><text:span text:style-name="T15_131"><text:s/></text:span><text:span text:style-name="T15_132">en</text:span><text:span text:style-name="T15_133"><text:s/></text:span><text:span text:style-name="T15_134">los</text:span><text:span text:style-name="T15_135"><text:s/></text:span><text:span text:style-name="T15_136">capítulos</text:span><text:span text:style-name="T15_137"><text:s/>8<text:s/></text:span><text:span text:style-name="T15_138">y</text:span><text:span text:style-name="T15_139"><text:s/>9,<text:s/></text:span><text:span text:style-name="T15_140">la</text:span><text:span text:style-name="T15_141"><text:s/></text:span><text:span text:style-name="T15_142">adquisición</text:span><text:span text:style-name="T15_143"><text:s/></text:span><text:span text:style-name="T15_144">del</text:span><text:span text:style-name="T15_145"><text:s/></text:span><text:span text:style-name="T15_146">lenguaje</text:span><text:span text:style-name="T15_147"><text:s/></text:span><text:span text:style-name="T15_148">abre</text:span><text:span text:style-name="T15_149"><text:s/></text:span><text:span text:style-name="T15_150">un</text:span><text:span text:style-name="T15_151"><text:s/></text:span><text:span text:style-name="T15_152">enorme</text:span><text:span text:style-name="T15_153"><text:s/></text:span><text:span text:style-name="T15_154">rango</text:span><text:span text:style-name="T15_155"><text:s/></text:span><text:span text:style-name="T15_156">de</text:span><text:span text:style-name="T15_157"><text:s/></text:span><text:span text:style-name="T15_158">tipos</text:span><text:span text:style-name="T15_159"><text:s/></text:span><text:span text:style-name="T15_160">de</text:span><text:span text:style-name="T15_161"><text:s/></text:span><text:span text:style-name="T15_162">pensamiento</text:span><text:span text:style-name="T15_163"><text:s/></text:span><text:span text:style-name="T15_164">que</text:span><text:span text:style-name="T15_165"><text:s/></text:span><text:span text:style-name="T15_166">efectivamente</text:span><text:span text:style-name="T15_167"><text:s/></text:span><text:span text:style-name="T15_168">pone</text:span><text:span text:style-name="T15_169"><text:s/></text:span><text:span text:style-name="T15_170">al</text:span><text:span text:style-name="T15_171"><text:s/></text:span><text:span text:style-name="T15_172">usuario</text:span><text:span text:style-name="T15_173"><text:s/></text:span><text:span text:style-name="T15_174">del</text:span><text:span text:style-name="T15_175"><text:s/></text:span><text:span text:style-name="T15_176">lenguaje</text:span><text:span text:style-name="T15_177"><text:s/></text:span><text:span text:style-name="T15_178">más</text:span><text:span text:style-name="T15_179"><text:s/></text:span><text:span text:style-name="T15_180">allá</text:span><text:span text:style-name="T15_181"><text:s/></text:span><text:span text:style-name="T15_182">del</text:span><text:span text:style-name="T15_183"><text:s/></text:span><text:span text:style-name="T15_184">alcance</text:span><text:span text:style-name="T15_185"><text:s/></text:span><text:span text:style-name="T15_186">de</text:span><text:span text:style-name="T15_187"><text:s/></text:span><text:span text:style-name="T15_188">la</text:span><text:span text:style-name="T15_189"><text:s/></text:span><text:span text:style-name="T15_190">semántica</text:span><text:span text:style-name="T15_191"><text:s/></text:span><text:span text:style-name="T15_192">de</text:span><text:span text:style-name="T15_193"><text:s/></text:span><text:span text:style-name="T15_194">éxito</text:span><text:span text:style-name="T15_195">.</text:span></text:p>
      <text:p text:style-name="P16"><text:span text:style-name="T16_1">A</text:span><text:span text:style-name="T16_2"><text:s/></text:span><text:span text:style-name="T16_3">veces</text:span><text:span text:style-name="T16_4"><text:s/></text:span><text:span text:style-name="T16_5">se</text:span><text:span text:style-name="T16_6"><text:s/></text:span><text:span text:style-name="T16_7">ofrece</text:span><text:span text:style-name="T16_8"><text:s/></text:span><text:span text:style-name="T16_9">la</text:span><text:span text:style-name="T16_10"><text:s/></text:span><text:span text:style-name="T16_11">objeción</text:span><text:span text:style-name="T16_12"><text:s/></text:span><text:span text:style-name="T16_13">de</text:span><text:span text:style-name="T16_14"><text:s/></text:span><text:span text:style-name="T16_15">que</text:span><text:span text:style-name="T16_16"><text:s/></text:span><text:span text:style-name="T16_17">la</text:span><text:span text:style-name="T16_18"><text:s/></text:span><text:span text:style-name="T16_19">semántica</text:span><text:span text:style-name="T16_20"><text:s/></text:span><text:span text:style-name="T16_21">de</text:span><text:span text:style-name="T16_22"><text:s/></text:span><text:span text:style-name="T16_23">éxito</text:span><text:span text:style-name="T16_24"><text:s/></text:span><text:span text:style-name="T16_25">está</text:span><text:span text:style-name="T16_26"><text:s/></text:span><text:span text:style-name="T16_27">amenazada</text:span><text:span text:style-name="T16_28"><text:s/></text:span><text:span text:style-name="T16_29">por</text:span><text:span text:style-name="T16_30"><text:s/></text:span><text:span text:style-name="T16_31">la</text:span><text:span text:style-name="T16_32"><text:s/></text:span><text:span text:style-name="T16_33">circularidad</text:span><text:span text:style-name="T16_34">,<text:s/></text:span><text:span text:style-name="T16_35">ya</text:span><text:span text:style-name="T16_36"><text:s/></text:span><text:span text:style-name="T16_37">que</text:span><text:span text:style-name="T16_38"><text:s/></text:span><text:span text:style-name="T16_39">es</text:span><text:span text:style-name="T16_40"><text:s/></text:span><text:span text:style-name="T16_41">imposible</text:span><text:span text:style-name="T16_42"><text:s/></text:span><text:span text:style-name="T16_43">dar</text:span><text:span text:style-name="T16_44"><text:s/></text:span><text:span text:style-name="T16_45">los</text:span><text:span text:style-name="T16_46"><text:s/></text:span><text:span text:style-name="T16_47">contenidos</text:span><text:span text:style-name="T16_48"><text:s/></text:span><text:span text:style-name="T16_49">de</text:span><text:span text:style-name="T16_50"><text:s/></text:span><text:span text:style-name="T16_51">los</text:span><text:span text:style-name="T16_52"><text:s/></text:span><text:span text:style-name="T16_53">deseos</text:span><text:span text:style-name="T16_54"><text:s/></text:span><text:span text:style-name="T16_55">sin</text:span><text:span text:style-name="T16_56"><text:s/></text:span><text:span text:style-name="T16_57">presuponer</text:span><text:span text:style-name="T16_58"><text:s/></text:span><text:span text:style-name="T16_59">los</text:span><text:span text:style-name="T16_60"><text:s/></text:span><text:span text:style-name="T16_61">contenidos</text:span><text:span text:style-name="T16_62"><text:s/></text:span><text:span text:style-name="T16_63">de</text:span><text:span text:style-name="T16_64"><text:s/></text:span><text:span text:style-name="T16_65">las</text:span><text:span text:style-name="T16_66"><text:s/></text:span><text:span text:style-name="T16_67">creencias</text:span><text:span text:style-name="T16_68"><text:s/>(</text:span><text:span text:style-name="T16_69">al</text:span><text:span text:style-name="T16_70"><text:s/></text:span><text:span text:style-name="T16_71">sostener</text:span><text:span text:style-name="T16_72">,<text:s/></text:span><text:span text:style-name="T16_73">por</text:span><text:span text:style-name="T16_74"><text:s/></text:span><text:span text:style-name="T16_75">ejemplo</text:span><text:span text:style-name="T16_76">,<text:s/></text:span><text:span text:style-name="T16_77">que</text:span><text:span text:style-name="T16_78"><text:s/></text:span><text:span text:style-name="T16_79">la</text:span><text:span text:style-name="T16_80"><text:s/></text:span><text:span text:style-name="T16_81">condición</text:span><text:span text:style-name="T16_82"><text:s/></text:span><text:span text:style-name="T16_83">de</text:span><text:span text:style-name="T16_84"><text:s/></text:span><text:span text:style-name="T16_85">satisfacción</text:span><text:span text:style-name="T16_86"><text:s/></text:span><text:span text:style-name="T16_87">de</text:span><text:span text:style-name="T16_88"><text:s/></text:span><text:span text:style-name="T16_89">un</text:span><text:span text:style-name="T16_90"><text:s/></text:span><text:span text:style-name="T16_91">deseo</text:span><text:span text:style-name="T16_92"><text:s/></text:span><text:span text:style-name="T16_93">es</text:span><text:span text:style-name="T16_94"><text:s/></text:span><text:span text:style-name="T16_95">aquel</text:span><text:span text:style-name="T16_96"><text:s/></text:span><text:span text:style-name="T16_97">estado</text:span><text:span text:style-name="T16_98"><text:s/></text:span><text:span text:style-name="T16_99">de</text:span><text:span text:style-name="T16_100"><text:s/></text:span><text:span text:style-name="T16_101">cosas</text:span><text:span text:style-name="T16_102"><text:s/></text:span><text:span text:style-name="T16_103">que</text:span><text:span text:style-name="T16_104"><text:s/></text:span><text:span text:style-name="T16_105">con</text:span><text:span text:style-name="T16_106"><text:s/></text:span><text:span text:style-name="T16_107">seguridad</text:span><text:span text:style-name="T16_108"><text:s/></text:span><text:span text:style-name="T16_109">se</text:span><text:span text:style-name="T16_110"><text:s/></text:span><text:span text:style-name="T16_111">dará</text:span><text:span text:style-name="T16_112">,<text:s/></text:span><text:span text:style-name="T16_113">si</text:span><text:span text:style-name="T16_114"><text:s/></text:span><text:span text:style-name="T16_115">el</text:span><text:span text:style-name="T16_116"><text:s/></text:span><text:span text:style-name="T16_117">deseo</text:span><text:span text:style-name="T16_118"><text:s/></text:span><text:span text:style-name="T16_119">se</text:span><text:span text:style-name="T16_120"><text:s/></text:span><text:span text:style-name="T16_121">combina</text:span><text:span text:style-name="T16_122"><text:s/></text:span><text:span text:style-name="T16_123">con</text:span><text:span text:style-name="T16_124"><text:s/></text:span><text:span text:style-name="T16_125">creencias</text:span><text:span text:style-name="T16_126"><text:s/></text:span><text:span text:style-name="T16_127">verdaderas</text:span><text:span text:style-name="T16_128"><text:s/></text:span><text:span text:style-name="T16_129">para</text:span><text:span text:style-name="T16_130"><text:s/></text:span><text:span text:style-name="T16_131">causar</text:span><text:span text:style-name="T16_132"><text:s/></text:span><text:span text:style-name="T16_133">una</text:span><text:span text:style-name="T16_134"><text:s/></text:span><text:span text:style-name="T16_135">acción</text:span><text:span text:style-name="T16_136">).<text:s/></text:span><text:span text:style-name="T16_137">Sin</text:span><text:span text:style-name="T16_138"><text:s/></text:span><text:span text:style-name="T16_139">embargo</text:span><text:span text:style-name="T16_140">,<text:s/></text:span><text:span text:style-name="T16_141">hay</text:span><text:span text:style-name="T16_142"><text:s/></text:span><text:span text:style-name="T16_143">maneras</text:span><text:span text:style-name="T16_144"><text:s/></text:span><text:span text:style-name="T16_145">de</text:span><text:span text:style-name="T16_146"><text:s/></text:span><text:span text:style-name="T16_147">especificar</text:span><text:span text:style-name="T16_148"><text:s/></text:span><text:span text:style-name="T16_149">el</text:span><text:span text:style-name="T16_150"><text:s/></text:span><text:span text:style-name="T16_151">contenido</text:span><text:span text:style-name="T16_152"><text:s/></text:span><text:span text:style-name="T16_153">de</text:span><text:span text:style-name="T16_154"><text:s/></text:span><text:span text:style-name="T16_155">un</text:span><text:span text:style-name="T16_156"><text:s/></text:span><text:span text:style-name="T16_157">deseo</text:span><text:span text:style-name="T16_158"><text:s/></text:span><text:span text:style-name="T16_159">que</text:span><text:span text:style-name="T16_160"><text:s/></text:span><text:span text:style-name="T16_161">no</text:span><text:span text:style-name="T16_162"><text:s/></text:span><text:span text:style-name="T16_163">implican</text:span><text:span text:style-name="T16_164"><text:s/></text:span><text:span text:style-name="T16_165">tal</text:span><text:span text:style-name="T16_166"><text:s/></text:span><text:span text:style-name="T16_167">circularidad</text:span><text:span text:style-name="T16_168">,<text:s/></text:span><text:span text:style-name="T16_169">como</text:span><text:span text:style-name="T16_170"><text:s/></text:span><text:span text:style-name="T16_171">es</text:span><text:span text:style-name="T16_172"><text:s/></text:span><text:span text:style-name="T16_173">el</text:span><text:span text:style-name="T16_174"><text:s/></text:span><text:span text:style-name="T16_175">caso</text:span><text:span text:style-name="T16_176"><text:s/></text:span><text:span text:style-name="T16_177">de</text:span><text:span text:style-name="T16_178"><text:s/></text:span><text:span text:style-name="T16_179">la</text:span><text:span text:style-name="T16_180"><text:s/></text:span><text:span text:style-name="T16_181">especificación</text:span><text:span text:style-name="T16_182"><text:s/></text:span><text:span text:style-name="T16_183">de</text:span><text:span text:style-name="T16_184"><text:s/></text:span><text:span text:style-name="T16_185">contenidos</text:span><text:span text:style-name="T16_186"><text:s/></text:span><text:span text:style-name="T16_187">en</text:span><text:span text:style-name="T16_188"><text:s/></text:span><text:span text:style-name="T16_189">términos</text:span><text:span text:style-name="T16_190"><text:s/></text:span><text:span text:style-name="T16_191">del</text:span><text:span text:style-name="T16_192"><text:s/></text:span><text:span text:style-name="T16_193">estado</text:span><text:span text:style-name="T16_194"><text:s/></text:span><text:span text:style-name="T16_195">de</text:span><text:span text:style-name="T16_196"><text:s/></text:span><text:span text:style-name="T16_197">cosas</text:span><text:span text:style-name="T16_198"><text:s/></text:span><text:span text:style-name="T16_199">que</text:span><text:span text:style-name="T16_200"><text:s/></text:span><text:span text:style-name="T16_201">causaría</text:span><text:span text:style-name="T16_202"><text:s/></text:span><text:span text:style-name="T16_203">el</text:span><text:span text:style-name="T16_204"><text:s/></text:span><text:span text:style-name="T16_205">cese</text:span><text:span text:style-name="T16_206"><text:s/></text:span><text:span text:style-name="T16_207">del</text:span><text:span text:style-name="T16_208"><text:s/></text:span><text:span text:style-name="T16_209">deseo</text:span><text:span text:style-name="T16_210"><text:note text:note-class="footnote"><text:note-citation/><text:note-body><text:p text:style-name="P17"><text:span text:style-name="T17_1"><text:s/></text:span><text:span text:style-name="T17_2">En</text:span><text:span text:style-name="T17_3"><text:s/></text:span><text:span text:style-name="T17_4">cualquier</text:span><text:span text:style-name="T17_5"><text:s/></text:span><text:span text:style-name="T17_6">caso</text:span><text:span text:style-name="T17_7">,<text:s/></text:span><text:span text:style-name="T17_8">las</text:span><text:span text:style-name="T17_9"><text:s/></text:span><text:span text:style-name="T17_10">preocupaciones</text:span><text:span text:style-name="T17_11"><text:s/></text:span><text:span text:style-name="T17_12">de</text:span><text:span text:style-name="T17_13"><text:s/></text:span><text:span text:style-name="T17_14">circularidad</text:span><text:span text:style-name="T17_15"><text:s/></text:span><text:span text:style-name="T17_16">podrían</text:span><text:span text:style-name="T17_17"><text:s/></text:span><text:span text:style-name="T17_18">fácilmente</text:span><text:span text:style-name="T17_19"><text:s/></text:span><text:span text:style-name="T17_20">desvanecerse</text:span><text:span text:style-name="T17_21"><text:s/></text:span><text:span text:style-name="T17_22">con</text:span><text:span text:style-name="T17_23"><text:s/></text:span><text:span text:style-name="T17_24">el</text:span><text:span text:style-name="T17_25"><text:s/></text:span><text:span text:style-name="T17_26">mecanismo</text:span><text:span text:style-name="T17_27"><text:s/></text:span><text:span text:style-name="T17_28">de</text:span><text:span text:style-name="T17_29"><text:s/></text:span><text:span text:style-name="T17_30">ramsificación</text:span><text:span text:style-name="T17_31"><text:s/>(</text:span><text:span text:style-name="T17_32">Lewis</text:span><text:span text:style-name="T17_33"><text:s/>1972).<text:s/></text:span><text:span text:style-name="T17_34">La</text:span><text:span text:style-name="T17_35"><text:s/></text:span><text:span text:style-name="T17_36">ramsificación</text:span><text:span text:style-name="T17_37"><text:s/></text:span><text:span text:style-name="T17_38">convierte</text:span><text:span text:style-name="T17_39"><text:s/></text:span><text:span text:style-name="T17_40">en</text:span><text:span text:style-name="T17_41"><text:s/></text:span><text:span text:style-name="T17_42">virtud</text:span><text:span text:style-name="T17_43"><text:s/></text:span><text:span text:style-name="T17_44">la</text:span><text:span text:style-name="T17_45"><text:s/></text:span><text:span text:style-name="T17_46">interdependencia</text:span><text:span text:style-name="T17_47"><text:s/></text:span><text:span text:style-name="T17_48">de</text:span><text:span text:style-name="T17_49"><text:s/></text:span><text:span text:style-name="T17_50">las</text:span><text:span text:style-name="T17_51"><text:s/></text:span><text:span text:style-name="T17_52">atribuciones</text:span><text:span text:style-name="T17_53"><text:s/></text:span><text:span text:style-name="T17_54">de</text:span><text:span text:style-name="T17_55"><text:s/></text:span><text:span text:style-name="T17_56">deseos</text:span><text:span text:style-name="T17_57"><text:s/></text:span><text:span text:style-name="T17_58">y</text:span><text:span text:style-name="T17_59"><text:s/></text:span><text:span text:style-name="T17_60">creencias</text:span><text:span text:style-name="T17_61">.</text:span></text:p></text:note-body></text:note></text:span><text:span text:style-name="T17_62">.<text:s/></text:span><text:span text:style-name="T17_63">Al</text:span><text:span text:style-name="T17_64"><text:s/></text:span><text:span text:style-name="T17_65">pensar</text:span><text:span text:style-name="T17_66"><text:s/></text:span><text:span text:style-name="T17_67">en</text:span><text:span text:style-name="T17_68"><text:s/></text:span><text:span text:style-name="T17_69">el</text:span><text:span text:style-name="T17_70"><text:s/></text:span><text:span text:style-name="T17_71">contenido</text:span><text:span text:style-name="T17_72"><text:s/></text:span><text:span text:style-name="T17_73">de</text:span><text:span text:style-name="T17_74"><text:s/></text:span><text:span text:style-name="T17_75">un</text:span><text:span text:style-name="T17_76"><text:s/></text:span><text:span text:style-name="T17_77">deseo</text:span><text:span text:style-name="T17_78">,<text:s/></text:span><text:span text:style-name="T17_79">tenemos</text:span><text:span text:style-name="T17_80"><text:s/></text:span><text:span text:style-name="T17_81">que</text:span><text:span text:style-name="T17_82"><text:s/></text:span><text:span text:style-name="T17_83">empezar</text:span><text:span text:style-name="T17_84"><text:s/></text:span><text:span text:style-name="T17_85">por</text:span><text:span text:style-name="T17_86"><text:s/></text:span><text:span text:style-name="T17_87">la</text:span><text:span text:style-name="T17_88"><text:s/></text:span><text:span text:style-name="T17_89">noción</text:span><text:span text:style-name="T17_90"><text:s/></text:span><text:span text:style-name="T17_91">de</text:span><text:span text:style-name="T17_92"><text:s/>“</text:span><text:span text:style-name="T17_93">condición</text:span><text:span text:style-name="T17_94"><text:s/></text:span><text:span text:style-name="T17_95">de</text:span><text:span text:style-name="T17_96"><text:s/></text:span><text:span text:style-name="T17_97">satisfacción</text:span><text:span text:style-name="T17_98">”.<text:s/></text:span><text:span text:style-name="T17_99">La</text:span><text:span text:style-name="T17_100"><text:s/></text:span><text:span text:style-name="T17_101">condición</text:span><text:span text:style-name="T17_102"><text:s/></text:span><text:span text:style-name="T17_103">de</text:span><text:span text:style-name="T17_104"><text:s/></text:span><text:span text:style-name="T17_105">satisfacción</text:span><text:span text:style-name="T17_106"><text:s/></text:span><text:span text:style-name="T17_107">de</text:span><text:span text:style-name="T17_108"><text:s/></text:span><text:span text:style-name="T17_109">un</text:span><text:span text:style-name="T17_110"><text:s/></text:span><text:span text:style-name="T17_111">deseo</text:span><text:span text:style-name="T17_112"><text:s/></text:span><text:span text:style-name="T17_113">es</text:span><text:span text:style-name="T17_114"><text:s/></text:span><text:span text:style-name="T17_115">un</text:span><text:span text:style-name="T17_116"><text:s/></text:span><text:span text:style-name="T17_117">análogo</text:span><text:span text:style-name="T17_118"><text:s/></text:span><text:span text:style-name="T17_119">directo</text:span><text:span text:style-name="T17_120"><text:s/></text:span><text:span text:style-name="T17_121">de</text:span><text:span text:style-name="T17_122"><text:s/></text:span><text:span text:style-name="T17_123">la</text:span><text:span text:style-name="T17_124"><text:s/></text:span><text:span text:style-name="T17_125">condición</text:span><text:span text:style-name="T17_126"><text:s/></text:span><text:span text:style-name="T17_127">de</text:span><text:span text:style-name="T17_128"><text:s/></text:span><text:span text:style-name="T17_129">verdad</text:span><text:span text:style-name="T17_130"><text:s/></text:span><text:span text:style-name="T17_131">de</text:span><text:span text:style-name="T17_132"><text:s/></text:span><text:span text:style-name="T17_133">una</text:span><text:span text:style-name="T17_134"><text:s/></text:span><text:span text:style-name="T17_135">creencia</text:span><text:span text:style-name="T17_136">.<text:s/></text:span><text:span text:style-name="T17_137">Así</text:span><text:span text:style-name="T17_138"><text:s/></text:span><text:span text:style-name="T17_139">como</text:span><text:span text:style-name="T17_140"><text:s/></text:span><text:span text:style-name="T17_141">la</text:span><text:span text:style-name="T17_142"><text:s/>“</text:span><text:span text:style-name="T17_143">condición</text:span><text:span text:style-name="T17_144"><text:s/></text:span><text:span text:style-name="T17_145">de</text:span><text:span text:style-name="T17_146"><text:s/></text:span><text:span text:style-name="T17_147">satisfacción</text:span><text:span text:style-name="T17_148">”<text:s/></text:span><text:span text:style-name="T17_149">de</text:span><text:span text:style-name="T17_150"><text:s/></text:span><text:span text:style-name="T17_151">una</text:span><text:span text:style-name="T17_152"><text:s/></text:span><text:span text:style-name="T17_153">creencia</text:span><text:span text:style-name="T17_154"><text:s/></text:span><text:span text:style-name="T17_155">es</text:span><text:span text:style-name="T17_156"><text:s/></text:span><text:span text:style-name="T17_157">el</text:span><text:span text:style-name="T17_158"><text:s/></text:span><text:span text:style-name="T17_159">estado</text:span><text:span text:style-name="T17_160"><text:s/></text:span><text:span text:style-name="T17_161">de</text:span><text:span text:style-name="T17_162"><text:s/></text:span><text:span text:style-name="T17_163">cosas</text:span><text:span text:style-name="T17_164"><text:s/></text:span><text:span text:style-name="T17_165">quela</text:span><text:span text:style-name="T17_166"><text:s/></text:span><text:span text:style-name="T17_167">harúa</text:span><text:span text:style-name="T17_168"><text:s/></text:span><text:span text:style-name="T17_169">verdadera</text:span><text:span text:style-name="T17_170">,<text:s/></text:span><text:span text:style-name="T17_171">así</text:span><text:span text:style-name="T17_172"><text:s/></text:span><text:span text:style-name="T17_173">la</text:span><text:span text:style-name="T17_174"><text:s/></text:span><text:span text:style-name="T17_175">condición</text:span><text:span text:style-name="T17_176"><text:s/></text:span><text:span text:style-name="T17_177">de</text:span><text:span text:style-name="T17_178"><text:s/></text:span><text:span text:style-name="T17_179">satisfacción</text:span><text:span text:style-name="T17_180"><text:s/></text:span><text:span text:style-name="T17_181">de</text:span><text:span text:style-name="T17_182"><text:s/></text:span><text:span text:style-name="T17_183">un</text:span><text:span text:style-name="T17_184"><text:s/></text:span><text:span text:style-name="T17_185">deseo</text:span><text:span text:style-name="T17_186"><text:s/></text:span><text:span text:style-name="T17_187">es</text:span><text:span text:style-name="T17_188"><text:s/></text:span><text:span text:style-name="T17_189">el</text:span><text:span text:style-name="T17_190"><text:s/></text:span><text:span text:style-name="T17_191">estado</text:span><text:span text:style-name="T17_192"><text:s/></text:span><text:span text:style-name="T17_193">de</text:span><text:span text:style-name="T17_194"><text:s/></text:span><text:span text:style-name="T17_195">cosas</text:span><text:span text:style-name="T17_196"><text:s/></text:span><text:span text:style-name="T17_197">que</text:span><text:span text:style-name="T17_198"><text:s/></text:span><text:span text:style-name="T17_199">lo</text:span><text:span text:style-name="T17_200"><text:s/></text:span><text:span text:style-name="T17_201">satisfaría</text:span><text:span text:style-name="T17_202">.<text:s/></text:span><text:span text:style-name="T17_203">Y</text:span><text:span text:style-name="T17_204"><text:s/></text:span><text:span text:style-name="T17_205">así</text:span><text:span text:style-name="T17_206"><text:s/></text:span><text:span text:style-name="T17_207">como</text:span><text:span text:style-name="T17_208"><text:s/></text:span><text:span text:style-name="T17_209">el</text:span><text:span text:style-name="T17_210"><text:s/></text:span><text:span text:style-name="T17_211">contenido</text:span><text:span text:style-name="T17_212"><text:s/></text:span><text:span text:style-name="T17_213">de</text:span><text:span text:style-name="T17_214"><text:s/></text:span><text:span text:style-name="T17_215">una</text:span><text:span text:style-name="T17_216"><text:s/></text:span><text:span text:style-name="T17_217">creencia</text:span><text:span text:style-name="T17_218"><text:s/></text:span><text:span text:style-name="T17_219">viene</text:span><text:span text:style-name="T17_220"><text:s/></text:span><text:span text:style-name="T17_221">dado</text:span><text:span text:style-name="T17_222"><text:s/></text:span><text:span text:style-name="T17_223">por</text:span><text:span text:style-name="T17_224"><text:s/></text:span><text:span text:style-name="T17_225">el</text:span><text:span text:style-name="T17_226"><text:s/></text:span><text:span text:style-name="T17_227">estado</text:span><text:span text:style-name="T17_228"><text:s/></text:span><text:span text:style-name="T17_229">de</text:span><text:span text:style-name="T17_230"><text:s/></text:span><text:span text:style-name="T17_231">cosas</text:span><text:span text:style-name="T17_232"><text:s/></text:span><text:span text:style-name="T17_233">que</text:span><text:span text:style-name="T17_234"><text:s/></text:span><text:span text:style-name="T17_235">la</text:span><text:span text:style-name="T17_236"><text:s/></text:span><text:span text:style-name="T17_237">haría</text:span><text:span text:style-name="T17_238"><text:s/></text:span><text:span text:style-name="T17_239">cierta</text:span><text:span text:style-name="T17_240">,<text:s/></text:span><text:span text:style-name="T17_241">el</text:span><text:span text:style-name="T17_242"><text:s/></text:span><text:span text:style-name="T17_243">contenido</text:span><text:span text:style-name="T17_244"><text:s/></text:span><text:span text:style-name="T17_245">de</text:span><text:span text:style-name="T17_246"><text:s/></text:span><text:span text:style-name="T17_247">un</text:span><text:span text:style-name="T17_248"><text:s/></text:span><text:span text:style-name="T17_249">deseo</text:span><text:span text:style-name="T17_250"><text:s/></text:span><text:span text:style-name="T17_251">viene</text:span><text:span text:style-name="T17_252"><text:s/></text:span><text:span text:style-name="T17_253">dado</text:span><text:span text:style-name="T17_254"><text:s/></text:span><text:span text:style-name="T17_255">por</text:span><text:span text:style-name="T17_256"><text:s/></text:span><text:span text:style-name="T17_257">el</text:span><text:span text:style-name="T17_258"><text:s/></text:span><text:span text:style-name="T17_259">estado</text:span><text:span text:style-name="T17_260"><text:s/></text:span><text:span text:style-name="T17_261">de</text:span><text:span text:style-name="T17_262"><text:s/></text:span><text:span text:style-name="T17_263">cosas</text:span><text:span text:style-name="T17_264"><text:s/></text:span><text:span text:style-name="T17_265">que</text:span><text:span text:style-name="T17_266"><text:s/></text:span><text:span text:style-name="T17_267">lo</text:span><text:span text:style-name="T17_268"><text:s/></text:span><text:span text:style-name="T17_269">satisfaría</text:span><text:span text:style-name="T17_270"><text:s/>(</text:span><text:span text:style-name="T17_271">Whyte</text:span><text:span text:style-name="T17_272"><text:s/>1991)</text:span><text:span text:style-name="T17_273"><text:note text:note-class="footnote"><text:note-citation/><text:note-body><text:p text:style-name="P18"><text:span text:style-name="T18_1"><text:s/></text:span><text:span text:style-name="T18_2">De</text:span><text:span text:style-name="T18_3"><text:s/></text:span><text:span text:style-name="T18_4">hecho</text:span><text:span text:style-name="T18_5">,<text:s/></text:span><text:span text:style-name="T18_6">el</text:span><text:span text:style-name="T18_7"><text:s/></text:span><text:span text:style-name="T18_8">contenido</text:span><text:span text:style-name="T18_9"><text:s/></text:span><text:span text:style-name="T18_10">de</text:span><text:span text:style-name="T18_11"><text:s/></text:span><text:span text:style-name="T18_12">las</text:span><text:span text:style-name="T18_13"><text:s/></text:span><text:span text:style-name="T18_14">creencias</text:span><text:span text:style-name="T18_15"><text:s/></text:span><text:span text:style-name="T18_16">y</text:span><text:span text:style-name="T18_17"><text:s/></text:span><text:span text:style-name="T18_18">de</text:span><text:span text:style-name="T18_19"><text:s/></text:span><text:span text:style-name="T18_20">las</text:span><text:span text:style-name="T18_21"><text:s/></text:span><text:span text:style-name="T18_22">situaciones</text:span><text:span text:style-name="T18_23">-</text:span><text:span text:style-name="T18_24">deseos</text:span><text:span text:style-name="T18_25"><text:s/></text:span><text:span text:style-name="T18_26">viene</text:span><text:span text:style-name="T18_27"><text:s/></text:span><text:span text:style-name="T18_28">dado</text:span><text:span text:style-name="T18_29"><text:s/></text:span><text:span text:style-name="T18_30">por</text:span><text:span text:style-name="T18_31"><text:s/></text:span><text:span text:style-name="T18_32">el</text:span><text:span text:style-name="T18_33"><text:s/></text:span><text:span text:style-name="T18_34">estado</text:span><text:span text:style-name="T18_35"><text:s/></text:span><text:span text:style-name="T18_36">de</text:span><text:span text:style-name="T18_37"><text:s/></text:span><text:span text:style-name="T18_38">cosas</text:span><text:span text:style-name="T18_39"><text:s/></text:span><text:span text:style-name="T18_40">según</text:span><text:span text:style-name="T18_41"><text:s/></text:span><text:span text:style-name="T18_42">tal</text:span><text:span text:style-name="T18_43"><text:s/></text:span><text:span text:style-name="T18_44">estado</text:span><text:span text:style-name="T18_45"><text:s/></text:span><text:span text:style-name="T18_46">sea</text:span><text:span text:style-name="T18_47"><text:s/></text:span><text:span text:style-name="T18_48">aprehendido</text:span><text:span text:style-name="T18_49"><text:s/></text:span><text:span text:style-name="T18_50">de</text:span><text:span text:style-name="T18_51"><text:s/></text:span><text:span text:style-name="T18_52">una</text:span><text:span text:style-name="T18_53"><text:s/></text:span><text:span text:style-name="T18_54">manera</text:span><text:span text:style-name="T18_55"><text:s/></text:span><text:span text:style-name="T18_56">particular</text:span><text:span text:style-name="T18_57">.<text:s/></text:span><text:span text:style-name="T18_58">Volveré</text:span><text:span text:style-name="T18_59"><text:s/></text:span><text:span text:style-name="T18_60">sobre</text:span><text:span text:style-name="T18_61"><text:s/></text:span><text:span text:style-name="T18_62">este</text:span><text:span text:style-name="T18_63"><text:s/></text:span><text:span text:style-name="T18_64">asunto</text:span><text:span text:style-name="T18_65"><text:s/></text:span><text:span text:style-name="T18_66">posteriormente</text:span><text:span text:style-name="T18_67">;<text:s/></text:span><text:span text:style-name="T18_68">por</text:span><text:span text:style-name="T18_69"><text:s/></text:span><text:span text:style-name="T18_70">el</text:span><text:span text:style-name="T18_71"><text:s/></text:span><text:span text:style-name="T18_72">momento</text:span><text:span text:style-name="T18_73">,<text:s/></text:span><text:span text:style-name="T18_74">no</text:span><text:span text:style-name="T18_75"><text:s/></text:span><text:span text:style-name="T18_76">interesa</text:span><text:span text:style-name="T18_77">.</text:span></text:p></text:note-body></text:note></text:span><text:span text:style-name="T18_78">.<text:s/></text:span><text:span text:style-name="T18_79">Lo</text:span><text:span text:style-name="T18_80"><text:s/></text:span><text:span text:style-name="T18_81">que</text:span><text:span text:style-name="T18_82"><text:s/></text:span><text:span text:style-name="T18_83">hace</text:span><text:span text:style-name="T18_84"><text:s/></text:span><text:span text:style-name="T18_85">que</text:span><text:span text:style-name="T18_86"><text:s/></text:span><text:span text:style-name="T18_87">el</text:span><text:span text:style-name="T18_88"><text:s/></text:span><text:span text:style-name="T18_89">deseo</text:span><text:span text:style-name="T18_90"><text:s/></text:span><text:span text:style-name="T18_91">de</text:span><text:span text:style-name="T18_92"><text:s/></text:span><text:span text:style-name="T18_93">una</text:span><text:span text:style-name="T18_94"><text:s/></text:span><text:span text:style-name="T18_95">criatura</text:span><text:span text:style-name="T18_96"><text:s/></text:span><text:span text:style-name="T18_97">un</text:span><text:span text:style-name="T18_98"><text:s/></text:span><text:span text:style-name="T18_99">deseo</text:span><text:span text:style-name="T18_100"><text:s/></text:span><text:span text:style-name="T18_101">de</text:span><text:span text:style-name="T18_102"><text:s/></text:span><text:span text:style-name="T18_103">comida</text:span><text:span text:style-name="T18_104"><text:s/></text:span><text:span text:style-name="T18_105">es</text:span><text:span text:style-name="T18_106"><text:s/></text:span><text:span text:style-name="T18_107">que</text:span><text:span text:style-name="T18_108"><text:s/></text:span><text:span text:style-name="T18_109">se</text:span><text:span text:style-name="T18_110"><text:s/></text:span><text:span text:style-name="T18_111">satisfaga</text:span><text:span text:style-name="T18_112"><text:s/></text:span><text:span text:style-name="T18_113">si</text:span><text:span text:style-name="T18_114"><text:s/></text:span><text:span text:style-name="T18_115">la</text:span><text:span text:style-name="T18_116"><text:s/></text:span><text:span text:style-name="T18_117">criatura</text:span><text:span text:style-name="T18_118"><text:s/></text:span><text:span text:style-name="T18_119">obtiene</text:span><text:span text:style-name="T18_120"><text:s/></text:span><text:span text:style-name="T18_121">comida</text:span><text:span text:style-name="T18_122">.<text:s/>¿</text:span><text:span text:style-name="T18_123">Qué</text:span><text:span text:style-name="T18_124"><text:s/></text:span><text:span text:style-name="T18_125">cuenta</text:span><text:span text:style-name="T18_126"><text:s/></text:span><text:span text:style-name="T18_127">como</text:span><text:span text:style-name="T18_128"><text:s/></text:span><text:span text:style-name="T18_129">satisfacción</text:span><text:span text:style-name="T18_130">?<text:s/></text:span><text:span text:style-name="T18_131">De</text:span><text:span text:style-name="T18_132"><text:s/></text:span><text:span text:style-name="T18_133">la</text:span><text:span text:style-name="T18_134"><text:s/></text:span><text:span text:style-name="T18_135">manera</text:span><text:span text:style-name="T18_136"><text:s/></text:span><text:span text:style-name="T18_137">más</text:span><text:span text:style-name="T18_138"><text:s/></text:span><text:span text:style-name="T18_139">sencilla</text:span><text:span text:style-name="T18_140"><text:s/></text:span><text:span text:style-name="T18_141">y</text:span><text:span text:style-name="T18_142"><text:s/></text:span><text:span text:style-name="T18_143">directa</text:span><text:span text:style-name="T18_144">,<text:s/></text:span><text:span text:style-name="T18_145">un</text:span><text:span text:style-name="T18_146"><text:s/></text:span><text:span text:style-name="T18_147">deseo</text:span><text:span text:style-name="T18_148"><text:s/></text:span><text:span text:style-name="T18_149">queda</text:span><text:span text:style-name="T18_150"><text:s/></text:span><text:span text:style-name="T18_151">satisfecho</text:span><text:span text:style-name="T18_152"><text:s/></text:span><text:span text:style-name="T18_153">cuando</text:span><text:span text:style-name="T18_154"><text:s/></text:span><text:span text:style-name="T18_155">cesa</text:span><text:span text:style-name="T18_156"><text:s/></text:span><text:span text:style-name="T18_157">la</text:span><text:span text:style-name="T18_158"><text:s/></text:span><text:span text:style-name="T18_159">conducta</text:span><text:span text:style-name="T18_160"><text:s/></text:span><text:span text:style-name="T18_161">a</text:span><text:span text:style-name="T18_162"><text:s/></text:span><text:span text:style-name="T18_163">la</text:span><text:span text:style-name="T18_164"><text:s/></text:span><text:span text:style-name="T18_165">que</text:span><text:span text:style-name="T18_166"><text:s/></text:span><text:span text:style-name="T18_167">da</text:span><text:span text:style-name="T18_168"><text:s/></text:span><text:span text:style-name="T18_169">origen</text:span><text:span text:style-name="T18_170">.<text:s/></text:span><text:span text:style-name="T18_171">Por</text:span><text:span text:style-name="T18_172"><text:s/></text:span><text:span text:style-name="T18_173">supuesto</text:span><text:span text:style-name="T18_174">,<text:s/></text:span><text:span text:style-name="T18_175">no</text:span><text:span text:style-name="T18_176"><text:s/></text:span><text:span text:style-name="T18_177">cualquier</text:span><text:span text:style-name="T18_178"><text:s/></text:span><text:span text:style-name="T18_179">cese</text:span><text:span text:style-name="T18_180"><text:s/></text:span><text:span text:style-name="T18_181">de</text:span><text:span text:style-name="T18_182"><text:s/></text:span><text:span text:style-name="T18_183">conducta</text:span><text:span text:style-name="T18_184"><text:s/></text:span><text:span text:style-name="T18_185">contará</text:span><text:span text:style-name="T18_186"><text:s/></text:span><text:span text:style-name="T18_187">como</text:span><text:span text:style-name="T18_188"><text:s/></text:span><text:span text:style-name="T18_189">satisfacción</text:span><text:span text:style-name="T18_190"><text:s/></text:span><text:span text:style-name="T18_191">del</text:span><text:span text:style-name="T18_192"><text:s/></text:span><text:span text:style-name="T18_193">deseo</text:span><text:span text:style-name="T18_194">.<text:s/></text:span><text:span text:style-name="T18_195">La</text:span><text:span text:style-name="T18_196"><text:s/></text:span><text:span text:style-name="T18_197">conducta</text:span><text:span text:style-name="T18_198"><text:s/></text:span><text:span text:style-name="T18_199">a</text:span><text:span text:style-name="T18_200"><text:s/></text:span><text:span text:style-name="T18_201">la</text:span><text:span text:style-name="T18_202"><text:s/></text:span><text:span text:style-name="T18_203">cual</text:span><text:span text:style-name="T18_204"><text:s/></text:span><text:span text:style-name="T18_205">da</text:span><text:span text:style-name="T18_206"><text:s/></text:span><text:span text:style-name="T18_207">origen</text:span><text:span text:style-name="T18_208"><text:s/></text:span><text:span text:style-name="T18_209">mi</text:span><text:span text:style-name="T18_210"><text:s/></text:span><text:span text:style-name="T18_211">deseo</text:span><text:span text:style-name="T18_212"><text:s/></text:span><text:span text:style-name="T18_213">de</text:span><text:span text:style-name="T18_214"><text:s/></text:span><text:span text:style-name="T18_215">alimento</text:span><text:span text:style-name="T18_216"><text:s/></text:span><text:span text:style-name="T18_217">bien</text:span><text:span text:style-name="T18_218"><text:s/></text:span><text:span text:style-name="T18_219">puede</text:span><text:span text:style-name="T18_220"><text:s/></text:span><text:span text:style-name="T18_221">detenerse</text:span><text:span text:style-name="T18_222"><text:s/></text:span><text:span text:style-name="T18_223">si</text:span><text:span text:style-name="T18_224"><text:s/></text:span><text:span text:style-name="T18_225">alguien</text:span><text:span text:style-name="T18_226"><text:s/></text:span><text:span text:style-name="T18_227">me</text:span><text:span text:style-name="T18_228"><text:s/></text:span><text:span text:style-name="T18_229">ofrece</text:span><text:span text:style-name="T18_230"><text:s/></text:span><text:span text:style-name="T18_231">una</text:span><text:span text:style-name="T18_232"><text:s/></text:span><text:span text:style-name="T18_233">gran</text:span><text:span text:style-name="T18_234"><text:s/></text:span><text:span text:style-name="T18_235">suma</text:span><text:span text:style-name="T18_236"><text:s/></text:span><text:span text:style-name="T18_237">de</text:span><text:span text:style-name="T18_238"><text:s/></text:span><text:span text:style-name="T18_239">dinero</text:span><text:span text:style-name="T18_240"><text:s/></text:span><text:span text:style-name="T18_241">para</text:span><text:span text:style-name="T18_242"><text:s/></text:span><text:span text:style-name="T18_243">quedarme</text:span><text:span text:style-name="T18_244"><text:s/></text:span><text:span text:style-name="T18_245">quieto</text:span><text:span text:style-name="T18_246">,<text:s/></text:span><text:span text:style-name="T18_247">pero</text:span><text:span text:style-name="T18_248"><text:s/></text:span><text:span text:style-name="T18_249">mi</text:span><text:span text:style-name="T18_250"><text:s/></text:span><text:span text:style-name="T18_251">deseo</text:span><text:span text:style-name="T18_252"><text:s/></text:span><text:span text:style-name="T18_253">de</text:span><text:span text:style-name="T18_254"><text:s/></text:span><text:span text:style-name="T18_255">alimento</text:span><text:span text:style-name="T18_256"><text:s/></text:span><text:span text:style-name="T18_257">no</text:span><text:span text:style-name="T18_258"><text:s/></text:span><text:span text:style-name="T18_259">quedará</text:span><text:span text:style-name="T18_260"><text:s/></text:span><text:span text:style-name="T18_261">satisfecho</text:span><text:span text:style-name="T18_262"><text:s/></text:span><text:span text:style-name="T18_263">ipso</text:span><text:span text:style-name="T18_264"><text:s/></text:span><text:span text:style-name="T18_265">facto</text:span><text:span text:style-name="T18_266">.<text:s/></text:span><text:span text:style-name="T18_267">El</text:span><text:span text:style-name="T18_268"><text:s/></text:span><text:span text:style-name="T18_269">cese</text:span><text:span text:style-name="T18_270"><text:s/></text:span><text:span text:style-name="T18_271">de</text:span><text:span text:style-name="T18_272"><text:s/></text:span><text:span text:style-name="T18_273">la</text:span><text:span text:style-name="T18_274"><text:s/></text:span><text:span text:style-name="T18_275">conducta</text:span><text:span text:style-name="T18_276"><text:s/></text:span><text:span text:style-name="T18_277">tiene</text:span><text:span text:style-name="T18_278"><text:s/></text:span><text:span text:style-name="T18_279">que</text:span><text:span text:style-name="T18_280"><text:s/></text:span><text:span text:style-name="T18_281">ser</text:span><text:span text:style-name="T18_282"><text:s/></text:span><text:span text:style-name="T18_283">causado</text:span><text:span text:style-name="T18_284"><text:s/></text:span><text:span text:style-name="T18_285">de</text:span><text:span text:style-name="T18_286"><text:s/></text:span><text:span text:style-name="T18_287">la</text:span><text:span text:style-name="T18_288"><text:s/></text:span><text:span text:style-name="T18_289">manera</text:span><text:span text:style-name="T18_290"><text:s/></text:span><text:span text:style-name="T18_291">correcta</text:span><text:span text:style-name="T18_292">.<text:s/></text:span><text:span text:style-name="T18_293">Volveré</text:span><text:span text:style-name="T18_294"><text:s/></text:span><text:span text:style-name="T18_295">en</text:span><text:span text:style-name="T18_296"><text:s/></text:span><text:span text:style-name="T18_297">breve</text:span><text:span text:style-name="T18_298"><text:s/></text:span><text:span text:style-name="T18_299">sobre</text:span><text:span text:style-name="T18_300"><text:s/></text:span><text:span text:style-name="T18_301">este</text:span><text:span text:style-name="T18_302"><text:s/></text:span><text:span text:style-name="T18_303">punto</text:span><text:span text:style-name="T18_304">.</text:span></text:p>
      <text:p text:style-name="P19"><text:span text:style-name="T19_1">Dretske</text:span><text:span text:style-name="T19_2"><text:s/></text:span><text:span text:style-name="T19_3">ha</text:span><text:span text:style-name="T19_4"><text:s/></text:span><text:span text:style-name="T19_5">hecho</text:span><text:span text:style-name="T19_6"><text:s/></text:span><text:span text:style-name="T19_7">objeción</text:span><text:span text:style-name="T19_8"><text:s/></text:span><text:span text:style-name="T19_9">a</text:span><text:span text:style-name="T19_10"><text:s/></text:span><text:span text:style-name="T19_11">las</text:span><text:span text:style-name="T19_12"><text:s/></text:span><text:span text:style-name="T19_13">explicaciones</text:span><text:span text:style-name="T19_14"><text:s/></text:span><text:span text:style-name="T19_15">del</text:span><text:span text:style-name="T19_16"><text:s/></text:span><text:span text:style-name="T19_17">contenido</text:span><text:span text:style-name="T19_18"><text:s/></text:span><text:span text:style-name="T19_19">de</text:span><text:span text:style-name="T19_20"><text:s/></text:span><text:span text:style-name="T19_21">los</text:span><text:span text:style-name="T19_22"><text:s/></text:span><text:span text:style-name="T19_23">deseos</text:span><text:span text:style-name="T19_24"><text:s/></text:span><text:span text:style-name="T19_25">en</text:span><text:span text:style-name="T19_26"><text:s/></text:span><text:span text:style-name="T19_27">términos</text:span><text:span text:style-name="T19_28"><text:s/></text:span><text:span text:style-name="T19_29">de</text:span><text:span text:style-name="T19_30"><text:s/></text:span><text:span text:style-name="T19_31">condiciones</text:span><text:span text:style-name="T19_32"><text:s/></text:span><text:span text:style-name="T19_33">de</text:span><text:span text:style-name="T19_34"><text:s/></text:span><text:span text:style-name="T19_35">satisfacción</text:span><text:span text:style-name="T19_36">.<text:s/></text:span><text:span text:style-name="T19_37">Para</text:span><text:span text:style-name="T19_38"><text:s/></text:span><text:span text:style-name="T19_39">ello</text:span><text:span text:style-name="T19_40"><text:s/></text:span><text:span text:style-name="T19_41">toma</text:span><text:span text:style-name="T19_42"><text:s/></text:span><text:span text:style-name="T19_43">el</text:span><text:span text:style-name="T19_44"><text:s/></text:span><text:span text:style-name="T19_45">ejemplo</text:span><text:span text:style-name="T19_46"><text:s/></text:span><text:span text:style-name="T19_47">del</text:span><text:span text:style-name="T19_48"><text:s/></text:span><text:span text:style-name="T19_49">deseo</text:span><text:span text:style-name="T19_50"><text:s/></text:span><text:span text:style-name="T19_51">que</text:span><text:span text:style-name="T19_52"><text:s/></text:span><text:span text:style-name="T19_53">debe</text:span><text:span text:style-name="T19_54"><text:s/></text:span><text:span text:style-name="T19_55">ser</text:span><text:span text:style-name="T19_56"><text:s/></text:span><text:span text:style-name="T19_57">invocado</text:span><text:span text:style-name="T19_58"><text:s/></text:span><text:span text:style-name="T19_59">para</text:span><text:span text:style-name="T19_60"><text:s/></text:span><text:span text:style-name="T19_61">explicar</text:span><text:span text:style-name="T19_62"><text:s/></text:span><text:span text:style-name="T19_63">por</text:span><text:span text:style-name="T19_64"><text:s/></text:span><text:span text:style-name="T19_65">qué</text:span><text:span text:style-name="T19_66"><text:s/></text:span><text:span text:style-name="T19_67">un</text:span><text:span text:style-name="T19_68"><text:s/></text:span><text:span text:style-name="T19_69">conejo</text:span><text:span text:style-name="T19_70"><text:s/></text:span><text:span text:style-name="T19_71">mascota</text:span><text:span text:style-name="T19_72"><text:s/>(</text:span><text:span text:style-name="T19_73">PJ</text:span><text:span text:style-name="T19_74">)<text:s/></text:span><text:span text:style-name="T19_75">lame</text:span><text:span text:style-name="T19_76"><text:s/></text:span><text:span text:style-name="T19_77">la</text:span><text:span text:style-name="T19_78"><text:s/></text:span><text:span text:style-name="T19_79">boquilla</text:span><text:span text:style-name="T19_80"><text:s/></text:span><text:span text:style-name="T19_81">de</text:span><text:span text:style-name="T19_82"><text:s/></text:span><text:span text:style-name="T19_83">una</text:span><text:span text:style-name="T19_84"><text:s/></text:span><text:span text:style-name="T19_85">botella</text:span><text:span text:style-name="T19_86"><text:s/></text:span><text:span text:style-name="T19_87">de</text:span><text:span text:style-name="T19_88"><text:s/></text:span><text:span text:style-name="T19_89">agua</text:span><text:span text:style-name="T19_90"><text:s/></text:span><text:span text:style-name="T19_91">sujeta</text:span><text:span text:style-name="T19_92"><text:s/></text:span><text:span text:style-name="T19_93">a</text:span><text:span text:style-name="T19_94"><text:s/></text:span><text:span text:style-name="T19_95">su</text:span><text:span text:style-name="T19_96"><text:s/></text:span><text:span text:style-name="T19_97">jaula</text:span><text:span text:style-name="T19_98">:</text:span></text:p>
      <text:p text:style-name="P20"><text:span text:style-name="T20_1">Puede</text:span><text:span text:style-name="T20_2"><text:s/></text:span><text:span text:style-name="T20_3">que</text:span><text:span text:style-name="T20_4"><text:s/></text:span><text:span text:style-name="T20_5">PJ</text:span><text:span text:style-name="T20_6"><text:s/></text:span><text:span text:style-name="T20_7">no</text:span><text:span text:style-name="T20_8"><text:s/></text:span><text:span text:style-name="T20_9">obtenga</text:span><text:span text:style-name="T20_10"><text:s/></text:span><text:span text:style-name="T20_11">lo</text:span><text:span text:style-name="T20_12"><text:s/></text:span><text:span text:style-name="T20_13">que</text:span><text:span text:style-name="T20_14"><text:s/></text:span><text:span text:style-name="T20_15">en</text:span><text:span text:style-name="T20_16"><text:s/></text:span><text:span text:style-name="T20_17">verdad</text:span><text:span text:style-name="T20_18"><text:s/></text:span><text:span text:style-name="T20_19">quiere</text:span><text:span text:style-name="T20_20">.<text:s/></text:span><text:span text:style-name="T20_21">Si</text:span><text:span text:style-name="T20_22"><text:s/></text:span><text:span text:style-name="T20_23">la</text:span><text:span text:style-name="T20_24"><text:s/></text:span><text:span text:style-name="T20_25">botella</text:span><text:span text:style-name="T20_26"><text:s/></text:span><text:span text:style-name="T20_27">de</text:span><text:span text:style-name="T20_28"><text:s/></text:span><text:span text:style-name="T20_29">agua</text:span><text:span text:style-name="T20_30"><text:s/></text:span><text:span text:style-name="T20_31">está</text:span><text:span text:style-name="T20_32"><text:s/></text:span><text:span text:style-name="T20_33">vacía</text:span><text:span text:style-name="T20_34">,<text:s/></text:span><text:span text:style-name="T20_35">lamerá</text:span><text:span text:style-name="T20_36"><text:s/></text:span><text:span text:style-name="T20_37">la</text:span><text:span text:style-name="T20_38"><text:s/></text:span><text:span text:style-name="T20_39">boquilla</text:span><text:span text:style-name="T20_40"><text:s/></text:span><text:span text:style-name="T20_41">de</text:span><text:span text:style-name="T20_42"><text:s/></text:span><text:span text:style-name="T20_43">la</text:span><text:span text:style-name="T20_44"><text:s/></text:span><text:span text:style-name="T20_45">botella</text:span><text:span text:style-name="T20_46"><text:s/></text:span><text:span text:style-name="T20_47">para</text:span><text:span text:style-name="T20_48"><text:s/></text:span><text:span text:style-name="T20_49">obtener</text:span><text:span text:style-name="T20_50"><text:s/></text:span><text:span text:style-name="T20_51">agua</text:span><text:span text:style-name="T20_52">,<text:s/></text:span><text:span text:style-name="T20_53">pero</text:span><text:span text:style-name="T20_54"><text:s/></text:span><text:span text:style-name="T20_55">su</text:span><text:span text:style-name="T20_56"><text:s/></text:span><text:span text:style-name="T20_57">meta</text:span><text:span text:style-name="T20_58"><text:s/>-</text:span><text:span text:style-name="T20_59">obtener</text:span><text:span text:style-name="T20_60"><text:s/></text:span><text:span text:style-name="T20_61">agua</text:span><text:span text:style-name="T20_62">-<text:s/></text:span><text:span text:style-name="T20_63">nunca</text:span><text:span text:style-name="T20_64"><text:s/></text:span><text:span text:style-name="T20_65">será</text:span><text:span text:style-name="T20_66"><text:s/></text:span><text:span text:style-name="T20_67">alcanzada</text:span><text:span text:style-name="T20_68">.<text:s/></text:span><text:span text:style-name="T20_69">Esto</text:span><text:span text:style-name="T20_70"><text:s/></text:span><text:span text:style-name="T20_71">no</text:span><text:span text:style-name="T20_72"><text:s/></text:span><text:span text:style-name="T20_73">evita</text:span><text:span text:style-name="T20_74"><text:s/></text:span><text:span text:style-name="T20_75">que</text:span><text:span text:style-name="T20_76"><text:s/></text:span><text:span text:style-name="T20_77">obtener</text:span><text:span text:style-name="T20_78"><text:s/></text:span><text:span text:style-name="T20_79">agua</text:span><text:span text:style-name="T20_80"><text:s/></text:span><text:span text:style-name="T20_81">sea</text:span><text:span text:style-name="T20_82">,<text:s/></text:span><text:span text:style-name="T20_83">de</text:span><text:span text:style-name="T20_84"><text:s/></text:span><text:span text:style-name="T20_85">hecho</text:span><text:span text:style-name="T20_86">,<text:s/></text:span><text:span text:style-name="T20_87">el</text:span><text:span text:style-name="T20_88"><text:s/></text:span><text:span text:style-name="T20_89">propósito</text:span><text:span text:style-name="T20_90"><text:s/></text:span><text:span text:style-name="T20_91">de</text:span><text:span text:style-name="T20_92"><text:s/></text:span><text:span text:style-name="T20_93">PJ</text:span><text:span text:style-name="T20_94"><text:s/></text:span><text:span text:style-name="T20_95">para</text:span><text:span text:style-name="T20_96"><text:s/></text:span><text:span text:style-name="T20_97">lamer</text:span><text:span text:style-name="T20_98"><text:s/></text:span><text:span text:style-name="T20_99">la</text:span><text:span text:style-name="T20_100"><text:s/></text:span><text:span text:style-name="T20_101">boquilla</text:span><text:span text:style-name="T20_102">.<text:s/></text:span><text:span text:style-name="T20_103">No</text:span><text:span text:style-name="T20_104"><text:s/></text:span><text:span text:style-name="T20_105">evita</text:span><text:span text:style-name="T20_106"><text:s/></text:span><text:span text:style-name="T20_107">que</text:span><text:span text:style-name="T20_108"><text:s/></text:span><text:span text:style-name="T20_109">el</text:span><text:span text:style-name="T20_110"><text:s/></text:span><text:span text:style-name="T20_111">agua</text:span><text:span text:style-name="T20_112">,<text:s/></text:span><text:span text:style-name="T20_113">o</text:span><text:span text:style-name="T20_114"><text:s/></text:span><text:span text:style-name="T20_115">acceder</text:span><text:span text:style-name="T20_116"><text:s/></text:span><text:span text:style-name="T20_117">al</text:span><text:span text:style-name="T20_118"><text:s/></text:span><text:span text:style-name="T20_119">agua</text:span><text:span text:style-name="T20_120">,<text:s/></text:span><text:span text:style-name="T20_121">sea</text:span><text:span text:style-name="T20_122"><text:s/></text:span><text:span text:style-name="T20_123">la</text:span><text:span text:style-name="T20_124"><text:s/></text:span><text:span text:style-name="T20_125">meta</text:span><text:span text:style-name="T20_126"><text:s/></text:span><text:span text:style-name="T20_127">de</text:span><text:span text:style-name="T20_128"><text:s/></text:span><text:span text:style-name="T20_129">ese</text:span><text:span text:style-name="T20_130"><text:s/></text:span><text:span text:style-name="T20_131">estado</text:span><text:span text:style-name="T20_132"><text:s/></text:span><text:span text:style-name="T20_133">interno</text:span><text:span text:style-name="T20_134"><text:s/>(</text:span><text:span text:style-name="T20_135">D</text:span><text:span text:style-name="T20_136">)<text:s/></text:span><text:span text:style-name="T20_137">que</text:span><text:span text:style-name="T20_138"><text:s/></text:span><text:span text:style-name="T20_139">ahora</text:span><text:span text:style-name="T20_140"><text:s/></text:span><text:span text:style-name="T20_141">está</text:span><text:span text:style-name="T20_142"><text:s/></text:span><text:span text:style-name="T20_143">activo</text:span><text:span text:style-name="T20_144"><text:s/></text:span><text:span text:style-name="T20_145">produciendo</text:span><text:span text:style-name="T20_146"><text:s/></text:span><text:span text:style-name="T20_147">movimientos</text:span><text:span text:style-name="T20_148"><text:s/></text:span><text:span text:style-name="T20_149">de</text:span><text:span text:style-name="T20_150"><text:s/></text:span><text:span text:style-name="T20_151">lamidas</text:span><text:span text:style-name="T20_152">.<text:s/></text:span><text:span text:style-name="T20_153">Ya</text:span><text:span text:style-name="T20_154"><text:s/></text:span><text:span text:style-name="T20_155">que</text:span><text:span text:style-name="T20_156">,<text:s/></text:span><text:span text:style-name="T20_157">lo</text:span><text:span text:style-name="T20_158"><text:s/></text:span><text:span text:style-name="T20_159">que</text:span><text:span text:style-name="T20_160"><text:s/></text:span><text:span text:style-name="T20_161">hace</text:span><text:span text:style-name="T20_162"><text:s/></text:span><text:span text:style-name="T20_163">que</text:span><text:span text:style-name="T20_164"><text:s/></text:span><text:span text:style-name="T20_165">el</text:span><text:span text:style-name="T20_166"><text:s/></text:span><text:span text:style-name="T20_167">agua</text:span><text:span text:style-name="T20_168"><text:s/></text:span><text:span text:style-name="T20_169">sea</text:span><text:span text:style-name="T20_170"><text:s/></text:span><text:span text:style-name="T20_171">la</text:span><text:span text:style-name="T20_172"><text:s/></text:span><text:span text:style-name="T20_173">meta</text:span><text:span text:style-name="T20_174"><text:s/></text:span><text:span text:style-name="T20_175">de</text:span><text:span text:style-name="T20_176"><text:s/></text:span><text:span text:style-name="T20_177">este</text:span><text:span text:style-name="T20_178"><text:s/></text:span><text:span text:style-name="T20_179">estado</text:span><text:span text:style-name="T20_180"><text:s/></text:span><text:span text:style-name="T20_181">no</text:span><text:span text:style-name="T20_182"><text:s/></text:span><text:span text:style-name="T20_183">es</text:span><text:span text:style-name="T20_184"><text:s/></text:span><text:span text:style-name="T20_185">lo</text:span><text:span text:style-name="T20_186"><text:s/></text:span><text:span text:style-name="T20_187">que</text:span><text:span text:style-name="T20_188"><text:s/></text:span><text:span text:style-name="T20_189">lo</text:span><text:span text:style-name="T20_190"><text:s/></text:span><text:span text:style-name="T20_191">satisfará</text:span><text:span text:style-name="T20_192"><text:s/>(</text:span><text:span text:style-name="T20_193">quizás</text:span><text:span text:style-name="T20_194"><text:s/></text:span><text:span text:style-name="T20_195">nada</text:span><text:span text:style-name="T20_196"><text:s/></text:span><text:span text:style-name="T20_197">lo</text:span><text:span text:style-name="T20_198"><text:s/></text:span><text:span text:style-name="T20_199">satisfaga</text:span><text:span text:style-name="T20_200"><text:s/></text:span><text:span text:style-name="T20_201">jamás</text:span><text:span text:style-name="T20_202">),<text:s/></text:span><text:span text:style-name="T20_203">sino</text:span><text:span text:style-name="T20_204"><text:s/></text:span><text:span text:style-name="T20_205">el</text:span><text:span text:style-name="T20_206"><text:s/></text:span><text:span text:style-name="T20_207">hecho</text:span><text:span text:style-name="T20_208"><text:s/></text:span><text:span text:style-name="T20_209">de</text:span><text:span text:style-name="T20_210"><text:s/></text:span><text:span text:style-name="T20_211">que</text:span><text:span text:style-name="T20_212"><text:s/></text:span><text:span text:style-name="T20_213">hace</text:span><text:span text:style-name="T20_214"><text:s/></text:span><text:span text:style-name="T20_215">al</text:span><text:span text:style-name="T20_216"><text:s/></text:span><text:span text:style-name="T20_217">agua</text:span><text:span text:style-name="T20_218"><text:s/></text:span><text:span text:style-name="T20_219">reforzadora</text:span><text:span text:style-name="T20_220">,<text:s/></text:span><text:span text:style-name="T20_221">convierte</text:span><text:span text:style-name="T20_222"><text:s/></text:span><text:span text:style-name="T20_223">al</text:span><text:span text:style-name="T20_224"><text:s/></text:span><text:span text:style-name="T20_225">agua</text:span><text:span text:style-name="T20_226"><text:s/></text:span><text:span text:style-name="T20_227">en</text:span><text:span text:style-name="T20_228"><text:s/></text:span><text:span text:style-name="T20_229">el</text:span><text:span text:style-name="T20_230"><text:s/></text:span><text:span text:style-name="T20_231">tipo</text:span><text:span text:style-name="T20_232"><text:s/></text:span><text:span text:style-name="T20_233">de</text:span><text:span text:style-name="T20_234"><text:s/></text:span><text:span text:style-name="T20_235">resultado</text:span><text:span text:style-name="T20_236"><text:s/></text:span><text:span text:style-name="T20_237">que</text:span><text:span text:style-name="T20_238"><text:s/></text:span><text:span text:style-name="T20_239">tiende</text:span><text:span text:style-name="T20_240"><text:s/></text:span><text:span text:style-name="T20_241">a</text:span><text:span text:style-name="T20_242"><text:s/></text:span><text:span text:style-name="T20_243">promover</text:span><text:span text:style-name="T20_244"><text:s/></text:span><text:span text:style-name="T20_245">la</text:span><text:span text:style-name="T20_246"><text:s/></text:span><text:span text:style-name="T20_247">conducta</text:span><text:span text:style-name="T20_248"><text:s/></text:span><text:span text:style-name="T20_249">que</text:span><text:span text:style-name="T20_250"><text:s/></text:span><text:span text:style-name="T20_251">lleva</text:span><text:span text:style-name="T20_252"><text:s/></text:span><text:span text:style-name="T20_253">a</text:span><text:span text:style-name="T20_254"><text:s/></text:span><text:span text:style-name="T20_255">ella</text:span><text:span text:style-name="T20_256">.<text:s/></text:span><text:span text:style-name="T20_257">Y</text:span><text:span text:style-name="T20_258"><text:s/></text:span><text:span text:style-name="T20_259">lo</text:span><text:span text:style-name="T20_260"><text:s/></text:span><text:span text:style-name="T20_261">que</text:span><text:span text:style-name="T20_262"><text:s/></text:span><text:span text:style-name="T20_263">hace</text:span><text:span text:style-name="T20_264"><text:s/></text:span><text:span text:style-name="T20_265">a</text:span><text:span text:style-name="T20_266"><text:s/></text:span><text:span text:style-name="T20_267">este</text:span><text:span text:style-name="T20_268"><text:s/></text:span><text:span text:style-name="T20_269">estado</text:span><text:span text:style-name="T20_270">,<text:s/></text:span><text:span text:style-name="T20_271">y</text:span><text:span text:style-name="T20_272"><text:s/></text:span><text:span text:style-name="T20_273">el</text:span><text:span text:style-name="T20_274"><text:s/></text:span><text:span text:style-name="T20_275">hecho</text:span><text:span text:style-name="T20_276"><text:s/></text:span><text:span text:style-name="T20_277">de</text:span><text:span text:style-name="T20_278"><text:s/></text:span><text:span text:style-name="T20_279">que</text:span><text:span text:style-name="T20_280"><text:s/></text:span><text:span text:style-name="T20_281">sea</text:span><text:span text:style-name="T20_282">,<text:s/></text:span><text:span text:style-name="T20_283">en</text:span><text:span text:style-name="T20_284"><text:s/></text:span><text:span text:style-name="T20_285">este</text:span><text:span text:style-name="T20_286"><text:s/></text:span><text:span text:style-name="T20_287">sentido</text:span><text:span text:style-name="T20_288">,<text:s/></text:span><text:span text:style-name="T20_289">para</text:span><text:span text:style-name="T20_290"><text:s/></text:span><text:span text:style-name="T20_291">el</text:span><text:span text:style-name="T20_292"><text:s/></text:span><text:span text:style-name="T20_293">agua</text:span><text:span text:style-name="T20_294">,<text:s/></text:span><text:span text:style-name="T20_295">relevante</text:span><text:span text:style-name="T20_296"><text:s/></text:span><text:span text:style-name="T20_297">desde</text:span><text:span text:style-name="T20_298"><text:s/></text:span><text:span text:style-name="T20_299">el</text:span><text:span text:style-name="T20_300"><text:s/></text:span><text:span text:style-name="T20_301">punto</text:span><text:span text:style-name="T20_302"><text:s/></text:span><text:span text:style-name="T20_303">de</text:span><text:span text:style-name="T20_304"><text:s/></text:span><text:span text:style-name="T20_305">vista</text:span><text:span text:style-name="T20_306"><text:s/></text:span><text:span text:style-name="T20_307">explicativo</text:span><text:span text:style-name="T20_308"><text:s/></text:span><text:span text:style-name="T20_309">al</text:span><text:span text:style-name="T20_310"><text:s/></text:span><text:span text:style-name="T20_311">considerar</text:span><text:span text:style-name="T20_312"><text:s/></text:span><text:span text:style-name="T20_313">la</text:span><text:span text:style-name="T20_314"><text:s/></text:span><text:span text:style-name="T20_315">actual</text:span><text:span text:style-name="T20_316"><text:s/></text:span><text:span text:style-name="T20_317">conducta</text:span><text:span text:style-name="T20_318"><text:s/></text:span><text:span text:style-name="T20_319">de</text:span><text:span text:style-name="T20_320"><text:s/></text:span><text:span text:style-name="T20_321">lamer</text:span><text:span text:style-name="T20_322"><text:s/></text:span><text:span text:style-name="T20_323">que</text:span><text:span text:style-name="T20_324"><text:s/></text:span><text:span text:style-name="T20_325">exhibe</text:span><text:span text:style-name="T20_326"><text:s/></text:span><text:span text:style-name="T20_327">PJ</text:span><text:span text:style-name="T20_328">,<text:s/></text:span><text:span text:style-name="T20_329">es</text:span><text:span text:style-name="T20_330"><text:s/></text:span><text:span text:style-name="T20_331">el</text:span><text:span text:style-name="T20_332"><text:s/></text:span><text:span text:style-name="T20_333">hecho</text:span><text:span text:style-name="T20_334"><text:s/></text:span><text:span text:style-name="T20_335">de</text:span><text:span text:style-name="T20_336"><text:s/></text:span><text:span text:style-name="T20_337">que</text:span><text:span text:style-name="T20_338"><text:s/></text:span><text:span text:style-name="T20_339">D</text:span><text:span text:style-name="T20_340"><text:s/></text:span><text:span text:style-name="T20_341">fue</text:span><text:span text:style-name="T20_342"><text:s/></text:span><text:span text:style-name="T20_343">reclutado</text:span><text:span text:style-name="T20_344"><text:s/></text:span><text:span text:style-name="T20_345">como</text:span><text:span text:style-name="T20_346"><text:s/></text:span><text:span text:style-name="T20_347">causa</text:span><text:span text:style-name="T20_348"><text:s/>(</text:span><text:span text:style-name="T20_349">parcial</text:span><text:span text:style-name="T20_350">)<text:s/></text:span><text:span text:style-name="T20_351">de</text:span><text:span text:style-name="T20_352"><text:s/></text:span><text:span text:style-name="T20_353">las</text:span><text:span text:style-name="T20_354"><text:s/></text:span><text:span text:style-name="T20_355">lamidas</text:span><text:span text:style-name="T20_356"><text:s/></text:span><text:span text:style-name="T20_357">porque</text:span><text:span text:style-name="T20_358"><text:s/></text:span><text:span text:style-name="T20_359">esos</text:span><text:span text:style-name="T20_360"><text:s/></text:span><text:span text:style-name="T20_361">movimientos</text:span><text:span text:style-name="T20_362"><text:s/></text:span><text:span text:style-name="T20_363">daban</text:span><text:span text:style-name="T20_364">,<text:s/></text:span><text:span text:style-name="T20_365">como</text:span><text:span text:style-name="T20_366"><text:s/></text:span><text:span text:style-name="T20_367">resultado</text:span><text:span text:style-name="T20_368">,<text:s/></text:span><text:span text:style-name="T20_369">agua</text:span><text:span text:style-name="T20_370">.(</text:span><text:span text:style-name="T20_371">Dretske</text:span><text:span text:style-name="T20_372"><text:s/>1988,<text:s/>128)</text:span></text:p>
      <text:p text:style-name="P21"><text:span text:style-name="T21_1">La</text:span><text:span text:style-name="T21_2"><text:s/></text:span><text:span text:style-name="T21_3">objeción</text:span><text:span text:style-name="T21_4"><text:s/></text:span><text:span text:style-name="T21_5">de</text:span><text:span text:style-name="T21_6"><text:s/></text:span><text:span text:style-name="T21_7">Dretske</text:span><text:span text:style-name="T21_8"><text:s/></text:span><text:span text:style-name="T21_9">a</text:span><text:span text:style-name="T21_10"><text:s/></text:span><text:span text:style-name="T21_11">especificar</text:span><text:span text:style-name="T21_12"><text:s/></text:span><text:span text:style-name="T21_13">el</text:span><text:span text:style-name="T21_14"><text:s/></text:span><text:span text:style-name="T21_15">contenido</text:span><text:span text:style-name="T21_16"><text:s/></text:span><text:span text:style-name="T21_17">del</text:span><text:span text:style-name="T21_18"><text:s/></text:span><text:span text:style-name="T21_19">deseo</text:span><text:span text:style-name="T21_20"><text:s/></text:span><text:span text:style-name="T21_21">de</text:span><text:span text:style-name="T21_22"><text:s/></text:span><text:span text:style-name="T21_23">PJ</text:span><text:span text:style-name="T21_24"><text:s/></text:span><text:span text:style-name="T21_25">en</text:span><text:span text:style-name="T21_26"><text:s/></text:span><text:span text:style-name="T21_27">términos</text:span><text:span text:style-name="T21_28"><text:s/></text:span><text:span text:style-name="T21_29">de</text:span><text:span text:style-name="T21_30"><text:s/></text:span><text:span text:style-name="T21_31">su</text:span><text:span text:style-name="T21_32"><text:s/></text:span><text:span text:style-name="T21_33">condición</text:span><text:span text:style-name="T21_34"><text:s/></text:span><text:span text:style-name="T21_35">de</text:span><text:span text:style-name="T21_36"><text:s/></text:span><text:span text:style-name="T21_37">satisfacción</text:span><text:span text:style-name="T21_38"><text:s/></text:span><text:span text:style-name="T21_39">es</text:span><text:span text:style-name="T21_40"><text:s/></text:span><text:span text:style-name="T21_41">que</text:span><text:span text:style-name="T21_42"><text:s/></text:span><text:span text:style-name="T21_43">el</text:span><text:span text:style-name="T21_44"><text:s/></text:span><text:span text:style-name="T21_45">deseo</text:span><text:span text:style-name="T21_46"><text:s/></text:span><text:span text:style-name="T21_47">bien</text:span><text:span text:style-name="T21_48"><text:s/></text:span><text:span text:style-name="T21_49">podría</text:span><text:span text:style-name="T21_50"><text:s/></text:span><text:span text:style-name="T21_51">no</text:span><text:span text:style-name="T21_52"><text:s/></text:span><text:span text:style-name="T21_53">verse</text:span><text:span text:style-name="T21_54"><text:s/></text:span><text:span text:style-name="T21_55">satisfecho</text:span><text:span text:style-name="T21_56">.<text:s/></text:span><text:span text:style-name="T21_57">El</text:span><text:span text:style-name="T21_58"><text:s/></text:span><text:span text:style-name="T21_59">ofrece</text:span><text:span text:style-name="T21_60"><text:s/></text:span><text:span text:style-name="T21_61">su</text:span><text:span text:style-name="T21_62"><text:s/></text:span><text:span text:style-name="T21_63">propia</text:span><text:span text:style-name="T21_64"><text:s/></text:span><text:span text:style-name="T21_65">sugerencia</text:span><text:span text:style-name="T21_66"><text:s/></text:span><text:span text:style-name="T21_67">para</text:span><text:span text:style-name="T21_68"><text:s/></text:span><text:span text:style-name="T21_69">competir</text:span><text:span text:style-name="T21_70">,<text:s/></text:span><text:span text:style-name="T21_71">y</text:span><text:span text:style-name="T21_72"><text:s/></text:span><text:span text:style-name="T21_73">tal</text:span><text:span text:style-name="T21_74"><text:s/></text:span><text:span text:style-name="T21_75">sugerencia</text:span><text:span text:style-name="T21_76"><text:s/></text:span><text:span text:style-name="T21_77">consiste</text:span><text:span text:style-name="T21_78"><text:s/></text:span><text:span text:style-name="T21_79">en</text:span><text:span text:style-name="T21_80"><text:s/></text:span><text:span text:style-name="T21_81">que</text:span><text:span text:style-name="T21_82"><text:s/></text:span><text:span text:style-name="T21_83">el</text:span><text:span text:style-name="T21_84"><text:s/></text:span><text:span text:style-name="T21_85">contenido</text:span><text:span text:style-name="T21_86"><text:s/></text:span><text:span text:style-name="T21_87">de</text:span><text:span text:style-name="T21_88"><text:s/></text:span><text:span text:style-name="T21_89">un</text:span><text:span text:style-name="T21_90"><text:s/></text:span><text:span text:style-name="T21_91">deseo</text:span><text:span text:style-name="T21_92"><text:s/></text:span><text:span text:style-name="T21_93">viene</text:span><text:span text:style-name="T21_94"><text:s/></text:span><text:span text:style-name="T21_95">dado</text:span><text:span text:style-name="T21_96"><text:s/></text:span><text:span text:style-name="T21_97">por</text:span><text:span text:style-name="T21_98"><text:s/></text:span><text:span text:style-name="T21_99">el</text:span><text:span text:style-name="T21_100"><text:s/></text:span><text:span text:style-name="T21_101">estado</text:span><text:span text:style-name="T21_102"><text:s/></text:span><text:span text:style-name="T21_103">de</text:span><text:span text:style-name="T21_104"><text:s/></text:span><text:span text:style-name="T21_105">cosas</text:span><text:span text:style-name="T21_106"><text:s/></text:span><text:span text:style-name="T21_107">que</text:span><text:span text:style-name="T21_108"><text:s/></text:span><text:span text:style-name="T21_109">refuerza</text:span><text:span text:style-name="T21_110"><text:s/></text:span><text:span text:style-name="T21_111">las</text:span><text:span text:style-name="T21_112"><text:s/></text:span><text:span text:style-name="T21_113">acciones</text:span><text:span text:style-name="T21_114"><text:s/></text:span><text:span text:style-name="T21_115">a</text:span><text:span text:style-name="T21_116"><text:s/></text:span><text:span text:style-name="T21_117">las</text:span><text:span text:style-name="T21_118"><text:s/></text:span><text:span text:style-name="T21_119">que</text:span><text:span text:style-name="T21_120"><text:s/></text:span><text:span text:style-name="T21_121">el</text:span><text:span text:style-name="T21_122"><text:s/></text:span><text:span text:style-name="T21_123">deseo</text:span><text:span text:style-name="T21_124"><text:s/></text:span><text:span text:style-name="T21_125">da</text:span><text:span text:style-name="T21_126"><text:s/></text:span><text:span text:style-name="T21_127">origen</text:span><text:span text:style-name="T21_128"><text:s/>(</text:span><text:span text:style-name="T21_129">siempre</text:span><text:span text:style-name="T21_130"><text:s/></text:span><text:span text:style-name="T21_131">y</text:span><text:span text:style-name="T21_132"><text:s/></text:span><text:span text:style-name="T21_133">cuando</text:span><text:span text:style-name="T21_134"><text:s/></text:span><text:span text:style-name="T21_135">las</text:span><text:span text:style-name="T21_136"><text:s/></text:span><text:span text:style-name="T21_137">condiciones</text:span><text:span text:style-name="T21_138"><text:s/></text:span><text:span text:style-name="T21_139">de</text:span><text:span text:style-name="T21_140"><text:s/></text:span><text:span text:style-name="T21_141">fondo</text:span><text:span text:style-name="T21_142"><text:s/></text:span><text:span text:style-name="T21_143">sean</text:span><text:span text:style-name="T21_144"><text:s/></text:span><text:span text:style-name="T21_145">las</text:span><text:span text:style-name="T21_146"><text:s/></text:span><text:span text:style-name="T21_147">mismas</text:span><text:span text:style-name="T21_148">).<text:s/></text:span><text:span text:style-name="T21_149">Pero</text:span><text:span text:style-name="T21_150">.<text:s/></text:span><text:span text:style-name="T21_151">ni</text:span><text:span text:style-name="T21_152"><text:s/></text:span><text:span text:style-name="T21_153">las</text:span><text:span text:style-name="T21_154"><text:s/></text:span><text:span text:style-name="T21_155">objeciones</text:span><text:span text:style-name="T21_156"><text:s/></text:span><text:span text:style-name="T21_157">de</text:span><text:span text:style-name="T21_158"><text:s/></text:span><text:span text:style-name="T21_159">Dretske</text:span><text:span text:style-name="T21_160"><text:s/></text:span><text:span text:style-name="T21_161">a</text:span><text:span text:style-name="T21_162"><text:s/></text:span><text:span text:style-name="T21_163">la</text:span><text:span text:style-name="T21_164"><text:s/></text:span><text:span text:style-name="T21_165">explicación</text:span><text:span text:style-name="T21_166"><text:s/></text:span><text:span text:style-name="T21_167">por</text:span><text:span text:style-name="T21_168"><text:s/></text:span><text:span text:style-name="T21_169">condiciones</text:span><text:span text:style-name="T21_170"><text:s/></text:span><text:span text:style-name="T21_171">de</text:span><text:span text:style-name="T21_172"><text:s/></text:span><text:span text:style-name="T21_173">satisfacción</text:span><text:span text:style-name="T21_174">.<text:s/></text:span><text:span text:style-name="T21_175">ni</text:span><text:span text:style-name="T21_176"><text:s/></text:span><text:span text:style-name="T21_177">du</text:span><text:span text:style-name="T21_178"><text:s/></text:span><text:span text:style-name="T21_179">alternativa</text:span><text:span text:style-name="T21_180">,<text:s/></text:span><text:span text:style-name="T21_181">son</text:span><text:span text:style-name="T21_182"><text:s/></text:span><text:span text:style-name="T21_183">convincentes</text:span><text:span text:style-name="T21_184">.<text:s/></text:span><text:span text:style-name="T21_185">El</text:span><text:span text:style-name="T21_186"><text:s/></text:span><text:span text:style-name="T21_187">problema</text:span><text:span text:style-name="T21_188"><text:s/></text:span><text:span text:style-name="T21_189">de</text:span><text:span text:style-name="T21_190"><text:s/></text:span><text:span text:style-name="T21_191">dar</text:span><text:span text:style-name="T21_192"><text:s/></text:span><text:span text:style-name="T21_193">importancia</text:span><text:span text:style-name="T21_194"><text:s/></text:span><text:span text:style-name="T21_195">central</text:span><text:span text:style-name="T21_196"><text:s/></text:span><text:span text:style-name="T21_197">a</text:span><text:span text:style-name="T21_198"><text:s/></text:span><text:span text:style-name="T21_199">la</text:span><text:span text:style-name="T21_200"><text:s/></text:span><text:span text:style-name="T21_201">noción</text:span><text:span text:style-name="T21_202"><text:s/></text:span><text:span text:style-name="T21_203">de</text:span><text:span text:style-name="T21_204"><text:s/></text:span><text:span text:style-name="T21_205">reforzamiento</text:span><text:span text:style-name="T21_206"><text:s/></text:span><text:span text:style-name="T21_207">para</text:span><text:span text:style-name="T21_208"><text:s/></text:span><text:span text:style-name="T21_209">determinar</text:span><text:span text:style-name="T21_210"><text:s/></text:span><text:span text:style-name="T21_211">el</text:span><text:span text:style-name="T21_212"><text:s/></text:span><text:span text:style-name="T21_213">contenido</text:span><text:span text:style-name="T21_214"><text:s/></text:span><text:span text:style-name="T21_215">de</text:span><text:span text:style-name="T21_216"><text:s/></text:span><text:span text:style-name="T21_217">los</text:span><text:span text:style-name="T21_218"><text:s/></text:span><text:span text:style-name="T21_219">deseos</text:span><text:span text:style-name="T21_220">,<text:s/></text:span><text:span text:style-name="T21_221">es</text:span><text:span text:style-name="T21_222"><text:s/></text:span><text:span text:style-name="T21_223">que</text:span><text:span text:style-name="T21_224"><text:s/></text:span><text:span text:style-name="T21_225">es</text:span><text:span text:style-name="T21_226"><text:s/></text:span><text:span text:style-name="T21_227">muy</text:span><text:span text:style-name="T21_228"><text:s/></text:span><text:span text:style-name="T21_229">restrictivo</text:span><text:span text:style-name="T21_230">.<text:s/></text:span><text:span text:style-name="T21_231">Como</text:span><text:span text:style-name="T21_232"><text:s/></text:span><text:span text:style-name="T21_233">el</text:span><text:span text:style-name="T21_234"><text:s/></text:span><text:span text:style-name="T21_235">mismo</text:span><text:span text:style-name="T21_236"><text:s/></text:span><text:span text:style-name="T21_237">Dretske</text:span><text:span text:style-name="T21_238"><text:s/></text:span><text:span text:style-name="T21_239">reconoce</text:span><text:span text:style-name="T21_240"><text:s/></text:span><text:span text:style-name="T21_241">en</text:span><text:span text:style-name="T21_242"><text:s/></text:span><text:span text:style-name="T21_243">la</text:span><text:span text:style-name="T21_244"><text:s/></text:span><text:span text:style-name="T21_245">última</text:span><text:span text:style-name="T21_246"><text:s/></text:span><text:span text:style-name="T21_247">oración</text:span><text:span text:style-name="T21_248"><text:s/></text:span><text:span text:style-name="T21_249">del</text:span><text:span text:style-name="T21_250"><text:s/></text:span><text:span text:style-name="T21_251">párrafo</text:span><text:span text:style-name="T21_252"><text:s/></text:span><text:span text:style-name="T21_253">citado</text:span><text:span text:style-name="T21_254">:<text:s/></text:span><text:span text:style-name="T21_255">una</text:span><text:span text:style-name="T21_256"><text:s/></text:span><text:span text:style-name="T21_257">explicación</text:span><text:span text:style-name="T21_258">,<text:s/></text:span><text:span text:style-name="T21_259">basada</text:span><text:span text:style-name="T21_260"><text:s/></text:span><text:span text:style-name="T21_261">en</text:span><text:span text:style-name="T21_262"><text:s/></text:span><text:span text:style-name="T21_263">reforzamientos</text:span><text:span text:style-name="T21_264">,<text:s/></text:span><text:span text:style-name="T21_265">del</text:span><text:span text:style-name="T21_266"><text:s/></text:span><text:span text:style-name="T21_267">contenido</text:span><text:span text:style-name="T21_268"><text:s/></text:span><text:span text:style-name="T21_269">de</text:span><text:span text:style-name="T21_270"><text:s/></text:span><text:span text:style-name="T21_271">un</text:span><text:span text:style-name="T21_272"><text:s/></text:span><text:span text:style-name="T21_273">deseo</text:span><text:span text:style-name="T21_274">,<text:s/></text:span><text:span text:style-name="T21_275">sólo</text:span><text:span text:style-name="T21_276"><text:s/></text:span><text:span text:style-name="T21_277">podrá</text:span><text:span text:style-name="T21_278"><text:s/></text:span><text:span text:style-name="T21_279">servir</text:span><text:span text:style-name="T21_280"><text:s/></text:span><text:span text:style-name="T21_281">para</text:span><text:span text:style-name="T21_282"><text:s/></text:span><text:span text:style-name="T21_283">las</text:span><text:span text:style-name="T21_284"><text:s/></text:span><text:span text:style-name="T21_285">metas</text:span><text:span text:style-name="T21_286"><text:s/></text:span><text:span text:style-name="T21_287">que</text:span><text:span text:style-name="T21_288"><text:s/></text:span><text:span text:style-name="T21_289">hayan</text:span><text:span text:style-name="T21_290"><text:s/></text:span><text:span text:style-name="T21_291">sido</text:span><text:span text:style-name="T21_292"><text:s/></text:span><text:span text:style-name="T21_293">experienciadas</text:span><text:span text:style-name="T21_294"><text:s/></text:span><text:span text:style-name="T21_295">como</text:span><text:span text:style-name="T21_296"><text:s/></text:span><text:span text:style-name="T21_297">reforzadores</text:span><text:span text:style-name="T21_298"><text:s/></text:span><text:span text:style-name="T21_299">en</text:span><text:span text:style-name="T21_300"><text:s/></text:span><text:span text:style-name="T21_301">el</text:span><text:span text:style-name="T21_302"><text:s/></text:span><text:span text:style-name="T21_303">pasado</text:span><text:span text:style-name="T21_304"><text:s/>(“</text:span><text:span text:style-name="T21_305">el</text:span><text:span text:style-name="T21_306"><text:s/></text:span><text:span text:style-name="T21_307">deseo</text:span><text:span text:style-name="T21_308"><text:s/></text:span><text:span text:style-name="T21_309">que</text:span><text:span text:style-name="T21_310"><text:s/></text:span><text:span text:style-name="T21_311">explica</text:span><text:span text:style-name="T21_312"><text:s/></text:span><text:span text:style-name="T21_313">la</text:span><text:span text:style-name="T21_314"><text:s/></text:span><text:span text:style-name="T21_315">conducta</text:span><text:span text:style-name="T21_316"><text:s/></text:span><text:span text:style-name="T21_317">es</text:span><text:span text:style-name="T21_318"><text:s/></text:span><text:span text:style-name="T21_319">un</text:span><text:span text:style-name="T21_320"><text:s/></text:span><text:span text:style-name="T21_321">deseo</text:span><text:span text:style-name="T21_322"><text:s/></text:span><text:span text:style-name="T21_323">de</text:span><text:span text:style-name="T21_324"><text:s/></text:span><text:span text:style-name="T21_325">cualquier</text:span><text:span text:style-name="T21_326"><text:s/></text:span><text:span text:style-name="T21_327">resultado</text:span><text:span text:style-name="T21_328"><text:s/></text:span><text:span text:style-name="T21_329">pasado</text:span><text:span text:style-name="T21_330"><text:s/></text:span><text:span text:style-name="T21_331">que</text:span><text:span text:style-name="T21_332"><text:s/></text:span><text:span text:style-name="T21_333">haya</text:span><text:span text:style-name="T21_334"><text:s/></text:span><text:span text:style-name="T21_335">figurado</text:span><text:span text:style-name="T21_336"><text:s/></text:span><text:span text:style-name="T21_337">como</text:span><text:span text:style-name="T21_338"><text:s/></text:span><text:span text:style-name="T21_339">causa</text:span><text:span text:style-name="T21_340"><text:s/></text:span><text:span text:style-name="T21_341">estructurante</text:span><text:span text:style-name="T21_342"><text:s/></text:span><text:span text:style-name="T21_343">de</text:span><text:span text:style-name="T21_344"><text:s/></text:span><text:span text:style-name="T21_345">la</text:span><text:span text:style-name="T21_346"><text:s/></text:span><text:span text:style-name="T21_347">conducta</text:span><text:span text:style-name="T21_348">"<text:s/>[129]).<text:s/></text:span><text:span text:style-name="T21_349">Ento</text:span><text:span text:style-name="T21_350"><text:s/></text:span><text:span text:style-name="T21_351">implica</text:span><text:span text:style-name="T21_352"><text:s/></text:span><text:span text:style-name="T21_353">que</text:span><text:span text:style-name="T21_354"><text:s/></text:span><text:span text:style-name="T21_355">nuevos</text:span><text:span text:style-name="T21_356"><text:s/></text:span><text:span text:style-name="T21_357">deseos</text:span><text:span text:style-name="T21_358"><text:s/></text:span><text:span text:style-name="T21_359">pueden</text:span><text:span text:style-name="T21_360"><text:s/></text:span><text:span text:style-name="T21_361">emerger</text:span><text:span text:style-name="T21_362"><text:s/></text:span><text:span text:style-name="T21_363">sólo</text:span><text:span text:style-name="T21_364"><text:s/></text:span><text:span text:style-name="T21_365">por</text:span><text:span text:style-name="T21_366"><text:s/></text:span><text:span text:style-name="T21_367">azar</text:span><text:span text:style-name="T21_368"><text:s/>-</text:span><text:span text:style-name="T21_369">cuando</text:span><text:span text:style-name="T21_370"><text:s/></text:span><text:span text:style-name="T21_371">la</text:span><text:span text:style-name="T21_372"><text:s/></text:span><text:span text:style-name="T21_373">conducta</text:span><text:span text:style-name="T21_374"><text:s/></text:span><text:span text:style-name="T21_375">resulta</text:span><text:span text:style-name="T21_376"><text:s/></text:span><text:span text:style-name="T21_377">dar</text:span><text:span text:style-name="T21_378"><text:s/></text:span><text:span text:style-name="T21_379">origen</text:span><text:span text:style-name="T21_380"><text:s/></text:span><text:span text:style-name="T21_381">a</text:span><text:span text:style-name="T21_382"><text:s/></text:span><text:span text:style-name="T21_383">un</text:span><text:span text:style-name="T21_384"><text:s/></text:span><text:span text:style-name="T21_385">desenlace</text:span><text:span text:style-name="T21_386"><text:s/></text:span><text:span text:style-name="T21_387">afortunado</text:span><text:span text:style-name="T21_388"><text:s/></text:span><text:span text:style-name="T21_389">y</text:span><text:span text:style-name="T21_390"><text:s/></text:span><text:span text:style-name="T21_391">la</text:span><text:span text:style-name="T21_392"><text:s/></text:span><text:span text:style-name="T21_393">criatura</text:span><text:span text:style-name="T21_394"><text:s/></text:span><text:span text:style-name="T21_395">en</text:span><text:span text:style-name="T21_396"><text:s/></text:span><text:span text:style-name="T21_397">cuestión</text:span><text:span text:style-name="T21_398"><text:s/></text:span><text:span text:style-name="T21_399">está</text:span><text:span text:style-name="T21_400"><text:s/></text:span><text:span text:style-name="T21_401">motivada</text:span><text:span text:style-name="T21_402"><text:s/></text:span><text:span text:style-name="T21_403">a</text:span><text:span text:style-name="T21_404"><text:s/></text:span><text:span text:style-name="T21_405">repetir</text:span><text:span text:style-name="T21_406"><text:s/></text:span><text:span text:style-name="T21_407">dicha</text:span><text:span text:style-name="T21_408"><text:s/></text:span><text:span text:style-name="T21_409">conducta</text:span><text:span text:style-name="T21_410"><text:s/>(</text:span><text:span text:style-name="T21_411">como</text:span><text:span text:style-name="T21_412"><text:s/></text:span><text:span text:style-name="T21_413">en</text:span><text:span text:style-name="T21_414"><text:s/></text:span><text:span text:style-name="T21_415">la</text:span><text:span text:style-name="T21_416"><text:s/></text:span><text:span text:style-name="T21_417">noción</text:span><text:span text:style-name="T21_418"><text:s/></text:span><text:span text:style-name="T21_419">piagetiana</text:span><text:span text:style-name="T21_420"><text:s/>[1952]<text:s/></text:span><text:span text:style-name="T21_421">de</text:span><text:span text:style-name="T21_422"><text:s/></text:span><text:span text:style-name="T21_423">reacción</text:span><text:span text:style-name="T21_424"><text:s/></text:span><text:span text:style-name="T21_425">circular</text:span><text:span text:style-name="T21_426"><text:s/></text:span><text:span text:style-name="T21_427">secundaria</text:span><text:span text:style-name="T21_428">).<text:s/></text:span><text:span text:style-name="T21_429">Este</text:span><text:span text:style-name="T21_430"><text:s/></text:span><text:span text:style-name="T21_431">resultado</text:span><text:span text:style-name="T21_432"><text:s/></text:span><text:span text:style-name="T21_433">debería</text:span><text:span text:style-name="T21_434"><text:s/></text:span><text:span text:style-name="T21_435">ser</text:span><text:span text:style-name="T21_436"><text:s/></text:span><text:span text:style-name="T21_437">evitado</text:span><text:span text:style-name="T21_438"><text:s/></text:span><text:span text:style-name="T21_439">en</text:span><text:span text:style-name="T21_440"><text:s/></text:span><text:span text:style-name="T21_441">la</text:span><text:span text:style-name="T21_442"><text:s/></text:span><text:span text:style-name="T21_443">medida</text:span><text:span text:style-name="T21_444"><text:s/></text:span><text:span text:style-name="T21_445">de</text:span><text:span text:style-name="T21_446"><text:s/></text:span><text:span text:style-name="T21_447">lo</text:span><text:span text:style-name="T21_448"><text:s/></text:span><text:span text:style-name="T21_449">posible</text:span><text:span text:style-name="T21_450">,<text:s/></text:span><text:span text:style-name="T21_451">y</text:span><text:span text:style-name="T21_452"><text:s/></text:span><text:span text:style-name="T21_453">es</text:span><text:span text:style-name="T21_454"><text:s/></text:span><text:span text:style-name="T21_455">auspicioso</text:span><text:span text:style-name="T21_456">,<text:s/></text:span><text:span text:style-name="T21_457">por</text:span><text:span text:style-name="T21_458"><text:s/></text:span><text:span text:style-name="T21_459">tanto</text:span><text:span text:style-name="T21_460">,<text:s/></text:span><text:span text:style-name="T21_461">que</text:span><text:span text:style-name="T21_462"><text:s/></text:span><text:span text:style-name="T21_463">su</text:span><text:span text:style-name="T21_464"><text:s/></text:span><text:span text:style-name="T21_465">objeción</text:span><text:span text:style-name="T21_466"><text:s/></text:span><text:span text:style-name="T21_467">a</text:span><text:span text:style-name="T21_468"><text:s/></text:span><text:span text:style-name="T21_469">la</text:span><text:span text:style-name="T21_470"><text:s/></text:span><text:span text:style-name="T21_471">condición</text:span><text:span text:style-name="T21_472"><text:s/></text:span><text:span text:style-name="T21_473">de</text:span><text:span text:style-name="T21_474"><text:s/></text:span><text:span text:style-name="T21_475">satisfacción</text:span><text:span text:style-name="T21_476"><text:s/></text:span><text:span text:style-name="T21_477">sea</text:span><text:span text:style-name="T21_478"><text:s/></text:span><text:span text:style-name="T21_479">menos</text:span><text:span text:style-name="T21_480"><text:s/></text:span><text:span text:style-name="T21_481">que</text:span><text:span text:style-name="T21_482"><text:s/></text:span><text:span text:style-name="T21_483">convincente</text:span><text:span text:style-name="T21_484">.</text:span></text:p>
      <text:p text:style-name="P22"><text:span text:style-name="T22_1">La</text:span><text:span text:style-name="T22_2"><text:s/></text:span><text:span text:style-name="T22_3">innegable</text:span><text:span text:style-name="T22_4"><text:s/></text:span><text:span text:style-name="T22_5">plausibilidad</text:span><text:span text:style-name="T22_6"><text:s/></text:span><text:span text:style-name="T22_7">de</text:span><text:span text:style-name="T22_8"><text:s/></text:span><text:span text:style-name="T22_9">que</text:span><text:span text:style-name="T22_10"><text:s/></text:span><text:span text:style-name="T22_11">un</text:span><text:span text:style-name="T22_12"><text:s/></text:span><text:span text:style-name="T22_13">deseo</text:span><text:span text:style-name="T22_14"><text:s/></text:span><text:span text:style-name="T22_15">pueda</text:span><text:span text:style-name="T22_16"><text:s/></text:span><text:span text:style-name="T22_17">no</text:span><text:span text:style-name="T22_18"><text:s/></text:span><text:span text:style-name="T22_19">ser</text:span><text:span text:style-name="T22_20"><text:s/></text:span><text:span text:style-name="T22_21">satisfecho</text:span><text:span text:style-name="T22_22"><text:s/></text:span><text:span text:style-name="T22_23">no</text:span><text:span text:style-name="T22_24"><text:s/></text:span><text:span text:style-name="T22_25">debería</text:span><text:span text:style-name="T22_26"><text:s/></text:span><text:span text:style-name="T22_27">obstar</text:span><text:span text:style-name="T22_28"><text:s/></text:span><text:span text:style-name="T22_29">más</text:span><text:span text:style-name="T22_30"><text:s/></text:span><text:span text:style-name="T22_31">para</text:span><text:span text:style-name="T22_32"><text:s/></text:span><text:span text:style-name="T22_33">especificar</text:span><text:span text:style-name="T22_34"><text:s/></text:span><text:span text:style-name="T22_35">el</text:span><text:span text:style-name="T22_36"><text:s/></text:span><text:span text:style-name="T22_37">contenido</text:span><text:span text:style-name="T22_38"><text:s/></text:span><text:span text:style-name="T22_39">del</text:span><text:span text:style-name="T22_40"><text:s/></text:span><text:span text:style-name="T22_41">mismo</text:span><text:span text:style-name="T22_42">,<text:s/></text:span><text:span text:style-name="T22_43">en</text:span><text:span text:style-name="T22_44"><text:s/></text:span><text:span text:style-name="T22_45">términos</text:span><text:span text:style-name="T22_46"><text:s/></text:span><text:span text:style-name="T22_47">de</text:span><text:span text:style-name="T22_48"><text:s/></text:span><text:span text:style-name="T22_49">lo</text:span><text:span text:style-name="T22_50"><text:s/></text:span><text:span text:style-name="T22_51">que</text:span><text:span text:style-name="T22_52"><text:s/></text:span><text:span text:style-name="T22_53">lo</text:span><text:span text:style-name="T22_54"><text:s/></text:span><text:span text:style-name="T22_55">satisfaría</text:span><text:span text:style-name="T22_56">,<text:s/></text:span><text:span text:style-name="T22_57">que</text:span><text:span text:style-name="T22_58"><text:s/></text:span><text:span text:style-name="T22_59">la</text:span><text:span text:style-name="T22_60"><text:s/></text:span><text:span text:style-name="T22_61">posibilidad</text:span><text:span text:style-name="T22_62"><text:s/></text:span><text:span text:style-name="T22_63">de</text:span><text:span text:style-name="T22_64"><text:s/></text:span><text:span text:style-name="T22_65">que</text:span><text:span text:style-name="T22_66"><text:s/></text:span><text:span text:style-name="T22_67">una</text:span><text:span text:style-name="T22_68"><text:s/></text:span><text:span text:style-name="T22_69">creencia</text:span><text:span text:style-name="T22_70"><text:s/></text:span><text:span text:style-name="T22_71">no</text:span><text:span text:style-name="T22_72"><text:s/></text:span><text:span text:style-name="T22_73">sea</text:span><text:span text:style-name="T22_74"><text:s/></text:span><text:span text:style-name="T22_75">cierta</text:span><text:span text:style-name="T22_76"><text:s/></text:span><text:span text:style-name="T22_77">a</text:span><text:span text:style-name="T22_78"><text:s/></text:span><text:span text:style-name="T22_79">efectos</text:span><text:span text:style-name="T22_80"><text:s/></text:span><text:span text:style-name="T22_81">de</text:span><text:span text:style-name="T22_82"><text:s/></text:span><text:span text:style-name="T22_83">especificar</text:span><text:span text:style-name="T22_84"><text:s/></text:span><text:span text:style-name="T22_85">su</text:span><text:span text:style-name="T22_86"><text:s/></text:span><text:span text:style-name="T22_87">contenido</text:span><text:span text:style-name="T22_88"><text:s/></text:span><text:span text:style-name="T22_89">en</text:span><text:span text:style-name="T22_90"><text:s/></text:span><text:span text:style-name="T22_91">términos</text:span><text:span text:style-name="T22_92"><text:s/></text:span><text:span text:style-name="T22_93">de</text:span><text:span text:style-name="T22_94"><text:s/></text:span><text:span text:style-name="T22_95">lo</text:span><text:span text:style-name="T22_96"><text:s/></text:span><text:span text:style-name="T22_97">que</text:span><text:span text:style-name="T22_98"><text:s/></text:span><text:span text:style-name="T22_99">la</text:span><text:span text:style-name="T22_100"><text:s/></text:span><text:span text:style-name="T22_101">haría</text:span><text:span text:style-name="T22_102"><text:s/></text:span><text:span text:style-name="T22_103">verdadera</text:span><text:span text:style-name="T22_104">.<text:s/></text:span><text:span text:style-name="T22_105">El</text:span><text:span text:style-name="T22_106"><text:s/></text:span><text:span text:style-name="T22_107">punto</text:span><text:span text:style-name="T22_108"><text:s/></text:span><text:span text:style-name="T22_109">no</text:span><text:span text:style-name="T22_110"><text:s/></text:span><text:span text:style-name="T22_111">es</text:span><text:span text:style-name="T22_112"><text:s/></text:span><text:span text:style-name="T22_113">qué</text:span><text:span text:style-name="T22_114"><text:s/></text:span><text:span text:style-name="T22_115">satisfará</text:span><text:span text:style-name="T22_116"><text:s/></text:span><text:span text:style-name="T22_117">el</text:span><text:span text:style-name="T22_118"><text:s/></text:span><text:span text:style-name="T22_119">deseo</text:span><text:span text:style-name="T22_120">,<text:s/></text:span><text:span text:style-name="T22_121">sino</text:span><text:span text:style-name="T22_122"><text:s/></text:span><text:span text:style-name="T22_123">qué</text:span><text:span text:style-name="T22_124"><text:s/></text:span><text:span text:style-name="T22_125">lo</text:span><text:span text:style-name="T22_126"><text:s/></text:span><text:span text:style-name="T22_127">satisfaría</text:span><text:span text:style-name="T22_128"><text:s/>(</text:span><text:span text:style-name="T22_129">y</text:span><text:span text:style-name="T22_130">,<text:s/></text:span><text:span text:style-name="T22_131">de</text:span><text:span text:style-name="T22_132"><text:s/></text:span><text:span text:style-name="T22_133">paso</text:span><text:span text:style-name="T22_134">,<text:s/></text:span><text:span text:style-name="T22_135">no</text:span><text:span text:style-name="T22_136"><text:s/></text:span><text:span text:style-name="T22_137">se</text:span><text:span text:style-name="T22_138"><text:s/></text:span><text:span text:style-name="T22_139">trata</text:span><text:span text:style-name="T22_140"><text:s/></text:span><text:span text:style-name="T22_141">de</text:span><text:span text:style-name="T22_142"><text:s/></text:span><text:span text:style-name="T22_143">qué</text:span><text:span text:style-name="T22_144"><text:s/></text:span><text:span text:style-name="T22_145">hace</text:span><text:span text:style-name="T22_146"><text:s/></text:span><text:span text:style-name="T22_147">verdadera</text:span><text:span text:style-name="T22_148"><text:s/></text:span><text:span text:style-name="T22_149">a</text:span><text:span text:style-name="T22_150"><text:s/></text:span><text:span text:style-name="T22_151">una</text:span><text:span text:style-name="T22_152"><text:s/></text:span><text:span text:style-name="T22_153">creencia</text:span><text:span text:style-name="T22_154">,<text:s/></text:span><text:span text:style-name="T22_155">sino</text:span><text:span text:style-name="T22_156"><text:s/></text:span><text:span text:style-name="T22_157">que</text:span><text:span text:style-name="T22_158"><text:s/></text:span><text:span text:style-name="T22_159">la</text:span><text:span text:style-name="T22_160"><text:s/></text:span><text:span text:style-name="T22_161">haría</text:span><text:span text:style-name="T22_162"><text:s/></text:span><text:span text:style-name="T22_163">verdadera</text:span><text:span text:style-name="T22_164">).<text:s/></text:span></text:p>
      <text:p text:style-name="P23"><text:span text:style-name="T23_1">Sin</text:span><text:span text:style-name="T23_2"><text:s/></text:span><text:span text:style-name="T23_3">embargo</text:span><text:span text:style-name="T23_4">,<text:s/></text:span><text:span text:style-name="T23_5">la</text:span><text:span text:style-name="T23_6"><text:s/></text:span><text:span text:style-name="T23_7">noción</text:span><text:span text:style-name="T23_8"><text:s/></text:span><text:span text:style-name="T23_9">de</text:span><text:span text:style-name="T23_10"><text:s/></text:span><text:span text:style-name="T23_11">reforzamiento</text:span><text:span text:style-name="T23_12"><text:s/></text:span><text:span text:style-name="T23_13">sí</text:span><text:span text:style-name="T23_14"><text:s/></text:span><text:span text:style-name="T23_15">tiene</text:span><text:span text:style-name="T23_16"><text:s/></text:span><text:span text:style-name="T23_17">un</text:span><text:span text:style-name="T23_18"><text:s/></text:span><text:span text:style-name="T23_19">papel</text:span><text:span text:style-name="T23_20"><text:s/></text:span><text:span text:style-name="T23_21">que</text:span><text:span text:style-name="T23_22"><text:s/></text:span><text:span text:style-name="T23_23">cumplir</text:span><text:span text:style-name="T23_24"><text:s/></text:span><text:span text:style-name="T23_25">en</text:span><text:span text:style-name="T23_26"><text:s/></text:span><text:span text:style-name="T23_27">la</text:span><text:span text:style-name="T23_28"><text:s/></text:span><text:span text:style-name="T23_29">determinación</text:span><text:span text:style-name="T23_30"><text:s/></text:span><text:span text:style-name="T23_31">del</text:span><text:span text:style-name="T23_32"><text:s/></text:span><text:span text:style-name="T23_33">contenido</text:span><text:span text:style-name="T23_34"><text:s/></text:span><text:span text:style-name="T23_35">del</text:span><text:span text:style-name="T23_36"><text:s/></text:span><text:span text:style-name="T23_37">deseo</text:span><text:span text:style-name="T23_38">.<text:s/></text:span><text:span text:style-name="T23_39">Como</text:span><text:span text:style-name="T23_40"><text:s/></text:span><text:span text:style-name="T23_41">ha</text:span><text:span text:style-name="T23_42"><text:s/></text:span><text:span text:style-name="T23_43">notado</text:span><text:span text:style-name="T23_44"><text:s/></text:span><text:span text:style-name="T23_45">Whyte</text:span><text:span text:style-name="T23_46"><text:s/>(1991),<text:s/></text:span><text:span text:style-name="T23_47">podemos</text:span><text:span text:style-name="T23_48"><text:s/></text:span><text:span text:style-name="T23_49">emplearlo</text:span><text:span text:style-name="T23_50"><text:s/></text:span><text:span text:style-name="T23_51">para</text:span><text:span text:style-name="T23_52"><text:s/></text:span><text:span text:style-name="T23_53">resolver</text:span><text:span text:style-name="T23_54"><text:s/></text:span><text:span text:style-name="T23_55">el</text:span><text:span text:style-name="T23_56"><text:s/></text:span><text:span text:style-name="T23_57">problema</text:span><text:span text:style-name="T23_58"><text:s/></text:span><text:span text:style-name="T23_59">antes</text:span><text:span text:style-name="T23_60"><text:s/></text:span><text:span text:style-name="T23_61">mencionado</text:span><text:span text:style-name="T23_62">,<text:s/></text:span><text:span text:style-name="T23_63">a</text:span><text:span text:style-name="T23_64"><text:s/></text:span><text:span text:style-name="T23_65">saber</text:span><text:span text:style-name="T23_66">:<text:s/></text:span><text:span text:style-name="T23_67">el</text:span><text:span text:style-name="T23_68"><text:s/></text:span><text:span text:style-name="T23_69">problema</text:span><text:span text:style-name="T23_70"><text:s/></text:span><text:span text:style-name="T23_71">de</text:span><text:span text:style-name="T23_72"><text:s/></text:span><text:span text:style-name="T23_73">especificar</text:span><text:span text:style-name="T23_74"><text:s/></text:span><text:span text:style-name="T23_75">el</text:span><text:span text:style-name="T23_76"><text:s/></text:span><text:span text:style-name="T23_77">tipo</text:span><text:span text:style-name="T23_78"><text:s/></text:span><text:span text:style-name="T23_79">correcto</text:span><text:span text:style-name="T23_80"><text:s/></text:span><text:span text:style-name="T23_81">de</text:span><text:span text:style-name="T23_82"><text:s/></text:span><text:span text:style-name="T23_83">circunstancias</text:span><text:span text:style-name="T23_84"><text:s/></text:span><text:span text:style-name="T23_85">en</text:span><text:span text:style-name="T23_86"><text:s/></text:span><text:span text:style-name="T23_87">las</text:span><text:span text:style-name="T23_88"><text:s/></text:span><text:span text:style-name="T23_89">cuales</text:span><text:span text:style-name="T23_90"><text:s/></text:span><text:span text:style-name="T23_91">el</text:span><text:span text:style-name="T23_92"><text:s/></text:span><text:span text:style-name="T23_93">cese</text:span><text:span text:style-name="T23_94"><text:s/></text:span><text:span text:style-name="T23_95">de</text:span><text:span text:style-name="T23_96"><text:s/></text:span><text:span text:style-name="T23_97">la</text:span><text:span text:style-name="T23_98"><text:s/></text:span><text:span text:style-name="T23_99">conducta</text:span><text:span text:style-name="T23_100"><text:s/></text:span><text:span text:style-name="T23_101">generada</text:span><text:span text:style-name="T23_102"><text:s/></text:span><text:span text:style-name="T23_103">por</text:span><text:span text:style-name="T23_104"><text:s/></text:span><text:span text:style-name="T23_105">deseos</text:span><text:span text:style-name="T23_106"><text:s/></text:span><text:span text:style-name="T23_107">indicará</text:span><text:span text:style-name="T23_108"><text:s/></text:span><text:span text:style-name="T23_109">el</text:span><text:span text:style-name="T23_110"><text:s/></text:span><text:span text:style-name="T23_111">contenido</text:span><text:span text:style-name="T23_112"><text:s/></text:span><text:span text:style-name="T23_113">del</text:span><text:span text:style-name="T23_114"><text:s/></text:span><text:span text:style-name="T23_115">deseo</text:span><text:span text:style-name="T23_116">.<text:s/></text:span><text:span text:style-name="T23_117">Como</text:span><text:span text:style-name="T23_118"><text:s/></text:span><text:span text:style-name="T23_119">él</text:span><text:span text:style-name="T23_120"><text:s/></text:span><text:span text:style-name="T23_121">dice</text:span><text:span text:style-name="T23_122">,<text:s/>“</text:span><text:span text:style-name="T23_123">un</text:span><text:span text:style-name="T23_124"><text:s/></text:span><text:span text:style-name="T23_125">deseo</text:span><text:span text:style-name="T23_126"><text:s/></text:span><text:span text:style-name="T23_127">se</text:span><text:span text:style-name="T23_128"><text:s/></text:span><text:span text:style-name="T23_129">satisface</text:span><text:span text:style-name="T23_130"><text:s/></text:span><text:span text:style-name="T23_131">si</text:span><text:span text:style-name="T23_132"><text:s/></text:span><text:span text:style-name="T23_133">y</text:span><text:span text:style-name="T23_134"><text:s/></text:span><text:span text:style-name="T23_135">solo</text:span><text:span text:style-name="T23_136"><text:s/></text:span><text:span text:style-name="T23_137">si</text:span><text:span text:style-name="T23_138"><text:s/></text:span><text:span text:style-name="T23_139">su</text:span><text:span text:style-name="T23_140"><text:s/></text:span><text:span text:style-name="T23_141">ida</text:span><text:span text:style-name="T23_142"><text:s/></text:span><text:span text:style-name="T23_143">refuerza</text:span><text:span text:style-name="T23_144"><text:s/></text:span><text:span text:style-name="T23_145">la</text:span><text:span text:style-name="T23_146"><text:s/></text:span><text:span text:style-name="T23_147">disposición</text:span><text:span text:style-name="T23_148"><text:s/></text:span><text:span text:style-name="T23_149">a</text:span><text:span text:style-name="T23_150"><text:s/></text:span><text:span text:style-name="T23_151">actuar</text:span><text:span text:style-name="T23_152"><text:s/></text:span><text:span text:style-name="T23_153">de</text:span><text:span text:style-name="T23_154"><text:s/></text:span><text:span text:style-name="T23_155">la</text:span><text:span text:style-name="T23_156"><text:s/></text:span><text:span text:style-name="T23_157">manera</text:span><text:span text:style-name="T23_158"><text:s/></text:span><text:span text:style-name="T23_159">en</text:span><text:span text:style-name="T23_160"><text:s/></text:span><text:span text:style-name="T23_161">que</text:span><text:span text:style-name="T23_162"><text:s/></text:span><text:span text:style-name="T23_163">lo</text:span><text:span text:style-name="T23_164"><text:s/></text:span><text:span text:style-name="T23_165">hizo</text:span><text:span text:style-name="T23_166"><text:s/></text:span><text:span text:style-name="T23_167">irse</text:span><text:span text:style-name="T23_168">”<text:s/>(1991,<text:s/>68).<text:s/></text:span><text:span text:style-name="T23_169">Aplicar</text:span><text:span text:style-name="T23_170"><text:s/></text:span><text:span text:style-name="T23_171">la</text:span><text:span text:style-name="T23_172"><text:s/></text:span><text:span text:style-name="T23_173">noción</text:span><text:span text:style-name="T23_174"><text:s/></text:span><text:span text:style-name="T23_175">de</text:span><text:span text:style-name="T23_176"><text:s/></text:span><text:span text:style-name="T23_177">reforzamiento</text:span><text:span text:style-name="T23_178"><text:s/></text:span><text:span text:style-name="T23_179">en</text:span><text:span text:style-name="T23_180"><text:s/></text:span><text:span text:style-name="T23_181">esta</text:span><text:span text:style-name="T23_182"><text:s/></text:span><text:span text:style-name="T23_183">forma</text:span><text:span text:style-name="T23_184"><text:s/></text:span><text:span text:style-name="T23_185">no</text:span><text:span text:style-name="T23_186"><text:s/></text:span><text:span text:style-name="T23_187">restringe</text:span><text:span text:style-name="T23_188"><text:s/></text:span><text:span text:style-name="T23_189">los</text:span><text:span text:style-name="T23_190"><text:s/></text:span><text:span text:style-name="T23_191">posibles</text:span><text:span text:style-name="T23_192"><text:s/></text:span><text:span text:style-name="T23_193">contenidos</text:span><text:span text:style-name="T23_194"><text:s/></text:span><text:span text:style-name="T23_195">de</text:span><text:span text:style-name="T23_196"><text:s/></text:span><text:span text:style-name="T23_197">los</text:span><text:span text:style-name="T23_198"><text:s/></text:span><text:span text:style-name="T23_199">deseos</text:span><text:span text:style-name="T23_200"><text:s/></text:span><text:span text:style-name="T23_201">a</text:span><text:span text:style-name="T23_202"><text:s/></text:span><text:span text:style-name="T23_203">metas</text:span><text:span text:style-name="T23_204"><text:s/></text:span><text:span text:style-name="T23_205">que</text:span><text:span text:style-name="T23_206"><text:s/></text:span><text:span text:style-name="T23_207">se</text:span><text:span text:style-name="T23_208"><text:s/></text:span><text:span text:style-name="T23_209">hayan</text:span><text:span text:style-name="T23_210"><text:s/></text:span><text:span text:style-name="T23_211">experimentado</text:span><text:span text:style-name="T23_212"><text:s/></text:span><text:span text:style-name="T23_213">como</text:span><text:span text:style-name="T23_214"><text:s/></text:span><text:span text:style-name="T23_215">reforzadores</text:span><text:span text:style-name="T23_216"><text:s/></text:span><text:span text:style-name="T23_217">en</text:span><text:span text:style-name="T23_218"><text:s/></text:span><text:span text:style-name="T23_219">el</text:span><text:span text:style-name="T23_220"><text:s/></text:span><text:span text:style-name="T23_221">pasado</text:span><text:span text:style-name="T23_222">,<text:s/></text:span><text:span text:style-name="T23_223">y</text:span><text:span text:style-name="T23_224"><text:s/></text:span><text:span text:style-name="T23_225">así</text:span><text:span text:style-name="T23_226"><text:s/></text:span><text:span text:style-name="T23_227">se</text:span><text:span text:style-name="T23_228"><text:s/></text:span><text:span text:style-name="T23_229">evita</text:span><text:span text:style-name="T23_230"><text:s/></text:span><text:span text:style-name="T23_231">el</text:span><text:span text:style-name="T23_232"><text:s/></text:span><text:span text:style-name="T23_233">problema</text:span><text:span text:style-name="T23_234"><text:s/></text:span><text:span text:style-name="T23_235">central</text:span><text:span text:style-name="T23_236"><text:s/></text:span><text:span text:style-name="T23_237">de</text:span><text:span text:style-name="T23_238"><text:s/></text:span><text:span text:style-name="T23_239">la</text:span><text:span text:style-name="T23_240"><text:s/></text:span><text:span text:style-name="T23_241">teoría</text:span><text:span text:style-name="T23_242"><text:s/></text:span><text:span text:style-name="T23_243">de</text:span><text:span text:style-name="T23_244"><text:s/></text:span><text:span text:style-name="T23_245">Dretske</text:span><text:span text:style-name="T23_246">.</text:span></text:p>
      <text:p text:style-name="P24"><text:span text:style-name="T24_1">Esta</text:span><text:span text:style-name="T24_2"><text:s/></text:span><text:span text:style-name="T24_3">explicación</text:span><text:span text:style-name="T24_4"><text:s/></text:span><text:span text:style-name="T24_5">de</text:span><text:span text:style-name="T24_6"><text:s/></text:span><text:span text:style-name="T24_7">las</text:span><text:span text:style-name="T24_8"><text:s/></text:span><text:span text:style-name="T24_9">condiciones</text:span><text:span text:style-name="T24_10"><text:s/></text:span><text:span text:style-name="T24_11">de</text:span><text:span text:style-name="T24_12"><text:s/></text:span><text:span text:style-name="T24_13">satisfacción</text:span><text:span text:style-name="T24_14"><text:s/></text:span><text:span text:style-name="T24_15">de</text:span><text:span text:style-name="T24_16"><text:s/></text:span><text:span text:style-name="T24_17">los</text:span><text:span text:style-name="T24_18"><text:s/></text:span><text:span text:style-name="T24_19">deseos</text:span><text:span text:style-name="T24_20"><text:s/></text:span><text:span text:style-name="T24_21">revela</text:span><text:span text:style-name="T24_22"><text:s/></text:span><text:span text:style-name="T24_23">otra</text:span><text:span text:style-name="T24_24"><text:s/></text:span><text:span text:style-name="T24_25">razón</text:span><text:span text:style-name="T24_26"><text:s/></text:span><text:span text:style-name="T24_27">para</text:span><text:span text:style-name="T24_28"><text:s/></text:span><text:span text:style-name="T24_29">creer</text:span><text:span text:style-name="T24_30"><text:s/></text:span><text:span text:style-name="T24_31">que</text:span><text:span text:style-name="T24_32"><text:s/></text:span><text:span text:style-name="T24_33">la</text:span><text:span text:style-name="T24_34"><text:s/></text:span><text:span text:style-name="T24_35">semántica</text:span><text:span text:style-name="T24_36"><text:s/></text:span><text:span text:style-name="T24_37">de</text:span><text:span text:style-name="T24_38"><text:s/></text:span><text:span text:style-name="T24_39">éxito</text:span><text:span text:style-name="T24_40"><text:s/></text:span><text:span text:style-name="T24_41">no</text:span><text:span text:style-name="T24_42"><text:s/></text:span><text:span text:style-name="T24_43">pueda</text:span><text:span text:style-name="T24_44"><text:s/></text:span><text:span text:style-name="T24_45">ser</text:span><text:span text:style-name="T24_46"><text:s/></text:span><text:span text:style-name="T24_47">extendida</text:span><text:span text:style-name="T24_48"><text:s/></text:span><text:span text:style-name="T24_49">más</text:span><text:span text:style-name="T24_50"><text:s/></text:span><text:span text:style-name="T24_51">allá</text:span><text:span text:style-name="T24_52"><text:s/></text:span><text:span text:style-name="T24_53">del</text:span><text:span text:style-name="T24_54"><text:s/></text:span><text:span text:style-name="T24_55">reino</text:span><text:span text:style-name="T24_56"><text:s/></text:span><text:span text:style-name="T24_57">de</text:span><text:span text:style-name="T24_58"><text:s/></text:span><text:span text:style-name="T24_59">lo</text:span><text:span text:style-name="T24_60"><text:s/></text:span><text:span text:style-name="T24_61">no</text:span><text:span text:style-name="T24_62"><text:s/></text:span><text:span text:style-name="T24_63">lingüístico</text:span><text:span text:style-name="T24_64">.<text:s/></text:span><text:span text:style-name="T24_65">El</text:span><text:span text:style-name="T24_66"><text:s/></text:span><text:span text:style-name="T24_67">modelo</text:span><text:span text:style-name="T24_68"><text:s/></text:span><text:span text:style-name="T24_69">sirve</text:span><text:span text:style-name="T24_70"><text:s/></text:span><text:span text:style-name="T24_71">sólo</text:span><text:span text:style-name="T24_72"><text:s/></text:span><text:span text:style-name="T24_73">para</text:span><text:span text:style-name="T24_74"><text:s/></text:span><text:span text:style-name="T24_75">deseos</text:span><text:span text:style-name="T24_76"><text:s/></text:span><text:span text:style-name="T24_77">relativamente</text:span><text:span text:style-name="T24_78"><text:s/></text:span><text:span text:style-name="T24_79">simples</text:span><text:span text:style-name="T24_80">.<text:s/></text:span><text:span text:style-name="T24_81">De</text:span><text:span text:style-name="T24_82"><text:s/></text:span><text:span text:style-name="T24_83">hecho</text:span><text:span text:style-name="T24_84">,<text:s/></text:span><text:span text:style-name="T24_85">funciona</text:span><text:span text:style-name="T24_86"><text:s/></text:span><text:span text:style-name="T24_87">mejor</text:span><text:span text:style-name="T24_88"><text:s/></text:span><text:span text:style-name="T24_89">para</text:span><text:span text:style-name="T24_90"><text:s/></text:span><text:span text:style-name="T24_91">los</text:span><text:span text:style-name="T24_92"><text:s/></text:span><text:span text:style-name="T24_93">apetitos</text:span><text:span text:style-name="T24_94"><text:s/></text:span><text:span text:style-name="T24_95">básicos</text:span><text:span text:style-name="T24_96"><text:s/>(</text:span><text:span text:style-name="T24_97">y</text:span><text:span text:style-name="T24_98"><text:s/></text:span><text:span text:style-name="T24_99">no</text:span><text:span text:style-name="T24_100"><text:s/></text:span><text:span text:style-name="T24_101">es</text:span><text:span text:style-name="T24_102"><text:s/></text:span><text:span text:style-name="T24_103">casual</text:span><text:span text:style-name="T24_104">,<text:s/></text:span><text:span text:style-name="T24_105">por</text:span><text:span text:style-name="T24_106"><text:s/></text:span><text:span text:style-name="T24_107">supuesto</text:span><text:span text:style-name="T24_108">,<text:s/></text:span><text:span text:style-name="T24_109">que</text:span><text:span text:style-name="T24_110"><text:s/></text:span><text:span text:style-name="T24_111">las</text:span><text:span text:style-name="T24_112"><text:s/></text:span><text:span text:style-name="T24_113">discusiones</text:span><text:span text:style-name="T24_114"><text:s/></text:span><text:span text:style-name="T24_115">publicadas</text:span><text:span text:style-name="T24_116"><text:s/></text:span><text:span text:style-name="T24_117">de</text:span><text:span text:style-name="T24_118"><text:s/></text:span><text:span text:style-name="T24_119">la</text:span><text:span text:style-name="T24_120"><text:s/></text:span><text:span text:style-name="T24_121">semántica</text:span><text:span text:style-name="T24_122"><text:s/></text:span><text:span text:style-name="T24_123">de</text:span><text:span text:style-name="T24_124"><text:s/></text:span><text:span text:style-name="T24_125">éxito</text:span><text:span text:style-name="T24_126"><text:s/></text:span><text:span text:style-name="T24_127">tiendan</text:span><text:span text:style-name="T24_128"><text:s/></text:span><text:span text:style-name="T24_129">a</text:span><text:span text:style-name="T24_130"><text:s/></text:span><text:span text:style-name="T24_131">concentrarse</text:span><text:span text:style-name="T24_132"><text:s/></text:span><text:span text:style-name="T24_133">en</text:span><text:span text:style-name="T24_134"><text:s/></text:span><text:span text:style-name="T24_135">tales</text:span><text:span text:style-name="T24_136"><text:s/></text:span><text:span text:style-name="T24_137">apetitos</text:span><text:span text:style-name="T24_138">).<text:s/></text:span><text:span text:style-name="T24_139">Hay</text:span><text:span text:style-name="T24_140"><text:s/></text:span><text:span text:style-name="T24_141">un</text:span><text:span text:style-name="T24_142"><text:s/></text:span><text:span text:style-name="T24_143">sentido</text:span><text:span text:style-name="T24_144"><text:s/></text:span><text:span text:style-name="T24_145">muy</text:span><text:span text:style-name="T24_146"><text:s/></text:span><text:span text:style-name="T24_147">claro</text:span><text:span text:style-name="T24_148"><text:s/></text:span><text:span text:style-name="T24_149">en</text:span><text:span text:style-name="T24_150"><text:s/></text:span><text:span text:style-name="T24_151">el</text:span><text:span text:style-name="T24_152"><text:s/></text:span><text:span text:style-name="T24_153">cual</text:span><text:span text:style-name="T24_154"><text:s/></text:span><text:span text:style-name="T24_155">podemos</text:span><text:span text:style-name="T24_156"><text:s/></text:span><text:span text:style-name="T24_157">identificar</text:span><text:span text:style-name="T24_158"><text:s/></text:span><text:span text:style-name="T24_159">cuándo</text:span><text:span text:style-name="T24_160"><text:s/></text:span><text:span text:style-name="T24_161">la</text:span><text:span text:style-name="T24_162"><text:s/></text:span><text:span text:style-name="T24_163">conducta</text:span><text:span text:style-name="T24_164"><text:s/></text:span><text:span text:style-name="T24_165">asociada</text:span><text:span text:style-name="T24_166"><text:s/></text:span><text:span text:style-name="T24_167">con</text:span><text:span text:style-name="T24_168"><text:s/></text:span><text:span text:style-name="T24_169">el</text:span><text:span text:style-name="T24_170"><text:s/></text:span><text:span text:style-name="T24_171">deseo</text:span><text:span text:style-name="T24_172"><text:s/></text:span><text:span text:style-name="T24_173">de</text:span><text:span text:style-name="T24_174"><text:s/></text:span><text:span text:style-name="T24_175">alimento</text:span><text:span text:style-name="T24_176"><text:s/></text:span><text:span text:style-name="T24_177">realmente</text:span><text:span text:style-name="T24_178"><text:s/></text:span><text:span text:style-name="T24_179">cesa</text:span><text:span text:style-name="T24_180">,<text:s/></text:span><text:span text:style-name="T24_181">y</text:span><text:span text:style-name="T24_182"><text:s/></text:span><text:span text:style-name="T24_183">de</text:span><text:span text:style-name="T24_184"><text:s/></text:span><text:span text:style-name="T24_185">ahí</text:span><text:span text:style-name="T24_186"><text:s/></text:span><text:span text:style-name="T24_187">remontarse</text:span><text:span text:style-name="T24_188"><text:s/></text:span><text:span text:style-name="T24_189">a</text:span><text:span text:style-name="T24_190"><text:s/></text:span><text:span text:style-name="T24_191">su</text:span><text:span text:style-name="T24_192"><text:s/></text:span><text:span text:style-name="T24_193">condición</text:span><text:span text:style-name="T24_194"><text:s/></text:span><text:span text:style-name="T24_195">de</text:span><text:span text:style-name="T24_196"><text:s/></text:span><text:span text:style-name="T24_197">satisfacción</text:span><text:span text:style-name="T24_198">.<text:s/></text:span><text:span text:style-name="T24_199">Pero</text:span><text:span text:style-name="T24_200"><text:s/></text:span><text:span text:style-name="T24_201">una</text:span><text:span text:style-name="T24_202"><text:s/></text:span><text:span text:style-name="T24_203">de</text:span><text:span text:style-name="T24_204"><text:s/></text:span><text:span text:style-name="T24_205">las</text:span><text:span text:style-name="T24_206"><text:s/></text:span><text:span text:style-name="T24_207">muchas</text:span><text:span text:style-name="T24_208"><text:s/></text:span><text:span text:style-name="T24_209">ventajas</text:span><text:span text:style-name="T24_210"><text:s/></text:span><text:span text:style-name="T24_211">cognitivas</text:span><text:span text:style-name="T24_212"><text:s/></text:span><text:span text:style-name="T24_213">que</text:span><text:span text:style-name="T24_214"><text:s/></text:span><text:span text:style-name="T24_215">posibilita</text:span><text:span text:style-name="T24_216"><text:s/></text:span><text:span text:style-name="T24_217">la</text:span><text:span text:style-name="T24_218"><text:s/></text:span><text:span text:style-name="T24_219">adquisición</text:span><text:span text:style-name="T24_220"><text:s/></text:span><text:span text:style-name="T24_221">del</text:span><text:span text:style-name="T24_222"><text:s/></text:span><text:span text:style-name="T24_223">lenguaje</text:span><text:span text:style-name="T24_224"><text:s/></text:span><text:span text:style-name="T24_225">es</text:span><text:span text:style-name="T24_226">,<text:s/></text:span><text:span text:style-name="T24_227">precisamente</text:span><text:span text:style-name="T24_228">,<text:s/></text:span><text:span text:style-name="T24_229">aquella</text:span><text:span text:style-name="T24_230"><text:s/></text:span><text:span text:style-name="T24_231">de</text:span><text:span text:style-name="T24_232"><text:s/></text:span><text:span text:style-name="T24_233">apoyar</text:span><text:span text:style-name="T24_234"><text:s/></text:span><text:span text:style-name="T24_235">deseos</text:span><text:span text:style-name="T24_236"><text:s/></text:span><text:span text:style-name="T24_237">para</text:span><text:span text:style-name="T24_238"><text:s/></text:span><text:span text:style-name="T24_239">los</text:span><text:span text:style-name="T24_240"><text:s/></text:span><text:span text:style-name="T24_241">cuales</text:span><text:span text:style-name="T24_242"><text:s/></text:span><text:span text:style-name="T24_243">este</text:span><text:span text:style-name="T24_244"><text:s/></text:span><text:span text:style-name="T24_245">modelo</text:span><text:span text:style-name="T24_246"><text:s/></text:span><text:span text:style-name="T24_247">simple</text:span><text:span text:style-name="T24_248"><text:s/></text:span><text:span text:style-name="T24_249">del</text:span><text:span text:style-name="T24_250"><text:s/></text:span><text:span text:style-name="T24_251">cese</text:span><text:span text:style-name="T24_252"><text:s/></text:span><text:span text:style-name="T24_253">y</text:span><text:span text:style-name="T24_254"><text:s/></text:span><text:span text:style-name="T24_255">la</text:span><text:span text:style-name="T24_256"><text:s/></text:span><text:span text:style-name="T24_257">satisfacción</text:span><text:span text:style-name="T24_258"><text:s/></text:span><text:span text:style-name="T24_259">es</text:span><text:span text:style-name="T24_260"><text:s/></text:span><text:span text:style-name="T24_261">completamente</text:span><text:span text:style-name="T24_262"><text:s/></text:span><text:span text:style-name="T24_263">inapropiado</text:span><text:span text:style-name="T24_264">.<text:s/></text:span><text:span text:style-name="T24_265">Para</text:span><text:span text:style-name="T24_266"><text:s/></text:span><text:span text:style-name="T24_267">dar</text:span><text:span text:style-name="T24_268"><text:s/></text:span><text:span text:style-name="T24_269">sólo</text:span><text:span text:style-name="T24_270"><text:s/></text:span><text:span text:style-name="T24_271">un</text:span><text:span text:style-name="T24_272"><text:s/></text:span><text:span text:style-name="T24_273">ejemplo</text:span><text:span text:style-name="T24_274">,<text:s/></text:span><text:span text:style-name="T24_275">mostraré</text:span><text:span text:style-name="T24_276">,<text:s/></text:span><text:span text:style-name="T24_277">en</text:span><text:span text:style-name="T24_278"><text:s/></text:span><text:span text:style-name="T24_279">los</text:span><text:span text:style-name="T24_280"><text:s/></text:span><text:span text:style-name="T24_281">capítulos</text:span><text:span text:style-name="T24_282"><text:s/>8<text:s/></text:span><text:span text:style-name="T24_283">y</text:span><text:span text:style-name="T24_284"><text:s/>9,<text:s/></text:span><text:span text:style-name="T24_285">que</text:span><text:span text:style-name="T24_286"><text:s/></text:span><text:span text:style-name="T24_287">la</text:span><text:span text:style-name="T24_288"><text:s/></text:span><text:span text:style-name="T24_289">adquisición</text:span><text:span text:style-name="T24_290"><text:s/></text:span><text:span text:style-name="T24_291">del</text:span><text:span text:style-name="T24_292"><text:s/></text:span><text:span text:style-name="T24_293">lenguaje</text:span><text:span text:style-name="T24_294"><text:s/></text:span><text:span text:style-name="T24_295">hace</text:span><text:span text:style-name="T24_296"><text:s/></text:span><text:span text:style-name="T24_297">posible</text:span><text:span text:style-name="T24_298"><text:s/></text:span><text:span text:style-name="T24_299">la</text:span><text:span text:style-name="T24_300"><text:s/></text:span><text:span text:style-name="T24_301">reflexión</text:span><text:span text:style-name="T24_302"><text:s/></text:span><text:span text:style-name="T24_303">crítica</text:span><text:span text:style-name="T24_304"><text:s/></text:span><text:span text:style-name="T24_305">del</text:span><text:span text:style-name="T24_306"><text:s/></text:span><text:span text:style-name="T24_307">propio</text:span><text:span text:style-name="T24_308"><text:s/></text:span><text:span text:style-name="T24_309">pensamiento</text:span><text:span text:style-name="T24_310">.<text:s/></text:span><text:span text:style-name="T24_311">Una</text:span><text:span text:style-name="T24_312"><text:s/></text:span><text:span text:style-name="T24_313">criatura</text:span><text:span text:style-name="T24_314"><text:s/></text:span><text:span text:style-name="T24_315">capaz</text:span><text:span text:style-name="T24_316"><text:s/></text:span><text:span text:style-name="T24_317">de</text:span><text:span text:style-name="T24_318"><text:s/></text:span><text:span text:style-name="T24_319">pensar</text:span><text:span text:style-name="T24_320"><text:s/></text:span><text:span text:style-name="T24_321">críticamente</text:span><text:span text:style-name="T24_322"><text:s/></text:span><text:span text:style-name="T24_323">acerca</text:span><text:span text:style-name="T24_324"><text:s/></text:span><text:span text:style-name="T24_325">de</text:span><text:span text:style-name="T24_326"><text:s/></text:span><text:span text:style-name="T24_327">sus</text:span><text:span text:style-name="T24_328"><text:s/></text:span><text:span text:style-name="T24_329">propios</text:span><text:span text:style-name="T24_330"><text:s/></text:span><text:span text:style-name="T24_331">deseos</text:span><text:span text:style-name="T24_332"><text:s/></text:span><text:span text:style-name="T24_333">es</text:span><text:span text:style-name="T24_334">,<text:s/></text:span><text:span text:style-name="T24_335">en</text:span><text:span text:style-name="T24_336"><text:s/></text:span><text:span text:style-name="T24_337">ese</text:span><text:span text:style-name="T24_338"><text:s/></text:span><text:span text:style-name="T24_339">mismo</text:span><text:span text:style-name="T24_340"><text:s/></text:span><text:span text:style-name="T24_341">acto</text:span><text:span text:style-name="T24_342">,<text:s/></text:span><text:span text:style-name="T24_343">capaz</text:span><text:span text:style-name="T24_344"><text:s/></text:span><text:span text:style-name="T24_345">de</text:span><text:span text:style-name="T24_346"><text:s/></text:span><text:span text:style-name="T24_347">tener</text:span><text:span text:style-name="T24_348"><text:s/></text:span><text:span text:style-name="T24_349">deseos</text:span><text:span text:style-name="T24_350"><text:s/></text:span><text:span text:style-name="T24_351">de</text:span><text:span text:style-name="T24_352"><text:s/></text:span><text:span text:style-name="T24_353">segundo</text:span><text:span text:style-name="T24_354"><text:s/></text:span><text:span text:style-name="T24_355">orden</text:span><text:span text:style-name="T24_356"><text:s/></text:span><text:span text:style-name="T24_357">acerca</text:span><text:span text:style-name="T24_358"><text:s/></text:span><text:span text:style-name="T24_359">de</text:span><text:span text:style-name="T24_360"><text:s/></text:span><text:span text:style-name="T24_361">los</text:span><text:span text:style-name="T24_362"><text:s/></text:span><text:span text:style-name="T24_363">deseos</text:span><text:span text:style-name="T24_364"><text:s/></text:span><text:span text:style-name="T24_365">que</text:span><text:span text:style-name="T24_366"><text:s/></text:span><text:span text:style-name="T24_367">debería</text:span><text:span text:style-name="T24_368"><text:s/></text:span><text:span text:style-name="T24_369">tener</text:span><text:span text:style-name="T24_370">.<text:s/></text:span><text:span text:style-name="T24_371">Pero</text:span><text:span text:style-name="T24_372"><text:s/></text:span><text:span text:style-name="T24_373">sólo</text:span><text:span text:style-name="T24_374"><text:s/></text:span><text:span text:style-name="T24_375">los</text:span><text:span text:style-name="T24_376"><text:s/></text:span><text:span text:style-name="T24_377">deseos</text:span><text:span text:style-name="T24_378"><text:s/></text:span><text:span text:style-name="T24_379">más</text:span><text:span text:style-name="T24_380"><text:s/></text:span><text:span text:style-name="T24_381">simples</text:span><text:span text:style-name="T24_382"><text:s/></text:span><text:span text:style-name="T24_383">y</text:span><text:span text:style-name="T24_384"><text:s/></text:span><text:span text:style-name="T24_385">directos</text:span><text:span text:style-name="T24_386"><text:s/></text:span><text:span text:style-name="T24_387">de</text:span><text:span text:style-name="T24_388"><text:s/></text:span><text:span text:style-name="T24_389">segundo</text:span><text:span text:style-name="T24_390"><text:s/></text:span><text:span text:style-name="T24_391">orden</text:span><text:span text:style-name="T24_392"><text:s/></text:span><text:span text:style-name="T24_393">pueden</text:span><text:span text:style-name="T24_394"><text:s/></text:span><text:span text:style-name="T24_395">ser</text:span><text:span text:style-name="T24_396"><text:s/></text:span><text:span text:style-name="T24_397">comprendidos</text:span><text:span text:style-name="T24_398"><text:s/></text:span><text:span text:style-name="T24_399">en</text:span><text:span text:style-name="T24_400"><text:s/></text:span><text:span text:style-name="T24_401">términos</text:span><text:span text:style-name="T24_402"><text:s/></text:span><text:span text:style-name="T24_403">de</text:span><text:span text:style-name="T24_404"><text:s/></text:span><text:span text:style-name="T24_405">estados</text:span><text:span text:style-name="T24_406"><text:s/></text:span><text:span text:style-name="T24_407">de</text:span><text:span text:style-name="T24_408"><text:s/></text:span><text:span text:style-name="T24_409">cosas</text:span><text:span text:style-name="T24_410"><text:s/></text:span><text:span text:style-name="T24_411">que</text:span><text:span text:style-name="T24_412"><text:s/></text:span><text:span text:style-name="T24_413">causarían</text:span><text:span text:style-name="T24_414"><text:s/></text:span><text:span text:style-name="T24_415">la</text:span><text:span text:style-name="T24_416"><text:s/></text:span><text:span text:style-name="T24_417">cesación</text:span><text:span text:style-name="T24_418"><text:s/></text:span><text:span text:style-name="T24_419">de</text:span><text:span text:style-name="T24_420"><text:s/></text:span><text:span text:style-name="T24_421">tales</text:span><text:span text:style-name="T24_422"><text:s/></text:span><text:span text:style-name="T24_423">deseos</text:span><text:span text:style-name="T24_424">.<text:s/></text:span><text:span text:style-name="T24_425">Algunos</text:span><text:span text:style-name="T24_426"><text:s/></text:span><text:span text:style-name="T24_427">deseos</text:span><text:span text:style-name="T24_428"><text:s/></text:span><text:span text:style-name="T24_429">de</text:span><text:span text:style-name="T24_430"><text:s/></text:span><text:span text:style-name="T24_431">segundo</text:span><text:span text:style-name="T24_432"><text:s/></text:span><text:span text:style-name="T24_433">orden</text:span><text:span text:style-name="T24_434"><text:s/></text:span><text:span text:style-name="T24_435">apuntan</text:span><text:span text:style-name="T24_436"><text:s/></text:span><text:span text:style-name="T24_437">a</text:span><text:span text:style-name="T24_438"><text:s/></text:span><text:span text:style-name="T24_439">deseos</text:span><text:span text:style-name="T24_440"><text:s/></text:span><text:span text:style-name="T24_441">específicos</text:span><text:span text:style-name="T24_442"><text:s/></text:span><text:span text:style-name="T24_443">de</text:span><text:span text:style-name="T24_444"><text:s/></text:span><text:span text:style-name="T24_445">primer</text:span><text:span text:style-name="T24_446"><text:s/></text:span><text:span text:style-name="T24_447">orden</text:span><text:span text:style-name="T24_448"><text:s/></text:span><text:span text:style-name="T24_449">y</text:span><text:span text:style-name="T24_450"><text:s/></text:span><text:span text:style-name="T24_451">pueden</text:span><text:span text:style-name="T24_452">,<text:s/></text:span><text:span text:style-name="T24_453">por</text:span><text:span text:style-name="T24_454"><text:s/></text:span><text:span text:style-name="T24_455">consiguiente</text:span><text:span text:style-name="T24_456">,<text:s/></text:span><text:span text:style-name="T24_457">comprenderse</text:span><text:span text:style-name="T24_458"><text:s/></text:span><text:span text:style-name="T24_459">como</text:span><text:span text:style-name="T24_460"><text:s/></text:span><text:span text:style-name="T24_461">estados</text:span><text:span text:style-name="T24_462"><text:s/></text:span><text:span text:style-name="T24_463">que</text:span><text:span text:style-name="T24_464"><text:s/></text:span><text:span text:style-name="T24_465">cesan</text:span><text:span text:style-name="T24_466"><text:s/></text:span><text:span text:style-name="T24_467">cuando</text:span><text:span text:style-name="T24_468"><text:s/></text:span><text:span text:style-name="T24_469">los</text:span><text:span text:style-name="T24_470"><text:s/></text:span><text:span text:style-name="T24_471">correspondientes</text:span><text:span text:style-name="T24_472"><text:s/></text:span><text:span text:style-name="T24_473">deseos</text:span><text:span text:style-name="T24_474"><text:s/></text:span><text:span text:style-name="T24_475">de</text:span><text:span text:style-name="T24_476"><text:s/></text:span><text:span text:style-name="T24_477">primer</text:span><text:span text:style-name="T24_478"><text:s/></text:span><text:span text:style-name="T24_479">orden</text:span><text:span text:style-name="T24_480"><text:s/></text:span><text:span text:style-name="T24_481">llegan</text:span><text:span text:style-name="T24_482"><text:s/></text:span><text:span text:style-name="T24_483">a</text:span><text:span text:style-name="T24_484"><text:s/></text:span><text:span text:style-name="T24_485">ser</text:span><text:span text:style-name="T24_486">.</text:span></text:p>
      <text:p text:style-name="P25"><text:span text:style-name="T25_1">Pero</text:span><text:span text:style-name="T25_2"><text:s/></text:span><text:span text:style-name="T25_3">muchos</text:span><text:span text:style-name="T25_4"><text:s/></text:span><text:span text:style-name="T25_5">deseos</text:span><text:span text:style-name="T25_6"><text:s/></text:span><text:span text:style-name="T25_7">de</text:span><text:span text:style-name="T25_8"><text:s/></text:span><text:span text:style-name="T25_9">segundo</text:span><text:span text:style-name="T25_10"><text:s/></text:span><text:span text:style-name="T25_11">orden</text:span><text:span text:style-name="T25_12"><text:s/></text:span><text:span text:style-name="T25_13">son</text:span><text:span text:style-name="T25_14"><text:s/>“</text:span><text:span text:style-name="T25_15">abiertos</text:span><text:span text:style-name="T25_16">”.<text:s/></text:span><text:span text:style-name="T25_17">Son</text:span><text:span text:style-name="T25_18"><text:s/></text:span><text:span text:style-name="T25_19">deseos</text:span><text:span text:style-name="T25_20">,<text:s/></text:span><text:span text:style-name="T25_21">no</text:span><text:span text:style-name="T25_22"><text:s/></text:span><text:span text:style-name="T25_23">acerca</text:span><text:span text:style-name="T25_24"><text:s/></text:span><text:span text:style-name="T25_25">de</text:span><text:span text:style-name="T25_26"><text:s/></text:span><text:span text:style-name="T25_27">los</text:span><text:span text:style-name="T25_28"><text:s/></text:span><text:span text:style-name="T25_29">deseos</text:span><text:span text:style-name="T25_30"><text:s/></text:span><text:span text:style-name="T25_31">específicos</text:span><text:span text:style-name="T25_32"><text:s/></text:span><text:span text:style-name="T25_33">que</text:span><text:span text:style-name="T25_34"><text:s/></text:span><text:span text:style-name="T25_35">uno</text:span><text:span text:style-name="T25_36"><text:s/></text:span><text:span text:style-name="T25_37">quiere</text:span><text:span text:style-name="T25_38"><text:s/></text:span><text:span text:style-name="T25_39">tener</text:span><text:span text:style-name="T25_40">,<text:s/></text:span><text:span text:style-name="T25_41">sino</text:span><text:span text:style-name="T25_42"><text:s/></text:span><text:span text:style-name="T25_43">acerca</text:span><text:span text:style-name="T25_44"><text:s/></text:span><text:span text:style-name="T25_45">del</text:span><text:span text:style-name="T25_46"><text:s/></text:span><text:span text:style-name="T25_47">tipo</text:span><text:span text:style-name="T25_48"><text:s/></text:span><text:span text:style-name="T25_49">de</text:span><text:span text:style-name="T25_50"><text:s/></text:span><text:span text:style-name="T25_51">persona</text:span><text:span text:style-name="T25_52"><text:s/></text:span><text:span text:style-name="T25_53">que</text:span><text:span text:style-name="T25_54"><text:s/></text:span><text:span text:style-name="T25_55">uno</text:span><text:span text:style-name="T25_56"><text:s/></text:span><text:span text:style-name="T25_57">quiere</text:span><text:span text:style-name="T25_58"><text:s/></text:span><text:span text:style-name="T25_59">ser</text:span><text:span text:style-name="T25_60">.<text:s/></text:span><text:span text:style-name="T25_61">Los</text:span><text:span text:style-name="T25_62"><text:s/></text:span><text:span text:style-name="T25_63">deseos</text:span><text:span text:style-name="T25_64"><text:s/></text:span><text:span text:style-name="T25_65">de</text:span><text:span text:style-name="T25_66"><text:s/></text:span><text:span text:style-name="T25_67">segundo</text:span><text:span text:style-name="T25_68"><text:s/></text:span><text:span text:style-name="T25_69">orden</text:span><text:span text:style-name="T25_70"><text:s/></text:span><text:span text:style-name="T25_71">tales</text:span><text:span text:style-name="T25_72"><text:s/></text:span><text:span text:style-name="T25_73">como</text:span><text:span text:style-name="T25_74"><text:s/></text:span><text:span text:style-name="T25_75">estos</text:span><text:span text:style-name="T25_76"><text:s/></text:span><text:span text:style-name="T25_77">no</text:span><text:span text:style-name="T25_78"><text:s/></text:span><text:span text:style-name="T25_79">se</text:span><text:span text:style-name="T25_80"><text:s/></text:span><text:span text:style-name="T25_81">detienen</text:span><text:span text:style-name="T25_82">,<text:s/></text:span><text:span text:style-name="T25_83">ni</text:span><text:span text:style-name="T25_84"><text:s/></text:span><text:span text:style-name="T25_85">su</text:span><text:span text:style-name="T25_86"><text:s/></text:span><text:span text:style-name="T25_87">satisfacción</text:span><text:span text:style-name="T25_88"><text:s/></text:span><text:span text:style-name="T25_89">es</text:span><text:span text:style-name="T25_90"><text:s/></text:span><text:span text:style-name="T25_91">del</text:span><text:span text:style-name="T25_92"><text:s/></text:span><text:span text:style-name="T25_93">tipo</text:span><text:span text:style-name="T25_94"><text:s/>“</text:span><text:span text:style-name="T25_95">todo</text:span><text:span text:style-name="T25_96"><text:s/></text:span><text:span text:style-name="T25_97">o</text:span><text:span text:style-name="T25_98"><text:s/></text:span><text:span text:style-name="T25_99">nada</text:span><text:span text:style-name="T25_100">”.</text:span></text:p>
      <text:p text:style-name="P26"><text:span text:style-name="T26_1">Sin</text:span><text:span text:style-name="T26_2"><text:s/></text:span><text:span text:style-name="T26_3">embargo</text:span><text:span text:style-name="T26_4">,<text:s/></text:span><text:span text:style-name="T26_5">tomada</text:span><text:span text:style-name="T26_6"><text:s/></text:span><text:span text:style-name="T26_7">como</text:span><text:span text:style-name="T26_8"><text:s/></text:span><text:span text:style-name="T26_9">teoría</text:span><text:span text:style-name="T26_10"><text:s/></text:span><text:span text:style-name="T26_11">aplicable</text:span><text:span text:style-name="T26_12"><text:s/></text:span><text:span text:style-name="T26_13">solamente</text:span><text:span text:style-name="T26_14"><text:s/></text:span><text:span text:style-name="T26_15">a</text:span><text:span text:style-name="T26_16"><text:s/></text:span><text:span text:style-name="T26_17">la</text:span><text:span text:style-name="T26_18"><text:s/></text:span><text:span text:style-name="T26_19">conducta</text:span><text:span text:style-name="T26_20"><text:s/></text:span><text:span text:style-name="T26_21">de</text:span><text:span text:style-name="T26_22"><text:s/></text:span><text:span text:style-name="T26_23">criaturas</text:span><text:span text:style-name="T26_24"><text:s/></text:span><text:span text:style-name="T26_25">no</text:span><text:span text:style-name="T26_26"><text:s/></text:span><text:span text:style-name="T26_27">lingüísticas</text:span><text:span text:style-name="T26_28">,<text:s/></text:span><text:span text:style-name="T26_29">la</text:span><text:span text:style-name="T26_30"><text:s/></text:span><text:span text:style-name="T26_31">semántica</text:span><text:span text:style-name="T26_32"><text:s/></text:span><text:span text:style-name="T26_33">de</text:span><text:span text:style-name="T26_34"><text:s/></text:span><text:span text:style-name="T26_35">éxito</text:span><text:span text:style-name="T26_36"><text:s/></text:span><text:span text:style-name="T26_37">tiene</text:span><text:span text:style-name="T26_38"><text:s/></text:span><text:span text:style-name="T26_39">varias</text:span><text:span text:style-name="T26_40"><text:s/></text:span><text:span text:style-name="T26_41">ventajas</text:span><text:span text:style-name="T26_42"><text:s/></text:span><text:span text:style-name="T26_43">apreciables</text:span><text:span text:style-name="T26_44">.<text:s/></text:span><text:span text:style-name="T26_45">La</text:span><text:span text:style-name="T26_46"><text:s/></text:span><text:span text:style-name="T26_47">primera</text:span><text:span text:style-name="T26_48"><text:s/></text:span><text:span text:style-name="T26_49">es</text:span><text:span text:style-name="T26_50"><text:s/></text:span><text:span text:style-name="T26_51">epistemológica</text:span><text:span text:style-name="T26_52">.<text:s/></text:span><text:span text:style-name="T26_53">La</text:span><text:span text:style-name="T26_54"><text:s/></text:span><text:span text:style-name="T26_55">semántica</text:span><text:span text:style-name="T26_56"><text:s/></text:span><text:span text:style-name="T26_57">de</text:span><text:span text:style-name="T26_58"><text:s/></text:span><text:span text:style-name="T26_59">éxito</text:span><text:span text:style-name="T26_60"><text:s/></text:span><text:span text:style-name="T26_61">ofrece</text:span><text:span text:style-name="T26_62"><text:s/></text:span><text:span text:style-name="T26_63">respuestas</text:span><text:span text:style-name="T26_64"><text:s/></text:span><text:span text:style-name="T26_65">simultáneas</text:span><text:span text:style-name="T26_66"><text:s/></text:span><text:span text:style-name="T26_67">a</text:span><text:span text:style-name="T26_68"><text:s/></text:span><text:span text:style-name="T26_69">dos</text:span><text:span text:style-name="T26_70"><text:s/></text:span><text:span text:style-name="T26_71">preguntas</text:span><text:span text:style-name="T26_72">:<text:s/></text:span><text:span text:style-name="T26_73">la</text:span><text:span text:style-name="T26_74"><text:s/></text:span><text:span text:style-name="T26_75">de</text:span><text:span text:style-name="T26_76"><text:s/></text:span><text:span text:style-name="T26_77">en</text:span><text:span text:style-name="T26_78"><text:s/></text:span><text:span text:style-name="T26_79">qué</text:span><text:span text:style-name="T26_80"><text:s/></text:span><text:span text:style-name="T26_81">consiste</text:span><text:span text:style-name="T26_82"><text:s/></text:span><text:span text:style-name="T26_83">una</text:span><text:span text:style-name="T26_84"><text:s/></text:span><text:span text:style-name="T26_85">creencia</text:span><text:span text:style-name="T26_86"><text:s/></text:span><text:span text:style-name="T26_87">no</text:span><text:span text:style-name="T26_88"><text:s/></text:span><text:span text:style-name="T26_89">lingüísticay</text:span><text:span text:style-name="T26_90"><text:s/></text:span><text:span text:style-name="T26_91">la</text:span><text:span text:style-name="T26_92"><text:s/></text:span><text:span text:style-name="T26_93">de</text:span><text:span text:style-name="T26_94"><text:s/></text:span><text:span text:style-name="T26_95">cómo</text:span><text:span text:style-name="T26_96"><text:s/></text:span><text:span text:style-name="T26_97">hemos</text:span><text:span text:style-name="T26_98"><text:s/></text:span><text:span text:style-name="T26_99">de</text:span><text:span text:style-name="T26_100"><text:s/></text:span><text:span text:style-name="T26_101">identificar</text:span><text:span text:style-name="T26_102"><text:s/></text:span><text:span text:style-name="T26_103">el</text:span><text:span text:style-name="T26_104"><text:s/></text:span><text:span text:style-name="T26_105">contenido</text:span><text:span text:style-name="T26_106"><text:s/></text:span><text:span text:style-name="T26_107">de</text:span><text:span text:style-name="T26_108"><text:s/></text:span><text:span text:style-name="T26_109">semejante</text:span><text:span text:style-name="T26_110"><text:s/></text:span><text:span text:style-name="T26_111">creencia</text:span><text:span text:style-name="T26_112">.<text:s/></text:span><text:span text:style-name="T26_113">Como</text:span><text:span text:style-name="T26_114"><text:s/></text:span><text:span text:style-name="T26_115">mostré</text:span><text:span text:style-name="T26_116"><text:s/></text:span><text:span text:style-name="T26_117">en</text:span><text:span text:style-name="T26_118"><text:s/></text:span><text:span text:style-name="T26_119">el</text:span><text:span text:style-name="T26_120"><text:s/></text:span><text:span text:style-name="T26_121">capítulo</text:span><text:span text:style-name="T26_122"><text:s/>2,<text:s/></text:span><text:span text:style-name="T26_123">no</text:span><text:span text:style-name="T26_124"><text:s/></text:span><text:span text:style-name="T26_125">hay</text:span><text:span text:style-name="T26_126"><text:s/></text:span><text:span text:style-name="T26_127">teoría</text:span><text:span text:style-name="T26_128"><text:s/></text:span><text:span text:style-name="T26_129">aceptable</text:span><text:span text:style-name="T26_130"><text:s/></text:span><text:span text:style-name="T26_131">de</text:span><text:span text:style-name="T26_132"><text:s/></text:span><text:span text:style-name="T26_133">los</text:span><text:span text:style-name="T26_134"><text:s/></text:span><text:span text:style-name="T26_135">pensamientos</text:span><text:span text:style-name="T26_136"><text:s/></text:span><text:span text:style-name="T26_137">de</text:span><text:span text:style-name="T26_138"><text:s/></text:span><text:span text:style-name="T26_139">las</text:span><text:span text:style-name="T26_140"><text:s/></text:span><text:span text:style-name="T26_141">criaturas</text:span><text:span text:style-name="T26_142"><text:s/></text:span><text:span text:style-name="T26_143">no</text:span><text:span text:style-name="T26_144"><text:s/></text:span><text:span text:style-name="T26_145">lingüísticas</text:span><text:span text:style-name="T26_146"><text:s/></text:span><text:span text:style-name="T26_147">que</text:span><text:span text:style-name="T26_148"><text:s/></text:span><text:span text:style-name="T26_149">pueda</text:span><text:span text:style-name="T26_150"><text:s/></text:span><text:span text:style-name="T26_151">separar</text:span><text:span text:style-name="T26_152"><text:s/></text:span><text:span text:style-name="T26_153">la</text:span><text:span text:style-name="T26_154"><text:s/></text:span><text:span text:style-name="T26_155">dimensión</text:span><text:span text:style-name="T26_156"><text:s/></text:span><text:span text:style-name="T26_157">constitutiva</text:span><text:span text:style-name="T26_158"><text:s/></text:span><text:span text:style-name="T26_159">de</text:span><text:span text:style-name="T26_160"><text:s/></text:span><text:span text:style-name="T26_161">la</text:span><text:span text:style-name="T26_162"><text:s/></text:span><text:span text:style-name="T26_163">dimensión</text:span><text:span text:style-name="T26_164"><text:s/></text:span><text:span text:style-name="T26_165">epistemológica</text:span><text:span text:style-name="T26_166"><text:note text:note-class="footnote"><text:note-citation/><text:note-body><text:p text:style-name="P27"><text:span text:style-name="T27_1"><text:s/></text:span><text:span text:style-name="T27_2">Los</text:span><text:span text:style-name="T27_3"><text:s/></text:span><text:span text:style-name="T27_4">lectores</text:span><text:span text:style-name="T27_5"><text:s/></text:span><text:span text:style-name="T27_6">de</text:span><text:span text:style-name="T27_7"><text:s/></text:span><text:span text:style-name="T27_8">Peacocke</text:span><text:span text:style-name="T27_9"><text:s/>(1999)<text:s/></text:span><text:span text:style-name="T27_10">reconocerán</text:span><text:span text:style-name="T27_11"><text:s/></text:span><text:span text:style-name="T27_12">esto</text:span><text:span text:style-name="T27_13"><text:s/></text:span><text:span text:style-name="T27_14">como</text:span><text:span text:style-name="T27_15"><text:s/></text:span><text:span text:style-name="T27_16">un</text:span><text:span text:style-name="T27_17"><text:s/></text:span><text:span text:style-name="T27_18">caso</text:span><text:span text:style-name="T27_19"><text:s/></text:span><text:span text:style-name="T27_20">de</text:span><text:span text:style-name="T27_21"><text:s/></text:span><text:span text:style-name="T27_22">lo</text:span><text:span text:style-name="T27_23"><text:s/></text:span><text:span text:style-name="T27_24">que</text:span><text:span text:style-name="T27_25"><text:s/></text:span><text:span text:style-name="T27_26">él</text:span><text:span text:style-name="T27_27"><text:s/></text:span><text:span text:style-name="T27_28">llama</text:span><text:span text:style-name="T27_29"><text:s/></text:span><text:span text:style-name="T27_30">el</text:span><text:span text:style-name="T27_31"><text:s/></text:span><text:span text:style-name="T27_32">Reto</text:span><text:span text:style-name="T27_33"><text:s/></text:span><text:span text:style-name="T27_34">de</text:span><text:span text:style-name="T27_35"><text:s/></text:span><text:span text:style-name="T27_36">la</text:span><text:span text:style-name="T27_37"><text:s/></text:span><text:span text:style-name="T27_38">Integración</text:span><text:span text:style-name="T27_39">.<text:s/></text:span><text:span text:style-name="T27_40">Para</text:span><text:span text:style-name="T27_41"><text:s/></text:span><text:span text:style-name="T27_42">una</text:span><text:span text:style-name="T27_43"><text:s/></text:span><text:span text:style-name="T27_44">discusión</text:span><text:span text:style-name="T27_45"><text:s/></text:span><text:span text:style-name="T27_46">más</text:span><text:span text:style-name="T27_47"><text:s/></text:span><text:span text:style-name="T27_48">detallada</text:span><text:span text:style-name="T27_49">,<text:s/></text:span><text:span text:style-name="T27_50">véase</text:span><text:span text:style-name="T27_51"><text:s/></text:span><text:span text:style-name="T27_52">Bermúdez</text:span><text:span text:style-name="T27_53"><text:s/>(2001</text:span><text:span text:style-name="T27_54">d</text:span><text:span text:style-name="T27_55">).</text:span></text:p></text:note-body></text:note></text:span><text:span text:style-name="T27_56">.<text:s/></text:span><text:span text:style-name="T27_57">As</text:span><text:span text:style-name="T27_58"><text:s/></text:span><text:span text:style-name="T27_59">I</text:span><text:span text:style-name="T27_60"><text:s/></text:span><text:span text:style-name="T27_61">showed</text:span><text:span text:style-name="T27_62"><text:s/></text:span><text:span text:style-name="T27_63">in</text:span></text:p>
      <text:p text:style-name="P28"><text:span text:style-name="T28_1">chapter</text:span><text:span text:style-name="T28_2"><text:s/>2,<text:s/></text:span><text:span text:style-name="T28_3">no</text:span><text:span text:style-name="T28_4"><text:s/></text:span><text:span text:style-name="T28_5">acceptable</text:span><text:span text:style-name="T28_6"><text:s/></text:span><text:span text:style-name="T28_7">theory</text:span><text:span text:style-name="T28_8"><text:s/></text:span><text:span text:style-name="T28_9">of</text:span><text:span text:style-name="T28_10"><text:s/></text:span><text:span text:style-name="T28_11">the</text:span><text:span text:style-name="T28_12"><text:s/></text:span><text:span text:style-name="T28_13">thoughts</text:span><text:span text:style-name="T28_14"><text:s/></text:span><text:span text:style-name="T28_15">of</text:span><text:span text:style-name="T28_16"><text:s/></text:span><text:span text:style-name="T28_17">nonlinguistic</text:span><text:span text:style-name="T28_18"><text:s/></text:span><text:span text:style-name="T28_19">creatures</text:span><text:span text:style-name="T28_20"><text:s/></text:span><text:span text:style-name="T28_21">can</text:span><text:span text:style-name="T28_22"><text:s/></text:span><text:span text:style-name="T28_23">separate</text:span></text:p>
      <text:p text:style-name="P29"><text:span text:style-name="T29_1">the</text:span><text:span text:style-name="T29_2"><text:s/></text:span><text:span text:style-name="T29_3">constitutive</text:span><text:span text:style-name="T29_4"><text:s/></text:span><text:span text:style-name="T29_5">dimension</text:span><text:span text:style-name="T29_6"><text:s/></text:span><text:span text:style-name="T29_7">from</text:span><text:span text:style-name="T29_8"><text:s/></text:span><text:span text:style-name="T29_9">the</text:span><text:span text:style-name="T29_10"><text:s/></text:span><text:span text:style-name="T29_11">epistemological</text:span><text:span text:style-name="T29_12"><text:s/></text:span><text:span text:style-name="T29_13">dimension</text:span><text:span text:style-name="T29_14">.3<text:s/></text:span><text:span text:style-name="T29_15">This</text:span><text:span text:style-name="T29_16"><text:s/></text:span><text:span text:style-name="T29_17">was</text:span><text:span text:style-name="T29_18"><text:s/></text:span><text:span text:style-name="T29_19">one</text:span></text:p>
      <text:p text:style-name="P30"><text:span text:style-name="T30_1">of</text:span><text:span text:style-name="T30_2"><text:s/></text:span><text:span text:style-name="T30_3">the</text:span><text:span text:style-name="T30_4"><text:s/></text:span><text:span text:style-name="T30_5">principal</text:span><text:span text:style-name="T30_6"><text:s/></text:span><text:span text:style-name="T30_7">shortcomings</text:span><text:span text:style-name="T30_8"><text:s/></text:span><text:span text:style-name="T30_9">of</text:span><text:span text:style-name="T30_10"><text:s/></text:span><text:span text:style-name="T30_11">the</text:span><text:span text:style-name="T30_12"><text:s/></text:span><text:span text:style-name="T30_13">language</text:span><text:span text:style-name="T30_14"><text:s/></text:span><text:span text:style-name="T30_15">of</text:span><text:span text:style-name="T30_16"><text:s/></text:span><text:span text:style-name="T30_17">thought</text:span><text:span text:style-name="T30_18"><text:s/></text:span><text:span text:style-name="T30_19">theory</text:span><text:span text:style-name="T30_20">.<text:s/></text:span><text:span text:style-name="T30_21">In</text:span><text:span text:style-name="T30_22"><text:s/></text:span><text:span text:style-name="T30_23">contrast</text:span><text:span text:style-name="T30_24">,<text:s/></text:span><text:span text:style-name="T30_25">the</text:span></text:p>
      <text:p text:style-name="P31"><text:span text:style-name="T31_1">two</text:span><text:span text:style-name="T31_2"><text:s/></text:span><text:span text:style-name="T31_3">dimensions</text:span><text:span text:style-name="T31_4"><text:s/></text:span><text:span text:style-name="T31_5">are</text:span><text:span text:style-name="T31_6"><text:s/></text:span><text:span text:style-name="T31_7">inextricably</text:span><text:span text:style-name="T31_8"><text:s/></text:span><text:span text:style-name="T31_9">linked</text:span><text:span text:style-name="T31_10"><text:s/></text:span><text:span text:style-name="T31_11">in</text:span><text:span text:style-name="T31_12"><text:s/></text:span><text:span text:style-name="T31_13">success</text:span><text:span text:style-name="T31_14"><text:s/></text:span><text:span text:style-name="T31_15">semantics</text:span><text:span text:style-name="T31_16">.<text:s/></text:span><text:span text:style-name="T31_17">The</text:span><text:span text:style-name="T31_18"><text:s/></text:span><text:span text:style-name="T31_19">utility</text:span><text:span text:style-name="T31_20"><text:s/></text:span><text:span text:style-name="T31_21">condition</text:span></text:p>
      <text:p text:style-name="P32"><text:span text:style-name="T32_1">of</text:span><text:span text:style-name="T32_2"><text:s/></text:span><text:span text:style-name="T32_3">a</text:span><text:span text:style-name="T32_4"><text:s/></text:span><text:span text:style-name="T32_5">belief</text:span><text:span text:style-name="T32_6"><text:s/></text:span><text:span text:style-name="T32_7">in</text:span><text:span text:style-name="T32_8"><text:s/></text:span><text:span text:style-name="T32_9">a</text:span><text:span text:style-name="T32_10"><text:s/></text:span><text:span text:style-name="T32_11">particular</text:span><text:span text:style-name="T32_12"><text:s/></text:span><text:span text:style-name="T32_13">situation</text:span><text:span text:style-name="T32_14"><text:s/></text:span><text:span text:style-name="T32_15">is</text:span><text:span text:style-name="T32_16"><text:s/></text:span><text:span text:style-name="T32_17">completely</text:span><text:span text:style-name="T32_18"><text:s/></text:span><text:span text:style-name="T32_19">open</text:span><text:span text:style-name="T32_20"><text:s/></text:span><text:span text:style-name="T32_21">to</text:span><text:span text:style-name="T32_22"><text:s/></text:span><text:span text:style-name="T32_23">the</text:span><text:span text:style-name="T32_24"><text:s/></text:span><text:span text:style-name="T32_25">third</text:span><text:span text:style-name="T32_26">-</text:span><text:span text:style-name="T32_27">person</text:span><text:span text:style-name="T32_28"><text:s/></text:span><text:span text:style-name="T32_29">perspective</text:span></text:p>
      <text:p text:style-name="P33"><text:span text:style-name="T33_1">of</text:span><text:span text:style-name="T33_2"><text:s/></text:span><text:span text:style-name="T33_3">the</text:span><text:span text:style-name="T33_4"><text:s/></text:span><text:span text:style-name="T33_5">ethologist</text:span><text:span text:style-name="T33_6"><text:s/></text:span><text:span text:style-name="T33_7">or</text:span><text:span text:style-name="T33_8"><text:s/></text:span><text:span text:style-name="T33_9">developmental</text:span><text:span text:style-name="T33_10"><text:s/></text:span><text:span text:style-name="T33_11">psychologist</text:span><text:span text:style-name="T33_12">.<text:s/></text:span><text:span text:style-name="T33_13">Moreover</text:span><text:span text:style-name="T33_14">,<text:s/></text:span><text:span text:style-name="T33_15">success</text:span><text:span text:style-name="T33_16"><text:s/></text:span><text:span text:style-name="T33_17">semantics</text:span></text:p>
      <text:p text:style-name="P34"><text:span text:style-name="T34_1">does</text:span><text:span text:style-name="T34_2"><text:s/></text:span><text:span text:style-name="T34_3">not</text:span><text:span text:style-name="T34_4"><text:s/></text:span><text:span text:style-name="T34_5">fall</text:span><text:span text:style-name="T34_6"><text:s/></text:span><text:span text:style-name="T34_7">foul</text:span><text:span text:style-name="T34_8"><text:s/></text:span><text:span text:style-name="T34_9">of</text:span><text:span text:style-name="T34_10"><text:s/></text:span><text:span text:style-name="T34_11">the</text:span><text:span text:style-name="T34_12"><text:s/></text:span><text:span text:style-name="T34_13">basic</text:span><text:span text:style-name="T34_14"><text:s/></text:span><text:span text:style-name="T34_15">difficulty</text:span><text:span text:style-name="T34_16"><text:s/></text:span><text:span text:style-name="T34_17">that</text:span><text:span text:style-name="T34_18"><text:s/></text:span><text:span text:style-name="T34_19">strikes</text:span><text:span text:style-name="T34_20"><text:s/></text:span><text:span text:style-name="T34_21">competing</text:span><text:span text:style-name="T34_22"><text:s/></text:span><text:span text:style-name="T34_23">theories</text:span><text:span text:style-name="T34_24"><text:s/></text:span><text:span text:style-name="T34_25">such</text:span><text:span text:style-name="T34_26"><text:s/></text:span><text:span text:style-name="T34_27">as</text:span></text:p>
      <text:p text:style-name="P35"><text:span text:style-name="T35_1">causal</text:span><text:span text:style-name="T35_2"><text:s/></text:span><text:span text:style-name="T35_3">covariance</text:span><text:span text:style-name="T35_4"><text:s/></text:span><text:span text:style-name="T35_5">semantics</text:span><text:span text:style-name="T35_6"><text:s/>(</text:span><text:span text:style-name="T35_7">Fodor</text:span><text:span text:style-name="T35_8"><text:s/>1987)<text:s/></text:span><text:span text:style-name="T35_9">and</text:span><text:span text:style-name="T35_10"><text:s/></text:span><text:span text:style-name="T35_11">teleosemantics</text:span><text:span text:style-name="T35_12"><text:s/>(</text:span><text:span text:style-name="T35_13">Dretske</text:span><text:span text:style-name="T35_14"><text:s/>1988,<text:s/></text:span><text:span text:style-name="T35_15">Millikan</text:span></text:p>
      <text:p text:style-name="P36"><text:span text:style-name="T36_1">1984).<text:s/></text:span><text:span text:style-name="T36_2">The</text:span><text:span text:style-name="T36_3"><text:s/></text:span><text:span text:style-name="T36_4">characteristic</text:span><text:span text:style-name="T36_5"><text:s/></text:span><text:span text:style-name="T36_6">of</text:span><text:span text:style-name="T36_7"><text:s/></text:span><text:span text:style-name="T36_8">these</text:span><text:span text:style-name="T36_9"><text:s/></text:span><text:span text:style-name="T36_10">theories</text:span><text:span text:style-name="T36_11"><text:s/></text:span><text:span text:style-name="T36_12">is</text:span><text:span text:style-name="T36_13"><text:s/></text:span><text:span text:style-name="T36_14">that</text:span><text:span text:style-name="T36_15"><text:s/></text:span><text:span text:style-name="T36_16">they</text:span><text:span text:style-name="T36_17"><text:s/></text:span><text:span text:style-name="T36_18">work</text:span><text:span text:style-name="T36_19"><text:s/></text:span><text:span text:style-name="T36_20">backward</text:span><text:span text:style-name="T36_21"><text:s/></text:span><text:span text:style-name="T36_22">from</text:span></text:p>
      <text:p text:style-name="P37"><text:span text:style-name="T37_1">vehicle</text:span><text:span text:style-name="T37_2"><text:s/></text:span><text:span text:style-name="T37_3">to</text:span><text:span text:style-name="T37_4"><text:s/></text:span><text:span text:style-name="T37_5">content</text:span><text:span text:style-name="T37_6">,<text:s/></text:span><text:span text:style-name="T37_7">characterizing</text:span><text:span text:style-name="T37_8"><text:s/></text:span><text:span text:style-name="T37_9">content</text:span><text:span text:style-name="T37_10"><text:s/></text:span><text:span text:style-name="T37_11">in</text:span><text:span text:style-name="T37_12"><text:s/></text:span><text:span text:style-name="T37_13">terms</text:span><text:span text:style-name="T37_14"><text:s/></text:span><text:span text:style-name="T37_15">of</text:span><text:span text:style-name="T37_16"><text:s/></text:span><text:span text:style-name="T37_17">a</text:span><text:span text:style-name="T37_18"><text:s/></text:span><text:span text:style-name="T37_19">relation</text:span><text:span text:style-name="T37_20"><text:s/></text:span><text:span text:style-name="T37_21">between</text:span><text:span text:style-name="T37_22"><text:s/></text:span><text:span text:style-name="T37_23">the</text:span><text:span text:style-name="T37_24"><text:s/></text:span><text:span text:style-name="T37_25">vehicle</text:span></text:p>
      <text:p text:style-name="P38"><text:span text:style-name="T38_1">and</text:span><text:span text:style-name="T38_2"><text:s/></text:span><text:span text:style-name="T38_3">features</text:span><text:span text:style-name="T38_4"><text:s/></text:span><text:span text:style-name="T38_5">of</text:span><text:span text:style-name="T38_6"><text:s/></text:span><text:span text:style-name="T38_7">the</text:span><text:span text:style-name="T38_8"><text:s/></text:span><text:span text:style-name="T38_9">distal</text:span><text:span text:style-name="T38_10"><text:s/></text:span><text:span text:style-name="T38_11">environment</text:span><text:span text:style-name="T38_12"><text:s/></text:span><text:span text:style-name="T38_13">in</text:span><text:span text:style-name="T38_14"><text:s/></text:span><text:span text:style-name="T38_15">a</text:span><text:span text:style-name="T38_16"><text:s/></text:span><text:span text:style-name="T38_17">way</text:span><text:span text:style-name="T38_18"><text:s/></text:span><text:span text:style-name="T38_19">that</text:span><text:span text:style-name="T38_20"><text:s/></text:span><text:span text:style-name="T38_21">requires</text:span><text:span text:style-name="T38_22"><text:s/></text:span><text:span text:style-name="T38_23">being</text:span><text:span text:style-name="T38_24"><text:s/></text:span><text:span text:style-name="T38_25">able</text:span><text:span text:style-name="T38_26"><text:s/></text:span><text:span text:style-name="T38_27">to</text:span><text:span text:style-name="T38_28"><text:s/></text:span><text:span text:style-name="T38_29">identify</text:span></text:p>
      <text:p text:style-name="P39"><text:span text:style-name="T39_1">the</text:span><text:span text:style-name="T39_2"><text:s/></text:span><text:span text:style-name="T39_3">vehicle</text:span><text:span text:style-name="T39_4"><text:s/></text:span><text:span text:style-name="T39_5">independently</text:span><text:span text:style-name="T39_6"><text:s/></text:span><text:span text:style-name="T39_7">of</text:span><text:span text:style-name="T39_8"><text:s/></text:span><text:span text:style-name="T39_9">identifying</text:span><text:span text:style-name="T39_10"><text:s/></text:span><text:span text:style-name="T39_11">the</text:span><text:span text:style-name="T39_12"><text:s/></text:span><text:span text:style-name="T39_13">content</text:span><text:span text:style-name="T39_14">.<text:s/></text:span><text:span text:style-name="T39_15">As</text:span><text:span text:style-name="T39_16"><text:s/></text:span><text:span text:style-name="T39_17">I</text:span><text:span text:style-name="T39_18"><text:s/></text:span><text:span text:style-name="T39_19">showed</text:span><text:span text:style-name="T39_20"><text:s/></text:span><text:span text:style-name="T39_21">in</text:span><text:span text:style-name="T39_22"><text:s/></text:span><text:span text:style-name="T39_23">chapter</text:span><text:span text:style-name="T39_24"><text:s/>2</text:span></text:p>
      <text:p text:style-name="P40"><text:span text:style-name="T40_1">(</text:span><text:span text:style-name="T40_2">section</text:span><text:span text:style-name="T40_3"><text:s/>2.3),<text:s/></text:span><text:span text:style-name="T40_4">such</text:span><text:span text:style-name="T40_5"><text:s/></text:span><text:span text:style-name="T40_6">theories</text:span><text:span text:style-name="T40_7"><text:s/></text:span><text:span text:style-name="T40_8">are</text:span><text:span text:style-name="T40_9"><text:s/></text:span><text:span text:style-name="T40_10">prone</text:span><text:span text:style-name="T40_11"><text:s/></text:span><text:span text:style-name="T40_12">to</text:span><text:span text:style-name="T40_13"><text:s/></text:span><text:span text:style-name="T40_14">serious</text:span><text:span text:style-name="T40_15"><text:s/></text:span><text:span text:style-name="T40_16">epistemological</text:span><text:span text:style-name="T40_17"><text:s/></text:span><text:span text:style-name="T40_18">difficulties</text:span><text:span text:style-name="T40_19">,<text:s/></text:span><text:span text:style-name="T40_20">because</text:span></text:p>
      <text:p text:style-name="P41"><text:span text:style-name="T41_1">we</text:span><text:span text:style-name="T41_2"><text:s/></text:span><text:span text:style-name="T41_3">cannot</text:span><text:span text:style-name="T41_4"><text:s/></text:span><text:span text:style-name="T41_5">identify</text:span><text:span text:style-name="T41_6"><text:s/></text:span><text:span text:style-name="T41_7">a</text:span><text:span text:style-name="T41_8"><text:s/></text:span><text:span text:style-name="T41_9">representational</text:span><text:span text:style-name="T41_10"><text:s/></text:span><text:span text:style-name="T41_11">vehicle</text:span><text:span text:style-name="T41_12"><text:s/></text:span><text:span text:style-name="T41_13">without</text:span><text:span text:style-name="T41_14"><text:s/></text:span><text:span text:style-name="T41_15">fixing</text:span><text:span text:style-name="T41_16"><text:s/></text:span><text:span text:style-name="T41_17">its</text:span><text:span text:style-name="T41_18"><text:s/></text:span><text:span text:style-name="T41_19">semantic</text:span></text:p>
      <text:p text:style-name="P42"><text:span text:style-name="T42_1">properties</text:span><text:span text:style-name="T42_2">.</text:span></text:p>
      <text:p text:style-name="P43"><text:span text:style-name="T43_1">A</text:span><text:span text:style-name="T43_2"><text:s/></text:span><text:span text:style-name="T43_3">second</text:span><text:span text:style-name="T43_4"><text:s/></text:span><text:span text:style-name="T43_5">advantage</text:span><text:span text:style-name="T43_6"><text:s/></text:span><text:span text:style-name="T43_7">of</text:span><text:span text:style-name="T43_8"><text:s/></text:span><text:span text:style-name="T43_9">success</text:span><text:span text:style-name="T43_10"><text:s/></text:span><text:span text:style-name="T43_11">semantics</text:span><text:span text:style-name="T43_12"><text:s/></text:span><text:span text:style-name="T43_13">is</text:span><text:span text:style-name="T43_14"><text:s/></text:span><text:span text:style-name="T43_15">that</text:span><text:span text:style-name="T43_16"><text:s/></text:span><text:span text:style-name="T43_17">it</text:span><text:span text:style-name="T43_18"><text:s/></text:span><text:span text:style-name="T43_19">provides</text:span><text:span text:style-name="T43_20"><text:s/></text:span><text:span text:style-name="T43_21">a</text:span><text:span text:style-name="T43_22"><text:s/></text:span><text:span text:style-name="T43_23">clear</text:span><text:span text:style-name="T43_24"><text:s/></text:span><text:span text:style-name="T43_25">way</text:span><text:span text:style-name="T43_26"><text:s/></text:span><text:span text:style-name="T43_27">of</text:span><text:span text:style-name="T43_28"><text:s/></text:span><text:span text:style-name="T43_29">capturing</text:span></text:p>
      <text:p text:style-name="P44"><text:span text:style-name="T44_1">how</text:span><text:span text:style-name="T44_2"><text:s/></text:span><text:span text:style-name="T44_3">an</text:span><text:span text:style-name="T44_4"><text:s/></text:span><text:span text:style-name="T44_5">adaptive</text:span><text:span text:style-name="T44_6"><text:s/></text:span><text:span text:style-name="T44_7">creature</text:span><text:span text:style-name="T44_8"><text:s/></text:span><text:span text:style-name="T44_9">is</text:span><text:span text:style-name="T44_10"><text:s/></text:span><text:span text:style-name="T44_11">in</text:span><text:span text:style-name="T44_12"><text:s/></text:span><text:span text:style-name="T44_13">tune</text:span><text:span text:style-name="T44_14"><text:s/></text:span><text:span text:style-name="T44_15">with</text:span><text:span text:style-name="T44_16"><text:s/></text:span><text:span text:style-name="T44_17">its</text:span><text:span text:style-name="T44_18"><text:s/></text:span><text:span text:style-name="T44_19">environment</text:span><text:span text:style-name="T44_20"><text:s/></text:span><text:span text:style-name="T44_21">without</text:span><text:span text:style-name="T44_22"><text:s/></text:span><text:span text:style-name="T44_23">making</text:span><text:span text:style-name="T44_24"><text:s/></text:span><text:span text:style-name="T44_25">implausible</text:span></text:p>
      <text:p text:style-name="P45"><text:span text:style-name="T45_1">claims</text:span><text:span text:style-name="T45_2"><text:s/></text:span><text:span text:style-name="T45_3">at</text:span><text:span text:style-name="T45_4"><text:s/></text:span><text:span text:style-name="T45_5">the</text:span><text:span text:style-name="T45_6"><text:s/></text:span><text:span text:style-name="T45_7">level</text:span><text:span text:style-name="T45_8"><text:s/></text:span><text:span text:style-name="T45_9">of</text:span><text:span text:style-name="T45_10"><text:s/></text:span><text:span text:style-name="T45_11">the</text:span><text:span text:style-name="T45_12"><text:s/></text:span><text:span text:style-name="T45_13">vehicle</text:span><text:span text:style-name="T45_14"><text:s/></text:span><text:span text:style-name="T45_15">of</text:span><text:span text:style-name="T45_16"><text:s/></text:span><text:span text:style-name="T45_17">representation</text:span><text:span text:style-name="T45_18">.<text:s/></text:span><text:span text:style-name="T45_19">According</text:span><text:span text:style-name="T45_20"><text:s/></text:span><text:span text:style-name="T45_21">to</text:span><text:span text:style-name="T45_22"><text:s/></text:span><text:span text:style-name="T45_23">the</text:span><text:span text:style-name="T45_24"><text:s/></text:span><text:span text:style-name="T45_25">vari</text:span></text:p>
      <text:p text:style-name="P46"/>
      <text:p text:style-name="P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